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40.65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66" fo:font-weight="bold" style:font-weight-asian="bold" style:font-weight-complex="bold"/>
    </style:style>
    <style:style style:name="ce2" style:family="table-cell" style:parent-style-name="Default">
      <style:text-properties fo:color="#007826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ip_calibration" table:style-name="ta1">
        <table:shapes>
          <draw:frame draw:z-index="0" draw:style-name="gr1" draw:text-style-name="P1" svg:width="379.33pt" svg:height="255.09pt" svg:x="541.11pt" svg:y="452.35pt">
            <loext:p draw:notify-on-update-of-ranges="mip_calibration.D1:mip_calibration.D1 mip_calibration.C2:mip_calibration.C321 mip_calibration.D2:mip_calibration.D3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stair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ean [MIP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nd2</text:p>
          </table:table-cell>
          <table:table-cell/>
          <table:table-cell office:value-type="string" calcext:value-type="string">
            <text:p>Round3 (with equerres)</text:p>
          </table:table-cell>
          <table:table-cell/>
          <table:table-cell office:value-type="string" calcext:value-type="string">
            <text:p>Round4 box finished</text:p>
          </table:table-cell>
          <table:table-cell/>
          <table:table-cell office:value-type="string" calcext:value-type="string">
            <text:p>Round5 long run</text:p>
          </table:table-cell>
          <table:table-cell table:number-columns-repeated="8"/>
          <table:table-cell office:value-type="string" calcext:value-type="string">
            <text:p>Corrections for gain (round1)</text:p>
          </table:table-cell>
          <table:table-cell/>
          <table:table-cell office:value-type="string" calcext:value-type="string">
            <text:p>Correction round4</text:p>
          </table:table-cell>
          <table:table-cell office:value-type="string" calcext:value-type="string">
            <text:p>Correction round5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72443386" calcext:value-type="float">
            <text:p>1.72443386</text:p>
          </table:table-cell>
          <table:table-cell office:value-type="float" office:value="72" calcext:value-type="float">
            <text:p>72</text:p>
          </table:table-cell>
          <table:table-cell office:value-type="float" office:value="0.97360242" calcext:value-type="float">
            <text:p>0.97360242</text:p>
          </table:table-cell>
          <table:table-cell office:value-type="float" office:value="58" calcext:value-type="float">
            <text:p>58</text:p>
          </table:table-cell>
          <table:table-cell office:value-type="float" office:value="0.770520749114" calcext:value-type="float">
            <text:p>0.7705207491</text:p>
          </table:table-cell>
          <table:table-cell office:value-type="float" office:value="72" calcext:value-type="float">
            <text:p>72</text:p>
          </table:table-cell>
          <table:table-cell office:value-type="float" office:value="0.844100540961" calcext:value-type="float">
            <text:p>0.844100541</text:p>
          </table:table-cell>
          <table:table-cell office:value-type="float" office:value="78" calcext:value-type="float">
            <text:p>78</text:p>
          </table:table-cell>
          <table:table-cell office:value-type="float" office:value="1.21541664964" calcext:value-type="float">
            <text:p>1.2154166496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2"/>
          <table:table-cell office:value-type="string" calcext:value-type="string">
            <text:p>Average correction factor:</text:p>
          </table:table-cell>
          <table:table-cell/>
          <table:table-cell table:formula="of:=[.C2]/[.$R$3]" office:value-type="float" office:value="0.769836544642857" calcext:value-type="float">
            <text:p>0.7698365446</text:p>
          </table:table-cell>
          <table:table-cell/>
          <table:table-cell table:formula="of:=[.G2]*[.I2]" office:value-type="float" office:value="0.650396981148802" calcext:value-type="float">
            <text:p>0.6503969811</text:p>
          </table:table-cell>
          <table:table-cell table:formula="of:=([.K2]*[.V2])/[.$Q$29]" office:value-type="float" office:value="0.699560459968007" calcext:value-type="float">
            <text:p>0.6995604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38693055" calcext:value-type="float">
            <text:p>3.38693055</text:p>
          </table:table-cell>
          <table:table-cell office:value-type="float" office:value="91" calcext:value-type="float">
            <text:p>91</text:p>
          </table:table-cell>
          <table:table-cell office:value-type="float" office:value="1.07784487" calcext:value-type="float">
            <text:p>1.07784487</text:p>
          </table:table-cell>
          <table:table-cell office:value-type="float" office:value="59" calcext:value-type="float">
            <text:p>59</text:p>
          </table:table-cell>
          <table:table-cell office:value-type="float" office:value="1.34131360045" calcext:value-type="float">
            <text:p>1.3413136005</text:p>
          </table:table-cell>
          <table:table-cell office:value-type="float" office:value="87" calcext:value-type="float">
            <text:p>87</text:p>
          </table:table-cell>
          <table:table-cell office:value-type="float" office:value="0.955398506198" calcext:value-type="float">
            <text:p>0.9553985062</text:p>
          </table:table-cell>
          <table:table-cell office:value-type="float" office:value="77" calcext:value-type="float">
            <text:p>77</text:p>
          </table:table-cell>
          <table:table-cell office:value-type="float" office:value="1.29641763416" calcext:value-type="float">
            <text:p>1.2964176342</text:p>
          </table:table-cell>
          <table:table-cell office:value-type="float" office:value="1315" calcext:value-type="float">
            <text:p>1315</text:p>
          </table:table-cell>
          <table:table-cell/>
          <table:table-cell table:formula="of:=AVERAGE([.C2:.C321])" office:value-type="float" office:value="2.2426493043125" calcext:value-type="float">
            <text:p>2.2426493043</text:p>
          </table:table-cell>
          <table:table-cell table:formula="of:=STDEV([.C2:.C321])" office:value-type="float" office:value="0.676400100469634" calcext:value-type="float">
            <text:p>0.6764001005</text:p>
          </table:table-cell>
          <table:table-cell table:number-columns-repeated="2"/>
          <table:table-cell table:formula="of:=FLOOR([.N3];0.01)" office:value-type="float" office:value="2.24" calcext:value-type="float">
            <text:p>2.24</text:p>
          </table:table-cell>
          <table:table-cell/>
          <table:table-cell table:formula="of:=[.C3]/[.$R$3]" office:value-type="float" office:value="1.51202256696429" calcext:value-type="float">
            <text:p>1.512022567</text:p>
          </table:table-cell>
          <table:table-cell/>
          <table:table-cell table:formula="of:=[.G3]*[.I3]" office:value-type="float" office:value="1.28148901021299" calcext:value-type="float">
            <text:p>1.2814890102</text:p>
          </table:table-cell>
          <table:table-cell table:formula="of:=([.K3]*[.V3])/[.$Q$29]" office:value-type="float" office:value="1.47021677063926" calcext:value-type="float">
            <text:p>1.470216770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0637568" calcext:value-type="float">
            <text:p>2.0637568</text:p>
          </table:table-cell>
          <table:table-cell office:value-type="float" office:value="64" calcext:value-type="float">
            <text:p>64</text:p>
          </table:table-cell>
          <table:table-cell office:value-type="float" office:value="1.10576207" calcext:value-type="float">
            <text:p>1.10576207</text:p>
          </table:table-cell>
          <table:table-cell office:value-type="float" office:value="59" calcext:value-type="float">
            <text:p>59</text:p>
          </table:table-cell>
          <table:table-cell office:value-type="float" office:value="0.995436149069" calcext:value-type="float">
            <text:p>0.9954361491</text:p>
          </table:table-cell>
          <table:table-cell office:value-type="float" office:value="67" calcext:value-type="float">
            <text:p>67</text:p>
          </table:table-cell>
          <table:table-cell office:value-type="float" office:value="0.944490416121" calcext:value-type="float">
            <text:p>0.9444904161</text:p>
          </table:table-cell>
          <table:table-cell office:value-type="float" office:value="73" calcext:value-type="float">
            <text:p>73</text:p>
          </table:table-cell>
          <table:table-cell office:value-type="float" office:value="1.20878905801" calcext:value-type="float">
            <text:p>1.208789058</text:p>
          </table:table-cell>
          <table:table-cell office:value-type="float" office:value="1118" calcext:value-type="float">
            <text:p>1118</text:p>
          </table:table-cell>
          <table:table-cell table:number-columns-repeated="5"/>
          <table:table-cell office:value-type="string" calcext:value-type="string">
            <text:p>ADCtoMIP is 164</text:p>
          </table:table-cell>
          <table:table-cell/>
          <table:table-cell table:formula="of:=[.C4]/[.$R$3]" office:value-type="float" office:value="0.92132" calcext:value-type="float">
            <text:p>0.92132</text:p>
          </table:table-cell>
          <table:table-cell/>
          <table:table-cell table:formula="of:=[.G4]*[.I4]" office:value-type="float" office:value="0.940179902656065" calcext:value-type="float">
            <text:p>0.9401799027</text:p>
          </table:table-cell>
          <table:table-cell table:formula="of:=([.K4]*[.V4])/[.$Q$29]" office:value-type="float" office:value="1.0057337866297" calcext:value-type="float">
            <text:p>1.005733786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68085714" calcext:value-type="float">
            <text:p>2.68085714</text:p>
          </table:table-cell>
          <table:table-cell office:value-type="float" office:value="75" calcext:value-type="float">
            <text:p>75</text:p>
          </table:table-cell>
          <table:table-cell office:value-type="float" office:value="1.00475362" calcext:value-type="float">
            <text:p>1.00475362</text:p>
          </table:table-cell>
          <table:table-cell office:value-type="float" office:value="60" calcext:value-type="float">
            <text:p>60</text:p>
          </table:table-cell>
          <table:table-cell office:value-type="float" office:value="1.35518883338" calcext:value-type="float">
            <text:p>1.3551888334</text:p>
          </table:table-cell>
          <table:table-cell office:value-type="float" office:value="88" calcext:value-type="float">
            <text:p>88</text:p>
          </table:table-cell>
          <table:table-cell office:value-type="float" office:value="0.73684232855" calcext:value-type="float">
            <text:p>0.7368423286</text:p>
          </table:table-cell>
          <table:table-cell office:value-type="float" office:value="50" calcext:value-type="float">
            <text:p>50</text:p>
          </table:table-cell>
          <table:table-cell office:value-type="float" office:value="1.3356421676" calcext:value-type="float">
            <text:p>1.3356421676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For only the channels close to the lead plates</text:p>
          </table:table-cell>
          <table:table-cell table:number-columns-repeated="5"/>
          <table:table-cell table:formula="of:=[.C5]/[.$R$3]" office:value-type="float" office:value="1.19681122321429" calcext:value-type="float">
            <text:p>1.1968112232</text:p>
          </table:table-cell>
          <table:table-cell/>
          <table:table-cell table:formula="of:=[.G5]*[.I5]" office:value-type="float" office:value="0.998560495612677" calcext:value-type="float">
            <text:p>0.9985604956</text:p>
          </table:table-cell>
          <table:table-cell table:formula="of:=([.K5]*[.V5])/[.$Q$29]" office:value-type="float" office:value="1.18028274764588" calcext:value-type="float">
            <text:p>1.180282747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67079382" calcext:value-type="float">
            <text:p>2.67079382</text:p>
          </table:table-cell>
          <table:table-cell office:value-type="float" office:value="81" calcext:value-type="float">
            <text:p>81</text:p>
          </table:table-cell>
          <table:table-cell office:value-type="float" office:value="1.20967082" calcext:value-type="float">
            <text:p>1.20967082</text:p>
          </table:table-cell>
          <table:table-cell office:value-type="float" office:value="70" calcext:value-type="float">
            <text:p>70</text:p>
          </table:table-cell>
          <table:table-cell office:value-type="float" office:value="1.1729760488" calcext:value-type="float">
            <text:p>1.1729760488</text:p>
          </table:table-cell>
          <table:table-cell office:value-type="float" office:value="94" calcext:value-type="float">
            <text:p>94</text:p>
          </table:table-cell>
          <table:table-cell office:value-type="float" office:value="0.988098697862" calcext:value-type="float">
            <text:p>0.9880986979</text:p>
          </table:table-cell>
          <table:table-cell office:value-type="float" office:value="85" calcext:value-type="float">
            <text:p>85</text:p>
          </table:table-cell>
          <table:table-cell office:value-type="float" office:value="1.21144083999" calcext:value-type="float">
            <text:p>1.21144084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6]/[.$R$3]" office:value-type="float" office:value="1.19231866964286" calcext:value-type="float">
            <text:p>1.1923186696</text:p>
          </table:table-cell>
          <table:table-cell/>
          <table:table-cell table:formula="of:=[.G6]*[.I6]" office:value-type="float" office:value="1.15901610644259" calcext:value-type="float">
            <text:p>1.1590161064</text:p>
          </table:table-cell>
          <table:table-cell table:formula="of:=([.K6]*[.V6])/[.$Q$29]" office:value-type="float" office:value="1.24254818190332" calcext:value-type="float">
            <text:p>1.2425481819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81136443" calcext:value-type="float">
            <text:p>1.81136443</text:p>
          </table:table-cell>
          <table:table-cell office:value-type="float" office:value="70" calcext:value-type="float">
            <text:p>70</text:p>
          </table:table-cell>
          <table:table-cell office:value-type="float" office:value="0.90483484" calcext:value-type="float">
            <text:p>0.90483484</text:p>
          </table:table-cell>
          <table:table-cell office:value-type="float" office:value="63" calcext:value-type="float">
            <text:p>63</text:p>
          </table:table-cell>
          <table:table-cell office:value-type="float" office:value="0.950602110488" calcext:value-type="float">
            <text:p>0.9506021105</text:p>
          </table:table-cell>
          <table:table-cell office:value-type="float" office:value="76" calcext:value-type="float">
            <text:p>76</text:p>
          </table:table-cell>
          <table:table-cell office:value-type="float" office:value="0.638271335836" calcext:value-type="float">
            <text:p>0.6382713358</text:p>
          </table:table-cell>
          <table:table-cell office:value-type="float" office:value="63" calcext:value-type="float">
            <text:p>63</text:p>
          </table:table-cell>
          <table:table-cell office:value-type="float" office:value="1.13909321866" calcext:value-type="float">
            <text:p>1.1390932187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AVERAGE([.C109:.C118];[.C141:.C150];[.C173:.C182];[.C205:.C214];[.C237:.C246])" office:value-type="float" office:value="2.3776117678" calcext:value-type="float">
            <text:p>2.3776117678</text:p>
          </table:table-cell>
          <table:table-cell table:formula="of:=STDEV([.C109:.C118];[.C141:.C150];[.C173:.C182];[.C205:.C214];[.C237:.C246])" office:value-type="float" office:value="0.760587021572256" calcext:value-type="float">
            <text:p>0.7605870216</text:p>
          </table:table-cell>
          <table:table-cell table:number-columns-repeated="4"/>
          <table:table-cell table:formula="of:=[.C7]/[.$R$3]" office:value-type="float" office:value="0.808644834821429" calcext:value-type="float">
            <text:p>0.8086448348</text:p>
          </table:table-cell>
          <table:table-cell/>
          <table:table-cell table:formula="of:=[.G7]*[.I7]" office:value-type="float" office:value="0.606742078909697" calcext:value-type="float">
            <text:p>0.6067420789</text:p>
          </table:table-cell>
          <table:table-cell table:formula="of:=([.K7]*[.V7])/[.$Q$29]" office:value-type="float" office:value="0.611624590762572" calcext:value-type="float">
            <text:p>0.6116245908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46604146" calcext:value-type="float">
            <text:p>2.46604146</text:p>
          </table:table-cell>
          <table:table-cell office:value-type="float" office:value="84" calcext:value-type="float">
            <text:p>84</text:p>
          </table:table-cell>
          <table:table-cell office:value-type="float" office:value="1.07017326" calcext:value-type="float">
            <text:p>1.07017326</text:p>
          </table:table-cell>
          <table:table-cell office:value-type="float" office:value="68" calcext:value-type="float">
            <text:p>68</text:p>
          </table:table-cell>
          <table:table-cell office:value-type="float" office:value="1.24412197227" calcext:value-type="float">
            <text:p>1.2441219723</text:p>
          </table:table-cell>
          <table:table-cell office:value-type="float" office:value="81" calcext:value-type="float">
            <text:p>81</text:p>
          </table:table-cell>
          <table:table-cell office:value-type="float" office:value="0.675087748961" calcext:value-type="float">
            <text:p>0.675087749</text:p>
          </table:table-cell>
          <table:table-cell office:value-type="float" office:value="76" calcext:value-type="float">
            <text:p>76</text:p>
          </table:table-cell>
          <table:table-cell office:value-type="float" office:value="1.43728627553" calcext:value-type="float">
            <text:p>1.4372862755</text:p>
          </table:table-cell>
          <table:table-cell office:value-type="float" office:value="1435" calcext:value-type="float">
            <text:p>1435</text:p>
          </table:table-cell>
          <table:table-cell table:number-columns-repeated="7"/>
          <table:table-cell table:formula="of:=[.C8]/[.$R$3]" office:value-type="float" office:value="1.10091136607143" calcext:value-type="float">
            <text:p>1.1009113661</text:p>
          </table:table-cell>
          <table:table-cell/>
          <table:table-cell table:formula="of:=[.G8]*[.I8]" office:value-type="float" office:value="0.839891501692674" calcext:value-type="float">
            <text:p>0.8398915017</text:p>
          </table:table-cell>
          <table:table-cell table:formula="of:=([.K8]*[.V8])/[.$Q$29]" office:value-type="float" office:value="1.06828719320103" calcext:value-type="float">
            <text:p>1.0682871932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63839136" calcext:value-type="float">
            <text:p>2.63839136</text:p>
          </table:table-cell>
          <table:table-cell office:value-type="float" office:value="68" calcext:value-type="float">
            <text:p>68</text:p>
          </table:table-cell>
          <table:table-cell office:value-type="float" office:value="1.04851166" calcext:value-type="float">
            <text:p>1.04851166</text:p>
          </table:table-cell>
          <table:table-cell office:value-type="float" office:value="65" calcext:value-type="float">
            <text:p>65</text:p>
          </table:table-cell>
          <table:table-cell office:value-type="float" office:value="1.38233409358" calcext:value-type="float">
            <text:p>1.3823340936</text:p>
          </table:table-cell>
          <table:table-cell office:value-type="float" office:value="91" calcext:value-type="float">
            <text:p>91</text:p>
          </table:table-cell>
          <table:table-cell office:value-type="float" office:value="0.875814924445" calcext:value-type="float">
            <text:p>0.8758149244</text:p>
          </table:table-cell>
          <table:table-cell office:value-type="float" office:value="62" calcext:value-type="float">
            <text:p>62</text:p>
          </table:table-cell>
          <table:table-cell office:value-type="float" office:value="1.13195915658" calcext:value-type="float">
            <text:p>1.131959156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Round2</text:p>
          </table:table-cell>
          <table:table-cell table:number-columns-repeated="5"/>
          <table:table-cell table:formula="of:=[.C9]/[.$R$3]" office:value-type="float" office:value="1.17785328571429" calcext:value-type="float">
            <text:p>1.1778532857</text:p>
          </table:table-cell>
          <table:table-cell/>
          <table:table-cell table:formula="of:=[.G9]*[.I9]" office:value-type="float" office:value="1.21066882972652" calcext:value-type="float">
            <text:p>1.2106688297</text:p>
          </table:table-cell>
          <table:table-cell table:formula="of:=([.K9]*[.V9])/[.$Q$29]" office:value-type="float" office:value="1.21276784725214" calcext:value-type="float">
            <text:p>1.212767847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7389116" calcext:value-type="float">
            <text:p>1.87389116</text:p>
          </table:table-cell>
          <table:table-cell office:value-type="float" office:value="70" calcext:value-type="float">
            <text:p>70</text:p>
          </table:table-cell>
          <table:table-cell office:value-type="float" office:value="0.8649311" calcext:value-type="float">
            <text:p>0.8649311</text:p>
          </table:table-cell>
          <table:table-cell office:value-type="float" office:value="63" calcext:value-type="float">
            <text:p>63</text:p>
          </table:table-cell>
          <table:table-cell office:value-type="float" office:value="0.974461264591" calcext:value-type="float">
            <text:p>0.9744612646</text:p>
          </table:table-cell>
          <table:table-cell office:value-type="float" office:value="87" calcext:value-type="float">
            <text:p>87</text:p>
          </table:table-cell>
          <table:table-cell office:value-type="float" office:value="0.69642403004" calcext:value-type="float">
            <text:p>0.69642403</text:p>
          </table:table-cell>
          <table:table-cell office:value-type="float" office:value="71" calcext:value-type="float">
            <text:p>71</text:p>
          </table:table-cell>
          <table:table-cell office:value-type="float" office:value="1.14477010769" calcext:value-type="float">
            <text:p>1.1447701077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10]/[.$R$3]" office:value-type="float" office:value="0.836558553571428" calcext:value-type="float">
            <text:p>0.8365585536</text:p>
          </table:table-cell>
          <table:table-cell/>
          <table:table-cell table:formula="of:=[.G10]*[.I10]" office:value-type="float" office:value="0.678638241004339" calcext:value-type="float">
            <text:p>0.678638241</text:p>
          </table:table-cell>
          <table:table-cell table:formula="of:=([.K10]*[.V10])/[.$Q$29]" office:value-type="float" office:value="0.687508647997424" calcext:value-type="float">
            <text:p>0.687508648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.47477314" calcext:value-type="float">
            <text:p>2.47477314</text:p>
          </table:table-cell>
          <table:table-cell office:value-type="float" office:value="92" calcext:value-type="float">
            <text:p>92</text:p>
          </table:table-cell>
          <table:table-cell office:value-type="float" office:value="0.99955633" calcext:value-type="float">
            <text:p>0.99955633</text:p>
          </table:table-cell>
          <table:table-cell office:value-type="float" office:value="73" calcext:value-type="float">
            <text:p>73</text:p>
          </table:table-cell>
          <table:table-cell office:value-type="float" office:value="1.19939835022" calcext:value-type="float">
            <text:p>1.1993983502</text:p>
          </table:table-cell>
          <table:table-cell office:value-type="float" office:value="108" calcext:value-type="float">
            <text:p>108</text:p>
          </table:table-cell>
          <table:table-cell office:value-type="float" office:value="0.848601235868" calcext:value-type="float">
            <text:p>0.8486012359</text:p>
          </table:table-cell>
          <table:table-cell office:value-type="float" office:value="82" calcext:value-type="float">
            <text:p>82</text:p>
          </table:table-cell>
          <table:table-cell office:value-type="float" office:value="1.1241855671" calcext:value-type="float">
            <text:p>1.1241855671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AVERAGE([.E2:.E321])" office:value-type="float" office:value="1.01517291065625" calcext:value-type="float">
            <text:p>1.0151729107</text:p>
          </table:table-cell>
          <table:table-cell table:formula="of:=STDEV([.E2:.E321])" office:value-type="float" office:value="0.171961886280343" calcext:value-type="float">
            <text:p>0.1719618863</text:p>
          </table:table-cell>
          <table:table-cell table:number-columns-repeated="4"/>
          <table:table-cell table:formula="of:=[.C11]/[.$R$3]" office:value-type="float" office:value="1.1048094375" calcext:value-type="float">
            <text:p>1.1048094375</text:p>
          </table:table-cell>
          <table:table-cell/>
          <table:table-cell table:formula="of:=[.G11]*[.I11]" office:value-type="float" office:value="1.01781092229473" calcext:value-type="float">
            <text:p>1.0178109223</text:p>
          </table:table-cell>
          <table:table-cell table:formula="of:=([.K11]*[.V11])/[.$Q$29]" office:value-type="float" office:value="1.01257376007122" calcext:value-type="float">
            <text:p>1.0125737601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69692366" calcext:value-type="float">
            <text:p>2.69692366</text:p>
          </table:table-cell>
          <table:table-cell office:value-type="float" office:value="72" calcext:value-type="float">
            <text:p>72</text:p>
          </table:table-cell>
          <table:table-cell office:value-type="float" office:value="1.21719021" calcext:value-type="float">
            <text:p>1.21719021</text:p>
          </table:table-cell>
          <table:table-cell office:value-type="float" office:value="68" calcext:value-type="float">
            <text:p>68</text:p>
          </table:table-cell>
          <table:table-cell office:value-type="float" office:value="1.07642542193" calcext:value-type="float">
            <text:p>1.0764254219</text:p>
          </table:table-cell>
          <table:table-cell office:value-type="float" office:value="101" calcext:value-type="float">
            <text:p>101</text:p>
          </table:table-cell>
          <table:table-cell office:value-type="float" office:value="0.770906048313" calcext:value-type="float">
            <text:p>0.7709060483</text:p>
          </table:table-cell>
          <table:table-cell office:value-type="float" office:value="81" calcext:value-type="float">
            <text:p>81</text:p>
          </table:table-cell>
          <table:table-cell office:value-type="float" office:value="1.42527201654" calcext:value-type="float">
            <text:p>1.4252720165</text:p>
          </table:table-cell>
          <table:table-cell office:value-type="float" office:value="1457" calcext:value-type="float">
            <text:p>1457</text:p>
          </table:table-cell>
          <table:table-cell table:number-columns-repeated="7"/>
          <table:table-cell table:formula="of:=[.C12]/[.$R$3]" office:value-type="float" office:value="1.20398377678571" calcext:value-type="float">
            <text:p>1.2039837768</text:p>
          </table:table-cell>
          <table:table-cell/>
          <table:table-cell table:formula="of:=[.G12]*[.I12]" office:value-type="float" office:value="0.82982286832371" calcext:value-type="float">
            <text:p>0.8298228683</text:p>
          </table:table-cell>
          <table:table-cell table:formula="of:=([.K12]*[.V12])/[.$Q$29]" office:value-type="float" office:value="1.04665779903251" calcext:value-type="float">
            <text:p>1.046657799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68411845" calcext:value-type="float">
            <text:p>2.68411845</text:p>
          </table:table-cell>
          <table:table-cell office:value-type="float" office:value="85" calcext:value-type="float">
            <text:p>85</text:p>
          </table:table-cell>
          <table:table-cell office:value-type="float" office:value="1.10002866" calcext:value-type="float">
            <text:p>1.10002866</text:p>
          </table:table-cell>
          <table:table-cell office:value-type="float" office:value="73" calcext:value-type="float">
            <text:p>73</text:p>
          </table:table-cell>
          <table:table-cell office:value-type="float" office:value="1.14609612185" calcext:value-type="float">
            <text:p>1.1460961219</text:p>
          </table:table-cell>
          <table:table-cell office:value-type="float" office:value="112" calcext:value-type="float">
            <text:p>112</text:p>
          </table:table-cell>
          <table:table-cell office:value-type="float" office:value="0.929646320584" calcext:value-type="float">
            <text:p>0.9296463206</text:p>
          </table:table-cell>
          <table:table-cell office:value-type="float" office:value="80" calcext:value-type="float">
            <text:p>80</text:p>
          </table:table-cell>
          <table:table-cell office:value-type="float" office:value="1.21259710163" calcext:value-type="float">
            <text:p>1.2125971016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Round3</text:p>
          </table:table-cell>
          <table:table-cell table:number-columns-repeated="5"/>
          <table:table-cell table:formula="of:=[.C13]/[.$R$3]" office:value-type="float" office:value="1.19826716517857" calcext:value-type="float">
            <text:p>1.1982671652</text:p>
          </table:table-cell>
          <table:table-cell/>
          <table:table-cell table:formula="of:=[.G13]*[.I13]" office:value-type="float" office:value="1.06546404271344" calcext:value-type="float">
            <text:p>1.0654640427</text:p>
          </table:table-cell>
          <table:table-cell table:formula="of:=([.K13]*[.V13])/[.$Q$29]" office:value-type="float" office:value="1.14334390273036" calcext:value-type="float">
            <text:p>1.1433439027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58098599" calcext:value-type="float">
            <text:p>2.58098599</text:p>
          </table:table-cell>
          <table:table-cell office:value-type="float" office:value="68" calcext:value-type="float">
            <text:p>68</text:p>
          </table:table-cell>
          <table:table-cell office:value-type="float" office:value="1.27512123" calcext:value-type="float">
            <text:p>1.27512123</text:p>
          </table:table-cell>
          <table:table-cell office:value-type="float" office:value="68" calcext:value-type="float">
            <text:p>68</text:p>
          </table:table-cell>
          <table:table-cell office:value-type="float" office:value="1.19542883853" calcext:value-type="float">
            <text:p>1.1954288385</text:p>
          </table:table-cell>
          <table:table-cell office:value-type="float" office:value="80" calcext:value-type="float">
            <text:p>80</text:p>
          </table:table-cell>
          <table:table-cell office:value-type="float" office:value="0.937988101123" calcext:value-type="float">
            <text:p>0.9379881011</text:p>
          </table:table-cell>
          <table:table-cell office:value-type="float" office:value="71" calcext:value-type="float">
            <text:p>71</text:p>
          </table:table-cell>
          <table:table-cell office:value-type="float" office:value="1.3020431531" calcext:value-type="float">
            <text:p>1.3020431531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14]/[.$R$3]" office:value-type="float" office:value="1.15222588839286" calcext:value-type="float">
            <text:p>1.1522258884</text:p>
          </table:table-cell>
          <table:table-cell/>
          <table:table-cell table:formula="of:=[.G14]*[.I14]" office:value-type="float" office:value="1.12129802628043" calcext:value-type="float">
            <text:p>1.1212980263</text:p>
          </table:table-cell>
          <table:table-cell table:formula="of:=([.K14]*[.V14])/[.$Q$29]" office:value-type="float" office:value="1.29201629885219" calcext:value-type="float">
            <text:p>1.2920162989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89062451" calcext:value-type="float">
            <text:p>2.89062451</text:p>
          </table:table-cell>
          <table:table-cell office:value-type="float" office:value="71" calcext:value-type="float">
            <text:p>71</text:p>
          </table:table-cell>
          <table:table-cell office:value-type="float" office:value="0.96995181" calcext:value-type="float">
            <text:p>0.96995181</text:p>
          </table:table-cell>
          <table:table-cell office:value-type="float" office:value="67" calcext:value-type="float">
            <text:p>67</text:p>
          </table:table-cell>
          <table:table-cell office:value-type="float" office:value="1.3926897692" calcext:value-type="float">
            <text:p>1.3926897692</text:p>
          </table:table-cell>
          <table:table-cell office:value-type="float" office:value="87" calcext:value-type="float">
            <text:p>87</text:p>
          </table:table-cell>
          <table:table-cell office:value-type="float" office:value="0.72645187652" calcext:value-type="float">
            <text:p>0.7264518765</text:p>
          </table:table-cell>
          <table:table-cell office:value-type="float" office:value="81" calcext:value-type="float">
            <text:p>81</text:p>
          </table:table-cell>
          <table:table-cell office:value-type="float" office:value="1.3988797095" calcext:value-type="float">
            <text:p>1.3988797095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AVERAGE([.G$2:.G$321])" office:value-type="float" office:value="0.988351231101911" calcext:value-type="float">
            <text:p>0.9883512311</text:p>
          </table:table-cell>
          <table:table-cell table:formula="of:=STDEV([.G$2:.G$321])" office:value-type="float" office:value="0.277972164907317" calcext:value-type="float">
            <text:p>0.2779721649</text:p>
          </table:table-cell>
          <table:table-cell table:number-columns-repeated="4"/>
          <table:table-cell table:formula="of:=[.C15]/[.$R$3]" office:value-type="float" office:value="1.29045737053571" calcext:value-type="float">
            <text:p>1.2904573705</text:p>
          </table:table-cell>
          <table:table-cell/>
          <table:table-cell table:formula="of:=[.G15]*[.I15]" office:value-type="float" office:value="1.01172209624555" calcext:value-type="float">
            <text:p>1.0117220962</text:p>
          </table:table-cell>
          <table:table-cell table:formula="of:=([.K15]*[.V15])/[.$Q$29]" office:value-type="float" office:value="1.2524579753015" calcext:value-type="float">
            <text:p>1.252457975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81041136" calcext:value-type="float">
            <text:p>2.81041136</text:p>
          </table:table-cell>
          <table:table-cell office:value-type="float" office:value="85" calcext:value-type="float">
            <text:p>85</text:p>
          </table:table-cell>
          <table:table-cell office:value-type="float" office:value="0.99555759" calcext:value-type="float">
            <text:p>0.99555759</text:p>
          </table:table-cell>
          <table:table-cell office:value-type="float" office:value="68" calcext:value-type="float">
            <text:p>68</text:p>
          </table:table-cell>
          <table:table-cell office:value-type="float" office:value="1.20988362646" calcext:value-type="float">
            <text:p>1.2098836265</text:p>
          </table:table-cell>
          <table:table-cell office:value-type="float" office:value="105" calcext:value-type="float">
            <text:p>105</text:p>
          </table:table-cell>
          <table:table-cell office:value-type="float" office:value="0.849101613941" calcext:value-type="float">
            <text:p>0.8491016139</text:p>
          </table:table-cell>
          <table:table-cell office:value-type="float" office:value="100" calcext:value-type="float">
            <text:p>100</text:p>
          </table:table-cell>
          <table:table-cell office:value-type="float" office:value="1.33326648646" calcext:value-type="float">
            <text:p>1.3332664865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string" calcext:value-type="string">
            <text:p>For only the channels close to the lead plates</text:p>
          </table:table-cell>
          <table:table-cell table:number-columns-repeated="5"/>
          <table:table-cell table:formula="of:=[.C16]/[.$R$3]" office:value-type="float" office:value="1.25464792857143" calcext:value-type="float">
            <text:p>1.2546479286</text:p>
          </table:table-cell>
          <table:table-cell/>
          <table:table-cell table:formula="of:=[.G16]*[.I16]" office:value-type="float" office:value="1.02731413990798" calcext:value-type="float">
            <text:p>1.0273141399</text:p>
          </table:table-cell>
          <table:table-cell table:formula="of:=([.K16]*[.V16])/[.$Q$29]" office:value-type="float" office:value="1.21210930425291" calcext:value-type="float">
            <text:p>1.212109304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8082156" calcext:value-type="float">
            <text:p>1.88082156</text:p>
          </table:table-cell>
          <table:table-cell office:value-type="float" office:value="65" calcext:value-type="float">
            <text:p>65</text:p>
          </table:table-cell>
          <table:table-cell office:value-type="float" office:value="0.86201548" calcext:value-type="float">
            <text:p>0.86201548</text:p>
          </table:table-cell>
          <table:table-cell office:value-type="float" office:value="57" calcext:value-type="float">
            <text:p>57</text:p>
          </table:table-cell>
          <table:table-cell office:value-type="float" office:value="0.994076862647" calcext:value-type="float">
            <text:p>0.9940768626</text:p>
          </table:table-cell>
          <table:table-cell office:value-type="float" office:value="106" calcext:value-type="float">
            <text:p>106</text:p>
          </table:table-cell>
          <table:table-cell office:value-type="float" office:value="0.669461992243" calcext:value-type="float">
            <text:p>0.6694619922</text:p>
          </table:table-cell>
          <table:table-cell office:value-type="float" office:value="59" calcext:value-type="float">
            <text:p>59</text:p>
          </table:table-cell>
          <table:table-cell office:value-type="float" office:value="1.11674348539" calcext:value-type="float">
            <text:p>1.1167434854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17]/[.$R$3]" office:value-type="float" office:value="0.839652482142857" calcext:value-type="float">
            <text:p>0.8396524821</text:p>
          </table:table-cell>
          <table:table-cell/>
          <table:table-cell table:formula="of:=[.G17]*[.I17]" office:value-type="float" office:value="0.665496676910332" calcext:value-type="float">
            <text:p>0.6654966769</text:p>
          </table:table-cell>
          <table:table-cell table:formula="of:=([.K17]*[.V17])/[.$Q$29]" office:value-type="float" office:value="0.657689449989652" calcext:value-type="float">
            <text:p>0.65768945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4475941" calcext:value-type="float">
            <text:p>1.4475941</text:p>
          </table:table-cell>
          <table:table-cell office:value-type="float" office:value="96" calcext:value-type="float">
            <text:p>96</text:p>
          </table:table-cell>
          <table:table-cell office:value-type="float" office:value="0.9435289" calcext:value-type="float">
            <text:p>0.9435289</text:p>
          </table:table-cell>
          <table:table-cell office:value-type="float" office:value="94" calcext:value-type="float">
            <text:p>94</text:p>
          </table:table-cell>
          <table:table-cell office:value-type="float" office:value="0.820793179014" calcext:value-type="float">
            <text:p>0.820793179</text:p>
          </table:table-cell>
          <table:table-cell office:value-type="float" office:value="69" calcext:value-type="float">
            <text:p>69</text:p>
          </table:table-cell>
          <table:table-cell office:value-type="float" office:value="0.61845252041" calcext:value-type="float">
            <text:p>0.6184525204</text:p>
          </table:table-cell>
          <table:table-cell office:value-type="float" office:value="73" calcext:value-type="float">
            <text:p>73</text:p>
          </table:table-cell>
          <table:table-cell office:value-type="float" office:value="1.04883418739" calcext:value-type="float">
            <text:p>1.0488341874</text:p>
          </table:table-cell>
          <table:table-cell office:value-type="float" office:value="2300" calcext:value-type="float">
            <text:p>2300</text:p>
          </table:table-cell>
          <table:table-cell/>
          <table:table-cell table:formula="of:=AVERAGE([.G$109:.G$118];[.G$141:.G$150];[.G$173:.G$182];[.G$205:.G$214];[.G$237:.G$246])" office:value-type="float" office:value="1.02399003584624" calcext:value-type="float">
            <text:p>1.0239900358</text:p>
          </table:table-cell>
          <table:table-cell table:formula="of:=STDEV([.G$109:.G$118];[.G$141:.G$150];[.G$173:.G$182];[.G$205:.G$214];[.G$237:.G$246])" office:value-type="float" office:value="0.313627744148739" calcext:value-type="float">
            <text:p>0.3136277441</text:p>
          </table:table-cell>
          <table:table-cell table:number-columns-repeated="4"/>
          <table:table-cell table:formula="of:=[.C18]/[.$R$3]" office:value-type="float" office:value="0.646247366071428" calcext:value-type="float">
            <text:p>0.6462473661</text:p>
          </table:table-cell>
          <table:table-cell/>
          <table:table-cell table:formula="of:=[.G18]*[.I18]" office:value-type="float" office:value="0.507621610296545" calcext:value-type="float">
            <text:p>0.5076216103</text:p>
          </table:table-cell>
          <table:table-cell table:formula="of:=([.K18]*[.V18])/[.$Q$29]" office:value-type="float" office:value="0.47116008773184" calcext:value-type="float">
            <text:p>0.4711600877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8452897" calcext:value-type="float">
            <text:p>1.88452897</text:p>
          </table:table-cell>
          <table:table-cell office:value-type="float" office:value="83" calcext:value-type="float">
            <text:p>83</text:p>
          </table:table-cell>
          <table:table-cell office:value-type="float" office:value="0.94645763" calcext:value-type="float">
            <text:p>0.94645763</text:p>
          </table:table-cell>
          <table:table-cell office:value-type="float" office:value="56" calcext:value-type="float">
            <text:p>56</text:p>
          </table:table-cell>
          <table:table-cell office:value-type="float" office:value="1.06999461028" calcext:value-type="float">
            <text:p>1.0699946103</text:p>
          </table:table-cell>
          <table:table-cell office:value-type="float" office:value="106" calcext:value-type="float">
            <text:p>106</text:p>
          </table:table-cell>
          <table:table-cell office:value-type="float" office:value="0.708052311155" calcext:value-type="float">
            <text:p>0.7080523112</text:p>
          </table:table-cell>
          <table:table-cell office:value-type="float" office:value="113" calcext:value-type="float">
            <text:p>113</text:p>
          </table:table-cell>
          <table:table-cell office:value-type="float" office:value="1.26296819461" calcext:value-type="float">
            <text:p>1.2629681946</text:p>
          </table:table-cell>
          <table:table-cell office:value-type="float" office:value="1713" calcext:value-type="float">
            <text:p>1713</text:p>
          </table:table-cell>
          <table:table-cell table:number-columns-repeated="7"/>
          <table:table-cell table:formula="of:=[.C19]/[.$R$3]" office:value-type="float" office:value="0.841307575892857" calcext:value-type="float">
            <text:p>0.8413075759</text:p>
          </table:table-cell>
          <table:table-cell/>
          <table:table-cell table:formula="of:=[.G19]*[.I19]" office:value-type="float" office:value="0.757612156732148" calcext:value-type="float">
            <text:p>0.7576121567</text:p>
          </table:table-cell>
          <table:table-cell table:formula="of:=([.K19]*[.V19])/[.$Q$29]" office:value-type="float" office:value="0.846761113099636" calcext:value-type="float">
            <text:p>0.8467611131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.24386967" calcext:value-type="float">
            <text:p>2.24386967</text:p>
          </table:table-cell>
          <table:table-cell office:value-type="float" office:value="95" calcext:value-type="float">
            <text:p>95</text:p>
          </table:table-cell>
          <table:table-cell office:value-type="float" office:value="1.08730209" calcext:value-type="float">
            <text:p>1.08730209</text:p>
          </table:table-cell>
          <table:table-cell office:value-type="float" office:value="60" calcext:value-type="float">
            <text:p>60</text:p>
          </table:table-cell>
          <table:table-cell office:value-type="float" office:value="1.01200170525" calcext:value-type="float">
            <text:p>1.0120017053</text:p>
          </table:table-cell>
          <table:table-cell office:value-type="float" office:value="102" calcext:value-type="float">
            <text:p>102</text:p>
          </table:table-cell>
          <table:table-cell office:value-type="float" office:value="0.840869871193" calcext:value-type="float">
            <text:p>0.8408698712</text:p>
          </table:table-cell>
          <table:table-cell office:value-type="float" office:value="82" calcext:value-type="float">
            <text:p>82</text:p>
          </table:table-cell>
          <table:table-cell office:value-type="float" office:value="1.2096572966" calcext:value-type="float">
            <text:p>1.2096572966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Round4</text:p>
          </table:table-cell>
          <table:table-cell table:number-columns-repeated="5"/>
          <table:table-cell table:formula="of:=[.C20]/[.$R$3]" office:value-type="float" office:value="1.00172753125" calcext:value-type="float">
            <text:p>1.0017275313</text:p>
          </table:table-cell>
          <table:table-cell/>
          <table:table-cell table:formula="of:=[.G20]*[.I20]" office:value-type="float" office:value="0.850961743540664" calcext:value-type="float">
            <text:p>0.8509617435</text:p>
          </table:table-cell>
          <table:table-cell table:formula="of:=([.K20]*[.V20])/[.$Q$29]" office:value-type="float" office:value="0.910948745310993" calcext:value-type="float">
            <text:p>0.910948745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16436377" calcext:value-type="float">
            <text:p>2.16436377</text:p>
          </table:table-cell>
          <table:table-cell office:value-type="float" office:value="76" calcext:value-type="float">
            <text:p>76</text:p>
          </table:table-cell>
          <table:table-cell office:value-type="float" office:value="1.07078046" calcext:value-type="float">
            <text:p>1.07078046</text:p>
          </table:table-cell>
          <table:table-cell office:value-type="float" office:value="55" calcext:value-type="float">
            <text:p>55</text:p>
          </table:table-cell>
          <table:table-cell office:value-type="float" office:value="0.95369016661" calcext:value-type="float">
            <text:p>0.9536901666</text:p>
          </table:table-cell>
          <table:table-cell office:value-type="float" office:value="88" calcext:value-type="float">
            <text:p>88</text:p>
          </table:table-cell>
          <table:table-cell office:value-type="float" office:value="0.975452740011" calcext:value-type="float">
            <text:p>0.97545274</text:p>
          </table:table-cell>
          <table:table-cell office:value-type="float" office:value="101" calcext:value-type="float">
            <text:p>101</text:p>
          </table:table-cell>
          <table:table-cell office:value-type="float" office:value="1.13602901804" calcext:value-type="float">
            <text:p>1.136029018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21]/[.$R$3]" office:value-type="float" office:value="0.966233825892857" calcext:value-type="float">
            <text:p>0.9662338259</text:p>
          </table:table-cell>
          <table:table-cell/>
          <table:table-cell table:formula="of:=[.G21]*[.I21]" office:value-type="float" office:value="0.930279686141271" calcext:value-type="float">
            <text:p>0.9302796861</text:p>
          </table:table-cell>
          <table:table-cell table:formula="of:=([.K21]*[.V21])/[.$Q$29]" office:value-type="float" office:value="0.935243113583741" calcext:value-type="float">
            <text:p>0.935243113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.00065889" calcext:value-type="float">
            <text:p>2.00065889</text:p>
          </table:table-cell>
          <table:table-cell office:value-type="float" office:value="84" calcext:value-type="float">
            <text:p>84</text:p>
          </table:table-cell>
          <table:table-cell office:value-type="float" office:value="0.95969565" calcext:value-type="float">
            <text:p>0.95969565</text:p>
          </table:table-cell>
          <table:table-cell office:value-type="float" office:value="57" calcext:value-type="float">
            <text:p>57</text:p>
          </table:table-cell>
          <table:table-cell office:value-type="float" office:value="0.980580077786" calcext:value-type="float">
            <text:p>0.9805800778</text:p>
          </table:table-cell>
          <table:table-cell office:value-type="float" office:value="79" calcext:value-type="float">
            <text:p>79</text:p>
          </table:table-cell>
          <table:table-cell office:value-type="float" office:value="0.571378296152" calcext:value-type="float">
            <text:p>0.5713782962</text:p>
          </table:table-cell>
          <table:table-cell office:value-type="float" office:value="56" calcext:value-type="float">
            <text:p>56</text:p>
          </table:table-cell>
          <table:table-cell office:value-type="float" office:value="1.26692171725" calcext:value-type="float">
            <text:p>1.2669217173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AVERAGE([.I$2:.I$321])" office:value-type="float" office:value="0.977351943361475" calcext:value-type="float">
            <text:p>0.9773519434</text:p>
          </table:table-cell>
          <table:table-cell table:formula="of:=STDEV([.I$2:.I$321])" office:value-type="float" office:value="0.28542981607253" calcext:value-type="float">
            <text:p>0.2854298161</text:p>
          </table:table-cell>
          <table:table-cell table:number-columns-repeated="4"/>
          <table:table-cell table:formula="of:=[.C22]/[.$R$3]" office:value-type="float" office:value="0.893151290178571" calcext:value-type="float">
            <text:p>0.8931512902</text:p>
          </table:table-cell>
          <table:table-cell/>
          <table:table-cell table:formula="of:=[.G22]*[.I22]" office:value-type="float" office:value="0.56028217408596" calcext:value-type="float">
            <text:p>0.5602821741</text:p>
          </table:table-cell>
          <table:table-cell table:formula="of:=([.K22]*[.V22])/[.$Q$29]" office:value-type="float" office:value="0.628171375342963" calcext:value-type="float">
            <text:p>0.628171375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.38087395" calcext:value-type="float">
            <text:p>2.38087395</text:p>
          </table:table-cell>
          <table:table-cell office:value-type="float" office:value="85" calcext:value-type="float">
            <text:p>85</text:p>
          </table:table-cell>
          <table:table-cell office:value-type="float" office:value="1.01392483" calcext:value-type="float">
            <text:p>1.01392483</text:p>
          </table:table-cell>
          <table:table-cell office:value-type="float" office:value="40" calcext:value-type="float">
            <text:p>40</text:p>
          </table:table-cell>
          <table:table-cell office:value-type="float" office:value="1.20140486793" calcext:value-type="float">
            <text:p>1.2014048679</text:p>
          </table:table-cell>
          <table:table-cell office:value-type="float" office:value="84" calcext:value-type="float">
            <text:p>84</text:p>
          </table:table-cell>
          <table:table-cell office:value-type="float" office:value="0.960988868648" calcext:value-type="float">
            <text:p>0.9609888686</text:p>
          </table:table-cell>
          <table:table-cell office:value-type="float" office:value="91" calcext:value-type="float">
            <text:p>91</text:p>
          </table:table-cell>
          <table:table-cell office:value-type="float" office:value="1.08060556307" calcext:value-type="float">
            <text:p>1.0806055631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For only the channels close to the lead plates</text:p>
          </table:table-cell>
          <table:table-cell table:number-columns-repeated="5"/>
          <table:table-cell table:formula="of:=[.C23]/[.$R$3]" office:value-type="float" office:value="1.06289015625" calcext:value-type="float">
            <text:p>1.0628901563</text:p>
          </table:table-cell>
          <table:table-cell/>
          <table:table-cell table:formula="of:=[.G23]*[.I23]" office:value-type="float" office:value="1.15453670482025" calcext:value-type="float">
            <text:p>1.1545367048</text:p>
          </table:table-cell>
          <table:table-cell table:formula="of:=([.K23]*[.V23])/[.$Q$29]" office:value-type="float" office:value="1.10406972212148" calcext:value-type="float">
            <text:p>1.1040697221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.2566861" calcext:value-type="float">
            <text:p>2.2566861</text:p>
          </table:table-cell>
          <table:table-cell office:value-type="float" office:value="70" calcext:value-type="float">
            <text:p>70</text:p>
          </table:table-cell>
          <table:table-cell office:value-type="float" office:value="1.05403513" calcext:value-type="float">
            <text:p>1.05403513</text:p>
          </table:table-cell>
          <table:table-cell office:value-type="float" office:value="47" calcext:value-type="float">
            <text:p>47</text:p>
          </table:table-cell>
          <table:table-cell office:value-type="float" office:value="1.07082299445" calcext:value-type="float">
            <text:p>1.0708229945</text:p>
          </table:table-cell>
          <table:table-cell office:value-type="float" office:value="82" calcext:value-type="float">
            <text:p>82</text:p>
          </table:table-cell>
          <table:table-cell office:value-type="float" office:value="0.993199281479" calcext:value-type="float">
            <text:p>0.9931992815</text:p>
          </table:table-cell>
          <table:table-cell office:value-type="float" office:value="79" calcext:value-type="float">
            <text:p>79</text:p>
          </table:table-cell>
          <table:table-cell office:value-type="float" office:value="1.03789508686" calcext:value-type="float">
            <text:p>1.037895086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24]/[.$R$3]" office:value-type="float" office:value="1.00744915178571" calcext:value-type="float">
            <text:p>1.0074491518</text:p>
          </table:table-cell>
          <table:table-cell/>
          <table:table-cell table:formula="of:=[.G24]*[.I24]" office:value-type="float" office:value="1.06354062867893" calcext:value-type="float">
            <text:p>1.0635406287</text:p>
          </table:table-cell>
          <table:table-cell table:formula="of:=([.K24]*[.V24])/[.$Q$29]" office:value-type="float" office:value="0.976852737329078" calcext:value-type="float">
            <text:p>0.976852737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.64939806" calcext:value-type="float">
            <text:p>2.64939806</text:p>
          </table:table-cell>
          <table:table-cell office:value-type="float" office:value="66" calcext:value-type="float">
            <text:p>66</text:p>
          </table:table-cell>
          <table:table-cell office:value-type="float" office:value="1.04977885" calcext:value-type="float">
            <text:p>1.04977885</text:p>
          </table:table-cell>
          <table:table-cell office:value-type="float" office:value="52" calcext:value-type="float">
            <text:p>52</text:p>
          </table:table-cell>
          <table:table-cell office:value-type="float" office:value="1.27165283669" calcext:value-type="float">
            <text:p>1.2716528367</text:p>
          </table:table-cell>
          <table:table-cell office:value-type="float" office:value="91" calcext:value-type="float">
            <text:p>91</text:p>
          </table:table-cell>
          <table:table-cell office:value-type="float" office:value="0.508403622265" calcext:value-type="float">
            <text:p>0.5084036223</text:p>
          </table:table-cell>
          <table:table-cell office:value-type="float" office:value="61" calcext:value-type="float">
            <text:p>61</text:p>
          </table:table-cell>
          <table:table-cell office:value-type="float" office:value="1.5979405715" calcext:value-type="float">
            <text:p>1.5979405715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AVERAGE([.I$109:.I$118];[.I$141:.I$150];[.I$173:.I$182];[.I$205:.I$214];[.I$237:.I$246])" office:value-type="float" office:value="1.01583457799916" calcext:value-type="float">
            <text:p>1.015834578</text:p>
          </table:table-cell>
          <table:table-cell table:formula="of:=STDEV([.I$109:.I$118];[.I$141:.I$150];[.I$173:.I$182];[.I$205:.I$214];[.I$237:.I$246])" office:value-type="float" office:value="0.330222551663271" calcext:value-type="float">
            <text:p>0.3302225517</text:p>
          </table:table-cell>
          <table:table-cell table:number-columns-repeated="4"/>
          <table:table-cell table:formula="of:=[.C25]/[.$R$3]" office:value-type="float" office:value="1.18276699107143" calcext:value-type="float">
            <text:p>1.1827669911</text:p>
          </table:table-cell>
          <table:table-cell/>
          <table:table-cell table:formula="of:=[.G25]*[.I25]" office:value-type="float" office:value="0.646512908436758" calcext:value-type="float">
            <text:p>0.6465129084</text:p>
          </table:table-cell>
          <table:table-cell table:formula="of:=([.K25]*[.V25])/[.$Q$29]" office:value-type="float" office:value="0.914238235742974" calcext:value-type="float">
            <text:p>0.9142382357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95282145" calcext:value-type="float">
            <text:p>2.95282145</text:p>
          </table:table-cell>
          <table:table-cell office:value-type="float" office:value="77" calcext:value-type="float">
            <text:p>77</text:p>
          </table:table-cell>
          <table:table-cell office:value-type="float" office:value="1.05970741" calcext:value-type="float">
            <text:p>1.05970741</text:p>
          </table:table-cell>
          <table:table-cell office:value-type="float" office:value="55" calcext:value-type="float">
            <text:p>55</text:p>
          </table:table-cell>
          <table:table-cell office:value-type="float" office:value="1.33573141006" calcext:value-type="float">
            <text:p>1.3357314101</text:p>
          </table:table-cell>
          <table:table-cell office:value-type="float" office:value="66" calcext:value-type="float">
            <text:p>66</text:p>
          </table:table-cell>
          <table:table-cell office:value-type="float" office:value="0.573568771286" calcext:value-type="float">
            <text:p>0.5735687713</text:p>
          </table:table-cell>
          <table:table-cell office:value-type="float" office:value="77" calcext:value-type="float">
            <text:p>77</text:p>
          </table:table-cell>
          <table:table-cell office:value-type="float" office:value="1.53572610757" calcext:value-type="float">
            <text:p>1.5357261076</text:p>
          </table:table-cell>
          <table:table-cell office:value-type="float" office:value="1460" calcext:value-type="float">
            <text:p>1460</text:p>
          </table:table-cell>
          <table:table-cell table:number-columns-repeated="7"/>
          <table:table-cell table:formula="of:=[.C26]/[.$R$3]" office:value-type="float" office:value="1.31822386160714" calcext:value-type="float">
            <text:p>1.3182238616</text:p>
          </table:table-cell>
          <table:table-cell/>
          <table:table-cell table:formula="of:=[.G26]*[.I26]" office:value-type="float" office:value="0.76613382363623" calcext:value-type="float">
            <text:p>0.7661338236</text:p>
          </table:table-cell>
          <table:table-cell table:formula="of:=([.K26]*[.V26])/[.$Q$29]" office:value-type="float" office:value="1.04121390694742" calcext:value-type="float">
            <text:p>1.0412139069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.4796838" calcext:value-type="float">
            <text:p>2.4796838</text:p>
          </table:table-cell>
          <table:table-cell office:value-type="float" office:value="83" calcext:value-type="float">
            <text:p>83</text:p>
          </table:table-cell>
          <table:table-cell office:value-type="float" office:value="1.16348414" calcext:value-type="float">
            <text:p>1.16348414</text:p>
          </table:table-cell>
          <table:table-cell office:value-type="float" office:value="53" calcext:value-type="float">
            <text:p>53</text:p>
          </table:table-cell>
          <table:table-cell office:value-type="float" office:value="1.08530098823" calcext:value-type="float">
            <text:p>1.0853009882</text:p>
          </table:table-cell>
          <table:table-cell office:value-type="float" office:value="95" calcext:value-type="float">
            <text:p>95</text:p>
          </table:table-cell>
          <table:table-cell office:value-type="float" office:value="0.820258317253" calcext:value-type="float">
            <text:p>0.8202583173</text:p>
          </table:table-cell>
          <table:table-cell office:value-type="float" office:value="92" calcext:value-type="float">
            <text:p>92</text:p>
          </table:table-cell>
          <table:table-cell office:value-type="float" office:value="1.26542138755" calcext:value-type="float">
            <text:p>1.2654213876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Round5</text:p>
          </table:table-cell>
          <table:table-cell table:number-columns-repeated="5"/>
          <table:table-cell table:formula="of:=[.C27]/[.$R$3]" office:value-type="float" office:value="1.10700169642857" calcext:value-type="float">
            <text:p>1.1070016964</text:p>
          </table:table-cell>
          <table:table-cell/>
          <table:table-cell table:formula="of:=[.G27]*[.I27]" office:value-type="float" office:value="0.890227162318558" calcext:value-type="float">
            <text:p>0.8902271623</text:p>
          </table:table-cell>
          <table:table-cell table:formula="of:=([.K27]*[.V27])/[.$Q$29]" office:value-type="float" office:value="0.996913708828184" calcext:value-type="float">
            <text:p>0.9969137088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.19696818" calcext:value-type="float">
            <text:p>2.19696818</text:p>
          </table:table-cell>
          <table:table-cell office:value-type="float" office:value="62" calcext:value-type="float">
            <text:p>62</text:p>
          </table:table-cell>
          <table:table-cell office:value-type="float" office:value="1.14722675" calcext:value-type="float">
            <text:p>1.14722675</text:p>
          </table:table-cell>
          <table:table-cell office:value-type="float" office:value="37" calcext:value-type="float">
            <text:p>37</text:p>
          </table:table-cell>
          <table:table-cell office:value-type="float" office:value="1.06494048809" calcext:value-type="float">
            <text:p>1.0649404881</text:p>
          </table:table-cell>
          <table:table-cell office:value-type="float" office:value="75" calcext:value-type="float">
            <text:p>75</text:p>
          </table:table-cell>
          <table:table-cell office:value-type="float" office:value="1.04903396228" calcext:value-type="float">
            <text:p>1.0490339623</text:p>
          </table:table-cell>
          <table:table-cell office:value-type="float" office:value="67" calcext:value-type="float">
            <text:p>67</text:p>
          </table:table-cell>
          <table:table-cell office:value-type="float" office:value="1.09343033326" calcext:value-type="float">
            <text:p>1.0934303333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/>
          <table:table-cell office:value-type="string" calcext:value-type="string">
            <text:p>Average correction factor:</text:p>
          </table:table-cell>
          <table:table-cell table:number-columns-repeated="2"/>
          <table:table-cell table:formula="of:=[.C28]/[.$R$3]" office:value-type="float" office:value="0.980789366071428" calcext:value-type="float">
            <text:p>0.9807893661</text:p>
          </table:table-cell>
          <table:table-cell/>
          <table:table-cell table:formula="of:=[.G28]*[.I28]" office:value-type="float" office:value="1.11715873981345" calcext:value-type="float">
            <text:p>1.1171587398</text:p>
          </table:table-cell>
          <table:table-cell table:formula="of:=([.K28]*[.V28])/[.$Q$29]" office:value-type="float" office:value="1.08100464883057" calcext:value-type="float">
            <text:p>1.0810046488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.61687514" calcext:value-type="float">
            <text:p>2.61687514</text:p>
          </table:table-cell>
          <table:table-cell office:value-type="float" office:value="62" calcext:value-type="float">
            <text:p>62</text:p>
          </table:table-cell>
          <table:table-cell office:value-type="float" office:value="1.3541714" calcext:value-type="float">
            <text:p>1.3541714</text:p>
          </table:table-cell>
          <table:table-cell office:value-type="float" office:value="34" calcext:value-type="float">
            <text:p>34</text:p>
          </table:table-cell>
          <table:table-cell office:value-type="float" office:value="0.972943094156" calcext:value-type="float">
            <text:p>0.9729430942</text:p>
          </table:table-cell>
          <table:table-cell office:value-type="float" office:value="76" calcext:value-type="float">
            <text:p>76</text:p>
          </table:table-cell>
          <table:table-cell office:value-type="float" office:value="0.720519485241" calcext:value-type="float">
            <text:p>0.7205194852</text:p>
          </table:table-cell>
          <table:table-cell office:value-type="float" office:value="60" calcext:value-type="float">
            <text:p>60</text:p>
          </table:table-cell>
          <table:table-cell office:value-type="float" office:value="1.48055323698" calcext:value-type="float">
            <text:p>1.480553237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AVERAGE([.K$2:.K$321])" office:value-type="float" office:value="1.13456223808104" calcext:value-type="float">
            <text:p>1.1345622381</text:p>
          </table:table-cell>
          <table:table-cell table:formula="of:=STDEV([.K$2:.K$321])" office:value-type="float" office:value="0.168228212724311" calcext:value-type="float">
            <text:p>0.1682282127</text:p>
          </table:table-cell>
          <table:table-cell/>
          <table:table-cell table:formula="of:=FLOOR([.N29];0.01)" office:value-type="float" office:value="1.13" calcext:value-type="float">
            <text:p>1.13</text:p>
          </table:table-cell>
          <table:table-cell table:number-columns-repeated="2"/>
          <table:table-cell table:formula="of:=[.C29]/[.$R$3]" office:value-type="float" office:value="1.16824783035714" calcext:value-type="float">
            <text:p>1.1682478304</text:p>
          </table:table-cell>
          <table:table-cell/>
          <table:table-cell table:formula="of:=[.G29]*[.I29]" office:value-type="float" office:value="0.701024457370067" calcext:value-type="float">
            <text:p>0.7010244574</text:p>
          </table:table-cell>
          <table:table-cell table:formula="of:=([.K29]*[.V29])/[.$Q$29]" office:value-type="float" office:value="0.918499141204779" calcext:value-type="float">
            <text:p>0.9184991412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.30331973" calcext:value-type="float">
            <text:p>2.30331973</text:p>
          </table:table-cell>
          <table:table-cell office:value-type="float" office:value="55" calcext:value-type="float">
            <text:p>55</text:p>
          </table:table-cell>
          <table:table-cell office:value-type="float" office:value="0.9804229" calcext:value-type="float">
            <text:p>0.9804229</text:p>
          </table:table-cell>
          <table:table-cell office:value-type="float" office:value="42" calcext:value-type="float">
            <text:p>42</text:p>
          </table:table-cell>
          <table:table-cell office:value-type="float" office:value="1.12955337349" calcext:value-type="float">
            <text:p>1.1295533735</text:p>
          </table:table-cell>
          <table:table-cell office:value-type="float" office:value="63" calcext:value-type="float">
            <text:p>63</text:p>
          </table:table-cell>
          <table:table-cell office:value-type="float" office:value="0.582403496882" calcext:value-type="float">
            <text:p>0.5824034969</text:p>
          </table:table-cell>
          <table:table-cell office:value-type="float" office:value="52" calcext:value-type="float">
            <text:p>52</text:p>
          </table:table-cell>
          <table:table-cell office:value-type="float" office:value="1.31192040958" calcext:value-type="float">
            <text:p>1.3119204096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For only the channels close to the lead plates</text:p>
          </table:table-cell>
          <table:table-cell table:number-columns-repeated="2"/>
          <table:table-cell office:value-type="string" calcext:value-type="string">
            <text:p>ADCtoMIP is 186</text:p>
          </table:table-cell>
          <table:table-cell table:number-columns-repeated="2"/>
          <table:table-cell table:formula="of:=[.C30]/[.$R$3]" office:value-type="float" office:value="1.02826773660714" calcext:value-type="float">
            <text:p>1.0282677366</text:p>
          </table:table-cell>
          <table:table-cell/>
          <table:table-cell table:formula="of:=[.G30]*[.I30]" office:value-type="float" office:value="0.657855834635436" calcext:value-type="float">
            <text:p>0.6578558346</text:p>
          </table:table-cell>
          <table:table-cell table:formula="of:=([.K30]*[.V30])/[.$Q$29]" office:value-type="float" office:value="0.763765040725233" calcext:value-type="float">
            <text:p>0.7637650407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.22161451" calcext:value-type="float">
            <text:p>2.22161451</text:p>
          </table:table-cell>
          <table:table-cell office:value-type="float" office:value="45" calcext:value-type="float">
            <text:p>45</text:p>
          </table:table-cell>
          <table:table-cell office:value-type="float" office:value="1.32505488" calcext:value-type="float">
            <text:p>1.32505488</text:p>
          </table:table-cell>
          <table:table-cell office:value-type="float" office:value="54" calcext:value-type="float">
            <text:p>54</text:p>
          </table:table-cell>
          <table:table-cell office:value-type="float" office:value="0.984129284836" calcext:value-type="float">
            <text:p>0.9841292848</text:p>
          </table:table-cell>
          <table:table-cell office:value-type="float" office:value="44" calcext:value-type="float">
            <text:p>44</text:p>
          </table:table-cell>
          <table:table-cell office:value-type="float" office:value="0.953766228483" calcext:value-type="float">
            <text:p>0.9537662285</text:p>
          </table:table-cell>
          <table:table-cell office:value-type="float" office:value="79" calcext:value-type="float">
            <text:p>79</text:p>
          </table:table-cell>
          <table:table-cell office:value-type="float" office:value="1.36545145204" calcext:value-type="float">
            <text:p>1.36545145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verage [MIP]</text:p>
          </table:table-cell>
          <table:table-cell office:value-type="string" calcext:value-type="string">
            <text:p>STD [MIP]</text:p>
          </table:table-cell>
          <table:table-cell table:number-columns-repeated="4"/>
          <table:table-cell table:formula="of:=[.C31]/[.$R$3]" office:value-type="float" office:value="0.991792191964286" calcext:value-type="float">
            <text:p>0.991792192</text:p>
          </table:table-cell>
          <table:table-cell/>
          <table:table-cell table:formula="of:=[.G31]*[.I31]" office:value-type="float" office:value="0.938629276337704" calcext:value-type="float">
            <text:p>0.9386292763</text:p>
          </table:table-cell>
          <table:table-cell table:formula="of:=([.K31]*[.V31])/[.$Q$29]" office:value-type="float" office:value="1.13420593655095" calcext:value-type="float">
            <text:p>1.1342059366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.62337171" calcext:value-type="float">
            <text:p>2.62337171</text:p>
          </table:table-cell>
          <table:table-cell office:value-type="float" office:value="67" calcext:value-type="float">
            <text:p>67</text:p>
          </table:table-cell>
          <table:table-cell office:value-type="float" office:value="1.20383028" calcext:value-type="float">
            <text:p>1.20383028</text:p>
          </table:table-cell>
          <table:table-cell office:value-type="float" office:value="58" calcext:value-type="float">
            <text:p>58</text:p>
          </table:table-cell>
          <table:table-cell office:value-type="float" office:value="1.05106605019" calcext:value-type="float">
            <text:p>1.0510660502</text:p>
          </table:table-cell>
          <table:table-cell office:value-type="float" office:value="74" calcext:value-type="float">
            <text:p>74</text:p>
          </table:table-cell>
          <table:table-cell office:value-type="float" office:value="1.03264289132" calcext:value-type="float">
            <text:p>1.0326428913</text:p>
          </table:table-cell>
          <table:table-cell office:value-type="float" office:value="84" calcext:value-type="float">
            <text:p>84</text:p>
          </table:table-cell>
          <table:table-cell office:value-type="float" office:value="1.1888718535" calcext:value-type="float">
            <text:p>1.1888718535</text:p>
          </table:table-cell>
          <table:table-cell office:value-type="float" office:value="1154" calcext:value-type="float">
            <text:p>1154</text:p>
          </table:table-cell>
          <table:table-cell/>
          <table:table-cell table:formula="of:=AVERAGE([.K$109:.K$118];[.K$141:.K$150];[.K$173:.K$182];[.K$205:.K$214];[.K$237:.K$246])" office:value-type="float" office:value="1.12002862308028" calcext:value-type="float">
            <text:p>1.1200286231</text:p>
          </table:table-cell>
          <table:table-cell table:formula="of:=STDEV([.K$109:.K$118];[.K$141:.K$150];[.K$173:.K$182];[.K$205:.K$214];[.K$237:.K$246])" office:value-type="float" office:value="0.147365046727939" calcext:value-type="float">
            <text:p>0.1473650467</text:p>
          </table:table-cell>
          <table:table-cell table:number-columns-repeated="4"/>
          <table:table-cell table:formula="of:=[.C32]/[.$R$3]" office:value-type="float" office:value="1.17114808482143" calcext:value-type="float">
            <text:p>1.1711480848</text:p>
          </table:table-cell>
          <table:table-cell/>
          <table:table-cell table:formula="of:=[.G32]*[.I32]" office:value-type="float" office:value="1.08537588503649" calcext:value-type="float">
            <text:p>1.085375885</text:p>
          </table:table-cell>
          <table:table-cell table:formula="of:=([.K32]*[.V32])/[.$Q$29]" office:value-type="float" office:value="1.1419228674226" calcext:value-type="float">
            <text:p>1.1419228674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49429186" calcext:value-type="float">
            <text:p>2.49429186</text:p>
          </table:table-cell>
          <table:table-cell office:value-type="float" office:value="62" calcext:value-type="float">
            <text:p>62</text:p>
          </table:table-cell>
          <table:table-cell office:value-type="float" office:value="1.24596867" calcext:value-type="float">
            <text:p>1.24596867</text:p>
          </table:table-cell>
          <table:table-cell office:value-type="float" office:value="30" calcext:value-type="float">
            <text:p>30</text:p>
          </table:table-cell>
          <table:table-cell office:value-type="float" office:value="0.862420966839" calcext:value-type="float">
            <text:p>0.8624209668</text:p>
          </table:table-cell>
          <table:table-cell office:value-type="float" office:value="59" calcext:value-type="float">
            <text:p>59</text:p>
          </table:table-cell>
          <table:table-cell office:value-type="float" office:value="1.03453389695" calcext:value-type="float">
            <text:p>1.034533897</text:p>
          </table:table-cell>
          <table:table-cell office:value-type="float" office:value="57" calcext:value-type="float">
            <text:p>57</text:p>
          </table:table-cell>
          <table:table-cell office:value-type="float" office:value="1.25016872013" calcext:value-type="float">
            <text:p>1.2501687201</text:p>
          </table:table-cell>
          <table:table-cell office:value-type="float" office:value="1187" calcext:value-type="float">
            <text:p>1187</text:p>
          </table:table-cell>
          <table:table-cell table:number-columns-repeated="7"/>
          <table:table-cell table:formula="of:=[.C33]/[.$R$3]" office:value-type="float" office:value="1.11352315178571" calcext:value-type="float">
            <text:p>1.1135231518</text:p>
          </table:table-cell>
          <table:table-cell/>
          <table:table-cell table:formula="of:=[.G33]*[.I33]" office:value-type="float" office:value="0.892203723635337" calcext:value-type="float">
            <text:p>0.8922037236</text:p>
          </table:table-cell>
          <table:table-cell table:formula="of:=([.K33]*[.V33])/[.$Q$29]" office:value-type="float" office:value="0.987084236524256" calcext:value-type="float">
            <text:p>0.9870842365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2534694" calcext:value-type="float">
            <text:p>1.6253469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761358" calcext:value-type="float">
            <text:p>0.76135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4588639997" calcext:value-type="float">
            <text:p>0.745886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99484048375" calcext:value-type="float">
            <text:p>0.699484048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22503075052" calcext:value-type="float">
            <text:p>0.8225030751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number-columns-repeated="7"/>
          <table:table-cell table:style-name="ce1" table:formula="of:=[.C34]/[.$R$3]" office:value-type="float" office:value="0.7256013125" calcext:value-type="float">
            <text:p>0.7256013125</text:p>
          </table:table-cell>
          <table:table-cell table:style-name="ce1"/>
          <table:table-cell table:style-name="ce1" table:formula="of:=[.G34]*[.I34]" office:value-type="float" office:value="0.52173563867887" calcext:value-type="float">
            <text:p>0.5217356387</text:p>
          </table:table-cell>
          <table:table-cell table:style-name="ce1" table:formula="of:=([.K34]*[.V34])/[.$Q$29]" office:value-type="float" office:value="0.37976032493592" calcext:value-type="float">
            <text:p>0.3797603249</text:p>
          </table:table-cell>
          <table:table-cell table:style-name="ce1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13714429" calcext:value-type="float">
            <text:p>2.13714429</text:p>
          </table:table-cell>
          <table:table-cell office:value-type="float" office:value="38" calcext:value-type="float">
            <text:p>38</text:p>
          </table:table-cell>
          <table:table-cell office:value-type="float" office:value="1.19332539" calcext:value-type="float">
            <text:p>1.19332539</text:p>
          </table:table-cell>
          <table:table-cell office:value-type="float" office:value="31" calcext:value-type="float">
            <text:p>31</text:p>
          </table:table-cell>
          <table:table-cell office:value-type="float" office:value="0.957935238312" calcext:value-type="float">
            <text:p>0.9579352383</text:p>
          </table:table-cell>
          <table:table-cell office:value-type="float" office:value="45" calcext:value-type="float">
            <text:p>45</text:p>
          </table:table-cell>
          <table:table-cell office:value-type="float" office:value="0.864070825104" calcext:value-type="float">
            <text:p>0.8640708251</text:p>
          </table:table-cell>
          <table:table-cell office:value-type="float" office:value="52" calcext:value-type="float">
            <text:p>52</text:p>
          </table:table-cell>
          <table:table-cell office:value-type="float" office:value="1.28853371137" calcext:value-type="float">
            <text:p>1.2885337114</text:p>
          </table:table-cell>
          <table:table-cell office:value-type="float" office:value="799" calcext:value-type="float">
            <text:p>799</text:p>
          </table:table-cell>
          <table:table-cell table:number-columns-repeated="7"/>
          <table:table-cell table:formula="of:=[.C35]/[.$R$3]" office:value-type="float" office:value="0.954082272321429" calcext:value-type="float">
            <text:p>0.9540822723</text:p>
          </table:table-cell>
          <table:table-cell/>
          <table:table-cell table:formula="of:=[.G35]*[.I35]" office:value-type="float" office:value="0.827723891764447" calcext:value-type="float">
            <text:p>0.8277238918</text:p>
          </table:table-cell>
          <table:table-cell table:formula="of:=([.K35]*[.V35])/[.$Q$29]" office:value-type="float" office:value="0.94384967986271" calcext:value-type="float">
            <text:p>0.9438496799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07060058" calcext:value-type="float">
            <text:p>2.07060058</text:p>
          </table:table-cell>
          <table:table-cell office:value-type="float" office:value="70" calcext:value-type="float">
            <text:p>70</text:p>
          </table:table-cell>
          <table:table-cell office:value-type="float" office:value="0.86836289" calcext:value-type="float">
            <text:p>0.86836289</text:p>
          </table:table-cell>
          <table:table-cell office:value-type="float" office:value="47" calcext:value-type="float">
            <text:p>47</text:p>
          </table:table-cell>
          <table:table-cell office:value-type="float" office:value="0.945566702112" calcext:value-type="float">
            <text:p>0.9455667021</text:p>
          </table:table-cell>
          <table:table-cell office:value-type="float" office:value="81" calcext:value-type="float">
            <text:p>81</text:p>
          </table:table-cell>
          <table:table-cell office:value-type="float" office:value="0.765802417054" calcext:value-type="float">
            <text:p>0.7658024171</text:p>
          </table:table-cell>
          <table:table-cell office:value-type="float" office:value="75" calcext:value-type="float">
            <text:p>75</text:p>
          </table:table-cell>
          <table:table-cell office:value-type="float" office:value="1.10765001534" calcext:value-type="float">
            <text:p>1.1076500153</text:p>
          </table:table-cell>
          <table:table-cell office:value-type="float" office:value="1104" calcext:value-type="float">
            <text:p>1104</text:p>
          </table:table-cell>
          <table:table-cell table:number-columns-repeated="7"/>
          <table:table-cell table:formula="of:=[.C36]/[.$R$3]" office:value-type="float" office:value="0.924375258928571" calcext:value-type="float">
            <text:p>0.9243752589</text:p>
          </table:table-cell>
          <table:table-cell/>
          <table:table-cell table:formula="of:=[.G36]*[.I36]" office:value-type="float" office:value="0.724117265963149" calcext:value-type="float">
            <text:p>0.724117266</text:p>
          </table:table-cell>
          <table:table-cell table:formula="of:=([.K36]*[.V36])/[.$Q$29]" office:value-type="float" office:value="0.709795133408886" calcext:value-type="float">
            <text:p>0.7097951334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90149587" calcext:value-type="float">
            <text:p>1.90149587</text:p>
          </table:table-cell>
          <table:table-cell office:value-type="float" office:value="93" calcext:value-type="float">
            <text:p>93</text:p>
          </table:table-cell>
          <table:table-cell office:value-type="float" office:value="1.01518851" calcext:value-type="float">
            <text:p>1.01518851</text:p>
          </table:table-cell>
          <table:table-cell office:value-type="float" office:value="65" calcext:value-type="float">
            <text:p>65</text:p>
          </table:table-cell>
          <table:table-cell office:value-type="float" office:value="0.93538348825" calcext:value-type="float">
            <text:p>0.9353834883</text:p>
          </table:table-cell>
          <table:table-cell office:value-type="float" office:value="93" calcext:value-type="float">
            <text:p>93</text:p>
          </table:table-cell>
          <table:table-cell office:value-type="float" office:value="0.796263437564" calcext:value-type="float">
            <text:p>0.7962634376</text:p>
          </table:table-cell>
          <table:table-cell office:value-type="float" office:value="63" calcext:value-type="float">
            <text:p>63</text:p>
          </table:table-cell>
          <table:table-cell office:value-type="float" office:value="1.24979897761" calcext:value-type="float">
            <text:p>1.2497989776</text:p>
          </table:table-cell>
          <table:table-cell office:value-type="float" office:value="1251" calcext:value-type="float">
            <text:p>1251</text:p>
          </table:table-cell>
          <table:table-cell table:number-columns-repeated="7"/>
          <table:table-cell table:formula="of:=[.C37]/[.$R$3]" office:value-type="float" office:value="0.848882084821428" calcext:value-type="float">
            <text:p>0.8488820848</text:p>
          </table:table-cell>
          <table:table-cell/>
          <table:table-cell table:formula="of:=[.G37]*[.I37]" office:value-type="float" office:value="0.74481167179455" calcext:value-type="float">
            <text:p>0.7448116718</text:p>
          </table:table-cell>
          <table:table-cell table:formula="of:=([.K37]*[.V37])/[.$Q$29]" office:value-type="float" office:value="0.823774217629047" calcext:value-type="float">
            <text:p>0.8237742176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2295296" calcext:value-type="float">
            <text:p>2.2295296</text:p>
          </table:table-cell>
          <table:table-cell office:value-type="float" office:value="87" calcext:value-type="float">
            <text:p>87</text:p>
          </table:table-cell>
          <table:table-cell office:value-type="float" office:value="1.142296" calcext:value-type="float">
            <text:p>1.142296</text:p>
          </table:table-cell>
          <table:table-cell office:value-type="float" office:value="77" calcext:value-type="float">
            <text:p>77</text:p>
          </table:table-cell>
          <table:table-cell office:value-type="float" office:value="0.972079888381" calcext:value-type="float">
            <text:p>0.9720798884</text:p>
          </table:table-cell>
          <table:table-cell office:value-type="float" office:value="94" calcext:value-type="float">
            <text:p>94</text:p>
          </table:table-cell>
          <table:table-cell office:value-type="float" office:value="0.956618456409" calcext:value-type="float">
            <text:p>0.9566184564</text:p>
          </table:table-cell>
          <table:table-cell office:value-type="float" office:value="87" calcext:value-type="float">
            <text:p>87</text:p>
          </table:table-cell>
          <table:table-cell office:value-type="float" office:value="1.14869456989" calcext:value-type="float">
            <text:p>1.1486945699</text:p>
          </table:table-cell>
          <table:table-cell office:value-type="float" office:value="1438" calcext:value-type="float">
            <text:p>1438</text:p>
          </table:table-cell>
          <table:table-cell table:number-columns-repeated="7"/>
          <table:table-cell table:formula="of:=[.C38]/[.$R$3]" office:value-type="float" office:value="0.995325714285714" calcext:value-type="float">
            <text:p>0.9953257143</text:p>
          </table:table-cell>
          <table:table-cell/>
          <table:table-cell table:formula="of:=[.G38]*[.I38]" office:value-type="float" office:value="0.929909562329265" calcext:value-type="float">
            <text:p>0.9299095623</text:p>
          </table:table-cell>
          <table:table-cell table:formula="of:=([.K38]*[.V38])/[.$Q$29]" office:value-type="float" office:value="0.945293862598596" calcext:value-type="float">
            <text:p>0.9452938626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935457" calcext:value-type="float">
            <text:p>1.33935457</text:p>
          </table:table-cell>
          <table:table-cell office:value-type="float" office:value="82" calcext:value-type="float">
            <text:p>82</text:p>
          </table:table-cell>
          <table:table-cell office:value-type="float" office:value="1.02335363" calcext:value-type="float">
            <text:p>1.02335363</text:p>
          </table:table-cell>
          <table:table-cell office:value-type="float" office:value="58" calcext:value-type="float">
            <text:p>58</text:p>
          </table:table-cell>
          <table:table-cell office:value-type="float" office:value="0.673101696175" calcext:value-type="float">
            <text:p>0.6731016962</text:p>
          </table:table-cell>
          <table:table-cell office:value-type="float" office:value="80" calcext:value-type="float">
            <text:p>80</text:p>
          </table:table-cell>
          <table:table-cell office:value-type="float" office:value="0.700749543677" calcext:value-type="float">
            <text:p>0.7007495437</text:p>
          </table:table-cell>
          <table:table-cell office:value-type="float" office:value="77" calcext:value-type="float">
            <text:p>77</text:p>
          </table:table-cell>
          <table:table-cell office:value-type="float" office:value="1.1401073324" calcext:value-type="float">
            <text:p>1.1401073324</text:p>
          </table:table-cell>
          <table:table-cell office:value-type="float" office:value="1863" calcext:value-type="float">
            <text:p>1863</text:p>
          </table:table-cell>
          <table:table-cell table:number-columns-repeated="7"/>
          <table:table-cell table:formula="of:=[.C39]/[.$R$3]" office:value-type="float" office:value="0.597926147321429" calcext:value-type="float">
            <text:p>0.5979261473</text:p>
          </table:table-cell>
          <table:table-cell/>
          <table:table-cell table:formula="of:=[.G39]*[.I39]" office:value-type="float" office:value="0.471675706442846" calcext:value-type="float">
            <text:p>0.4716757064</text:p>
          </table:table-cell>
          <table:table-cell table:formula="of:=([.K39]*[.V39])/[.$Q$29]" office:value-type="float" office:value="0.475894629584459" calcext:value-type="float">
            <text:p>0.4758946296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48242524" calcext:value-type="float">
            <text:p>1.48242524</text:p>
          </table:table-cell>
          <table:table-cell office:value-type="float" office:value="94" calcext:value-type="float">
            <text:p>94</text:p>
          </table:table-cell>
          <table:table-cell office:value-type="float" office:value="1.143339" calcext:value-type="float">
            <text:p>1.143339</text:p>
          </table:table-cell>
          <table:table-cell office:value-type="float" office:value="90" calcext:value-type="float">
            <text:p>90</text:p>
          </table:table-cell>
          <table:table-cell office:value-type="float" office:value="0.708807380866" calcext:value-type="float">
            <text:p>0.7088073809</text:p>
          </table:table-cell>
          <table:table-cell office:value-type="float" office:value="105" calcext:value-type="float">
            <text:p>105</text:p>
          </table:table-cell>
          <table:table-cell office:value-type="float" office:value="0.803205997739" calcext:value-type="float">
            <text:p>0.8032059977</text:p>
          </table:table-cell>
          <table:table-cell office:value-type="float" office:value="84" calcext:value-type="float">
            <text:p>84</text:p>
          </table:table-cell>
          <table:table-cell office:value-type="float" office:value="1.14001102786" calcext:value-type="float">
            <text:p>1.1400110279</text:p>
          </table:table-cell>
          <table:table-cell office:value-type="float" office:value="1811" calcext:value-type="float">
            <text:p>1811</text:p>
          </table:table-cell>
          <table:table-cell table:number-columns-repeated="7"/>
          <table:table-cell table:formula="of:=[.C40]/[.$R$3]" office:value-type="float" office:value="0.661796982142857" calcext:value-type="float">
            <text:p>0.6617969821</text:p>
          </table:table-cell>
          <table:table-cell/>
          <table:table-cell table:formula="of:=[.G40]*[.I40]" office:value-type="float" office:value="0.569318339553243" calcext:value-type="float">
            <text:p>0.5693183396</text:p>
          </table:table-cell>
          <table:table-cell table:formula="of:=([.K40]*[.V40])/[.$Q$29]" office:value-type="float" office:value="0.574362111020921" calcext:value-type="float">
            <text:p>0.57436211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47823723" calcext:value-type="float">
            <text:p>1.47823723</text:p>
          </table:table-cell>
          <table:table-cell office:value-type="float" office:value="71" calcext:value-type="float">
            <text:p>71</text:p>
          </table:table-cell>
          <table:table-cell office:value-type="float" office:value="0.95000289" calcext:value-type="float">
            <text:p>0.95000289</text:p>
          </table:table-cell>
          <table:table-cell office:value-type="float" office:value="83" calcext:value-type="float">
            <text:p>83</text:p>
          </table:table-cell>
          <table:table-cell office:value-type="float" office:value="0.71363074139" calcext:value-type="float">
            <text:p>0.7136307414</text:p>
          </table:table-cell>
          <table:table-cell office:value-type="float" office:value="87" calcext:value-type="float">
            <text:p>87</text:p>
          </table:table-cell>
          <table:table-cell office:value-type="float" office:value="0.706833204152" calcext:value-type="float">
            <text:p>0.7068332042</text:p>
          </table:table-cell>
          <table:table-cell office:value-type="float" office:value="88" calcext:value-type="float">
            <text:p>88</text:p>
          </table:table-cell>
          <table:table-cell office:value-type="float" office:value="1.10795516203" calcext:value-type="float">
            <text:p>1.107955162</text:p>
          </table:table-cell>
          <table:table-cell office:value-type="float" office:value="1769" calcext:value-type="float">
            <text:p>1769</text:p>
          </table:table-cell>
          <table:table-cell table:number-columns-repeated="7"/>
          <table:table-cell table:formula="of:=[.C41]/[.$R$3]" office:value-type="float" office:value="0.659927334821429" calcext:value-type="float">
            <text:p>0.6599273348</text:p>
          </table:table-cell>
          <table:table-cell/>
          <table:table-cell table:formula="of:=[.G41]*[.I41]" office:value-type="float" office:value="0.504417903518061" calcext:value-type="float">
            <text:p>0.5044179035</text:p>
          </table:table-cell>
          <table:table-cell table:formula="of:=([.K41]*[.V41])/[.$Q$29]" office:value-type="float" office:value="0.494577362852377" calcext:value-type="float">
            <text:p>0.4945773629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.36277502" calcext:value-type="float">
            <text:p>1.36277502</text:p>
          </table:table-cell>
          <table:table-cell office:value-type="float" office:value="83" calcext:value-type="float">
            <text:p>83</text:p>
          </table:table-cell>
          <table:table-cell office:value-type="float" office:value="0.78732052" calcext:value-type="float">
            <text:p>0.78732052</text:p>
          </table:table-cell>
          <table:table-cell office:value-type="float" office:value="97" calcext:value-type="float">
            <text:p>97</text:p>
          </table:table-cell>
          <table:table-cell office:value-type="float" office:value="0.713108322094" calcext:value-type="float">
            <text:p>0.7131083221</text:p>
          </table:table-cell>
          <table:table-cell office:value-type="float" office:value="113" calcext:value-type="float">
            <text:p>113</text:p>
          </table:table-cell>
          <table:table-cell office:value-type="float" office:value="0.553696165416" calcext:value-type="float">
            <text:p>0.5536961654</text:p>
          </table:table-cell>
          <table:table-cell office:value-type="float" office:value="83" calcext:value-type="float">
            <text:p>83</text:p>
          </table:table-cell>
          <table:table-cell office:value-type="float" office:value="1.02240412192" calcext:value-type="float">
            <text:p>1.0224041219</text:p>
          </table:table-cell>
          <table:table-cell office:value-type="float" office:value="2123" calcext:value-type="float">
            <text:p>2123</text:p>
          </table:table-cell>
          <table:table-cell table:number-columns-repeated="7"/>
          <table:table-cell table:formula="of:=[.C42]/[.$R$3]" office:value-type="float" office:value="0.608381705357143" calcext:value-type="float">
            <text:p>0.6083817054</text:p>
          </table:table-cell>
          <table:table-cell/>
          <table:table-cell table:formula="of:=[.G42]*[.I42]" office:value-type="float" office:value="0.394845343469686" calcext:value-type="float">
            <text:p>0.3948453435</text:p>
          </table:table-cell>
          <table:table-cell table:formula="of:=([.K42]*[.V42])/[.$Q$29]" office:value-type="float" office:value="0.357249120959579" calcext:value-type="float">
            <text:p>0.35724912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.43565403" calcext:value-type="float">
            <text:p>2.43565403</text:p>
          </table:table-cell>
          <table:table-cell office:value-type="float" office:value="105" calcext:value-type="float">
            <text:p>105</text:p>
          </table:table-cell>
          <table:table-cell office:value-type="float" office:value="0.9998404" calcext:value-type="float">
            <text:p>0.9998404</text:p>
          </table:table-cell>
          <table:table-cell office:value-type="float" office:value="75" calcext:value-type="float">
            <text:p>75</text:p>
          </table:table-cell>
          <table:table-cell office:value-type="float" office:value="1.05536026378" calcext:value-type="float">
            <text:p>1.0553602638</text:p>
          </table:table-cell>
          <table:table-cell office:value-type="float" office:value="138" calcext:value-type="float">
            <text:p>138</text:p>
          </table:table-cell>
          <table:table-cell office:value-type="float" office:value="0.840950372191" calcext:value-type="float">
            <text:p>0.8409503722</text:p>
          </table:table-cell>
          <table:table-cell office:value-type="float" office:value="104" calcext:value-type="float">
            <text:p>104</text:p>
          </table:table-cell>
          <table:table-cell office:value-type="float" office:value="1.20726093661" calcext:value-type="float">
            <text:p>1.2072609366</text:p>
          </table:table-cell>
          <table:table-cell office:value-type="float" office:value="1593" calcext:value-type="float">
            <text:p>1593</text:p>
          </table:table-cell>
          <table:table-cell table:number-columns-repeated="7"/>
          <table:table-cell table:formula="of:=[.C43]/[.$R$3]" office:value-type="float" office:value="1.08734554910714" calcext:value-type="float">
            <text:p>1.0873455491</text:p>
          </table:table-cell>
          <table:table-cell/>
          <table:table-cell table:formula="of:=[.G43]*[.I43]" office:value-type="float" office:value="0.887505606621383" calcext:value-type="float">
            <text:p>0.8875056066</text:p>
          </table:table-cell>
          <table:table-cell table:formula="of:=([.K43]*[.V43])/[.$Q$29]" office:value-type="float" office:value="0.948186592828634" calcext:value-type="float">
            <text:p>0.9481865928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.54244612" calcext:value-type="float">
            <text:p>1.54244612</text:p>
          </table:table-cell>
          <table:table-cell office:value-type="float" office:value="95" calcext:value-type="float">
            <text:p>95</text:p>
          </table:table-cell>
          <table:table-cell office:value-type="float" office:value="1.02162932" calcext:value-type="float">
            <text:p>1.02162932</text:p>
          </table:table-cell>
          <table:table-cell office:value-type="float" office:value="81" calcext:value-type="float">
            <text:p>81</text:p>
          </table:table-cell>
          <table:table-cell office:value-type="float" office:value="0.79812780295" calcext:value-type="float">
            <text:p>0.798127803</text:p>
          </table:table-cell>
          <table:table-cell office:value-type="float" office:value="124" calcext:value-type="float">
            <text:p>124</text:p>
          </table:table-cell>
          <table:table-cell office:value-type="float" office:value="0.499569446152" calcext:value-type="float">
            <text:p>0.4995694462</text:p>
          </table:table-cell>
          <table:table-cell office:value-type="float" office:value="46" calcext:value-type="float">
            <text:p>46</text:p>
          </table:table-cell>
          <table:table-cell office:value-type="float" office:value="1.46739692707" calcext:value-type="float">
            <text:p>1.4673969271</text:p>
          </table:table-cell>
          <table:table-cell office:value-type="float" office:value="2467" calcext:value-type="float">
            <text:p>2467</text:p>
          </table:table-cell>
          <table:table-cell table:number-columns-repeated="7"/>
          <table:table-cell table:formula="of:=[.C44]/[.$R$3]" office:value-type="float" office:value="0.688592017857143" calcext:value-type="float">
            <text:p>0.6885920179</text:p>
          </table:table-cell>
          <table:table-cell/>
          <table:table-cell table:formula="of:=[.G44]*[.I44]" office:value-type="float" office:value="0.398720264478244" calcext:value-type="float">
            <text:p>0.3987202645</text:p>
          </table:table-cell>
          <table:table-cell table:formula="of:=([.K44]*[.V44])/[.$Q$29]" office:value-type="float" office:value="0.517770699872489" calcext:value-type="float">
            <text:p>0.5177706999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75287576" calcext:value-type="float">
            <text:p>1.75287576</text:p>
          </table:table-cell>
          <table:table-cell office:value-type="float" office:value="76" calcext:value-type="float">
            <text:p>76</text:p>
          </table:table-cell>
          <table:table-cell office:value-type="float" office:value="0.91675374" calcext:value-type="float">
            <text:p>0.91675374</text:p>
          </table:table-cell>
          <table:table-cell office:value-type="float" office:value="72" calcext:value-type="float">
            <text:p>72</text:p>
          </table:table-cell>
          <table:table-cell office:value-type="float" office:value="0.843569349569" calcext:value-type="float">
            <text:p>0.8435693496</text:p>
          </table:table-cell>
          <table:table-cell office:value-type="float" office:value="107" calcext:value-type="float">
            <text:p>107</text:p>
          </table:table-cell>
          <table:table-cell office:value-type="float" office:value="0.690648643849" calcext:value-type="float">
            <text:p>0.6906486438</text:p>
          </table:table-cell>
          <table:table-cell office:value-type="float" office:value="94" calcext:value-type="float">
            <text:p>94</text:p>
          </table:table-cell>
          <table:table-cell office:value-type="float" office:value="1.21124613923" calcext:value-type="float">
            <text:p>1.2112461392</text:p>
          </table:table-cell>
          <table:table-cell office:value-type="float" office:value="1776" calcext:value-type="float">
            <text:p>1776</text:p>
          </table:table-cell>
          <table:table-cell table:number-columns-repeated="7"/>
          <table:table-cell table:formula="of:=[.C45]/[.$R$3]" office:value-type="float" office:value="0.782533821428571" calcext:value-type="float">
            <text:p>0.7825338214</text:p>
          </table:table-cell>
          <table:table-cell/>
          <table:table-cell table:formula="of:=[.G45]*[.I45]" office:value-type="float" office:value="0.582610027272413" calcext:value-type="float">
            <text:p>0.5826100273</text:p>
          </table:table-cell>
          <table:table-cell table:formula="of:=([.K45]*[.V45])/[.$Q$29]" office:value-type="float" office:value="0.624499244433978" calcext:value-type="float">
            <text:p>0.6244992444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.62735333" calcext:value-type="float">
            <text:p>1.62735333</text:p>
          </table:table-cell>
          <table:table-cell office:value-type="float" office:value="98" calcext:value-type="float">
            <text:p>98</text:p>
          </table:table-cell>
          <table:table-cell office:value-type="float" office:value="0.88916687" calcext:value-type="float">
            <text:p>0.88916687</text:p>
          </table:table-cell>
          <table:table-cell office:value-type="float" office:value="84" calcext:value-type="float">
            <text:p>84</text:p>
          </table:table-cell>
          <table:table-cell office:value-type="float" office:value="0.788156731041" calcext:value-type="float">
            <text:p>0.788156731</text:p>
          </table:table-cell>
          <table:table-cell office:value-type="float" office:value="88" calcext:value-type="float">
            <text:p>88</text:p>
          </table:table-cell>
          <table:table-cell office:value-type="float" office:value="0.75445176904" calcext:value-type="float">
            <text:p>0.754451769</text:p>
          </table:table-cell>
          <table:table-cell office:value-type="float" office:value="106" calcext:value-type="float">
            <text:p>106</text:p>
          </table:table-cell>
          <table:table-cell office:value-type="float" office:value="1.08073045911" calcext:value-type="float">
            <text:p>1.0807304591</text:p>
          </table:table-cell>
          <table:table-cell office:value-type="float" office:value="1779" calcext:value-type="float">
            <text:p>1779</text:p>
          </table:table-cell>
          <table:table-cell table:number-columns-repeated="7"/>
          <table:table-cell table:formula="of:=[.C46]/[.$R$3]" office:value-type="float" office:value="0.726497022321429" calcext:value-type="float">
            <text:p>0.7264970223</text:p>
          </table:table-cell>
          <table:table-cell/>
          <table:table-cell table:formula="of:=[.G46]*[.I46]" office:value-type="float" office:value="0.594626240014666" calcext:value-type="float">
            <text:p>0.59462624</text:p>
          </table:table-cell>
          <table:table-cell table:formula="of:=([.K46]*[.V46])/[.$Q$29]" office:value-type="float" office:value="0.568699725106109" calcext:value-type="float">
            <text:p>0.568699725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.59667634" calcext:value-type="float">
            <text:p>1.59667634</text:p>
          </table:table-cell>
          <table:table-cell office:value-type="float" office:value="83" calcext:value-type="float">
            <text:p>83</text:p>
          </table:table-cell>
          <table:table-cell office:value-type="float" office:value="0.99476414" calcext:value-type="float">
            <text:p>0.99476414</text:p>
          </table:table-cell>
          <table:table-cell office:value-type="float" office:value="83" calcext:value-type="float">
            <text:p>83</text:p>
          </table:table-cell>
          <table:table-cell office:value-type="float" office:value="0.772804501212" calcext:value-type="float">
            <text:p>0.7728045012</text:p>
          </table:table-cell>
          <table:table-cell office:value-type="float" office:value="114" calcext:value-type="float">
            <text:p>114</text:p>
          </table:table-cell>
          <table:table-cell office:value-type="float" office:value="0.671334163948" calcext:value-type="float">
            <text:p>0.6713341639</text:p>
          </table:table-cell>
          <table:table-cell office:value-type="float" office:value="90" calcext:value-type="float">
            <text:p>90</text:p>
          </table:table-cell>
          <table:table-cell office:value-type="float" office:value="1.24479955015" calcext:value-type="float">
            <text:p>1.2447995502</text:p>
          </table:table-cell>
          <table:table-cell office:value-type="float" office:value="1892" calcext:value-type="float">
            <text:p>1892</text:p>
          </table:table-cell>
          <table:table-cell table:number-columns-repeated="7"/>
          <table:table-cell table:formula="of:=[.C47]/[.$R$3]" office:value-type="float" office:value="0.7128019375" calcext:value-type="float">
            <text:p>0.7128019375</text:p>
          </table:table-cell>
          <table:table-cell/>
          <table:table-cell table:formula="of:=[.G47]*[.I47]" office:value-type="float" office:value="0.518810063716409" calcext:value-type="float">
            <text:p>0.5188100637</text:p>
          </table:table-cell>
          <table:table-cell table:formula="of:=([.K47]*[.V47])/[.$Q$29]" office:value-type="float" office:value="0.571517286661486" calcext:value-type="float">
            <text:p>0.5715172867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72328187" calcext:value-type="float">
            <text:p>2.72328187</text:p>
          </table:table-cell>
          <table:table-cell office:value-type="float" office:value="92" calcext:value-type="float">
            <text:p>92</text:p>
          </table:table-cell>
          <table:table-cell office:value-type="float" office:value="1.10981427" calcext:value-type="float">
            <text:p>1.10981427</text:p>
          </table:table-cell>
          <table:table-cell office:value-type="float" office:value="71" calcext:value-type="float">
            <text:p>71</text:p>
          </table:table-cell>
          <table:table-cell office:value-type="float" office:value="0.969383943392" calcext:value-type="float">
            <text:p>0.9693839434</text:p>
          </table:table-cell>
          <table:table-cell office:value-type="float" office:value="118" calcext:value-type="float">
            <text:p>118</text:p>
          </table:table-cell>
          <table:table-cell office:value-type="float" office:value="0.597495387546" calcext:value-type="float">
            <text:p>0.5974953875</text:p>
          </table:table-cell>
          <table:table-cell office:value-type="float" office:value="72" calcext:value-type="float">
            <text:p>72</text:p>
          </table:table-cell>
          <table:table-cell office:value-type="float" office:value="1.71113065672" calcext:value-type="float">
            <text:p>1.7111306567</text:p>
          </table:table-cell>
          <table:table-cell office:value-type="float" office:value="2076" calcext:value-type="float">
            <text:p>2076</text:p>
          </table:table-cell>
          <table:table-cell table:number-columns-repeated="7"/>
          <table:table-cell table:formula="of:=[.C48]/[.$R$3]" office:value-type="float" office:value="1.21575083482143" calcext:value-type="float">
            <text:p>1.2157508348</text:p>
          </table:table-cell>
          <table:table-cell/>
          <table:table-cell table:formula="of:=[.G48]*[.I48]" office:value-type="float" office:value="0.579202434937873" calcext:value-type="float">
            <text:p>0.5792024349</text:p>
          </table:table-cell>
          <table:table-cell table:formula="of:=([.K48]*[.V48])/[.$Q$29]" office:value-type="float" office:value="0.877071719353155" calcext:value-type="float">
            <text:p>0.8770717194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61767223" calcext:value-type="float">
            <text:p>1.61767223</text:p>
          </table:table-cell>
          <table:table-cell office:value-type="float" office:value="88" calcext:value-type="float">
            <text:p>88</text:p>
          </table:table-cell>
          <table:table-cell office:value-type="float" office:value="0.97372354" calcext:value-type="float">
            <text:p>0.97372354</text:p>
          </table:table-cell>
          <table:table-cell office:value-type="float" office:value="75" calcext:value-type="float">
            <text:p>75</text:p>
          </table:table-cell>
          <table:table-cell office:value-type="float" office:value="0.867218313649" calcext:value-type="float">
            <text:p>0.8672183136</text:p>
          </table:table-cell>
          <table:table-cell office:value-type="float" office:value="89" calcext:value-type="float">
            <text:p>89</text:p>
          </table:table-cell>
          <table:table-cell office:value-type="float" office:value="0.733902797804" calcext:value-type="float">
            <text:p>0.7339027978</text:p>
          </table:table-cell>
          <table:table-cell office:value-type="float" office:value="90" calcext:value-type="float">
            <text:p>90</text:p>
          </table:table-cell>
          <table:table-cell office:value-type="float" office:value="1.14365360051" calcext:value-type="float">
            <text:p>1.1436536005</text:p>
          </table:table-cell>
          <table:table-cell office:value-type="float" office:value="1579" calcext:value-type="float">
            <text:p>1579</text:p>
          </table:table-cell>
          <table:table-cell table:number-columns-repeated="7"/>
          <table:table-cell table:formula="of:=[.C49]/[.$R$3]" office:value-type="float" office:value="0.722175102678571" calcext:value-type="float">
            <text:p>0.7221751027</text:p>
          </table:table-cell>
          <table:table-cell/>
          <table:table-cell table:formula="of:=[.G49]*[.I49]" office:value-type="float" office:value="0.636453946693868" calcext:value-type="float">
            <text:p>0.6364539467</text:p>
          </table:table-cell>
          <table:table-cell table:formula="of:=([.K49]*[.V49])/[.$Q$29]" office:value-type="float" office:value="0.644144113004638" calcext:value-type="float">
            <text:p>0.644144113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.70171213" calcext:value-type="float">
            <text:p>2.70171213</text:p>
          </table:table-cell>
          <table:table-cell office:value-type="float" office:value="101" calcext:value-type="float">
            <text:p>101</text:p>
          </table:table-cell>
          <table:table-cell office:value-type="float" office:value="1.08115172" calcext:value-type="float">
            <text:p>1.08115172</text:p>
          </table:table-cell>
          <table:table-cell office:value-type="float" office:value="49" calcext:value-type="float">
            <text:p>49</text:p>
          </table:table-cell>
          <table:table-cell office:value-type="float" office:value="1.22696064549" calcext:value-type="float">
            <text:p>1.2269606455</text:p>
          </table:table-cell>
          <table:table-cell office:value-type="float" office:value="125" calcext:value-type="float">
            <text:p>125</text:p>
          </table:table-cell>
          <table:table-cell office:value-type="float" office:value="0.955121417957" calcext:value-type="float">
            <text:p>0.955121418</text:p>
          </table:table-cell>
          <table:table-cell office:value-type="float" office:value="137" calcext:value-type="float">
            <text:p>137</text:p>
          </table:table-cell>
          <table:table-cell office:value-type="float" office:value="1.0955332728" calcext:value-type="float">
            <text:p>1.0955332728</text:p>
          </table:table-cell>
          <table:table-cell office:value-type="float" office:value="1711" calcext:value-type="float">
            <text:p>1711</text:p>
          </table:table-cell>
          <table:table-cell table:number-columns-repeated="7"/>
          <table:table-cell table:formula="of:=[.C50]/[.$R$3]" office:value-type="float" office:value="1.20612148660714" calcext:value-type="float">
            <text:p>1.2061214866</text:p>
          </table:table-cell>
          <table:table-cell/>
          <table:table-cell table:formula="of:=[.G50]*[.I50]" office:value-type="float" office:value="1.17189639149784" calcext:value-type="float">
            <text:p>1.1718963915</text:p>
          </table:table-cell>
          <table:table-cell table:formula="of:=([.K50]*[.V50])/[.$Q$29]" office:value-type="float" office:value="1.13615176031871" calcext:value-type="float">
            <text:p>1.1361517603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.81062585" calcext:value-type="float">
            <text:p>1.81062585</text:p>
          </table:table-cell>
          <table:table-cell office:value-type="float" office:value="100" calcext:value-type="float">
            <text:p>100</text:p>
          </table:table-cell>
          <table:table-cell office:value-type="float" office:value="0.95344533" calcext:value-type="float">
            <text:p>0.95344533</text:p>
          </table:table-cell>
          <table:table-cell office:value-type="float" office:value="83" calcext:value-type="float">
            <text:p>83</text:p>
          </table:table-cell>
          <table:table-cell office:value-type="float" office:value="0.848578306655" calcext:value-type="float">
            <text:p>0.8485783067</text:p>
          </table:table-cell>
          <table:table-cell office:value-type="float" office:value="92" calcext:value-type="float">
            <text:p>92</text:p>
          </table:table-cell>
          <table:table-cell office:value-type="float" office:value="0.666272983454" calcext:value-type="float">
            <text:p>0.6662729835</text:p>
          </table:table-cell>
          <table:table-cell office:value-type="float" office:value="86" calcext:value-type="float">
            <text:p>86</text:p>
          </table:table-cell>
          <table:table-cell office:value-type="float" office:value="1.17312903675" calcext:value-type="float">
            <text:p>1.1731290368</text:p>
          </table:table-cell>
          <table:table-cell office:value-type="float" office:value="1789" calcext:value-type="float">
            <text:p>1789</text:p>
          </table:table-cell>
          <table:table-cell table:number-columns-repeated="7"/>
          <table:table-cell table:formula="of:=[.C51]/[.$R$3]" office:value-type="float" office:value="0.808315111607143" calcext:value-type="float">
            <text:p>0.8083151116</text:p>
          </table:table-cell>
          <table:table-cell/>
          <table:table-cell table:formula="of:=[.G51]*[.I51]" office:value-type="float" office:value="0.56538480006937" calcext:value-type="float">
            <text:p>0.5653848001</text:p>
          </table:table-cell>
          <table:table-cell table:formula="of:=([.K51]*[.V51])/[.$Q$29]" office:value-type="float" office:value="0.586964005219886" calcext:value-type="float">
            <text:p>0.586964005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.42627211" calcext:value-type="float">
            <text:p>2.42627211</text:p>
          </table:table-cell>
          <table:table-cell office:value-type="float" office:value="105" calcext:value-type="float">
            <text:p>105</text:p>
          </table:table-cell>
          <table:table-cell office:value-type="float" office:value="1.08982275" calcext:value-type="float">
            <text:p>1.08982275</text:p>
          </table:table-cell>
          <table:table-cell office:value-type="float" office:value="55" calcext:value-type="float">
            <text:p>55</text:p>
          </table:table-cell>
          <table:table-cell office:value-type="float" office:value="1.07872587606" calcext:value-type="float">
            <text:p>1.0787258761</text:p>
          </table:table-cell>
          <table:table-cell office:value-type="float" office:value="104" calcext:value-type="float">
            <text:p>104</text:p>
          </table:table-cell>
          <table:table-cell office:value-type="float" office:value="0.813594714662" calcext:value-type="float">
            <text:p>0.8135947147</text:p>
          </table:table-cell>
          <table:table-cell office:value-type="float" office:value="96" calcext:value-type="float">
            <text:p>96</text:p>
          </table:table-cell>
          <table:table-cell office:value-type="float" office:value="1.30442675113" calcext:value-type="float">
            <text:p>1.3044267511</text:p>
          </table:table-cell>
          <table:table-cell office:value-type="float" office:value="1672" calcext:value-type="float">
            <text:p>1672</text:p>
          </table:table-cell>
          <table:table-cell table:number-columns-repeated="7"/>
          <table:table-cell table:formula="of:=[.C52]/[.$R$3]" office:value-type="float" office:value="1.08315719196429" calcext:value-type="float">
            <text:p>1.083157192</text:p>
          </table:table-cell>
          <table:table-cell/>
          <table:table-cell table:formula="of:=[.G52]*[.I52]" office:value-type="float" office:value="0.877645671331552" calcext:value-type="float">
            <text:p>0.8776456713</text:p>
          </table:table-cell>
          <table:table-cell table:formula="of:=([.K52]*[.V52])/[.$Q$29]" office:value-type="float" office:value="1.01311901920206" calcext:value-type="float">
            <text:p>1.013119019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.41599511" calcext:value-type="float">
            <text:p>2.41599511</text:p>
          </table:table-cell>
          <table:table-cell office:value-type="float" office:value="89" calcext:value-type="float">
            <text:p>89</text:p>
          </table:table-cell>
          <table:table-cell office:value-type="float" office:value="1.04689858" calcext:value-type="float">
            <text:p>1.04689858</text:p>
          </table:table-cell>
          <table:table-cell office:value-type="float" office:value="51" calcext:value-type="float">
            <text:p>51</text:p>
          </table:table-cell>
          <table:table-cell office:value-type="float" office:value="1.13048212447" calcext:value-type="float">
            <text:p>1.1304821245</text:p>
          </table:table-cell>
          <table:table-cell office:value-type="float" office:value="104" calcext:value-type="float">
            <text:p>104</text:p>
          </table:table-cell>
          <table:table-cell office:value-type="float" office:value="1.05507233887" calcext:value-type="float">
            <text:p>1.0550723389</text:p>
          </table:table-cell>
          <table:table-cell office:value-type="float" office:value="92" calcext:value-type="float">
            <text:p>92</text:p>
          </table:table-cell>
          <table:table-cell office:value-type="float" office:value="1.05504866818" calcext:value-type="float">
            <text:p>1.0550486682</text:p>
          </table:table-cell>
          <table:table-cell office:value-type="float" office:value="1469" calcext:value-type="float">
            <text:p>1469</text:p>
          </table:table-cell>
          <table:table-cell table:number-columns-repeated="7"/>
          <table:table-cell table:formula="of:=[.C53]/[.$R$3]" office:value-type="float" office:value="1.07856924553571" calcext:value-type="float">
            <text:p>1.0785692455</text:p>
          </table:table-cell>
          <table:table-cell/>
          <table:table-cell table:formula="of:=[.G53]*[.I53]" office:value-type="float" office:value="1.19274041911529" calcext:value-type="float">
            <text:p>1.1927404191</text:p>
          </table:table-cell>
          <table:table-cell table:formula="of:=([.K53]*[.V53])/[.$Q$29]" office:value-type="float" office:value="1.11362760236464" calcext:value-type="float">
            <text:p>1.1136276024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.21653855" calcext:value-type="float">
            <text:p>2.21653855</text:p>
          </table:table-cell>
          <table:table-cell office:value-type="float" office:value="96" calcext:value-type="float">
            <text:p>96</text:p>
          </table:table-cell>
          <table:table-cell office:value-type="float" office:value="1.16922107" calcext:value-type="float">
            <text:p>1.16922107</text:p>
          </table:table-cell>
          <table:table-cell office:value-type="float" office:value="60" calcext:value-type="float">
            <text:p>60</text:p>
          </table:table-cell>
          <table:table-cell office:value-type="float" office:value="0.989682407355" calcext:value-type="float">
            <text:p>0.9896824074</text:p>
          </table:table-cell>
          <table:table-cell office:value-type="float" office:value="82" calcext:value-type="float">
            <text:p>82</text:p>
          </table:table-cell>
          <table:table-cell office:value-type="float" office:value="0.97727870161" calcext:value-type="float">
            <text:p>0.9772787016</text:p>
          </table:table-cell>
          <table:table-cell office:value-type="float" office:value="109" calcext:value-type="float">
            <text:p>109</text:p>
          </table:table-cell>
          <table:table-cell office:value-type="float" office:value="1.12184405769" calcext:value-type="float">
            <text:p>1.1218440577</text:p>
          </table:table-cell>
          <table:table-cell office:value-type="float" office:value="1651" calcext:value-type="float">
            <text:p>1651</text:p>
          </table:table-cell>
          <table:table-cell table:number-columns-repeated="7"/>
          <table:table-cell table:formula="of:=[.C54]/[.$R$3]" office:value-type="float" office:value="0.989526138392857" calcext:value-type="float">
            <text:p>0.9895261384</text:p>
          </table:table-cell>
          <table:table-cell/>
          <table:table-cell table:formula="of:=[.G54]*[.I54]" office:value-type="float" office:value="0.967195538066154" calcext:value-type="float">
            <text:p>0.9671955381</text:p>
          </table:table-cell>
          <table:table-cell table:formula="of:=([.K54]*[.V54])/[.$Q$29]" office:value-type="float" office:value="0.960214661065307" calcext:value-type="float">
            <text:p>0.960214661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.60001879" calcext:value-type="float">
            <text:p>1.60001879</text:p>
          </table:table-cell>
          <table:table-cell office:value-type="float" office:value="63" calcext:value-type="float">
            <text:p>63</text:p>
          </table:table-cell>
          <table:table-cell office:value-type="float" office:value="1.04325489" calcext:value-type="float">
            <text:p>1.04325489</text:p>
          </table:table-cell>
          <table:table-cell office:value-type="float" office:value="51" calcext:value-type="float">
            <text:p>51</text:p>
          </table:table-cell>
          <table:table-cell office:value-type="float" office:value="0.823852581289" calcext:value-type="float">
            <text:p>0.8238525813</text:p>
          </table:table-cell>
          <table:table-cell office:value-type="float" office:value="77" calcext:value-type="float">
            <text:p>77</text:p>
          </table:table-cell>
          <table:table-cell office:value-type="float" office:value="0.777301778886" calcext:value-type="float">
            <text:p>0.7773017789</text:p>
          </table:table-cell>
          <table:table-cell office:value-type="float" office:value="97" calcext:value-type="float">
            <text:p>97</text:p>
          </table:table-cell>
          <table:table-cell office:value-type="float" office:value="1.00552937942" calcext:value-type="float">
            <text:p>1.0055293794</text:p>
          </table:table-cell>
          <table:table-cell office:value-type="float" office:value="1350" calcext:value-type="float">
            <text:p>1350</text:p>
          </table:table-cell>
          <table:table-cell table:number-columns-repeated="7"/>
          <table:table-cell table:formula="of:=[.C55]/[.$R$3]" office:value-type="float" office:value="0.714294102678571" calcext:value-type="float">
            <text:p>0.7142941027</text:p>
          </table:table-cell>
          <table:table-cell/>
          <table:table-cell table:formula="of:=[.G55]*[.I55]" office:value-type="float" office:value="0.640382076975763" calcext:value-type="float">
            <text:p>0.640382077</text:p>
          </table:table-cell>
          <table:table-cell table:formula="of:=([.K55]*[.V55])/[.$Q$29]" office:value-type="float" office:value="0.569843356153212" calcext:value-type="float">
            <text:p>0.569843356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.44450973" calcext:value-type="float">
            <text:p>2.44450973</text:p>
          </table:table-cell>
          <table:table-cell office:value-type="float" office:value="71" calcext:value-type="float">
            <text:p>71</text:p>
          </table:table-cell>
          <table:table-cell office:value-type="float" office:value="1.05253747" calcext:value-type="float">
            <text:p>1.05253747</text:p>
          </table:table-cell>
          <table:table-cell office:value-type="float" office:value="59" calcext:value-type="float">
            <text:p>59</text:p>
          </table:table-cell>
          <table:table-cell office:value-type="float" office:value="1.0652705841" calcext:value-type="float">
            <text:p>1.0652705841</text:p>
          </table:table-cell>
          <table:table-cell office:value-type="float" office:value="77" calcext:value-type="float">
            <text:p>77</text:p>
          </table:table-cell>
          <table:table-cell office:value-type="float" office:value="0.98839103648" calcext:value-type="float">
            <text:p>0.9883910365</text:p>
          </table:table-cell>
          <table:table-cell office:value-type="float" office:value="82" calcext:value-type="float">
            <text:p>82</text:p>
          </table:table-cell>
          <table:table-cell office:value-type="float" office:value="1.04303406769" calcext:value-type="float">
            <text:p>1.0430340677</text:p>
          </table:table-cell>
          <table:table-cell office:value-type="float" office:value="1324" calcext:value-type="float">
            <text:p>1324</text:p>
          </table:table-cell>
          <table:table-cell table:number-columns-repeated="7"/>
          <table:table-cell table:formula="of:=[.C56]/[.$R$3]" office:value-type="float" office:value="1.09129898660714" calcext:value-type="float">
            <text:p>1.0912989866</text:p>
          </table:table-cell>
          <table:table-cell/>
          <table:table-cell table:formula="of:=[.G56]*[.I56]" office:value-type="float" office:value="1.05290389675025" calcext:value-type="float">
            <text:p>1.0529038968</text:p>
          </table:table-cell>
          <table:table-cell table:formula="of:=([.K56]*[.V56])/[.$Q$29]" office:value-type="float" office:value="0.971871357800061" calcext:value-type="float">
            <text:p>0.9718713578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.25225889" calcext:value-type="float">
            <text:p>2.25225889</text:p>
          </table:table-cell>
          <table:table-cell office:value-type="float" office:value="71" calcext:value-type="float">
            <text:p>71</text:p>
          </table:table-cell>
          <table:table-cell office:value-type="float" office:value="0.95033407" calcext:value-type="float">
            <text:p>0.95033407</text:p>
          </table:table-cell>
          <table:table-cell office:value-type="float" office:value="43" calcext:value-type="float">
            <text:p>43</text:p>
          </table:table-cell>
          <table:table-cell office:value-type="float" office:value="0.98664687779" calcext:value-type="float">
            <text:p>0.9866468778</text:p>
          </table:table-cell>
          <table:table-cell office:value-type="float" office:value="82" calcext:value-type="float">
            <text:p>82</text:p>
          </table:table-cell>
          <table:table-cell office:value-type="float" office:value="0.625897469161" calcext:value-type="float">
            <text:p>0.6258974692</text:p>
          </table:table-cell>
          <table:table-cell office:value-type="float" office:value="64" calcext:value-type="float">
            <text:p>64</text:p>
          </table:table-cell>
          <table:table-cell office:value-type="float" office:value="1.36574680897" calcext:value-type="float">
            <text:p>1.365746809</text:p>
          </table:table-cell>
          <table:table-cell office:value-type="float" office:value="1456" calcext:value-type="float">
            <text:p>1456</text:p>
          </table:table-cell>
          <table:table-cell table:number-columns-repeated="7"/>
          <table:table-cell table:formula="of:=[.C57]/[.$R$3]" office:value-type="float" office:value="1.00547271875" calcext:value-type="float">
            <text:p>1.0054727188</text:p>
          </table:table-cell>
          <table:table-cell/>
          <table:table-cell table:formula="of:=[.G57]*[.I57]" office:value-type="float" office:value="0.617539783764363" calcext:value-type="float">
            <text:p>0.6175397838</text:p>
          </table:table-cell>
          <table:table-cell table:formula="of:=([.K57]*[.V57])/[.$Q$29]" office:value-type="float" office:value="0.746374326626728" calcext:value-type="float">
            <text:p>0.7463743266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.65165316" calcext:value-type="float">
            <text:p>1.65165316</text:p>
          </table:table-cell>
          <table:table-cell office:value-type="float" office:value="69" calcext:value-type="float">
            <text:p>69</text:p>
          </table:table-cell>
          <table:table-cell office:value-type="float" office:value="1.05789608" calcext:value-type="float">
            <text:p>1.05789608</text:p>
          </table:table-cell>
          <table:table-cell office:value-type="float" office:value="72" calcext:value-type="float">
            <text:p>72</text:p>
          </table:table-cell>
          <table:table-cell office:value-type="float" office:value="0.797550648422" calcext:value-type="float">
            <text:p>0.7975506484</text:p>
          </table:table-cell>
          <table:table-cell office:value-type="float" office:value="74" calcext:value-type="float">
            <text:p>74</text:p>
          </table:table-cell>
          <table:table-cell office:value-type="float" office:value="0.882313283526" calcext:value-type="float">
            <text:p>0.8823132835</text:p>
          </table:table-cell>
          <table:table-cell office:value-type="float" office:value="90" calcext:value-type="float">
            <text:p>90</text:p>
          </table:table-cell>
          <table:table-cell office:value-type="float" office:value="1.00295842631" calcext:value-type="float">
            <text:p>1.0029584263</text:p>
          </table:table-cell>
          <table:table-cell office:value-type="float" office:value="1390" calcext:value-type="float">
            <text:p>1390</text:p>
          </table:table-cell>
          <table:table-cell table:number-columns-repeated="7"/>
          <table:table-cell table:formula="of:=[.C58]/[.$R$3]" office:value-type="float" office:value="0.737345160714286" calcext:value-type="float">
            <text:p>0.7373451607</text:p>
          </table:table-cell>
          <table:table-cell/>
          <table:table-cell table:formula="of:=[.G58]*[.I58]" office:value-type="float" office:value="0.703689531387505" calcext:value-type="float">
            <text:p>0.7036895314</text:p>
          </table:table-cell>
          <table:table-cell table:formula="of:=([.K58]*[.V58])/[.$Q$29]" office:value-type="float" office:value="0.624576411514366" calcext:value-type="float">
            <text:p>0.6245764115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.53492711" calcext:value-type="float">
            <text:p>1.53492711</text:p>
          </table:table-cell>
          <table:table-cell office:value-type="float" office:value="70" calcext:value-type="float">
            <text:p>70</text:p>
          </table:table-cell>
          <table:table-cell office:value-type="float" office:value="1.03908559" calcext:value-type="float">
            <text:p>1.03908559</text:p>
          </table:table-cell>
          <table:table-cell office:value-type="float" office:value="60" calcext:value-type="float">
            <text:p>60</text:p>
          </table:table-cell>
          <table:table-cell office:value-type="float" office:value="0.713574619546" calcext:value-type="float">
            <text:p>0.7135746195</text:p>
          </table:table-cell>
          <table:table-cell office:value-type="float" office:value="81" calcext:value-type="float">
            <text:p>81</text:p>
          </table:table-cell>
          <table:table-cell office:value-type="float" office:value="0.638350584916" calcext:value-type="float">
            <text:p>0.6383505849</text:p>
          </table:table-cell>
          <table:table-cell office:value-type="float" office:value="68" calcext:value-type="float">
            <text:p>68</text:p>
          </table:table-cell>
          <table:table-cell office:value-type="float" office:value="1.255220674" calcext:value-type="float">
            <text:p>1.255220674</text:p>
          </table:table-cell>
          <table:table-cell office:value-type="float" office:value="1911" calcext:value-type="float">
            <text:p>1911</text:p>
          </table:table-cell>
          <table:table-cell table:number-columns-repeated="7"/>
          <table:table-cell table:formula="of:=[.C59]/[.$R$3]" office:value-type="float" office:value="0.685235316964286" calcext:value-type="float">
            <text:p>0.685235317</text:p>
          </table:table-cell>
          <table:table-cell/>
          <table:table-cell table:formula="of:=[.G59]*[.I59]" office:value-type="float" office:value="0.455510775768401" calcext:value-type="float">
            <text:p>0.4555107758</text:p>
          </table:table-cell>
          <table:table-cell table:formula="of:=([.K59]*[.V59])/[.$Q$29]" office:value-type="float" office:value="0.505988091127677" calcext:value-type="float">
            <text:p>0.5059880911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.18783176" calcext:value-type="float">
            <text:p>2.18783176</text:p>
          </table:table-cell>
          <table:table-cell office:value-type="float" office:value="82" calcext:value-type="float">
            <text:p>82</text:p>
          </table:table-cell>
          <table:table-cell office:value-type="float" office:value="1.25238771" calcext:value-type="float">
            <text:p>1.25238771</text:p>
          </table:table-cell>
          <table:table-cell office:value-type="float" office:value="51" calcext:value-type="float">
            <text:p>51</text:p>
          </table:table-cell>
          <table:table-cell office:value-type="float" office:value="0.893578322533" calcext:value-type="float">
            <text:p>0.8935783225</text:p>
          </table:table-cell>
          <table:table-cell office:value-type="float" office:value="92" calcext:value-type="float">
            <text:p>92</text:p>
          </table:table-cell>
          <table:table-cell office:value-type="float" office:value="1.03752158575" calcext:value-type="float">
            <text:p>1.0375215858</text:p>
          </table:table-cell>
          <table:table-cell office:value-type="float" office:value="117" calcext:value-type="float">
            <text:p>117</text:p>
          </table:table-cell>
          <table:table-cell office:value-type="float" office:value="1.13243066047" calcext:value-type="float">
            <text:p>1.1324306605</text:p>
          </table:table-cell>
          <table:table-cell office:value-type="float" office:value="1347" calcext:value-type="float">
            <text:p>1347</text:p>
          </table:table-cell>
          <table:table-cell table:number-columns-repeated="7"/>
          <table:table-cell table:formula="of:=[.C60]/[.$R$3]" office:value-type="float" office:value="0.976710607142857" calcext:value-type="float">
            <text:p>0.9767106071</text:p>
          </table:table-cell>
          <table:table-cell/>
          <table:table-cell table:formula="of:=[.G60]*[.I60]" office:value-type="float" office:value="0.927106798186263" calcext:value-type="float">
            <text:p>0.9271067982</text:p>
          </table:table-cell>
          <table:table-cell table:formula="of:=([.K60]*[.V60])/[.$Q$29]" office:value-type="float" office:value="0.929101029908227" calcext:value-type="float">
            <text:p>0.9291010299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.4684898" calcext:value-type="float">
            <text:p>1.4684898</text:p>
          </table:table-cell>
          <table:table-cell office:value-type="float" office:value="46" calcext:value-type="float">
            <text:p>46</text:p>
          </table:table-cell>
          <table:table-cell office:value-type="float" office:value="0.9136377" calcext:value-type="float">
            <text:p>0.9136377</text:p>
          </table:table-cell>
          <table:table-cell office:value-type="float" office:value="56" calcext:value-type="float">
            <text:p>56</text:p>
          </table:table-cell>
          <table:table-cell office:value-type="float" office:value="0.845346561246" calcext:value-type="float">
            <text:p>0.8453465612</text:p>
          </table:table-cell>
          <table:table-cell office:value-type="float" office:value="58" calcext:value-type="float">
            <text:p>58</text:p>
          </table:table-cell>
          <table:table-cell office:value-type="float" office:value="0.600111516248" calcext:value-type="float">
            <text:p>0.6001115162</text:p>
          </table:table-cell>
          <table:table-cell office:value-type="float" office:value="51" calcext:value-type="float">
            <text:p>51</text:p>
          </table:table-cell>
          <table:table-cell office:value-type="float" office:value="1.03278955914" calcext:value-type="float">
            <text:p>1.0327895591</text:p>
          </table:table-cell>
          <table:table-cell office:value-type="float" office:value="1359" calcext:value-type="float">
            <text:p>1359</text:p>
          </table:table-cell>
          <table:table-cell table:number-columns-repeated="7"/>
          <table:table-cell table:formula="of:=[.C61]/[.$R$3]" office:value-type="float" office:value="0.655575803571429" calcext:value-type="float">
            <text:p>0.6555758036</text:p>
          </table:table-cell>
          <table:table-cell/>
          <table:table-cell table:formula="of:=[.G61]*[.I61]" office:value-type="float" office:value="0.50730220662437" calcext:value-type="float">
            <text:p>0.5073022066</text:p>
          </table:table-cell>
          <table:table-cell table:formula="of:=([.K61]*[.V61])/[.$Q$29]" office:value-type="float" office:value="0.463660550734807" calcext:value-type="float">
            <text:p>0.4636605507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.66261271" calcext:value-type="float">
            <text:p>2.66261271</text:p>
          </table:table-cell>
          <table:table-cell office:value-type="float" office:value="58" calcext:value-type="float">
            <text:p>58</text:p>
          </table:table-cell>
          <table:table-cell office:value-type="float" office:value="1.33339171" calcext:value-type="float">
            <text:p>1.33339171</text:p>
          </table:table-cell>
          <table:table-cell office:value-type="float" office:value="34" calcext:value-type="float">
            <text:p>34</text:p>
          </table:table-cell>
          <table:table-cell office:value-type="float" office:value="1.06414174122" calcext:value-type="float">
            <text:p>1.0641417412</text:p>
          </table:table-cell>
          <table:table-cell office:value-type="float" office:value="53" calcext:value-type="float">
            <text:p>53</text:p>
          </table:table-cell>
          <table:table-cell office:value-type="float" office:value="0.667014647929" calcext:value-type="float">
            <text:p>0.6670146479</text:p>
          </table:table-cell>
          <table:table-cell office:value-type="float" office:value="61" calcext:value-type="float">
            <text:p>61</text:p>
          </table:table-cell>
          <table:table-cell office:value-type="float" office:value="1.65916395857" calcext:value-type="float">
            <text:p>1.6591639586</text:p>
          </table:table-cell>
          <table:table-cell office:value-type="float" office:value="1103" calcext:value-type="float">
            <text:p>1103</text:p>
          </table:table-cell>
          <table:table-cell table:number-columns-repeated="7"/>
          <table:table-cell table:formula="of:=[.C62]/[.$R$3]" office:value-type="float" office:value="1.18866638839286" calcext:value-type="float">
            <text:p>1.1886663884</text:p>
          </table:table-cell>
          <table:table-cell/>
          <table:table-cell table:formula="of:=[.G62]*[.I62]" office:value-type="float" office:value="0.709798128866411" calcext:value-type="float">
            <text:p>0.7097981289</text:p>
          </table:table-cell>
          <table:table-cell table:formula="of:=([.K62]*[.V62])/[.$Q$29]" office:value-type="float" office:value="1.04218714449166" calcext:value-type="float">
            <text:p>1.0421871445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90004082" calcext:value-type="float">
            <text:p>2.90004082</text:p>
          </table:table-cell>
          <table:table-cell office:value-type="float" office:value="40" calcext:value-type="float">
            <text:p>40</text:p>
          </table:table-cell>
          <table:table-cell office:value-type="float" office:value="1.01403736" calcext:value-type="float">
            <text:p>1.01403736</text:p>
          </table:table-cell>
          <table:table-cell office:value-type="float" office:value="38" calcext:value-type="float">
            <text:p>38</text:p>
          </table:table-cell>
          <table:table-cell office:value-type="float" office:value="1.49208968353" calcext:value-type="float">
            <text:p>1.4920896835</text:p>
          </table:table-cell>
          <table:table-cell office:value-type="float" office:value="33" calcext:value-type="float">
            <text:p>33</text:p>
          </table:table-cell>
          <table:table-cell office:value-type="float" office:value="1.01207690106" calcext:value-type="float">
            <text:p>1.0120769011</text:p>
          </table:table-cell>
          <table:table-cell office:value-type="float" office:value="56" calcext:value-type="float">
            <text:p>56</text:p>
          </table:table-cell>
          <table:table-cell office:value-type="float" office:value="1.00085766996" calcext:value-type="float">
            <text:p>1.00085767</text:p>
          </table:table-cell>
          <table:table-cell office:value-type="float" office:value="857" calcext:value-type="float">
            <text:p>857</text:p>
          </table:table-cell>
          <table:table-cell table:number-columns-repeated="7"/>
          <table:table-cell table:formula="of:=[.C63]/[.$R$3]" office:value-type="float" office:value="1.29466108035714" calcext:value-type="float">
            <text:p>1.2946610804</text:p>
          </table:table-cell>
          <table:table-cell/>
          <table:table-cell table:formula="of:=[.G63]*[.I63]" office:value-type="float" office:value="1.51010950301064" calcext:value-type="float">
            <text:p>1.510109503</text:p>
          </table:table-cell>
          <table:table-cell table:formula="of:=([.K63]*[.V63])/[.$Q$29]" office:value-type="float" office:value="1.33752626421919" calcext:value-type="float">
            <text:p>1.337526264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.7937551" calcext:value-type="float">
            <text:p>1.7937551</text:p>
          </table:table-cell>
          <table:table-cell office:value-type="float" office:value="25" calcext:value-type="float">
            <text:p>25</text:p>
          </table:table-cell>
          <table:table-cell office:value-type="float" office:value="0.99834397" calcext:value-type="float">
            <text:p>0.99834397</text:p>
          </table:table-cell>
          <table:table-cell office:value-type="float" office:value="24" calcext:value-type="float">
            <text:p>24</text:p>
          </table:table-cell>
          <table:table-cell office:value-type="float" office:value="0.933456894388" calcext:value-type="float">
            <text:p>0.9334568944</text:p>
          </table:table-cell>
          <table:table-cell office:value-type="float" office:value="43" calcext:value-type="float">
            <text:p>43</text:p>
          </table:table-cell>
          <table:table-cell office:value-type="float" office:value="0.495976724813" calcext:value-type="float">
            <text:p>0.4959767248</text:p>
          </table:table-cell>
          <table:table-cell office:value-type="float" office:value="14" calcext:value-type="float">
            <text:p>14</text:p>
          </table:table-cell>
          <table:table-cell office:value-type="float" office:value="1.15997302869" calcext:value-type="float">
            <text:p>1.1599730287</text:p>
          </table:table-cell>
          <table:table-cell office:value-type="float" office:value="1216" calcext:value-type="float">
            <text:p>1216</text:p>
          </table:table-cell>
          <table:table-cell table:number-columns-repeated="7"/>
          <table:table-cell table:formula="of:=[.C64]/[.$R$3]" office:value-type="float" office:value="0.800783526785714" calcext:value-type="float">
            <text:p>0.8007835268</text:p>
          </table:table-cell>
          <table:table-cell/>
          <table:table-cell table:formula="of:=[.G64]*[.I64]" office:value-type="float" office:value="0.462972893232675" calcext:value-type="float">
            <text:p>0.4629728932</text:p>
          </table:table-cell>
          <table:table-cell table:formula="of:=([.K64]*[.V64])/[.$Q$29]" office:value-type="float" office:value="0.475253158552635" calcext:value-type="float">
            <text:p>0.4752531586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03935666" calcext:value-type="float">
            <text:p>2.03935666</text:p>
          </table:table-cell>
          <table:table-cell office:value-type="float" office:value="14" calcext:value-type="float">
            <text:p>14</text:p>
          </table:table-cell>
          <table:table-cell office:value-type="float" office:value="0.91553482" calcext:value-type="float">
            <text:p>0.91553482</text:p>
          </table:table-cell>
          <table:table-cell office:value-type="float" office:value="8" calcext:value-type="float">
            <text:p>8</text:p>
          </table:table-cell>
          <table:table-cell office:value-type="float" office:value="1.07394549461" calcext:value-type="float">
            <text:p>1.0739454946</text:p>
          </table:table-cell>
          <table:table-cell office:value-type="float" office:value="11" calcext:value-type="float">
            <text:p>11</text:p>
          </table:table-cell>
          <table:table-cell office:value-type="float" office:value="0.477564835833" calcext:value-type="float">
            <text:p>0.4775648358</text:p>
          </table:table-cell>
          <table:table-cell office:value-type="float" office:value="6" calcext:value-type="float">
            <text:p>6</text:p>
          </table:table-cell>
          <table:table-cell office:value-type="float" office:value="1.07519902343" calcext:value-type="float">
            <text:p>1.0751990234</text:p>
          </table:table-cell>
          <table:table-cell office:value-type="float" office:value="610" calcext:value-type="float">
            <text:p>610</text:p>
          </table:table-cell>
          <table:table-cell table:number-columns-repeated="7"/>
          <table:table-cell table:formula="of:=[.C65]/[.$R$3]" office:value-type="float" office:value="0.910427080357143" calcext:value-type="float">
            <text:p>0.9104270804</text:p>
          </table:table-cell>
          <table:table-cell/>
          <table:table-cell table:formula="of:=[.G65]*[.I65]" office:value-type="float" office:value="0.512878603827015" calcext:value-type="float">
            <text:p>0.5128786038</text:p>
          </table:table-cell>
          <table:table-cell table:formula="of:=([.K65]*[.V65])/[.$Q$29]" office:value-type="float" office:value="0.488005817675175" calcext:value-type="float">
            <text:p>0.4880058177</text:p>
          </table:table-cell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9621315" calcext:value-type="float">
            <text:p>1.296213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74598954" calcext:value-type="float">
            <text:p>0.7459895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617386389905" calcext:value-type="float">
            <text:p>0.6173863899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0.739868106889" calcext:value-type="float">
            <text:p>0.7398681069</text:p>
          </table:table-cell>
          <table:table-cell office:value-type="float" office:value="5" calcext:value-type="float">
            <text:p>5</text:p>
          </table:table-cell>
          <table:table-cell office:value-type="float" office:value="0.978355652475" calcext:value-type="float">
            <text:p>0.9783556525</text:p>
          </table:table-cell>
          <table:table-cell office:value-type="float" office:value="304" calcext:value-type="float">
            <text:p>304</text:p>
          </table:table-cell>
          <table:table-cell table:style-name="ce2" table:number-columns-repeated="7"/>
          <table:table-cell table:style-name="ce2" table:formula="of:=[.C66]/[.$R$3]" office:value-type="float" office:value="0.578666584821429" calcext:value-type="float">
            <text:p>0.5786665848</text:p>
          </table:table-cell>
          <table:table-cell table:style-name="ce2"/>
          <table:table-cell table:formula="of:=[.G66]*[.I66]" office:value-type="float" office:value="0.456784499518046" calcext:value-type="float">
            <text:p>0.4567844995</text:p>
          </table:table-cell>
          <table:table-cell table:formula="of:=([.K66]*[.V66])/[.$Q$29]" office:value-type="float" office:value="0.39548468766942" calcext:value-type="float">
            <text:p>0.3954846877</text:p>
          </table:table-cell>
          <table:table-cell table:style-name="ce2"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6196696" calcext:value-type="float">
            <text:p>1.66196696</text:p>
          </table:table-cell>
          <table:table-cell office:value-type="float" office:value="14" calcext:value-type="float">
            <text:p>14</text:p>
          </table:table-cell>
          <table:table-cell office:value-type="float" office:value="0.77834943" calcext:value-type="float">
            <text:p>0.77834943</text:p>
          </table:table-cell>
          <table:table-cell office:value-type="float" office:value="17" calcext:value-type="float">
            <text:p>17</text:p>
          </table:table-cell>
          <table:table-cell office:value-type="float" office:value="0.974601262182" calcext:value-type="float">
            <text:p>0.9746012622</text:p>
          </table:table-cell>
          <table:table-cell office:value-type="float" office:value="18" calcext:value-type="float">
            <text:p>18</text:p>
          </table:table-cell>
          <table:table-cell office:value-type="float" office:value="0.721221417867" calcext:value-type="float">
            <text:p>0.7212214179</text:p>
          </table:table-cell>
          <table:table-cell office:value-type="float" office:value="20" calcext:value-type="float">
            <text:p>20</text:p>
          </table:table-cell>
          <table:table-cell office:value-type="float" office:value="1.00733047975" calcext:value-type="float">
            <text:p>1.0073304798</text:p>
          </table:table-cell>
          <table:table-cell office:value-type="float" office:value="535" calcext:value-type="float">
            <text:p>535</text:p>
          </table:table-cell>
          <table:table-cell table:number-columns-repeated="7"/>
          <table:table-cell table:formula="of:=[.C67]/[.$R$3]" office:value-type="float" office:value="0.741949535714286" calcext:value-type="float">
            <text:p>0.7419495357</text:p>
          </table:table-cell>
          <table:table-cell/>
          <table:table-cell table:formula="of:=[.G67]*[.I67]" office:value-type="float" office:value="0.70290330416587" calcext:value-type="float">
            <text:p>0.7029033042</text:p>
          </table:table-cell>
          <table:table-cell table:formula="of:=([.K67]*[.V67])/[.$Q$29]" office:value-type="float" office:value="0.62659816159581" calcext:value-type="float">
            <text:p>0.626598161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54683576" calcext:value-type="float">
            <text:p>1.54683576</text:p>
          </table:table-cell>
          <table:table-cell office:value-type="float" office:value="35" calcext:value-type="float">
            <text:p>35</text:p>
          </table:table-cell>
          <table:table-cell office:value-type="float" office:value="1.04205656" calcext:value-type="float">
            <text:p>1.04205656</text:p>
          </table:table-cell>
          <table:table-cell office:value-type="float" office:value="51" calcext:value-type="float">
            <text:p>51</text:p>
          </table:table-cell>
          <table:table-cell office:value-type="float" office:value="0.91670162663" calcext:value-type="float">
            <text:p>0.9167016266</text:p>
          </table:table-cell>
          <table:table-cell office:value-type="float" office:value="46" calcext:value-type="float">
            <text:p>46</text:p>
          </table:table-cell>
          <table:table-cell office:value-type="float" office:value="0.956964058525" calcext:value-type="float">
            <text:p>0.9569640585</text:p>
          </table:table-cell>
          <table:table-cell office:value-type="float" office:value="42" calcext:value-type="float">
            <text:p>42</text:p>
          </table:table-cell>
          <table:table-cell office:value-type="float" office:value="0.949661891112" calcext:value-type="float">
            <text:p>0.9496618911</text:p>
          </table:table-cell>
          <table:table-cell office:value-type="float" office:value="730" calcext:value-type="float">
            <text:p>730</text:p>
          </table:table-cell>
          <table:table-cell table:number-columns-repeated="7"/>
          <table:table-cell table:formula="of:=[.C68]/[.$R$3]" office:value-type="float" office:value="0.690551678571429" calcext:value-type="float">
            <text:p>0.6905516786</text:p>
          </table:table-cell>
          <table:table-cell/>
          <table:table-cell table:formula="of:=[.G68]*[.I68]" office:value-type="float" office:value="0.877250509076314" calcext:value-type="float">
            <text:p>0.8772505091</text:p>
          </table:table-cell>
          <table:table-cell table:formula="of:=([.K68]*[.V68])/[.$Q$29]" office:value-type="float" office:value="0.737249006573785" calcext:value-type="float">
            <text:p>0.737249006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5212282" calcext:value-type="float">
            <text:p>1.5212282</text:p>
          </table:table-cell>
          <table:table-cell office:value-type="float" office:value="55" calcext:value-type="float">
            <text:p>55</text:p>
          </table:table-cell>
          <table:table-cell office:value-type="float" office:value="1.1521571" calcext:value-type="float">
            <text:p>1.1521571</text:p>
          </table:table-cell>
          <table:table-cell office:value-type="float" office:value="50" calcext:value-type="float">
            <text:p>50</text:p>
          </table:table-cell>
          <table:table-cell office:value-type="float" office:value="0.740214383573" calcext:value-type="float">
            <text:p>0.7402143836</text:p>
          </table:table-cell>
          <table:table-cell office:value-type="float" office:value="79" calcext:value-type="float">
            <text:p>79</text:p>
          </table:table-cell>
          <table:table-cell office:value-type="float" office:value="0.96377164527" calcext:value-type="float">
            <text:p>0.9637716453</text:p>
          </table:table-cell>
          <table:table-cell office:value-type="float" office:value="89" calcext:value-type="float">
            <text:p>89</text:p>
          </table:table-cell>
          <table:table-cell office:value-type="float" office:value="1.09999106363" calcext:value-type="float">
            <text:p>1.0999910636</text:p>
          </table:table-cell>
          <table:table-cell office:value-type="float" office:value="1151" calcext:value-type="float">
            <text:p>1151</text:p>
          </table:table-cell>
          <table:table-cell table:number-columns-repeated="7"/>
          <table:table-cell table:formula="of:=[.C69]/[.$R$3]" office:value-type="float" office:value="0.679119732142857" calcext:value-type="float">
            <text:p>0.6791197321</text:p>
          </table:table-cell>
          <table:table-cell/>
          <table:table-cell table:formula="of:=[.G69]*[.I69]" office:value-type="float" office:value="0.713397634308669" calcext:value-type="float">
            <text:p>0.7133976343</text:p>
          </table:table-cell>
          <table:table-cell table:formula="of:=([.K69]*[.V69])/[.$Q$29]" office:value-type="float" office:value="0.694452232348954" calcext:value-type="float">
            <text:p>0.6944522323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68988618" calcext:value-type="float">
            <text:p>1.68988618</text:p>
          </table:table-cell>
          <table:table-cell office:value-type="float" office:value="82" calcext:value-type="float">
            <text:p>82</text:p>
          </table:table-cell>
          <table:table-cell office:value-type="float" office:value="1.08223714" calcext:value-type="float">
            <text:p>1.08223714</text:p>
          </table:table-cell>
          <table:table-cell office:value-type="float" office:value="62" calcext:value-type="float">
            <text:p>62</text:p>
          </table:table-cell>
          <table:table-cell office:value-type="float" office:value="0.887215681381" calcext:value-type="float">
            <text:p>0.8872156814</text:p>
          </table:table-cell>
          <table:table-cell office:value-type="float" office:value="96" calcext:value-type="float">
            <text:p>96</text:p>
          </table:table-cell>
          <table:table-cell office:value-type="float" office:value="0.931976095646" calcext:value-type="float">
            <text:p>0.9319760956</text:p>
          </table:table-cell>
          <table:table-cell office:value-type="float" office:value="70" calcext:value-type="float">
            <text:p>70</text:p>
          </table:table-cell>
          <table:table-cell office:value-type="float" office:value="1.08722237504" calcext:value-type="float">
            <text:p>1.087222375</text:p>
          </table:table-cell>
          <table:table-cell office:value-type="float" office:value="1311" calcext:value-type="float">
            <text:p>1311</text:p>
          </table:table-cell>
          <table:table-cell table:number-columns-repeated="7"/>
          <table:table-cell table:formula="of:=[.C70]/[.$R$3]" office:value-type="float" office:value="0.754413473214286" calcext:value-type="float">
            <text:p>0.7544134732</text:p>
          </table:table-cell>
          <table:table-cell/>
          <table:table-cell table:formula="of:=[.G70]*[.I70]" office:value-type="float" office:value="0.82686380672937" calcext:value-type="float">
            <text:p>0.8268638067</text:p>
          </table:table-cell>
          <table:table-cell table:formula="of:=([.K70]*[.V70])/[.$Q$29]" office:value-type="float" office:value="0.795561798041523" calcext:value-type="float">
            <text:p>0.795561798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41125203" calcext:value-type="float">
            <text:p>1.41125203</text:p>
          </table:table-cell>
          <table:table-cell office:value-type="float" office:value="82" calcext:value-type="float">
            <text:p>82</text:p>
          </table:table-cell>
          <table:table-cell office:value-type="float" office:value="1.08858716" calcext:value-type="float">
            <text:p>1.08858716</text:p>
          </table:table-cell>
          <table:table-cell office:value-type="float" office:value="86" calcext:value-type="float">
            <text:p>86</text:p>
          </table:table-cell>
          <table:table-cell office:value-type="float" office:value="0.737960554253" calcext:value-type="float">
            <text:p>0.7379605543</text:p>
          </table:table-cell>
          <table:table-cell office:value-type="float" office:value="74" calcext:value-type="float">
            <text:p>74</text:p>
          </table:table-cell>
          <table:table-cell office:value-type="float" office:value="0.964140226709" calcext:value-type="float">
            <text:p>0.9641402267</text:p>
          </table:table-cell>
          <table:table-cell office:value-type="float" office:value="68" calcext:value-type="float">
            <text:p>68</text:p>
          </table:table-cell>
          <table:table-cell office:value-type="float" office:value="1.03991354838" calcext:value-type="float">
            <text:p>1.0399135484</text:p>
          </table:table-cell>
          <table:table-cell office:value-type="float" office:value="1421" calcext:value-type="float">
            <text:p>1421</text:p>
          </table:table-cell>
          <table:table-cell table:number-columns-repeated="7"/>
          <table:table-cell table:formula="of:=[.C71]/[.$R$3]" office:value-type="float" office:value="0.630023227678571" calcext:value-type="float">
            <text:p>0.6300232277</text:p>
          </table:table-cell>
          <table:table-cell/>
          <table:table-cell table:formula="of:=[.G71]*[.I71]" office:value-type="float" office:value="0.711497456079787" calcext:value-type="float">
            <text:p>0.7114974561</text:p>
          </table:table-cell>
          <table:table-cell table:formula="of:=([.K71]*[.V71])/[.$Q$29]" office:value-type="float" office:value="0.654775083376349" calcext:value-type="float">
            <text:p>0.654775083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44144649" calcext:value-type="float">
            <text:p>1.44144649</text:p>
          </table:table-cell>
          <table:table-cell office:value-type="float" office:value="82" calcext:value-type="float">
            <text:p>82</text:p>
          </table:table-cell>
          <table:table-cell office:value-type="float" office:value="1.23030367" calcext:value-type="float">
            <text:p>1.23030367</text:p>
          </table:table-cell>
          <table:table-cell office:value-type="float" office:value="84" calcext:value-type="float">
            <text:p>84</text:p>
          </table:table-cell>
          <table:table-cell office:value-type="float" office:value="0.67713713733" calcext:value-type="float">
            <text:p>0.6771371373</text:p>
          </table:table-cell>
          <table:table-cell office:value-type="float" office:value="100" calcext:value-type="float">
            <text:p>100</text:p>
          </table:table-cell>
          <table:table-cell office:value-type="float" office:value="0.946480971673" calcext:value-type="float">
            <text:p>0.9464809717</text:p>
          </table:table-cell>
          <table:table-cell office:value-type="float" office:value="97" calcext:value-type="float">
            <text:p>97</text:p>
          </table:table-cell>
          <table:table-cell office:value-type="float" office:value="1.14415055561" calcext:value-type="float">
            <text:p>1.1441505556</text:p>
          </table:table-cell>
          <table:table-cell office:value-type="float" office:value="1692" calcext:value-type="float">
            <text:p>1692</text:p>
          </table:table-cell>
          <table:table-cell table:number-columns-repeated="7"/>
          <table:table-cell table:formula="of:=[.C72]/[.$R$3]" office:value-type="float" office:value="0.643502897321429" calcext:value-type="float">
            <text:p>0.6435028973</text:p>
          </table:table-cell>
          <table:table-cell/>
          <table:table-cell table:formula="of:=[.G72]*[.I72]" office:value-type="float" office:value="0.640897415695972" calcext:value-type="float">
            <text:p>0.6408974157</text:p>
          </table:table-cell>
          <table:table-cell table:formula="of:=([.K72]*[.V72])/[.$Q$29]" office:value-type="float" office:value="0.648923127661557" calcext:value-type="float">
            <text:p>0.6489231277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.18107109" calcext:value-type="float">
            <text:p>2.18107109</text:p>
          </table:table-cell>
          <table:table-cell office:value-type="float" office:value="91" calcext:value-type="float">
            <text:p>91</text:p>
          </table:table-cell>
          <table:table-cell office:value-type="float" office:value="1.339592" calcext:value-type="float">
            <text:p>1.339592</text:p>
          </table:table-cell>
          <table:table-cell office:value-type="float" office:value="84" calcext:value-type="float">
            <text:p>84</text:p>
          </table:table-cell>
          <table:table-cell office:value-type="float" office:value="1.00416392633" calcext:value-type="float">
            <text:p>1.0041639263</text:p>
          </table:table-cell>
          <table:table-cell office:value-type="float" office:value="115" calcext:value-type="float">
            <text:p>115</text:p>
          </table:table-cell>
          <table:table-cell office:value-type="float" office:value="1.24367301084" calcext:value-type="float">
            <text:p>1.2436730108</text:p>
          </table:table-cell>
          <table:table-cell office:value-type="float" office:value="104" calcext:value-type="float">
            <text:p>104</text:p>
          </table:table-cell>
          <table:table-cell office:value-type="float" office:value="1.12025865663" calcext:value-type="float">
            <text:p>1.1202586566</text:p>
          </table:table-cell>
          <table:table-cell office:value-type="float" office:value="1748" calcext:value-type="float">
            <text:p>1748</text:p>
          </table:table-cell>
          <table:table-cell table:number-columns-repeated="7"/>
          <table:table-cell table:formula="of:=[.C73]/[.$R$3]" office:value-type="float" office:value="0.973692450892857" calcext:value-type="float">
            <text:p>0.9736924509</text:p>
          </table:table-cell>
          <table:table-cell/>
          <table:table-cell table:formula="of:=[.G73]*[.I73]" office:value-type="float" office:value="1.24885157363575" calcext:value-type="float">
            <text:p>1.2488515736</text:p>
          </table:table-cell>
          <table:table-cell table:formula="of:=([.K73]*[.V73])/[.$Q$29]" office:value-type="float" office:value="1.23808565151455" calcext:value-type="float">
            <text:p>1.2380856515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.37798259" calcext:value-type="float">
            <text:p>1.37798259</text:p>
          </table:table-cell>
          <table:table-cell office:value-type="float" office:value="93" calcext:value-type="float">
            <text:p>93</text:p>
          </table:table-cell>
          <table:table-cell office:value-type="float" office:value="1.05780045" calcext:value-type="float">
            <text:p>1.05780045</text:p>
          </table:table-cell>
          <table:table-cell office:value-type="float" office:value="106" calcext:value-type="float">
            <text:p>106</text:p>
          </table:table-cell>
          <table:table-cell office:value-type="float" office:value="0.743931345416" calcext:value-type="float">
            <text:p>0.7439313454</text:p>
          </table:table-cell>
          <table:table-cell office:value-type="float" office:value="131" calcext:value-type="float">
            <text:p>131</text:p>
          </table:table-cell>
          <table:table-cell office:value-type="float" office:value="0.941501316623" calcext:value-type="float">
            <text:p>0.9415013166</text:p>
          </table:table-cell>
          <table:table-cell office:value-type="float" office:value="107" calcext:value-type="float">
            <text:p>107</text:p>
          </table:table-cell>
          <table:table-cell office:value-type="float" office:value="1.06389768808" calcext:value-type="float">
            <text:p>1.0638976881</text:p>
          </table:table-cell>
          <table:table-cell office:value-type="float" office:value="1788" calcext:value-type="float">
            <text:p>1788</text:p>
          </table:table-cell>
          <table:table-cell table:number-columns-repeated="7"/>
          <table:table-cell table:formula="of:=[.C74]/[.$R$3]" office:value-type="float" office:value="0.615170799107143" calcext:value-type="float">
            <text:p>0.6151707991</text:p>
          </table:table-cell>
          <table:table-cell/>
          <table:table-cell table:formula="of:=[.G74]*[.I74]" office:value-type="float" office:value="0.700412341186284" calcext:value-type="float">
            <text:p>0.7004123412</text:p>
          </table:table-cell>
          <table:table-cell table:formula="of:=([.K74]*[.V74])/[.$Q$29]" office:value-type="float" office:value="0.659439885390077" calcext:value-type="float">
            <text:p>0.659439885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26660085" calcext:value-type="float">
            <text:p>2.26660085</text:p>
          </table:table-cell>
          <table:table-cell office:value-type="float" office:value="123" calcext:value-type="float">
            <text:p>123</text:p>
          </table:table-cell>
          <table:table-cell office:value-type="float" office:value="1.12924772" calcext:value-type="float">
            <text:p>1.12924772</text:p>
          </table:table-cell>
          <table:table-cell office:value-type="float" office:value="77" calcext:value-type="float">
            <text:p>77</text:p>
          </table:table-cell>
          <table:table-cell office:value-type="float" office:value="0.930835639861" calcext:value-type="float">
            <text:p>0.9308356399</text:p>
          </table:table-cell>
          <table:table-cell office:value-type="float" office:value="142" calcext:value-type="float">
            <text:p>142</text:p>
          </table:table-cell>
          <table:table-cell office:value-type="float" office:value="1.10803358398" calcext:value-type="float">
            <text:p>1.108033584</text:p>
          </table:table-cell>
          <table:table-cell office:value-type="float" office:value="97" calcext:value-type="float">
            <text:p>97</text:p>
          </table:table-cell>
          <table:table-cell office:value-type="float" office:value="1.06050155295" calcext:value-type="float">
            <text:p>1.060501553</text:p>
          </table:table-cell>
          <table:table-cell office:value-type="float" office:value="1950" calcext:value-type="float">
            <text:p>1950</text:p>
          </table:table-cell>
          <table:table-cell table:number-columns-repeated="7"/>
          <table:table-cell table:formula="of:=[.C75]/[.$R$3]" office:value-type="float" office:value="1.01187537946429" calcext:value-type="float">
            <text:p>1.0118753795</text:p>
          </table:table-cell>
          <table:table-cell/>
          <table:table-cell table:formula="of:=[.G75]*[.I75]" office:value-type="float" office:value="1.0313971501315" calcext:value-type="float">
            <text:p>1.0313971501</text:p>
          </table:table-cell>
          <table:table-cell table:formula="of:=([.K75]*[.V75])/[.$Q$29]" office:value-type="float" office:value="0.967963079135097" calcext:value-type="float">
            <text:p>0.9679630791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.55404523" calcext:value-type="float">
            <text:p>1.55404523</text:p>
          </table:table-cell>
          <table:table-cell office:value-type="float" office:value="111" calcext:value-type="float">
            <text:p>111</text:p>
          </table:table-cell>
          <table:table-cell office:value-type="float" office:value="1.12829911" calcext:value-type="float">
            <text:p>1.12829911</text:p>
          </table:table-cell>
          <table:table-cell office:value-type="float" office:value="95" calcext:value-type="float">
            <text:p>95</text:p>
          </table:table-cell>
          <table:table-cell office:value-type="float" office:value="0.723239384244" calcext:value-type="float">
            <text:p>0.7232393842</text:p>
          </table:table-cell>
          <table:table-cell office:value-type="float" office:value="139" calcext:value-type="float">
            <text:p>139</text:p>
          </table:table-cell>
          <table:table-cell office:value-type="float" office:value="0.946032508529" calcext:value-type="float">
            <text:p>0.9460325085</text:p>
          </table:table-cell>
          <table:table-cell office:value-type="float" office:value="104" calcext:value-type="float">
            <text:p>104</text:p>
          </table:table-cell>
          <table:table-cell office:value-type="float" office:value="1.08692324987" calcext:value-type="float">
            <text:p>1.0869232499</text:p>
          </table:table-cell>
          <table:table-cell office:value-type="float" office:value="2076" calcext:value-type="float">
            <text:p>2076</text:p>
          </table:table-cell>
          <table:table-cell table:number-columns-repeated="7"/>
          <table:table-cell table:formula="of:=[.C76]/[.$R$3]" office:value-type="float" office:value="0.693770191964286" calcext:value-type="float">
            <text:p>0.693770192</text:p>
          </table:table-cell>
          <table:table-cell/>
          <table:table-cell table:formula="of:=[.G76]*[.I76]" office:value-type="float" office:value="0.684207968943321" calcext:value-type="float">
            <text:p>0.6842079689</text:p>
          </table:table-cell>
          <table:table-cell table:formula="of:=([.K76]*[.V76])/[.$Q$29]" office:value-type="float" office:value="0.658125264770642" calcext:value-type="float">
            <text:p>0.6581252648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.02710251" calcext:value-type="float">
            <text:p>2.02710251</text:p>
          </table:table-cell>
          <table:table-cell office:value-type="float" office:value="117" calcext:value-type="float">
            <text:p>117</text:p>
          </table:table-cell>
          <table:table-cell office:value-type="float" office:value="1.11394578" calcext:value-type="float">
            <text:p>1.11394578</text:p>
          </table:table-cell>
          <table:table-cell office:value-type="float" office:value="103" calcext:value-type="float">
            <text:p>103</text:p>
          </table:table-cell>
          <table:table-cell office:value-type="float" office:value="0.905753697872" calcext:value-type="float">
            <text:p>0.9057536979</text:p>
          </table:table-cell>
          <table:table-cell office:value-type="float" office:value="151" calcext:value-type="float">
            <text:p>151</text:p>
          </table:table-cell>
          <table:table-cell office:value-type="float" office:value="0.994475202467" calcext:value-type="float">
            <text:p>0.9944752025</text:p>
          </table:table-cell>
          <table:table-cell office:value-type="float" office:value="109" calcext:value-type="float">
            <text:p>109</text:p>
          </table:table-cell>
          <table:table-cell office:value-type="float" office:value="1.07720166692" calcext:value-type="float">
            <text:p>1.0772016669</text:p>
          </table:table-cell>
          <table:table-cell office:value-type="float" office:value="2215" calcext:value-type="float">
            <text:p>2215</text:p>
          </table:table-cell>
          <table:table-cell table:number-columns-repeated="7"/>
          <table:table-cell table:formula="of:=[.C77]/[.$R$3]" office:value-type="float" office:value="0.904956477678571" calcext:value-type="float">
            <text:p>0.9049564777</text:p>
          </table:table-cell>
          <table:table-cell/>
          <table:table-cell table:formula="of:=[.G77]*[.I77]" office:value-type="float" office:value="0.900749592076491" calcext:value-type="float">
            <text:p>0.9007495921</text:p>
          </table:table-cell>
          <table:table-cell table:formula="of:=([.K77]*[.V77])/[.$Q$29]" office:value-type="float" office:value="0.858662798285227" calcext:value-type="float">
            <text:p>0.8586627983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.96459154" calcext:value-type="float">
            <text:p>2.96459154</text:p>
          </table:table-cell>
          <table:table-cell office:value-type="float" office:value="115" calcext:value-type="float">
            <text:p>115</text:p>
          </table:table-cell>
          <table:table-cell office:value-type="float" office:value="1.32668712" calcext:value-type="float">
            <text:p>1.32668712</text:p>
          </table:table-cell>
          <table:table-cell office:value-type="float" office:value="108" calcext:value-type="float">
            <text:p>108</text:p>
          </table:table-cell>
          <table:table-cell office:value-type="float" office:value="1.26183789124" calcext:value-type="float">
            <text:p>1.2618378912</text:p>
          </table:table-cell>
          <table:table-cell office:value-type="float" office:value="133" calcext:value-type="float">
            <text:p>133</text:p>
          </table:table-cell>
          <table:table-cell office:value-type="float" office:value="1.25867848827" calcext:value-type="float">
            <text:p>1.2586784883</text:p>
          </table:table-cell>
          <table:table-cell office:value-type="float" office:value="108" calcext:value-type="float">
            <text:p>108</text:p>
          </table:table-cell>
          <table:table-cell office:value-type="float" office:value="1.10996927117" calcext:value-type="float">
            <text:p>1.1099692712</text:p>
          </table:table-cell>
          <table:table-cell office:value-type="float" office:value="2066" calcext:value-type="float">
            <text:p>2066</text:p>
          </table:table-cell>
          <table:table-cell table:number-columns-repeated="7"/>
          <table:table-cell table:formula="of:=[.C78]/[.$R$3]" office:value-type="float" office:value="1.32347836607143" calcext:value-type="float">
            <text:p>1.3234783661</text:p>
          </table:table-cell>
          <table:table-cell/>
          <table:table-cell table:formula="of:=[.G78]*[.I78]" office:value-type="float" office:value="1.58824820938777" calcext:value-type="float">
            <text:p>1.5882482094</text:p>
          </table:table-cell>
          <table:table-cell table:formula="of:=([.K78]*[.V78])/[.$Q$29]" office:value-type="float" office:value="1.56009443133734" calcext:value-type="float">
            <text:p>1.5600944313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68799672" calcext:value-type="float">
            <text:p>1.68799672</text:p>
          </table:table-cell>
          <table:table-cell office:value-type="float" office:value="83" calcext:value-type="float">
            <text:p>83</text:p>
          </table:table-cell>
          <table:table-cell office:value-type="float" office:value="0.95605664" calcext:value-type="float">
            <text:p>0.95605664</text:p>
          </table:table-cell>
          <table:table-cell office:value-type="float" office:value="82" calcext:value-type="float">
            <text:p>82</text:p>
          </table:table-cell>
          <table:table-cell office:value-type="float" office:value="0.937445534486" calcext:value-type="float">
            <text:p>0.9374455345</text:p>
          </table:table-cell>
          <table:table-cell office:value-type="float" office:value="130" calcext:value-type="float">
            <text:p>130</text:p>
          </table:table-cell>
          <table:table-cell office:value-type="float" office:value="0.922617014659" calcext:value-type="float">
            <text:p>0.9226170147</text:p>
          </table:table-cell>
          <table:table-cell office:value-type="float" office:value="89" calcext:value-type="float">
            <text:p>89</text:p>
          </table:table-cell>
          <table:table-cell office:value-type="float" office:value="0.984461107529" calcext:value-type="float">
            <text:p>0.9844611075</text:p>
          </table:table-cell>
          <table:table-cell office:value-type="float" office:value="1869" calcext:value-type="float">
            <text:p>1869</text:p>
          </table:table-cell>
          <table:table-cell table:number-columns-repeated="7"/>
          <table:table-cell table:formula="of:=[.C79]/[.$R$3]" office:value-type="float" office:value="0.753569964285714" calcext:value-type="float">
            <text:p>0.7535699643</text:p>
          </table:table-cell>
          <table:table-cell/>
          <table:table-cell table:formula="of:=[.G79]*[.I79]" office:value-type="float" office:value="0.864903200432884" calcext:value-type="float">
            <text:p>0.8649032004</text:p>
          </table:table-cell>
          <table:table-cell table:formula="of:=([.K79]*[.V79])/[.$Q$29]" office:value-type="float" office:value="0.753507577525251" calcext:value-type="float">
            <text:p>0.7535075775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66959383" calcext:value-type="float">
            <text:p>1.66959383</text:p>
          </table:table-cell>
          <table:table-cell office:value-type="float" office:value="109" calcext:value-type="float">
            <text:p>109</text:p>
          </table:table-cell>
          <table:table-cell office:value-type="float" office:value="1.04217554" calcext:value-type="float">
            <text:p>1.04217554</text:p>
          </table:table-cell>
          <table:table-cell office:value-type="float" office:value="87" calcext:value-type="float">
            <text:p>87</text:p>
          </table:table-cell>
          <table:table-cell office:value-type="float" office:value="0.895921245065" calcext:value-type="float">
            <text:p>0.8959212451</text:p>
          </table:table-cell>
          <table:table-cell office:value-type="float" office:value="119" calcext:value-type="float">
            <text:p>119</text:p>
          </table:table-cell>
          <table:table-cell office:value-type="float" office:value="0.919007718979" calcext:value-type="float">
            <text:p>0.919007719</text:p>
          </table:table-cell>
          <table:table-cell office:value-type="float" office:value="128" calcext:value-type="float">
            <text:p>128</text:p>
          </table:table-cell>
          <table:table-cell office:value-type="float" office:value="1.12190544643" calcext:value-type="float">
            <text:p>1.1219054464</text:p>
          </table:table-cell>
          <table:table-cell office:value-type="float" office:value="1820" calcext:value-type="float">
            <text:p>1820</text:p>
          </table:table-cell>
          <table:table-cell table:number-columns-repeated="7"/>
          <table:table-cell table:formula="of:=[.C80]/[.$R$3]" office:value-type="float" office:value="0.745354388392857" calcext:value-type="float">
            <text:p>0.7453543884</text:p>
          </table:table-cell>
          <table:table-cell/>
          <table:table-cell table:formula="of:=[.G80]*[.I80]" office:value-type="float" office:value="0.823358539812011" calcext:value-type="float">
            <text:p>0.8233585398</text:p>
          </table:table-cell>
          <table:table-cell table:formula="of:=([.K80]*[.V80])/[.$Q$29]" office:value-type="float" office:value="0.817460557681192" calcext:value-type="float">
            <text:p>0.8174605577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3846259" calcext:value-type="float">
            <text:p>1.93846259</text:p>
          </table:table-cell>
          <table:table-cell office:value-type="float" office:value="124" calcext:value-type="float">
            <text:p>124</text:p>
          </table:table-cell>
          <table:table-cell office:value-type="float" office:value="0.5838426" calcext:value-type="float">
            <text:p>0.5838426</text:p>
          </table:table-cell>
          <table:table-cell office:value-type="float" office:value="70" calcext:value-type="float">
            <text:p>70</text:p>
          </table:table-cell>
          <table:table-cell office:value-type="float" office:value="1.21205767785" calcext:value-type="float">
            <text:p>1.2120576779</text:p>
          </table:table-cell>
          <table:table-cell office:value-type="float" office:value="155" calcext:value-type="float">
            <text:p>155</text:p>
          </table:table-cell>
          <table:table-cell office:value-type="float" office:value="0.716948460285" calcext:value-type="float">
            <text:p>0.7169484603</text:p>
          </table:table-cell>
          <table:table-cell office:value-type="float" office:value="111" calcext:value-type="float">
            <text:p>111</text:p>
          </table:table-cell>
          <table:table-cell office:value-type="float" office:value="1.03120247345" calcext:value-type="float">
            <text:p>1.0312024735</text:p>
          </table:table-cell>
          <table:table-cell office:value-type="float" office:value="1873" calcext:value-type="float">
            <text:p>1873</text:p>
          </table:table-cell>
          <table:table-cell table:number-columns-repeated="7"/>
          <table:table-cell table:formula="of:=[.C81]/[.$R$3]" office:value-type="float" office:value="0.865385084821428" calcext:value-type="float">
            <text:p>0.8653850848</text:p>
          </table:table-cell>
          <table:table-cell/>
          <table:table-cell table:formula="of:=[.G81]*[.I81]" office:value-type="float" office:value="0.86898288591117" calcext:value-type="float">
            <text:p>0.8689828859</text:p>
          </table:table-cell>
          <table:table-cell table:formula="of:=([.K81]*[.V81])/[.$Q$29]" office:value-type="float" office:value="0.793006461360458" calcext:value-type="float">
            <text:p>0.793006461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.89876444" calcext:value-type="float">
            <text:p>1.89876444</text:p>
          </table:table-cell>
          <table:table-cell office:value-type="float" office:value="118" calcext:value-type="float">
            <text:p>118</text:p>
          </table:table-cell>
          <table:table-cell office:value-type="float" office:value="0.54363901" calcext:value-type="float">
            <text:p>0.54363901</text:p>
          </table:table-cell>
          <table:table-cell office:value-type="float" office:value="55" calcext:value-type="float">
            <text:p>55</text:p>
          </table:table-cell>
          <table:table-cell office:value-type="float" office:value="1.53918341187" calcext:value-type="float">
            <text:p>1.5391834119</text:p>
          </table:table-cell>
          <table:table-cell office:value-type="float" office:value="147" calcext:value-type="float">
            <text:p>147</text:p>
          </table:table-cell>
          <table:table-cell office:value-type="float" office:value="0.779288134274" calcext:value-type="float">
            <text:p>0.7792881343</text:p>
          </table:table-cell>
          <table:table-cell office:value-type="float" office:value="104" calcext:value-type="float">
            <text:p>104</text:p>
          </table:table-cell>
          <table:table-cell office:value-type="float" office:value="0.905117464358" calcext:value-type="float">
            <text:p>0.9051174644</text:p>
          </table:table-cell>
          <table:table-cell office:value-type="float" office:value="1789" calcext:value-type="float">
            <text:p>1789</text:p>
          </table:table-cell>
          <table:table-cell table:number-columns-repeated="7"/>
          <table:table-cell table:formula="of:=[.C82]/[.$R$3]" office:value-type="float" office:value="0.847662696428571" calcext:value-type="float">
            <text:p>0.8476626964</text:p>
          </table:table-cell>
          <table:table-cell/>
          <table:table-cell table:formula="of:=[.G82]*[.I82]" office:value-type="float" office:value="1.19946736934166" calcext:value-type="float">
            <text:p>1.1994673693</text:p>
          </table:table-cell>
          <table:table-cell table:formula="of:=([.K82]*[.V82])/[.$Q$29]" office:value-type="float" office:value="0.960760056565209" calcext:value-type="float">
            <text:p>0.960760056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.35165972" calcext:value-type="float">
            <text:p>1.35165972</text:p>
          </table:table-cell>
          <table:table-cell office:value-type="float" office:value="93" calcext:value-type="float">
            <text:p>93</text:p>
          </table:table-cell>
          <table:table-cell office:value-type="float" office:value="0.88467703" calcext:value-type="float">
            <text:p>0.88467703</text:p>
          </table:table-cell>
          <table:table-cell office:value-type="float" office:value="54" calcext:value-type="float">
            <text:p>54</text:p>
          </table:table-cell>
          <table:table-cell office:value-type="float" office:value="0.836273958097" calcext:value-type="float">
            <text:p>0.8362739581</text:p>
          </table:table-cell>
          <table:table-cell office:value-type="float" office:value="125" calcext:value-type="float">
            <text:p>125</text:p>
          </table:table-cell>
          <table:table-cell office:value-type="float" office:value="0.886607667565" calcext:value-type="float">
            <text:p>0.8866076676</text:p>
          </table:table-cell>
          <table:table-cell office:value-type="float" office:value="132" calcext:value-type="float">
            <text:p>132</text:p>
          </table:table-cell>
          <table:table-cell office:value-type="float" office:value="0.972620423195" calcext:value-type="float">
            <text:p>0.9726204232</text:p>
          </table:table-cell>
          <table:table-cell office:value-type="float" office:value="1818" calcext:value-type="float">
            <text:p>1818</text:p>
          </table:table-cell>
          <table:table-cell table:number-columns-repeated="7"/>
          <table:table-cell table:formula="of:=[.C83]/[.$R$3]" office:value-type="float" office:value="0.603419517857143" calcext:value-type="float">
            <text:p>0.6034195179</text:p>
          </table:table-cell>
          <table:table-cell/>
          <table:table-cell table:formula="of:=[.G83]*[.I83]" office:value-type="float" office:value="0.741446903433732" calcext:value-type="float">
            <text:p>0.7414469034</text:p>
          </table:table-cell>
          <table:table-cell table:formula="of:=([.K83]*[.V83])/[.$Q$29]" office:value-type="float" office:value="0.638182655747202" calcext:value-type="float">
            <text:p>0.6381826557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63080905" calcext:value-type="float">
            <text:p>1.63080905</text:p>
          </table:table-cell>
          <table:table-cell office:value-type="float" office:value="101" calcext:value-type="float">
            <text:p>101</text:p>
          </table:table-cell>
          <table:table-cell office:value-type="float" office:value="1.03170137" calcext:value-type="float">
            <text:p>1.03170137</text:p>
          </table:table-cell>
          <table:table-cell office:value-type="float" office:value="75" calcext:value-type="float">
            <text:p>75</text:p>
          </table:table-cell>
          <table:table-cell office:value-type="float" office:value="0.809916288142" calcext:value-type="float">
            <text:p>0.8099162881</text:p>
          </table:table-cell>
          <table:table-cell office:value-type="float" office:value="97" calcext:value-type="float">
            <text:p>97</text:p>
          </table:table-cell>
          <table:table-cell office:value-type="float" office:value="1.07027632346" calcext:value-type="float">
            <text:p>1.0702763235</text:p>
          </table:table-cell>
          <table:table-cell office:value-type="float" office:value="109" calcext:value-type="float">
            <text:p>109</text:p>
          </table:table-cell>
          <table:table-cell office:value-type="float" office:value="1.01687455587" calcext:value-type="float">
            <text:p>1.0168745559</text:p>
          </table:table-cell>
          <table:table-cell office:value-type="float" office:value="1825" calcext:value-type="float">
            <text:p>1825</text:p>
          </table:table-cell>
          <table:table-cell table:number-columns-repeated="7"/>
          <table:table-cell table:formula="of:=[.C84]/[.$R$3]" office:value-type="float" office:value="0.728039754464286" calcext:value-type="float">
            <text:p>0.7280397545</text:p>
          </table:table-cell>
          <table:table-cell/>
          <table:table-cell table:formula="of:=[.G84]*[.I84]" office:value-type="float" office:value="0.86683422718299" calcext:value-type="float">
            <text:p>0.8668342272</text:p>
          </table:table-cell>
          <table:table-cell table:formula="of:=([.K84]*[.V84])/[.$Q$29]" office:value-type="float" office:value="0.78005457502621" calcext:value-type="float">
            <text:p>0.780054575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.58881443" calcext:value-type="float">
            <text:p>1.58881443</text:p>
          </table:table-cell>
          <table:table-cell office:value-type="float" office:value="86" calcext:value-type="float">
            <text:p>86</text:p>
          </table:table-cell>
          <table:table-cell office:value-type="float" office:value="0.66831979" calcext:value-type="float">
            <text:p>0.66831979</text:p>
          </table:table-cell>
          <table:table-cell office:value-type="float" office:value="67" calcext:value-type="float">
            <text:p>67</text:p>
          </table:table-cell>
          <table:table-cell office:value-type="float" office:value="1.12946460282" calcext:value-type="float">
            <text:p>1.1294646028</text:p>
          </table:table-cell>
          <table:table-cell office:value-type="float" office:value="111" calcext:value-type="float">
            <text:p>111</text:p>
          </table:table-cell>
          <table:table-cell office:value-type="float" office:value="0.712121219033" calcext:value-type="float">
            <text:p>0.712121219</text:p>
          </table:table-cell>
          <table:table-cell office:value-type="float" office:value="104" calcext:value-type="float">
            <text:p>104</text:p>
          </table:table-cell>
          <table:table-cell office:value-type="float" office:value="0.98268751152" calcext:value-type="float">
            <text:p>0.9826875115</text:p>
          </table:table-cell>
          <table:table-cell office:value-type="float" office:value="1785" calcext:value-type="float">
            <text:p>1785</text:p>
          </table:table-cell>
          <table:table-cell table:number-columns-repeated="7"/>
          <table:table-cell table:formula="of:=[.C85]/[.$R$3]" office:value-type="float" office:value="0.70929215625" calcext:value-type="float">
            <text:p>0.7092921563</text:p>
          </table:table-cell>
          <table:table-cell/>
          <table:table-cell table:formula="of:=[.G85]*[.I85]" office:value-type="float" office:value="0.804315709814802" calcext:value-type="float">
            <text:p>0.8043157098</text:p>
          </table:table-cell>
          <table:table-cell table:formula="of:=([.K85]*[.V85])/[.$Q$29]" office:value-type="float" office:value="0.699461064915354" calcext:value-type="float">
            <text:p>0.6994610649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.83001684" calcext:value-type="float">
            <text:p>1.83001684</text:p>
          </table:table-cell>
          <table:table-cell office:value-type="float" office:value="84" calcext:value-type="float">
            <text:p>84</text:p>
          </table:table-cell>
          <table:table-cell office:value-type="float" office:value="1.05319279" calcext:value-type="float">
            <text:p>1.05319279</text:p>
          </table:table-cell>
          <table:table-cell office:value-type="float" office:value="60" calcext:value-type="float">
            <text:p>60</text:p>
          </table:table-cell>
          <table:table-cell office:value-type="float" office:value="1.04326062313" calcext:value-type="float">
            <text:p>1.0432606231</text:p>
          </table:table-cell>
          <table:table-cell office:value-type="float" office:value="83" calcext:value-type="float">
            <text:p>83</text:p>
          </table:table-cell>
          <table:table-cell office:value-type="float" office:value="1.0354544793" calcext:value-type="float">
            <text:p>1.0354544793</text:p>
          </table:table-cell>
          <table:table-cell office:value-type="float" office:value="119" calcext:value-type="float">
            <text:p>119</text:p>
          </table:table-cell>
          <table:table-cell office:value-type="float" office:value="1.00982381333" calcext:value-type="float">
            <text:p>1.0098238133</text:p>
          </table:table-cell>
          <table:table-cell office:value-type="float" office:value="1570" calcext:value-type="float">
            <text:p>1570</text:p>
          </table:table-cell>
          <table:table-cell table:number-columns-repeated="7"/>
          <table:table-cell table:formula="of:=[.C86]/[.$R$3]" office:value-type="float" office:value="0.816971803571428" calcext:value-type="float">
            <text:p>0.8169718036</text:p>
          </table:table-cell>
          <table:table-cell/>
          <table:table-cell table:formula="of:=[.G86]*[.I86]" office:value-type="float" office:value="1.08024888529727" calcext:value-type="float">
            <text:p>1.0802488853</text:p>
          </table:table-cell>
          <table:table-cell table:formula="of:=([.K86]*[.V86])/[.$Q$29]" office:value-type="float" office:value="0.96536375990829" calcext:value-type="float">
            <text:p>0.9653637599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.17857208" calcext:value-type="float">
            <text:p>2.17857208</text:p>
          </table:table-cell>
          <table:table-cell office:value-type="float" office:value="84" calcext:value-type="float">
            <text:p>84</text:p>
          </table:table-cell>
          <table:table-cell office:value-type="float" office:value="1.10811101" calcext:value-type="float">
            <text:p>1.10811101</text:p>
          </table:table-cell>
          <table:table-cell office:value-type="float" office:value="61" calcext:value-type="float">
            <text:p>61</text:p>
          </table:table-cell>
          <table:table-cell office:value-type="float" office:value="1.18585070752" calcext:value-type="float">
            <text:p>1.1858507075</text:p>
          </table:table-cell>
          <table:table-cell office:value-type="float" office:value="89" calcext:value-type="float">
            <text:p>89</text:p>
          </table:table-cell>
          <table:table-cell office:value-type="float" office:value="1.09074323061" calcext:value-type="float">
            <text:p>1.0907432306</text:p>
          </table:table-cell>
          <table:table-cell office:value-type="float" office:value="103" calcext:value-type="float">
            <text:p>103</text:p>
          </table:table-cell>
          <table:table-cell office:value-type="float" office:value="1.07481555764" calcext:value-type="float">
            <text:p>1.0748155576</text:p>
          </table:table-cell>
          <table:table-cell office:value-type="float" office:value="1480" calcext:value-type="float">
            <text:p>1480</text:p>
          </table:table-cell>
          <table:table-cell table:number-columns-repeated="7"/>
          <table:table-cell table:formula="of:=[.C87]/[.$R$3]" office:value-type="float" office:value="0.972576821428571" calcext:value-type="float">
            <text:p>0.9725768214</text:p>
          </table:table-cell>
          <table:table-cell/>
          <table:table-cell table:formula="of:=[.G87]*[.I87]" office:value-type="float" office:value="1.29345863174152" calcext:value-type="float">
            <text:p>1.2934586317</text:p>
          </table:table-cell>
          <table:table-cell table:formula="of:=([.K87]*[.V87])/[.$Q$29]" office:value-type="float" office:value="1.23029155801729" calcext:value-type="float">
            <text:p>1.230291558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.87404008" calcext:value-type="float">
            <text:p>1.87404008</text:p>
          </table:table-cell>
          <table:table-cell office:value-type="float" office:value="74" calcext:value-type="float">
            <text:p>74</text:p>
          </table:table-cell>
          <table:table-cell office:value-type="float" office:value="0.52602404" calcext:value-type="float">
            <text:p>0.52602404</text:p>
          </table:table-cell>
          <table:table-cell office:value-type="float" office:value="47" calcext:value-type="float">
            <text:p>47</text:p>
          </table:table-cell>
          <table:table-cell office:value-type="float" office:value="1.37904244693" calcext:value-type="float">
            <text:p>1.3790424469</text:p>
          </table:table-cell>
          <table:table-cell office:value-type="float" office:value="96" calcext:value-type="float">
            <text:p>96</text:p>
          </table:table-cell>
          <table:table-cell office:value-type="float" office:value="0.786503503883" calcext:value-type="float">
            <text:p>0.7865035039</text:p>
          </table:table-cell>
          <table:table-cell office:value-type="float" office:value="67" calcext:value-type="float">
            <text:p>67</text:p>
          </table:table-cell>
          <table:table-cell office:value-type="float" office:value="0.95300408062" calcext:value-type="float">
            <text:p>0.9530040806</text:p>
          </table:table-cell>
          <table:table-cell office:value-type="float" office:value="1445" calcext:value-type="float">
            <text:p>1445</text:p>
          </table:table-cell>
          <table:table-cell table:number-columns-repeated="7"/>
          <table:table-cell table:formula="of:=[.C88]/[.$R$3]" office:value-type="float" office:value="0.836625035714286" calcext:value-type="float">
            <text:p>0.8366250357</text:p>
          </table:table-cell>
          <table:table-cell/>
          <table:table-cell table:formula="of:=[.G88]*[.I88]" office:value-type="float" office:value="1.08462171651383" calcext:value-type="float">
            <text:p>1.0846217165</text:p>
          </table:table-cell>
          <table:table-cell table:formula="of:=([.K88]*[.V88])/[.$Q$29]" office:value-type="float" office:value="0.914733559085619" calcext:value-type="float">
            <text:p>0.9147335591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.4212266" calcext:value-type="float">
            <text:p>1.4212266</text:p>
          </table:table-cell>
          <table:table-cell office:value-type="float" office:value="71" calcext:value-type="float">
            <text:p>71</text:p>
          </table:table-cell>
          <table:table-cell office:value-type="float" office:value="0.63196952" calcext:value-type="float">
            <text:p>0.63196952</text:p>
          </table:table-cell>
          <table:table-cell office:value-type="float" office:value="41" calcext:value-type="float">
            <text:p>41</text:p>
          </table:table-cell>
          <table:table-cell office:value-type="float" office:value="1.13230173235" calcext:value-type="float">
            <text:p>1.1323017324</text:p>
          </table:table-cell>
          <table:table-cell office:value-type="float" office:value="66" calcext:value-type="float">
            <text:p>66</text:p>
          </table:table-cell>
          <table:table-cell office:value-type="float" office:value="0.757073347279" calcext:value-type="float">
            <text:p>0.7570733473</text:p>
          </table:table-cell>
          <table:table-cell office:value-type="float" office:value="73" calcext:value-type="float">
            <text:p>73</text:p>
          </table:table-cell>
          <table:table-cell office:value-type="float" office:value="0.849847385078" calcext:value-type="float">
            <text:p>0.8498473851</text:p>
          </table:table-cell>
          <table:table-cell office:value-type="float" office:value="1285" calcext:value-type="float">
            <text:p>1285</text:p>
          </table:table-cell>
          <table:table-cell table:number-columns-repeated="7"/>
          <table:table-cell table:formula="of:=[.C89]/[.$R$3]" office:value-type="float" office:value="0.634476160714286" calcext:value-type="float">
            <text:p>0.6344761607</text:p>
          </table:table-cell>
          <table:table-cell/>
          <table:table-cell table:formula="of:=[.G89]*[.I89]" office:value-type="float" office:value="0.857235462640025" calcext:value-type="float">
            <text:p>0.8572354626</text:p>
          </table:table-cell>
          <table:table-cell table:formula="of:=([.K89]*[.V89])/[.$Q$29]" office:value-type="float" office:value="0.644707359575889" calcext:value-type="float">
            <text:p>0.644707359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79065076" calcext:value-type="float">
            <text:p>1.79065076</text:p>
          </table:table-cell>
          <table:table-cell office:value-type="float" office:value="59" calcext:value-type="float">
            <text:p>59</text:p>
          </table:table-cell>
          <table:table-cell office:value-type="float" office:value="0.64025333" calcext:value-type="float">
            <text:p>0.64025333</text:p>
          </table:table-cell>
          <table:table-cell office:value-type="float" office:value="47" calcext:value-type="float">
            <text:p>47</text:p>
          </table:table-cell>
          <table:table-cell office:value-type="float" office:value="1.09461467294" calcext:value-type="float">
            <text:p>1.0946146729</text:p>
          </table:table-cell>
          <table:table-cell office:value-type="float" office:value="68" calcext:value-type="float">
            <text:p>68</text:p>
          </table:table-cell>
          <table:table-cell office:value-type="float" office:value="0.877564802788" calcext:value-type="float">
            <text:p>0.8775648028</text:p>
          </table:table-cell>
          <table:table-cell office:value-type="float" office:value="85" calcext:value-type="float">
            <text:p>85</text:p>
          </table:table-cell>
          <table:table-cell office:value-type="float" office:value="1.02350421921" calcext:value-type="float">
            <text:p>1.0235042192</text:p>
          </table:table-cell>
          <table:table-cell office:value-type="float" office:value="1291" calcext:value-type="float">
            <text:p>1291</text:p>
          </table:table-cell>
          <table:table-cell table:number-columns-repeated="7"/>
          <table:table-cell table:formula="of:=[.C90]/[.$R$3]" office:value-type="float" office:value="0.799397660714286" calcext:value-type="float">
            <text:p>0.7993976607</text:p>
          </table:table-cell>
          <table:table-cell/>
          <table:table-cell table:formula="of:=[.G90]*[.I90]" office:value-type="float" office:value="0.960595309587442" calcext:value-type="float">
            <text:p>0.9605953096</text:p>
          </table:table-cell>
          <table:table-cell table:formula="of:=([.K90]*[.V90])/[.$Q$29]" office:value-type="float" office:value="0.870064913554056" calcext:value-type="float">
            <text:p>0.870064913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.72263428" calcext:value-type="float">
            <text:p>1.72263428</text:p>
          </table:table-cell>
          <table:table-cell office:value-type="float" office:value="71" calcext:value-type="float">
            <text:p>71</text:p>
          </table:table-cell>
          <table:table-cell office:value-type="float" office:value="0.83456985" calcext:value-type="float">
            <text:p>0.83456985</text:p>
          </table:table-cell>
          <table:table-cell office:value-type="float" office:value="55" calcext:value-type="float">
            <text:p>55</text:p>
          </table:table-cell>
          <table:table-cell office:value-type="float" office:value="0.96064943891" calcext:value-type="float">
            <text:p>0.9606494389</text:p>
          </table:table-cell>
          <table:table-cell office:value-type="float" office:value="61" calcext:value-type="float">
            <text:p>61</text:p>
          </table:table-cell>
          <table:table-cell office:value-type="float" office:value="0.831567570222" calcext:value-type="float">
            <text:p>0.8315675702</text:p>
          </table:table-cell>
          <table:table-cell office:value-type="float" office:value="58" calcext:value-type="float">
            <text:p>58</text:p>
          </table:table-cell>
          <table:table-cell office:value-type="float" office:value="1.01575249442" calcext:value-type="float">
            <text:p>1.0157524944</text:p>
          </table:table-cell>
          <table:table-cell office:value-type="float" office:value="1326" calcext:value-type="float">
            <text:p>1326</text:p>
          </table:table-cell>
          <table:table-cell table:number-columns-repeated="7"/>
          <table:table-cell table:formula="of:=[.C91]/[.$R$3]" office:value-type="float" office:value="0.769033160714286" calcext:value-type="float">
            <text:p>0.7690331607</text:p>
          </table:table-cell>
          <table:table-cell/>
          <table:table-cell table:formula="of:=[.G91]*[.I91]" office:value-type="float" office:value="0.798844919749516" calcext:value-type="float">
            <text:p>0.7988449197</text:p>
          </table:table-cell>
          <table:table-cell table:formula="of:=([.K91]*[.V91])/[.$Q$29]" office:value-type="float" office:value="0.718078513177271" calcext:value-type="float">
            <text:p>0.7180785132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.48289616" calcext:value-type="float">
            <text:p>1.48289616</text:p>
          </table:table-cell>
          <table:table-cell office:value-type="float" office:value="53" calcext:value-type="float">
            <text:p>53</text:p>
          </table:table-cell>
          <table:table-cell office:value-type="float" office:value="0.68339002" calcext:value-type="float">
            <text:p>0.68339002</text:p>
          </table:table-cell>
          <table:table-cell office:value-type="float" office:value="47" calcext:value-type="float">
            <text:p>47</text:p>
          </table:table-cell>
          <table:table-cell office:value-type="float" office:value="0.921105507568" calcext:value-type="float">
            <text:p>0.9211055076</text:p>
          </table:table-cell>
          <table:table-cell office:value-type="float" office:value="83" calcext:value-type="float">
            <text:p>83</text:p>
          </table:table-cell>
          <table:table-cell office:value-type="float" office:value="0.853140215653" calcext:value-type="float">
            <text:p>0.8531402157</text:p>
          </table:table-cell>
          <table:table-cell office:value-type="float" office:value="74" calcext:value-type="float">
            <text:p>74</text:p>
          </table:table-cell>
          <table:table-cell office:value-type="float" office:value="0.952895286008" calcext:value-type="float">
            <text:p>0.952895286</text:p>
          </table:table-cell>
          <table:table-cell office:value-type="float" office:value="1254" calcext:value-type="float">
            <text:p>1254</text:p>
          </table:table-cell>
          <table:table-cell table:number-columns-repeated="7"/>
          <table:table-cell table:formula="of:=[.C92]/[.$R$3]" office:value-type="float" office:value="0.662007214285714" calcext:value-type="float">
            <text:p>0.6620072143</text:p>
          </table:table-cell>
          <table:table-cell/>
          <table:table-cell table:formula="of:=[.G92]*[.I92]" office:value-type="float" office:value="0.78583215136573" calcext:value-type="float">
            <text:p>0.7858321514</text:p>
          </table:table-cell>
          <table:table-cell table:formula="of:=([.K92]*[.V92])/[.$Q$29]" office:value-type="float" office:value="0.662668807637105" calcext:value-type="float">
            <text:p>0.6626688076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.52901569" calcext:value-type="float">
            <text:p>1.52901569</text:p>
          </table:table-cell>
          <table:table-cell office:value-type="float" office:value="49" calcext:value-type="float">
            <text:p>49</text:p>
          </table:table-cell>
          <table:table-cell office:value-type="float" office:value="0.64150247" calcext:value-type="float">
            <text:p>0.64150247</text:p>
          </table:table-cell>
          <table:table-cell office:value-type="float" office:value="32" calcext:value-type="float">
            <text:p>32</text:p>
          </table:table-cell>
          <table:table-cell office:value-type="float" office:value="0.819929672158" calcext:value-type="float">
            <text:p>0.8199296722</text:p>
          </table:table-cell>
          <table:table-cell office:value-type="float" office:value="66" calcext:value-type="float">
            <text:p>66</text:p>
          </table:table-cell>
          <table:table-cell office:value-type="float" office:value="0.737882643449" calcext:value-type="float">
            <text:p>0.7378826434</text:p>
          </table:table-cell>
          <table:table-cell office:value-type="float" office:value="71" calcext:value-type="float">
            <text:p>71</text:p>
          </table:table-cell>
          <table:table-cell office:value-type="float" office:value="1.01751940255" calcext:value-type="float">
            <text:p>1.0175194026</text:p>
          </table:table-cell>
          <table:table-cell office:value-type="float" office:value="1251" calcext:value-type="float">
            <text:p>1251</text:p>
          </table:table-cell>
          <table:table-cell table:number-columns-repeated="7"/>
          <table:table-cell table:formula="of:=[.C93]/[.$R$3]" office:value-type="float" office:value="0.682596290178571" calcext:value-type="float">
            <text:p>0.6825962902</text:p>
          </table:table-cell>
          <table:table-cell/>
          <table:table-cell table:formula="of:=[.G93]*[.I93]" office:value-type="float" office:value="0.605011873934217" calcext:value-type="float">
            <text:p>0.6050118739</text:p>
          </table:table-cell>
          <table:table-cell table:formula="of:=([.K93]*[.V93])/[.$Q$29]" office:value-type="float" office:value="0.544788779204602" calcext:value-type="float">
            <text:p>0.5447887792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.19284196" calcext:value-type="float">
            <text:p>1.19284196</text:p>
          </table:table-cell>
          <table:table-cell office:value-type="float" office:value="43" calcext:value-type="float">
            <text:p>43</text:p>
          </table:table-cell>
          <table:table-cell office:value-type="float" office:value="0.63765473" calcext:value-type="float">
            <text:p>0.63765473</text:p>
          </table:table-cell>
          <table:table-cell office:value-type="float" office:value="30" calcext:value-type="float">
            <text:p>30</text:p>
          </table:table-cell>
          <table:table-cell office:value-type="float" office:value="0.86003957874" calcext:value-type="float">
            <text:p>0.8600395787</text:p>
          </table:table-cell>
          <table:table-cell office:value-type="float" office:value="53" calcext:value-type="float">
            <text:p>53</text:p>
          </table:table-cell>
          <table:table-cell office:value-type="float" office:value="0.772238196111" calcext:value-type="float">
            <text:p>0.7722381961</text:p>
          </table:table-cell>
          <table:table-cell office:value-type="float" office:value="53" calcext:value-type="float">
            <text:p>53</text:p>
          </table:table-cell>
          <table:table-cell office:value-type="float" office:value="0.92920208265" calcext:value-type="float">
            <text:p>0.9292020827</text:p>
          </table:table-cell>
          <table:table-cell office:value-type="float" office:value="1016" calcext:value-type="float">
            <text:p>1016</text:p>
          </table:table-cell>
          <table:table-cell table:number-columns-repeated="7"/>
          <table:table-cell table:formula="of:=[.C94]/[.$R$3]" office:value-type="float" office:value="0.532518732142857" calcext:value-type="float">
            <text:p>0.5325187321</text:p>
          </table:table-cell>
          <table:table-cell/>
          <table:table-cell table:formula="of:=[.G94]*[.I94]" office:value-type="float" office:value="0.664155412870242" calcext:value-type="float">
            <text:p>0.6641554129</text:p>
          </table:table-cell>
          <table:table-cell table:formula="of:=([.K94]*[.V94])/[.$Q$29]" office:value-type="float" office:value="0.546136807825044" calcext:value-type="float">
            <text:p>0.5461368078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34531066" calcext:value-type="float">
            <text:p>1.34531066</text:p>
          </table:table-cell>
          <table:table-cell office:value-type="float" office:value="24" calcext:value-type="float">
            <text:p>24</text:p>
          </table:table-cell>
          <table:table-cell office:value-type="float" office:value="0.9199752" calcext:value-type="float">
            <text:p>0.9199752</text:p>
          </table:table-cell>
          <table:table-cell office:value-type="float" office:value="44" calcext:value-type="float">
            <text:p>44</text:p>
          </table:table-cell>
          <table:table-cell office:value-type="float" office:value="0.781775215402" calcext:value-type="float">
            <text:p>0.7817752154</text:p>
          </table:table-cell>
          <table:table-cell office:value-type="float" office:value="47" calcext:value-type="float">
            <text:p>47</text:p>
          </table:table-cell>
          <table:table-cell office:value-type="float" office:value="0.941736748112" calcext:value-type="float">
            <text:p>0.9417367481</text:p>
          </table:table-cell>
          <table:table-cell office:value-type="float" office:value="31" calcext:value-type="float">
            <text:p>31</text:p>
          </table:table-cell>
          <table:table-cell office:value-type="float" office:value="0.909861828084" calcext:value-type="float">
            <text:p>0.9098618281</text:p>
          </table:table-cell>
          <table:table-cell office:value-type="float" office:value="795" calcext:value-type="float">
            <text:p>795</text:p>
          </table:table-cell>
          <table:table-cell table:number-columns-repeated="7"/>
          <table:table-cell table:formula="of:=[.C95]/[.$R$3]" office:value-type="float" office:value="0.600585116071428" calcext:value-type="float">
            <text:p>0.6005851161</text:p>
          </table:table-cell>
          <table:table-cell/>
          <table:table-cell table:formula="of:=[.G95]*[.I95]" office:value-type="float" office:value="0.736226449107238" calcext:value-type="float">
            <text:p>0.7362264491</text:p>
          </table:table-cell>
          <table:table-cell table:formula="of:=([.K95]*[.V95])/[.$Q$29]" office:value-type="float" office:value="0.592800303423454" calcext:value-type="float">
            <text:p>0.592800303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.27064626" calcext:value-type="float">
            <text:p>1.27064626</text:p>
          </table:table-cell>
          <table:table-cell office:value-type="float" office:value="16" calcext:value-type="float">
            <text:p>16</text:p>
          </table:table-cell>
          <table:table-cell office:value-type="float" office:value="0.62523757" calcext:value-type="float">
            <text:p>0.62523757</text:p>
          </table:table-cell>
          <table:table-cell office:value-type="float" office:value="16" calcext:value-type="float">
            <text:p>16</text:p>
          </table:table-cell>
          <table:table-cell office:value-type="float" office:value="0.807079031043" calcext:value-type="float">
            <text:p>0.807079031</text:p>
          </table:table-cell>
          <table:table-cell office:value-type="float" office:value="30" calcext:value-type="float">
            <text:p>30</text:p>
          </table:table-cell>
          <table:table-cell office:value-type="float" office:value="0.718151378772" calcext:value-type="float">
            <text:p>0.7181513788</text:p>
          </table:table-cell>
          <table:table-cell office:value-type="float" office:value="13" calcext:value-type="float">
            <text:p>13</text:p>
          </table:table-cell>
          <table:table-cell office:value-type="float" office:value="1.01593728311" calcext:value-type="float">
            <text:p>1.0159372831</text:p>
          </table:table-cell>
          <table:table-cell office:value-type="float" office:value="559" calcext:value-type="float">
            <text:p>559</text:p>
          </table:table-cell>
          <table:table-cell table:number-columns-repeated="7"/>
          <table:table-cell table:formula="of:=[.C96]/[.$R$3]" office:value-type="float" office:value="0.567252794642857" calcext:value-type="float">
            <text:p>0.5672527946</text:p>
          </table:table-cell>
          <table:table-cell/>
          <table:table-cell table:formula="of:=[.G96]*[.I96]" office:value-type="float" office:value="0.5796049189215" calcext:value-type="float">
            <text:p>0.5796049189</text:p>
          </table:table-cell>
          <table:table-cell table:formula="of:=([.K96]*[.V96])/[.$Q$29]" office:value-type="float" office:value="0.521099333279912" calcext:value-type="float">
            <text:p>0.5210993333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2598786" calcext:value-type="float">
            <text:p>1.2598786</text:p>
          </table:table-cell>
          <table:table-cell office:value-type="float" office:value="13" calcext:value-type="float">
            <text:p>13</text:p>
          </table:table-cell>
          <table:table-cell office:value-type="float" office:value="0.64446335" calcext:value-type="float">
            <text:p>0.64446335</text:p>
          </table:table-cell>
          <table:table-cell office:value-type="float" office:value="4" calcext:value-type="float">
            <text:p>4</text:p>
          </table:table-cell>
          <table:table-cell office:value-type="float" office:value="0.804209221903" calcext:value-type="float">
            <text:p>0.8042092219</text:p>
          </table:table-cell>
          <table:table-cell office:value-type="float" office:value="23" calcext:value-type="float">
            <text:p>23</text:p>
          </table:table-cell>
          <table:table-cell office:value-type="float" office:value="0.657160448604" calcext:value-type="float">
            <text:p>0.6571604486</text:p>
          </table:table-cell>
          <table:table-cell office:value-type="float" office:value="9" calcext:value-type="float">
            <text:p>9</text:p>
          </table:table-cell>
          <table:table-cell office:value-type="float" office:value="0.749125353806" calcext:value-type="float">
            <text:p>0.7491253538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formula="of:=[.C97]/[.$R$3]" office:value-type="float" office:value="0.562445803571428" calcext:value-type="float">
            <text:p>0.5624458036</text:p>
          </table:table-cell>
          <table:table-cell/>
          <table:table-cell table:formula="of:=[.G97]*[.I97]" office:value-type="float" office:value="0.528494493037249" calcext:value-type="float">
            <text:p>0.528494493</text:p>
          </table:table-cell>
          <table:table-cell table:formula="of:=([.K97]*[.V97])/[.$Q$29]" office:value-type="float" office:value="0.350361614231019" calcext:value-type="float">
            <text:p>0.3503616142</text:p>
          </table:table-cell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2189504" calcext:value-type="float">
            <text:p>1.8218950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488417" calcext:value-type="float">
            <text:p>0.54884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34923626048" calcext:value-type="float">
            <text:p>0.434923626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.542563922407" calcext:value-type="float">
            <text:p>0.5425639224</text:p>
          </table:table-cell>
          <table:table-cell office:value-type="float" office:value="61" calcext:value-type="float">
            <text:p>61</text:p>
          </table:table-cell>
          <table:table-cell office:value-type="float" office:value="0.590635634483" calcext:value-type="float">
            <text:p>0.5906356345</text:p>
          </table:table-cell>
          <table:table-cell office:value-type="float" office:value="3493" calcext:value-type="float">
            <text:p>3493</text:p>
          </table:table-cell>
          <table:table-cell table:style-name="ce2" table:number-columns-repeated="7"/>
          <table:table-cell table:style-name="ce2" table:formula="of:=[.C98]/[.$R$3]" office:value-type="float" office:value="0.813346" calcext:value-type="float">
            <text:p>0.813346</text:p>
          </table:table-cell>
          <table:table-cell table:style-name="ce2"/>
          <table:table-cell table:formula="of:=[.G98]*[.I98]" office:value-type="float" office:value="0.235973868496078" calcext:value-type="float">
            <text:p>0.2359738685</text:p>
          </table:table-cell>
          <table:table-cell table:formula="of:=([.K98]*[.V98])/[.$Q$29]" office:value-type="float" office:value="0.123340332336804" calcext:value-type="float">
            <text:p>0.1233403323</text:p>
          </table:table-cell>
          <table:table-cell table:style-name="ce2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26304308" calcext:value-type="float">
            <text:p>2.26304308</text:p>
          </table:table-cell>
          <table:table-cell office:value-type="float" office:value="15" calcext:value-type="float">
            <text:p>15</text:p>
          </table:table-cell>
          <table:table-cell office:value-type="float" office:value="0.73553827" calcext:value-type="float">
            <text:p>0.73553827</text:p>
          </table:table-cell>
          <table:table-cell office:value-type="float" office:value="18" calcext:value-type="float">
            <text:p>18</text:p>
          </table:table-cell>
          <table:table-cell office:value-type="float" office:value="1.04045461044" calcext:value-type="float">
            <text:p>1.0404546104</text:p>
          </table:table-cell>
          <table:table-cell office:value-type="float" office:value="29" calcext:value-type="float">
            <text:p>29</text:p>
          </table:table-cell>
          <table:table-cell office:value-type="float" office:value="1.00306580422" calcext:value-type="float">
            <text:p>1.0030658042</text:p>
          </table:table-cell>
          <table:table-cell office:value-type="float" office:value="29" calcext:value-type="float">
            <text:p>29</text:p>
          </table:table-cell>
          <table:table-cell office:value-type="float" office:value="1.19812791276" calcext:value-type="float">
            <text:p>1.1981279128</text:p>
          </table:table-cell>
          <table:table-cell office:value-type="float" office:value="415" calcext:value-type="float">
            <text:p>415</text:p>
          </table:table-cell>
          <table:table-cell table:number-columns-repeated="7"/>
          <table:table-cell table:formula="of:=[.C99]/[.$R$3]" office:value-type="float" office:value="1.01028708928571" calcext:value-type="float">
            <text:p>1.0102870893</text:p>
          </table:table-cell>
          <table:table-cell/>
          <table:table-cell table:formula="of:=[.G99]*[.I99]" office:value-type="float" office:value="1.04364444057541" calcext:value-type="float">
            <text:p>1.0436444406</text:p>
          </table:table-cell>
          <table:table-cell table:formula="of:=([.K99]*[.V99])/[.$Q$29]" office:value-type="float" office:value="1.1065659603984" calcext:value-type="float">
            <text:p>1.1065659604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71135574" calcext:value-type="float">
            <text:p>1.71135574</text:p>
          </table:table-cell>
          <table:table-cell office:value-type="float" office:value="34" calcext:value-type="float">
            <text:p>34</text:p>
          </table:table-cell>
          <table:table-cell office:value-type="float" office:value="0.93315584" calcext:value-type="float">
            <text:p>0.93315584</text:p>
          </table:table-cell>
          <table:table-cell office:value-type="float" office:value="31" calcext:value-type="float">
            <text:p>31</text:p>
          </table:table-cell>
          <table:table-cell office:value-type="float" office:value="1.05900018677" calcext:value-type="float">
            <text:p>1.0590001868</text:p>
          </table:table-cell>
          <table:table-cell office:value-type="float" office:value="31" calcext:value-type="float">
            <text:p>31</text:p>
          </table:table-cell>
          <table:table-cell office:value-type="float" office:value="0.892485192303" calcext:value-type="float">
            <text:p>0.8924851923</text:p>
          </table:table-cell>
          <table:table-cell office:value-type="float" office:value="34" calcext:value-type="float">
            <text:p>34</text:p>
          </table:table-cell>
          <table:table-cell office:value-type="float" office:value="1.05652078488" calcext:value-type="float">
            <text:p>1.0565207849</text:p>
          </table:table-cell>
          <table:table-cell office:value-type="float" office:value="605" calcext:value-type="float">
            <text:p>605</text:p>
          </table:table-cell>
          <table:table-cell table:number-columns-repeated="7"/>
          <table:table-cell table:formula="of:=[.C100]/[.$R$3]" office:value-type="float" office:value="0.763998098214286" calcext:value-type="float">
            <text:p>0.7639980982</text:p>
          </table:table-cell>
          <table:table-cell/>
          <table:table-cell table:formula="of:=[.G100]*[.I100]" office:value-type="float" office:value="0.945141985338336" calcext:value-type="float">
            <text:p>0.9451419853</text:p>
          </table:table-cell>
          <table:table-cell table:formula="of:=([.K100]*[.V100])/[.$Q$29]" office:value-type="float" office:value="0.883683320506815" calcext:value-type="float">
            <text:p>0.883683320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66096652" calcext:value-type="float">
            <text:p>1.66096652</text:p>
          </table:table-cell>
          <table:table-cell office:value-type="float" office:value="51" calcext:value-type="float">
            <text:p>51</text:p>
          </table:table-cell>
          <table:table-cell office:value-type="float" office:value="1.08218754" calcext:value-type="float">
            <text:p>1.08218754</text:p>
          </table:table-cell>
          <table:table-cell office:value-type="float" office:value="38" calcext:value-type="float">
            <text:p>38</text:p>
          </table:table-cell>
          <table:table-cell office:value-type="float" office:value="0.782314215628" calcext:value-type="float">
            <text:p>0.7823142156</text:p>
          </table:table-cell>
          <table:table-cell office:value-type="float" office:value="67" calcext:value-type="float">
            <text:p>67</text:p>
          </table:table-cell>
          <table:table-cell office:value-type="float" office:value="1.02374054736" calcext:value-type="float">
            <text:p>1.0237405474</text:p>
          </table:table-cell>
          <table:table-cell office:value-type="float" office:value="56" calcext:value-type="float">
            <text:p>56</text:p>
          </table:table-cell>
          <table:table-cell office:value-type="float" office:value="1.08531742063" calcext:value-type="float">
            <text:p>1.0853174206</text:p>
          </table:table-cell>
          <table:table-cell office:value-type="float" office:value="849" calcext:value-type="float">
            <text:p>849</text:p>
          </table:table-cell>
          <table:table-cell table:number-columns-repeated="7"/>
          <table:table-cell table:formula="of:=[.C101]/[.$R$3]" office:value-type="float" office:value="0.741502910714286" calcext:value-type="float">
            <text:p>0.7415029107</text:p>
          </table:table-cell>
          <table:table-cell/>
          <table:table-cell table:formula="of:=[.G101]*[.I101]" office:value-type="float" office:value="0.800886783314518" calcext:value-type="float">
            <text:p>0.8008867833</text:p>
          </table:table-cell>
          <table:table-cell table:formula="of:=([.K101]*[.V101])/[.$Q$29]" office:value-type="float" office:value="0.769218033525283" calcext:value-type="float">
            <text:p>0.769218033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86310247" calcext:value-type="float">
            <text:p>1.86310247</text:p>
          </table:table-cell>
          <table:table-cell office:value-type="float" office:value="63" calcext:value-type="float">
            <text:p>63</text:p>
          </table:table-cell>
          <table:table-cell office:value-type="float" office:value="0.97305003" calcext:value-type="float">
            <text:p>0.97305003</text:p>
          </table:table-cell>
          <table:table-cell office:value-type="float" office:value="54" calcext:value-type="float">
            <text:p>54</text:p>
          </table:table-cell>
          <table:table-cell office:value-type="float" office:value="0.973042637106" calcext:value-type="float">
            <text:p>0.9730426371</text:p>
          </table:table-cell>
          <table:table-cell office:value-type="float" office:value="91" calcext:value-type="float">
            <text:p>91</text:p>
          </table:table-cell>
          <table:table-cell office:value-type="float" office:value="1.051340442" calcext:value-type="float">
            <text:p>1.051340442</text:p>
          </table:table-cell>
          <table:table-cell office:value-type="float" office:value="81" calcext:value-type="float">
            <text:p>81</text:p>
          </table:table-cell>
          <table:table-cell office:value-type="float" office:value="1.04228709362" calcext:value-type="float">
            <text:p>1.0422870936</text:p>
          </table:table-cell>
          <table:table-cell office:value-type="float" office:value="1191" calcext:value-type="float">
            <text:p>1191</text:p>
          </table:table-cell>
          <table:table-cell table:number-columns-repeated="7"/>
          <table:table-cell table:formula="of:=[.C102]/[.$R$3]" office:value-type="float" office:value="0.831742174107143" calcext:value-type="float">
            <text:p>0.8317421741</text:p>
          </table:table-cell>
          <table:table-cell/>
          <table:table-cell table:formula="of:=[.G102]*[.I102]" office:value-type="float" office:value="1.02299907617987" calcext:value-type="float">
            <text:p>1.0229990762</text:p>
          </table:table-cell>
          <table:table-cell table:formula="of:=([.K102]*[.V102])/[.$Q$29]" office:value-type="float" office:value="0.943591799900406" calcext:value-type="float">
            <text:p>0.9435917999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0776644" calcext:value-type="float">
            <text:p>2.0776644</text:p>
          </table:table-cell>
          <table:table-cell office:value-type="float" office:value="60" calcext:value-type="float">
            <text:p>60</text:p>
          </table:table-cell>
          <table:table-cell office:value-type="float" office:value="1.32088596" calcext:value-type="float">
            <text:p>1.32088596</text:p>
          </table:table-cell>
          <table:table-cell office:value-type="float" office:value="68" calcext:value-type="float">
            <text:p>68</text:p>
          </table:table-cell>
          <table:table-cell office:value-type="float" office:value="0.956516716241" calcext:value-type="float">
            <text:p>0.9565167162</text:p>
          </table:table-cell>
          <table:table-cell office:value-type="float" office:value="89" calcext:value-type="float">
            <text:p>89</text:p>
          </table:table-cell>
          <table:table-cell office:value-type="float" office:value="1.0699689826" calcext:value-type="float">
            <text:p>1.0699689826</text:p>
          </table:table-cell>
          <table:table-cell office:value-type="float" office:value="81" calcext:value-type="float">
            <text:p>81</text:p>
          </table:table-cell>
          <table:table-cell office:value-type="float" office:value="1.13900031655" calcext:value-type="float">
            <text:p>1.1390003166</text:p>
          </table:table-cell>
          <table:table-cell office:value-type="float" office:value="1333" calcext:value-type="float">
            <text:p>1333</text:p>
          </table:table-cell>
          <table:table-cell table:number-columns-repeated="7"/>
          <table:table-cell table:formula="of:=[.C103]/[.$R$3]" office:value-type="float" office:value="0.92752875" calcext:value-type="float">
            <text:p>0.92752875</text:p>
          </table:table-cell>
          <table:table-cell/>
          <table:table-cell table:formula="of:=[.G103]*[.I103]" office:value-type="float" office:value="1.02344321771628" calcext:value-type="float">
            <text:p>1.0234432177</text:p>
          </table:table-cell>
          <table:table-cell table:formula="of:=([.K103]*[.V103])/[.$Q$29]" office:value-type="float" office:value="1.03159482207946" calcext:value-type="float">
            <text:p>1.031594822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.03294401" calcext:value-type="float">
            <text:p>2.03294401</text:p>
          </table:table-cell>
          <table:table-cell office:value-type="float" office:value="104" calcext:value-type="float">
            <text:p>104</text:p>
          </table:table-cell>
          <table:table-cell office:value-type="float" office:value="0.76860132" calcext:value-type="float">
            <text:p>0.76860132</text:p>
          </table:table-cell>
          <table:table-cell office:value-type="float" office:value="95" calcext:value-type="float">
            <text:p>95</text:p>
          </table:table-cell>
          <table:table-cell office:value-type="float" office:value="1.26360894837" calcext:value-type="float">
            <text:p>1.2636089484</text:p>
          </table:table-cell>
          <table:table-cell office:value-type="float" office:value="122" calcext:value-type="float">
            <text:p>122</text:p>
          </table:table-cell>
          <table:table-cell office:value-type="float" office:value="0.752293686939" calcext:value-type="float">
            <text:p>0.7522936869</text:p>
          </table:table-cell>
          <table:table-cell office:value-type="float" office:value="93" calcext:value-type="float">
            <text:p>93</text:p>
          </table:table-cell>
          <table:table-cell office:value-type="float" office:value="1.16797406504" calcext:value-type="float">
            <text:p>1.167974065</text:p>
          </table:table-cell>
          <table:table-cell office:value-type="float" office:value="1705" calcext:value-type="float">
            <text:p>1705</text:p>
          </table:table-cell>
          <table:table-cell table:number-columns-repeated="7"/>
          <table:table-cell table:formula="of:=[.C104]/[.$R$3]" office:value-type="float" office:value="0.907564290178571" calcext:value-type="float">
            <text:p>0.9075642902</text:p>
          </table:table-cell>
          <table:table-cell/>
          <table:table-cell table:formula="of:=[.G104]*[.I104]" office:value-type="float" office:value="0.95060503461838" calcext:value-type="float">
            <text:p>0.9506050346</text:p>
          </table:table-cell>
          <table:table-cell table:formula="of:=([.K104]*[.V104])/[.$Q$29]" office:value-type="float" office:value="0.982550465956388" calcext:value-type="float">
            <text:p>0.982550466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6540539" calcext:value-type="float">
            <text:p>1.56540539</text:p>
          </table:table-cell>
          <table:table-cell office:value-type="float" office:value="108" calcext:value-type="float">
            <text:p>108</text:p>
          </table:table-cell>
          <table:table-cell office:value-type="float" office:value="0.81579226" calcext:value-type="float">
            <text:p>0.81579226</text:p>
          </table:table-cell>
          <table:table-cell office:value-type="float" office:value="108" calcext:value-type="float">
            <text:p>108</text:p>
          </table:table-cell>
          <table:table-cell office:value-type="float" office:value="0.83620743213" calcext:value-type="float">
            <text:p>0.8362074321</text:p>
          </table:table-cell>
          <table:table-cell office:value-type="float" office:value="145" calcext:value-type="float">
            <text:p>145</text:p>
          </table:table-cell>
          <table:table-cell office:value-type="float" office:value="0.739875343926" calcext:value-type="float">
            <text:p>0.7398753439</text:p>
          </table:table-cell>
          <table:table-cell office:value-type="float" office:value="90" calcext:value-type="float">
            <text:p>90</text:p>
          </table:table-cell>
          <table:table-cell office:value-type="float" office:value="1.01994620888" calcext:value-type="float">
            <text:p>1.0199462089</text:p>
          </table:table-cell>
          <table:table-cell office:value-type="float" office:value="1898" calcext:value-type="float">
            <text:p>1898</text:p>
          </table:table-cell>
          <table:table-cell table:number-columns-repeated="7"/>
          <table:table-cell table:formula="of:=[.C105]/[.$R$3]" office:value-type="float" office:value="0.698841691964286" calcext:value-type="float">
            <text:p>0.698841692</text:p>
          </table:table-cell>
          <table:table-cell/>
          <table:table-cell table:formula="of:=[.G105]*[.I105]" office:value-type="float" office:value="0.618689261440661" calcext:value-type="float">
            <text:p>0.6186892614</text:p>
          </table:table-cell>
          <table:table-cell table:formula="of:=([.K105]*[.V105])/[.$Q$29]" office:value-type="float" office:value="0.558433421841743" calcext:value-type="float">
            <text:p>0.558433421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41121344" calcext:value-type="float">
            <text:p>1.41121344</text:p>
          </table:table-cell>
          <table:table-cell office:value-type="float" office:value="133" calcext:value-type="float">
            <text:p>133</text:p>
          </table:table-cell>
          <table:table-cell office:value-type="float" office:value="0.9490253" calcext:value-type="float">
            <text:p>0.9490253</text:p>
          </table:table-cell>
          <table:table-cell office:value-type="float" office:value="99" calcext:value-type="float">
            <text:p>99</text:p>
          </table:table-cell>
          <table:table-cell office:value-type="float" office:value="0.804665634665" calcext:value-type="float">
            <text:p>0.8046656347</text:p>
          </table:table-cell>
          <table:table-cell office:value-type="float" office:value="141" calcext:value-type="float">
            <text:p>141</text:p>
          </table:table-cell>
          <table:table-cell office:value-type="float" office:value="0.945148056852" calcext:value-type="float">
            <text:p>0.9451480569</text:p>
          </table:table-cell>
          <table:table-cell office:value-type="float" office:value="101" calcext:value-type="float">
            <text:p>101</text:p>
          </table:table-cell>
          <table:table-cell office:value-type="float" office:value="0.927566851557" calcext:value-type="float">
            <text:p>0.9275668516</text:p>
          </table:table-cell>
          <table:table-cell office:value-type="float" office:value="1990" calcext:value-type="float">
            <text:p>1990</text:p>
          </table:table-cell>
          <table:table-cell table:number-columns-repeated="7"/>
          <table:table-cell table:formula="of:=[.C106]/[.$R$3]" office:value-type="float" office:value="0.630006" calcext:value-type="float">
            <text:p>0.630006</text:p>
          </table:table-cell>
          <table:table-cell/>
          <table:table-cell table:formula="of:=[.G106]*[.I106]" office:value-type="float" office:value="0.760528161019206" calcext:value-type="float">
            <text:p>0.760528161</text:p>
          </table:table-cell>
          <table:table-cell table:formula="of:=([.K106]*[.V106])/[.$Q$29]" office:value-type="float" office:value="0.624283815784974" calcext:value-type="float">
            <text:p>0.624283815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40067915" calcext:value-type="float">
            <text:p>1.40067915</text:p>
          </table:table-cell>
          <table:table-cell office:value-type="float" office:value="109" calcext:value-type="float">
            <text:p>109</text:p>
          </table:table-cell>
          <table:table-cell office:value-type="float" office:value="0.91438863" calcext:value-type="float">
            <text:p>0.91438863</text:p>
          </table:table-cell>
          <table:table-cell office:value-type="float" office:value="94" calcext:value-type="float">
            <text:p>94</text:p>
          </table:table-cell>
          <table:table-cell office:value-type="float" office:value="0.777228881703" calcext:value-type="float">
            <text:p>0.7772288817</text:p>
          </table:table-cell>
          <table:table-cell office:value-type="float" office:value="107" calcext:value-type="float">
            <text:p>107</text:p>
          </table:table-cell>
          <table:table-cell office:value-type="float" office:value="0.842402878332" calcext:value-type="float">
            <text:p>0.8424028783</text:p>
          </table:table-cell>
          <table:table-cell office:value-type="float" office:value="114" calcext:value-type="float">
            <text:p>114</text:p>
          </table:table-cell>
          <table:table-cell office:value-type="float" office:value="1.00709102213" calcext:value-type="float">
            <text:p>1.0070910221</text:p>
          </table:table-cell>
          <table:table-cell office:value-type="float" office:value="2109" calcext:value-type="float">
            <text:p>2109</text:p>
          </table:table-cell>
          <table:table-cell table:number-columns-repeated="7"/>
          <table:table-cell table:formula="of:=[.C107]/[.$R$3]" office:value-type="float" office:value="0.625303191964286" calcext:value-type="float">
            <text:p>0.625303192</text:p>
          </table:table-cell>
          <table:table-cell/>
          <table:table-cell table:formula="of:=[.G107]*[.I107]" office:value-type="float" office:value="0.654739847069369" calcext:value-type="float">
            <text:p>0.6547398471</text:p>
          </table:table-cell>
          <table:table-cell table:formula="of:=([.K107]*[.V107])/[.$Q$29]" office:value-type="float" office:value="0.583524444083478" calcext:value-type="float">
            <text:p>0.5835244441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97749544" calcext:value-type="float">
            <text:p>1.97749544</text:p>
          </table:table-cell>
          <table:table-cell office:value-type="float" office:value="129" calcext:value-type="float">
            <text:p>129</text:p>
          </table:table-cell>
          <table:table-cell office:value-type="float" office:value="1.02651694" calcext:value-type="float">
            <text:p>1.02651694</text:p>
          </table:table-cell>
          <table:table-cell office:value-type="float" office:value="115" calcext:value-type="float">
            <text:p>115</text:p>
          </table:table-cell>
          <table:table-cell office:value-type="float" office:value="1.19211318809" calcext:value-type="float">
            <text:p>1.1921131881</text:p>
          </table:table-cell>
          <table:table-cell office:value-type="float" office:value="169" calcext:value-type="float">
            <text:p>169</text:p>
          </table:table-cell>
          <table:table-cell office:value-type="float" office:value="0.92206735733" calcext:value-type="float">
            <text:p>0.9220673573</text:p>
          </table:table-cell>
          <table:table-cell office:value-type="float" office:value="143" calcext:value-type="float">
            <text:p>143</text:p>
          </table:table-cell>
          <table:table-cell office:value-type="float" office:value="1.14640518342" calcext:value-type="float">
            <text:p>1.1464051834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table:formula="of:=[.C108]/[.$R$3]" office:value-type="float" office:value="0.882810464285714" calcext:value-type="float">
            <text:p>0.8828104643</text:p>
          </table:table-cell>
          <table:table-cell/>
          <table:table-cell table:formula="of:=[.G108]*[.I108]" office:value-type="float" office:value="1.09920865698039" calcext:value-type="float">
            <text:p>1.099208657</text:p>
          </table:table-cell>
          <table:table-cell table:formula="of:=([.K108]*[.V108])/[.$Q$29]" office:value-type="float" office:value="1.11516681594907" calcext:value-type="float">
            <text:p>1.115166815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26933913" calcext:value-type="float">
            <text:p>1.26933913</text:p>
          </table:table-cell>
          <table:table-cell table:style-name="ce3" office:value-type="float" office:value="122" calcext:value-type="float">
            <text:p>122</text:p>
          </table:table-cell>
          <table:table-cell office:value-type="float" office:value="0.72508366" calcext:value-type="float">
            <text:p>0.72508366</text:p>
          </table:table-cell>
          <table:table-cell office:value-type="float" office:value="84" calcext:value-type="float">
            <text:p>84</text:p>
          </table:table-cell>
          <table:table-cell office:value-type="float" office:value="0.930188381501" calcext:value-type="float">
            <text:p>0.9301883815</text:p>
          </table:table-cell>
          <table:table-cell office:value-type="float" office:value="176" calcext:value-type="float">
            <text:p>176</text:p>
          </table:table-cell>
          <table:table-cell office:value-type="float" office:value="0.744515021548" calcext:value-type="float">
            <text:p>0.7445150215</text:p>
          </table:table-cell>
          <table:table-cell office:value-type="float" office:value="111" calcext:value-type="float">
            <text:p>111</text:p>
          </table:table-cell>
          <table:table-cell office:value-type="float" office:value="0.946818523669" calcext:value-type="float">
            <text:p>0.9468185237</text:p>
          </table:table-cell>
          <table:table-cell office:value-type="float" office:value="2156" calcext:value-type="float">
            <text:p>2156</text:p>
          </table:table-cell>
          <table:table-cell table:number-columns-repeated="7"/>
          <table:table-cell table:formula="of:=[.C109]/[.$R$3]" office:value-type="float" office:value="0.566669254464286" calcext:value-type="float">
            <text:p>0.5666692545</text:p>
          </table:table-cell>
          <table:table-cell/>
          <table:table-cell table:formula="of:=[.G109]*[.I109]" office:value-type="float" office:value="0.692539222896916" calcext:value-type="float">
            <text:p>0.6925392229</text:p>
          </table:table-cell>
          <table:table-cell table:formula="of:=([.K109]*[.V109])/[.$Q$29]" office:value-type="float" office:value="0.580273420005429" calcext:value-type="float">
            <text:p>0.58027342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.75681914" calcext:value-type="float">
            <text:p>1.75681914</text:p>
          </table:table-cell>
          <table:table-cell table:style-name="ce3" office:value-type="float" office:value="116" calcext:value-type="float">
            <text:p>116</text:p>
          </table:table-cell>
          <table:table-cell office:value-type="float" office:value="1.00294055" calcext:value-type="float">
            <text:p>1.00294055</text:p>
          </table:table-cell>
          <table:table-cell office:value-type="float" office:value="88" calcext:value-type="float">
            <text:p>88</text:p>
          </table:table-cell>
          <table:table-cell office:value-type="float" office:value="0.968670765779" calcext:value-type="float">
            <text:p>0.9686707658</text:p>
          </table:table-cell>
          <table:table-cell office:value-type="float" office:value="174" calcext:value-type="float">
            <text:p>174</text:p>
          </table:table-cell>
          <table:table-cell office:value-type="float" office:value="0.868431108787" calcext:value-type="float">
            <text:p>0.8684311088</text:p>
          </table:table-cell>
          <table:table-cell office:value-type="float" office:value="110" calcext:value-type="float">
            <text:p>110</text:p>
          </table:table-cell>
          <table:table-cell office:value-type="float" office:value="1.09400142914" calcext:value-type="float">
            <text:p>1.0940014291</text:p>
          </table:table-cell>
          <table:table-cell office:value-type="float" office:value="2242" calcext:value-type="float">
            <text:p>2242</text:p>
          </table:table-cell>
          <table:table-cell table:number-columns-repeated="7"/>
          <table:table-cell table:formula="of:=[.C110]/[.$R$3]" office:value-type="float" office:value="0.784294258928571" calcext:value-type="float">
            <text:p>0.7842942589</text:p>
          </table:table-cell>
          <table:table-cell/>
          <table:table-cell table:formula="of:=[.G110]*[.I110]" office:value-type="float" office:value="0.841223827175009" calcext:value-type="float">
            <text:p>0.8412238272</text:p>
          </table:table-cell>
          <table:table-cell table:formula="of:=([.K110]*[.V110])/[.$Q$29]" office:value-type="float" office:value="0.814424839961133" calcext:value-type="float">
            <text:p>0.81442484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.60300973" calcext:value-type="float">
            <text:p>1.60300973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0.95071326" calcext:value-type="float">
            <text:p>0.95071326</text:p>
          </table:table-cell>
          <table:table-cell office:value-type="float" office:value="94" calcext:value-type="float">
            <text:p>94</text:p>
          </table:table-cell>
          <table:table-cell office:value-type="float" office:value="0.86248202038" calcext:value-type="float">
            <text:p>0.8624820204</text:p>
          </table:table-cell>
          <table:table-cell office:value-type="float" office:value="127" calcext:value-type="float">
            <text:p>127</text:p>
          </table:table-cell>
          <table:table-cell office:value-type="float" office:value="0.838773754611" calcext:value-type="float">
            <text:p>0.8387737546</text:p>
          </table:table-cell>
          <table:table-cell office:value-type="float" office:value="118" calcext:value-type="float">
            <text:p>118</text:p>
          </table:table-cell>
          <table:table-cell office:value-type="float" office:value="1.08201210402" calcext:value-type="float">
            <text:p>1.082012104</text:p>
          </table:table-cell>
          <table:table-cell office:value-type="float" office:value="1920" calcext:value-type="float">
            <text:p>1920</text:p>
          </table:table-cell>
          <table:table-cell table:number-columns-repeated="7"/>
          <table:table-cell table:formula="of:=[.C111]/[.$R$3]" office:value-type="float" office:value="0.71562934375" calcext:value-type="float">
            <text:p>0.7156293438</text:p>
          </table:table-cell>
          <table:table-cell/>
          <table:table-cell table:formula="of:=[.G111]*[.I111]" office:value-type="float" office:value="0.723427282518614" calcext:value-type="float">
            <text:p>0.7234272825</text:p>
          </table:table-cell>
          <table:table-cell table:formula="of:=([.K111]*[.V111])/[.$Q$29]" office:value-type="float" office:value="0.692705377047288" calcext:value-type="float">
            <text:p>0.692705377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11622515" calcext:value-type="float">
            <text:p>2.11622515</text:p>
          </table:table-cell>
          <table:table-cell table:style-name="ce3" office:value-type="float" office:value="133" calcext:value-type="float">
            <text:p>133</text:p>
          </table:table-cell>
          <table:table-cell office:value-type="float" office:value="0.69264533" calcext:value-type="float">
            <text:p>0.69264533</text:p>
          </table:table-cell>
          <table:table-cell office:value-type="float" office:value="78" calcext:value-type="float">
            <text:p>78</text:p>
          </table:table-cell>
          <table:table-cell office:value-type="float" office:value="1.22314319648" calcext:value-type="float">
            <text:p>1.2231431965</text:p>
          </table:table-cell>
          <table:table-cell office:value-type="float" office:value="163" calcext:value-type="float">
            <text:p>163</text:p>
          </table:table-cell>
          <table:table-cell office:value-type="float" office:value="0.775067119207" calcext:value-type="float">
            <text:p>0.7750671192</text:p>
          </table:table-cell>
          <table:table-cell office:value-type="float" office:value="92" calcext:value-type="float">
            <text:p>92</text:p>
          </table:table-cell>
          <table:table-cell office:value-type="float" office:value="1.00035417784" calcext:value-type="float">
            <text:p>1.0003541778</text:p>
          </table:table-cell>
          <table:table-cell office:value-type="float" office:value="2028" calcext:value-type="float">
            <text:p>2028</text:p>
          </table:table-cell>
          <table:table-cell table:number-columns-repeated="7"/>
          <table:table-cell table:formula="of:=[.C112]/[.$R$3]" office:value-type="float" office:value="0.944743370535714" calcext:value-type="float">
            <text:p>0.9447433705</text:p>
          </table:table-cell>
          <table:table-cell/>
          <table:table-cell table:formula="of:=[.G112]*[.I112]" office:value-type="float" office:value="0.948018073673395" calcext:value-type="float">
            <text:p>0.9480180737</text:p>
          </table:table-cell>
          <table:table-cell table:formula="of:=([.K112]*[.V112])/[.$Q$29]" office:value-type="float" office:value="0.839251186430982" calcext:value-type="float">
            <text:p>0.8392511864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302187" calcext:value-type="float">
            <text:p>1.302187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0.75440583" calcext:value-type="float">
            <text:p>0.75440583</text:p>
          </table:table-cell>
          <table:table-cell office:value-type="float" office:value="78" calcext:value-type="float">
            <text:p>78</text:p>
          </table:table-cell>
          <table:table-cell office:value-type="float" office:value="0.907608580485" calcext:value-type="float">
            <text:p>0.9076085805</text:p>
          </table:table-cell>
          <table:table-cell office:value-type="float" office:value="148" calcext:value-type="float">
            <text:p>148</text:p>
          </table:table-cell>
          <table:table-cell office:value-type="float" office:value="0.790231544447" calcext:value-type="float">
            <text:p>0.7902315444</text:p>
          </table:table-cell>
          <table:table-cell office:value-type="float" office:value="126" calcext:value-type="float">
            <text:p>126</text:p>
          </table:table-cell>
          <table:table-cell office:value-type="float" office:value="0.911924694582" calcext:value-type="float">
            <text:p>0.9119246946</text:p>
          </table:table-cell>
          <table:table-cell office:value-type="float" office:value="1841" calcext:value-type="float">
            <text:p>1841</text:p>
          </table:table-cell>
          <table:table-cell table:number-columns-repeated="7"/>
          <table:table-cell table:formula="of:=[.C113]/[.$R$3]" office:value-type="float" office:value="0.581333482142857" calcext:value-type="float">
            <text:p>0.5813334821</text:p>
          </table:table-cell>
          <table:table-cell/>
          <table:table-cell table:formula="of:=[.G113]*[.I113]" office:value-type="float" office:value="0.717220930310011" calcext:value-type="float">
            <text:p>0.7172209303</text:p>
          </table:table-cell>
          <table:table-cell table:formula="of:=([.K113]*[.V113])/[.$Q$29]" office:value-type="float" office:value="0.578806617540508" calcext:value-type="float">
            <text:p>0.5788066175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.58095599" calcext:value-type="float">
            <text:p>2.58095599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1.03172687" calcext:value-type="float">
            <text:p>1.03172687</text:p>
          </table:table-cell>
          <table:table-cell office:value-type="float" office:value="79" calcext:value-type="float">
            <text:p>79</text:p>
          </table:table-cell>
          <table:table-cell office:value-type="float" office:value="1.19135452928" calcext:value-type="float">
            <text:p>1.1913545293</text:p>
          </table:table-cell>
          <table:table-cell office:value-type="float" office:value="137" calcext:value-type="float">
            <text:p>137</text:p>
          </table:table-cell>
          <table:table-cell office:value-type="float" office:value="1.08063338342" calcext:value-type="float">
            <text:p>1.0806333834</text:p>
          </table:table-cell>
          <table:table-cell office:value-type="float" office:value="121" calcext:value-type="float">
            <text:p>121</text:p>
          </table:table-cell>
          <table:table-cell office:value-type="float" office:value="1.09359807962" calcext:value-type="float">
            <text:p>1.0935980796</text:p>
          </table:table-cell>
          <table:table-cell office:value-type="float" office:value="1769" calcext:value-type="float">
            <text:p>1769</text:p>
          </table:table-cell>
          <table:table-cell table:number-columns-repeated="7"/>
          <table:table-cell table:formula="of:=[.C114]/[.$R$3]" office:value-type="float" office:value="1.15221249553571" calcext:value-type="float">
            <text:p>1.1522124955</text:p>
          </table:table-cell>
          <table:table-cell/>
          <table:table-cell table:formula="of:=[.G114]*[.I114]" office:value-type="float" office:value="1.28741747582859" calcext:value-type="float">
            <text:p>1.2874174758</text:p>
          </table:table-cell>
          <table:table-cell table:formula="of:=([.K114]*[.V114])/[.$Q$29]" office:value-type="float" office:value="1.24594449489856" calcext:value-type="float">
            <text:p>1.245944494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.50085688" calcext:value-type="float">
            <text:p>1.50085688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0.48046929" calcext:value-type="float">
            <text:p>0.48046929</text:p>
          </table:table-cell>
          <table:table-cell office:value-type="float" office:value="50" calcext:value-type="float">
            <text:p>50</text:p>
          </table:table-cell>
          <table:table-cell office:value-type="float" office:value="1.19780479134" calcext:value-type="float">
            <text:p>1.1978047913</text:p>
          </table:table-cell>
          <table:table-cell office:value-type="float" office:value="136" calcext:value-type="float">
            <text:p>136</text:p>
          </table:table-cell>
          <table:table-cell office:value-type="float" office:value="0.683183776424" calcext:value-type="float">
            <text:p>0.6831837764</text:p>
          </table:table-cell>
          <table:table-cell office:value-type="float" office:value="101" calcext:value-type="float">
            <text:p>101</text:p>
          </table:table-cell>
          <table:table-cell office:value-type="float" office:value="1.02603649943" calcext:value-type="float">
            <text:p>1.0260364994</text:p>
          </table:table-cell>
          <table:table-cell office:value-type="float" office:value="1671" calcext:value-type="float">
            <text:p>1671</text:p>
          </table:table-cell>
          <table:table-cell table:number-columns-repeated="7"/>
          <table:table-cell table:formula="of:=[.C115]/[.$R$3]" office:value-type="float" office:value="0.670025392857143" calcext:value-type="float">
            <text:p>0.6700253929</text:p>
          </table:table-cell>
          <table:table-cell/>
          <table:table-cell table:formula="of:=[.G115]*[.I115]" office:value-type="float" office:value="0.818320800766423" calcext:value-type="float">
            <text:p>0.8183208008</text:p>
          </table:table-cell>
          <table:table-cell table:formula="of:=([.K115]*[.V115])/[.$Q$29]" office:value-type="float" office:value="0.743032752061181" calcext:value-type="float">
            <text:p>0.7430327521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.54493157" calcext:value-type="float">
            <text:p>1.54493157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.0666334" calcext:value-type="float">
            <text:p>1.0666334</text:p>
          </table:table-cell>
          <table:table-cell office:value-type="float" office:value="70" calcext:value-type="float">
            <text:p>70</text:p>
          </table:table-cell>
          <table:table-cell office:value-type="float" office:value="0.920548293312" calcext:value-type="float">
            <text:p>0.9205482933</text:p>
          </table:table-cell>
          <table:table-cell office:value-type="float" office:value="61" calcext:value-type="float">
            <text:p>61</text:p>
          </table:table-cell>
          <table:table-cell office:value-type="float" office:value="0.908391751048" calcext:value-type="float">
            <text:p>0.908391751</text:p>
          </table:table-cell>
          <table:table-cell office:value-type="float" office:value="101" calcext:value-type="float">
            <text:p>101</text:p>
          </table:table-cell>
          <table:table-cell office:value-type="float" office:value="1.05831613205" calcext:value-type="float">
            <text:p>1.0583161321</text:p>
          </table:table-cell>
          <table:table-cell office:value-type="float" office:value="1696" calcext:value-type="float">
            <text:p>1696</text:p>
          </table:table-cell>
          <table:table-cell table:number-columns-repeated="7"/>
          <table:table-cell table:formula="of:=[.C116]/[.$R$3]" office:value-type="float" office:value="0.68970159375" calcext:value-type="float">
            <text:p>0.6897015938</text:p>
          </table:table-cell>
          <table:table-cell/>
          <table:table-cell table:formula="of:=[.G116]*[.I116]" office:value-type="float" office:value="0.836218476085935" calcext:value-type="float">
            <text:p>0.8362184761</text:p>
          </table:table-cell>
          <table:table-cell table:formula="of:=([.K116]*[.V116])/[.$Q$29]" office:value-type="float" office:value="0.783171241734524" calcext:value-type="float">
            <text:p>0.7831712417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12722272" calcext:value-type="float">
            <text:p>1.12722272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0.71080498" calcext:value-type="float">
            <text:p>0.71080498</text:p>
          </table:table-cell>
          <table:table-cell office:value-type="float" office:value="53" calcext:value-type="float">
            <text:p>53</text:p>
          </table:table-cell>
          <table:table-cell office:value-type="float" office:value="0.702715380637" calcext:value-type="float">
            <text:p>0.7027153806</text:p>
          </table:table-cell>
          <table:table-cell office:value-type="float" office:value="64" calcext:value-type="float">
            <text:p>64</text:p>
          </table:table-cell>
          <table:table-cell office:value-type="float" office:value="0.752240619543" calcext:value-type="float">
            <text:p>0.7522406195</text:p>
          </table:table-cell>
          <table:table-cell office:value-type="float" office:value="84" calcext:value-type="float">
            <text:p>84</text:p>
          </table:table-cell>
          <table:table-cell office:value-type="float" office:value="0.957762749158" calcext:value-type="float">
            <text:p>0.9577627492</text:p>
          </table:table-cell>
          <table:table-cell office:value-type="float" office:value="1536" calcext:value-type="float">
            <text:p>1536</text:p>
          </table:table-cell>
          <table:table-cell table:number-columns-repeated="7"/>
          <table:table-cell table:formula="of:=[.C117]/[.$R$3]" office:value-type="float" office:value="0.503224428571429" calcext:value-type="float">
            <text:p>0.5032244286</text:p>
          </table:table-cell>
          <table:table-cell/>
          <table:table-cell table:formula="of:=[.G117]*[.I117]" office:value-type="float" office:value="0.528611053292772" calcext:value-type="float">
            <text:p>0.5286110533</text:p>
          </table:table-cell>
          <table:table-cell table:formula="of:=([.K117]*[.V117])/[.$Q$29]" office:value-type="float" office:value="0.448038916492913" calcext:value-type="float">
            <text:p>0.4480389165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.45865795" calcext:value-type="float">
            <text:p>2.45865795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.31564985" calcext:value-type="float">
            <text:p>1.31564985</text:p>
          </table:table-cell>
          <table:table-cell office:value-type="float" office:value="63" calcext:value-type="float">
            <text:p>63</text:p>
          </table:table-cell>
          <table:table-cell office:value-type="float" office:value="1.13185876819" calcext:value-type="float">
            <text:p>1.1318587682</text:p>
          </table:table-cell>
          <table:table-cell office:value-type="float" office:value="60" calcext:value-type="float">
            <text:p>60</text:p>
          </table:table-cell>
          <table:table-cell office:value-type="float" office:value="1.25439676321" calcext:value-type="float">
            <text:p>1.2543967632</text:p>
          </table:table-cell>
          <table:table-cell office:value-type="float" office:value="106" calcext:value-type="float">
            <text:p>106</text:p>
          </table:table-cell>
          <table:table-cell office:value-type="float" office:value="1.07650772121" calcext:value-type="float">
            <text:p>1.0765077212</text:p>
          </table:table-cell>
          <table:table-cell office:value-type="float" office:value="1511" calcext:value-type="float">
            <text:p>1511</text:p>
          </table:table-cell>
          <table:table-cell table:number-columns-repeated="7"/>
          <table:table-cell table:formula="of:=[.C118]/[.$R$3]" office:value-type="float" office:value="1.09761515625" calcext:value-type="float">
            <text:p>1.0976151563</text:p>
          </table:table-cell>
          <table:table-cell/>
          <table:table-cell table:formula="of:=[.G118]*[.I118]" office:value-type="float" office:value="1.41979997522839" calcext:value-type="float">
            <text:p>1.4197999752</text:p>
          </table:table-cell>
          <table:table-cell table:formula="of:=([.K118]*[.V118])/[.$Q$29]" office:value-type="float" office:value="1.3525890583249" calcext:value-type="float">
            <text:p>1.3525890583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.34166181" calcext:value-type="float">
            <text:p>2.34166181</text:p>
          </table:table-cell>
          <table:table-cell office:value-type="float" office:value="70" calcext:value-type="float">
            <text:p>70</text:p>
          </table:table-cell>
          <table:table-cell office:value-type="float" office:value="0.82251077" calcext:value-type="float">
            <text:p>0.82251077</text:p>
          </table:table-cell>
          <table:table-cell office:value-type="float" office:value="55" calcext:value-type="float">
            <text:p>55</text:p>
          </table:table-cell>
          <table:table-cell office:value-type="float" office:value="1.21249207319" calcext:value-type="float">
            <text:p>1.2124920732</text:p>
          </table:table-cell>
          <table:table-cell office:value-type="float" office:value="65" calcext:value-type="float">
            <text:p>65</text:p>
          </table:table-cell>
          <table:table-cell office:value-type="float" office:value="0.892057664466" calcext:value-type="float">
            <text:p>0.8920576645</text:p>
          </table:table-cell>
          <table:table-cell office:value-type="float" office:value="92" calcext:value-type="float">
            <text:p>92</text:p>
          </table:table-cell>
          <table:table-cell office:value-type="float" office:value="1.10899058622" calcext:value-type="float">
            <text:p>1.1089905862</text:p>
          </table:table-cell>
          <table:table-cell office:value-type="float" office:value="1369" calcext:value-type="float">
            <text:p>1369</text:p>
          </table:table-cell>
          <table:table-cell table:number-columns-repeated="7"/>
          <table:table-cell table:formula="of:=[.C119]/[.$R$3]" office:value-type="float" office:value="1.04538473660714" calcext:value-type="float">
            <text:p>1.0453847366</text:p>
          </table:table-cell>
          <table:table-cell/>
          <table:table-cell table:formula="of:=[.G119]*[.I119]" office:value-type="float" office:value="1.08161284699341" calcext:value-type="float">
            <text:p>1.081612847</text:p>
          </table:table-cell>
          <table:table-cell table:formula="of:=([.K119]*[.V119])/[.$Q$29]" office:value-type="float" office:value="1.06150306659319" calcext:value-type="float">
            <text:p>1.0615030666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.93251916" calcext:value-type="float">
            <text:p>1.93251916</text:p>
          </table:table-cell>
          <table:table-cell office:value-type="float" office:value="95" calcext:value-type="float">
            <text:p>95</text:p>
          </table:table-cell>
          <table:table-cell office:value-type="float" office:value="1.03718875" calcext:value-type="float">
            <text:p>1.03718875</text:p>
          </table:table-cell>
          <table:table-cell office:value-type="float" office:value="55" calcext:value-type="float">
            <text:p>55</text:p>
          </table:table-cell>
          <table:table-cell office:value-type="float" office:value="1.0624223089" calcext:value-type="float">
            <text:p>1.0624223089</text:p>
          </table:table-cell>
          <table:table-cell office:value-type="float" office:value="62" calcext:value-type="float">
            <text:p>62</text:p>
          </table:table-cell>
          <table:table-cell office:value-type="float" office:value="0.958794696797" calcext:value-type="float">
            <text:p>0.9587946968</text:p>
          </table:table-cell>
          <table:table-cell office:value-type="float" office:value="104" calcext:value-type="float">
            <text:p>104</text:p>
          </table:table-cell>
          <table:table-cell office:value-type="float" office:value="1.12285698826" calcext:value-type="float">
            <text:p>1.1228569883</text:p>
          </table:table-cell>
          <table:table-cell office:value-type="float" office:value="1320" calcext:value-type="float">
            <text:p>1320</text:p>
          </table:table-cell>
          <table:table-cell table:number-columns-repeated="7"/>
          <table:table-cell table:formula="of:=[.C120]/[.$R$3]" office:value-type="float" office:value="0.862731767857143" calcext:value-type="float">
            <text:p>0.8627317679</text:p>
          </table:table-cell>
          <table:table-cell/>
          <table:table-cell table:formula="of:=[.G120]*[.I120]" office:value-type="float" office:value="1.01864487553214" calcext:value-type="float">
            <text:p>1.0186448755</text:p>
          </table:table-cell>
          <table:table-cell table:formula="of:=([.K120]*[.V120])/[.$Q$29]" office:value-type="float" office:value="1.01220576729779" calcext:value-type="float">
            <text:p>1.0122057673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.47894001" calcext:value-type="float">
            <text:p>2.47894001</text:p>
          </table:table-cell>
          <table:table-cell office:value-type="float" office:value="44" calcext:value-type="float">
            <text:p>44</text:p>
          </table:table-cell>
          <table:table-cell office:value-type="float" office:value="0.64994522" calcext:value-type="float">
            <text:p>0.64994522</text:p>
          </table:table-cell>
          <table:table-cell office:value-type="float" office:value="37" calcext:value-type="float">
            <text:p>37</text:p>
          </table:table-cell>
          <table:table-cell office:value-type="float" office:value="1.3081311974" calcext:value-type="float">
            <text:p>1.3081311974</text:p>
          </table:table-cell>
          <table:table-cell office:value-type="float" office:value="47" calcext:value-type="float">
            <text:p>47</text:p>
          </table:table-cell>
          <table:table-cell office:value-type="float" office:value="0.804186252154" calcext:value-type="float">
            <text:p>0.8041862522</text:p>
          </table:table-cell>
          <table:table-cell office:value-type="float" office:value="58" calcext:value-type="float">
            <text:p>58</text:p>
          </table:table-cell>
          <table:table-cell office:value-type="float" office:value="1.16999013913" calcext:value-type="float">
            <text:p>1.1699901391</text:p>
          </table:table-cell>
          <table:table-cell office:value-type="float" office:value="1300" calcext:value-type="float">
            <text:p>1300</text:p>
          </table:table-cell>
          <table:table-cell table:number-columns-repeated="7"/>
          <table:table-cell table:formula="of:=[.C121]/[.$R$3]" office:value-type="float" office:value="1.10666964732143" calcext:value-type="float">
            <text:p>1.1066696473</text:p>
          </table:table-cell>
          <table:table-cell/>
          <table:table-cell table:formula="of:=[.G121]*[.I121]" office:value-type="float" office:value="1.05198112496283" calcext:value-type="float">
            <text:p>1.051981125</text:p>
          </table:table-cell>
          <table:table-cell table:formula="of:=([.K121]*[.V121])/[.$Q$29]" office:value-type="float" office:value="1.08921021482955" calcext:value-type="float">
            <text:p>1.089210214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.36586735" calcext:value-type="float">
            <text:p>1.36586735</text:p>
          </table:table-cell>
          <table:table-cell office:value-type="float" office:value="64" calcext:value-type="float">
            <text:p>64</text:p>
          </table:table-cell>
          <table:table-cell office:value-type="float" office:value="0.87019536" calcext:value-type="float">
            <text:p>0.87019536</text:p>
          </table:table-cell>
          <table:table-cell office:value-type="float" office:value="55" calcext:value-type="float">
            <text:p>55</text:p>
          </table:table-cell>
          <table:table-cell office:value-type="float" office:value="0.874868344968" calcext:value-type="float">
            <text:p>0.874868345</text:p>
          </table:table-cell>
          <table:table-cell office:value-type="float" office:value="54" calcext:value-type="float">
            <text:p>54</text:p>
          </table:table-cell>
          <table:table-cell office:value-type="float" office:value="0.90349411097" calcext:value-type="float">
            <text:p>0.903494111</text:p>
          </table:table-cell>
          <table:table-cell office:value-type="float" office:value="63" calcext:value-type="float">
            <text:p>63</text:p>
          </table:table-cell>
          <table:table-cell office:value-type="float" office:value="0.973235712825" calcext:value-type="float">
            <text:p>0.9732357128</text:p>
          </table:table-cell>
          <table:table-cell office:value-type="float" office:value="1303" calcext:value-type="float">
            <text:p>1303</text:p>
          </table:table-cell>
          <table:table-cell table:number-columns-repeated="7"/>
          <table:table-cell table:formula="of:=[.C122]/[.$R$3]" office:value-type="float" office:value="0.609762209821428" calcext:value-type="float">
            <text:p>0.6097622098</text:p>
          </table:table-cell>
          <table:table-cell/>
          <table:table-cell table:formula="of:=[.G122]*[.I122]" office:value-type="float" office:value="0.790438397552658" calcext:value-type="float">
            <text:p>0.7904383976</text:p>
          </table:table-cell>
          <table:table-cell table:formula="of:=([.K122]*[.V122])/[.$Q$29]" office:value-type="float" office:value="0.680781307333108" calcext:value-type="float">
            <text:p>0.6807813073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.35646466" calcext:value-type="float">
            <text:p>1.35646466</text:p>
          </table:table-cell>
          <table:table-cell office:value-type="float" office:value="59" calcext:value-type="float">
            <text:p>59</text:p>
          </table:table-cell>
          <table:table-cell office:value-type="float" office:value="0.66015613" calcext:value-type="float">
            <text:p>0.66015613</text:p>
          </table:table-cell>
          <table:table-cell office:value-type="float" office:value="45" calcext:value-type="float">
            <text:p>45</text:p>
          </table:table-cell>
          <table:table-cell office:value-type="float" office:value="1.00701911911" calcext:value-type="float">
            <text:p>1.0070191191</text:p>
          </table:table-cell>
          <table:table-cell office:value-type="float" office:value="50" calcext:value-type="float">
            <text:p>50</text:p>
          </table:table-cell>
          <table:table-cell office:value-type="float" office:value="0.752336189598" calcext:value-type="float">
            <text:p>0.7523361896</text:p>
          </table:table-cell>
          <table:table-cell office:value-type="float" office:value="59" calcext:value-type="float">
            <text:p>59</text:p>
          </table:table-cell>
          <table:table-cell office:value-type="float" office:value="1.00369085883" calcext:value-type="float">
            <text:p>1.0036908588</text:p>
          </table:table-cell>
          <table:table-cell office:value-type="float" office:value="1097" calcext:value-type="float">
            <text:p>1097</text:p>
          </table:table-cell>
          <table:table-cell table:number-columns-repeated="7"/>
          <table:table-cell table:formula="of:=[.C123]/[.$R$3]" office:value-type="float" office:value="0.605564580357143" calcext:value-type="float">
            <text:p>0.6055645804</text:p>
          </table:table-cell>
          <table:table-cell/>
          <table:table-cell table:formula="of:=[.G123]*[.I123]" office:value-type="float" office:value="0.757616926923552" calcext:value-type="float">
            <text:p>0.7576169269</text:p>
          </table:table-cell>
          <table:table-cell table:formula="of:=([.K123]*[.V123])/[.$Q$29]" office:value-type="float" office:value="0.672932021281456" calcext:value-type="float">
            <text:p>0.6729320213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.47585808" calcext:value-type="float">
            <text:p>1.47585808</text:p>
          </table:table-cell>
          <table:table-cell office:value-type="float" office:value="51" calcext:value-type="float">
            <text:p>51</text:p>
          </table:table-cell>
          <table:table-cell office:value-type="float" office:value="0.58024945" calcext:value-type="float">
            <text:p>0.58024945</text:p>
          </table:table-cell>
          <table:table-cell office:value-type="float" office:value="36" calcext:value-type="float">
            <text:p>36</text:p>
          </table:table-cell>
          <table:table-cell office:value-type="float" office:value="1.09922169194" calcext:value-type="float">
            <text:p>1.0992216919</text:p>
          </table:table-cell>
          <table:table-cell office:value-type="float" office:value="70" calcext:value-type="float">
            <text:p>70</text:p>
          </table:table-cell>
          <table:table-cell office:value-type="float" office:value="0.759087875782" calcext:value-type="float">
            <text:p>0.7590878758</text:p>
          </table:table-cell>
          <table:table-cell office:value-type="float" office:value="62" calcext:value-type="float">
            <text:p>62</text:p>
          </table:table-cell>
          <table:table-cell office:value-type="float" office:value="0.956379814521" calcext:value-type="float">
            <text:p>0.9563798145</text:p>
          </table:table-cell>
          <table:table-cell office:value-type="float" office:value="1081" calcext:value-type="float">
            <text:p>1081</text:p>
          </table:table-cell>
          <table:table-cell table:number-columns-repeated="7"/>
          <table:table-cell table:formula="of:=[.C124]/[.$R$3]" office:value-type="float" office:value="0.658865214285714" calcext:value-type="float">
            <text:p>0.6588652143</text:p>
          </table:table-cell>
          <table:table-cell/>
          <table:table-cell table:formula="of:=[.G124]*[.I124]" office:value-type="float" office:value="0.834405859148231" calcext:value-type="float">
            <text:p>0.8344058591</text:p>
          </table:table-cell>
          <table:table-cell table:formula="of:=([.K124]*[.V124])/[.$Q$29]" office:value-type="float" office:value="0.706202584785328" calcext:value-type="float">
            <text:p>0.706202584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.42609178" calcext:value-type="float">
            <text:p>2.42609178</text:p>
          </table:table-cell>
          <table:table-cell office:value-type="float" office:value="63" calcext:value-type="float">
            <text:p>63</text:p>
          </table:table-cell>
          <table:table-cell office:value-type="float" office:value="1.28511237" calcext:value-type="float">
            <text:p>1.28511237</text:p>
          </table:table-cell>
          <table:table-cell office:value-type="float" office:value="47" calcext:value-type="float">
            <text:p>47</text:p>
          </table:table-cell>
          <table:table-cell office:value-type="float" office:value="0.964724721019" calcext:value-type="float">
            <text:p>0.964724721</text:p>
          </table:table-cell>
          <table:table-cell office:value-type="float" office:value="83" calcext:value-type="float">
            <text:p>83</text:p>
          </table:table-cell>
          <table:table-cell office:value-type="float" office:value="1.35998107058" calcext:value-type="float">
            <text:p>1.3599810706</text:p>
          </table:table-cell>
          <table:table-cell office:value-type="float" office:value="83" calcext:value-type="float">
            <text:p>83</text:p>
          </table:table-cell>
          <table:table-cell office:value-type="float" office:value="1.01311126586" calcext:value-type="float">
            <text:p>1.0131112659</text:p>
          </table:table-cell>
          <table:table-cell office:value-type="float" office:value="1347" calcext:value-type="float">
            <text:p>1347</text:p>
          </table:table-cell>
          <table:table-cell table:number-columns-repeated="7"/>
          <table:table-cell table:formula="of:=[.C125]/[.$R$3]" office:value-type="float" office:value="1.0830766875" calcext:value-type="float">
            <text:p>1.0830766875</text:p>
          </table:table-cell>
          <table:table-cell/>
          <table:table-cell table:formula="of:=[.G125]*[.I125]" office:value-type="float" office:value="1.31200735890641" calcext:value-type="float">
            <text:p>1.3120073589</text:p>
          </table:table-cell>
          <table:table-cell table:formula="of:=([.K125]*[.V125])/[.$Q$29]" office:value-type="float" office:value="1.17629153645957" calcext:value-type="float">
            <text:p>1.176291536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.25921088" calcext:value-type="float">
            <text:p>1.25921088</text:p>
          </table:table-cell>
          <table:table-cell office:value-type="float" office:value="40" calcext:value-type="float">
            <text:p>40</text:p>
          </table:table-cell>
          <table:table-cell office:value-type="float" office:value="1.21191829" calcext:value-type="float">
            <text:p>1.21191829</text:p>
          </table:table-cell>
          <table:table-cell office:value-type="float" office:value="39" calcext:value-type="float">
            <text:p>39</text:p>
          </table:table-cell>
          <table:table-cell office:value-type="float" office:value="0.754619035701" calcext:value-type="float">
            <text:p>0.7546190357</text:p>
          </table:table-cell>
          <table:table-cell office:value-type="float" office:value="52" calcext:value-type="float">
            <text:p>52</text:p>
          </table:table-cell>
          <table:table-cell office:value-type="float" office:value="1.13416827528" calcext:value-type="float">
            <text:p>1.1341682753</text:p>
          </table:table-cell>
          <table:table-cell office:value-type="float" office:value="46" calcext:value-type="float">
            <text:p>46</text:p>
          </table:table-cell>
          <table:table-cell office:value-type="float" office:value="1.02786421189" calcext:value-type="float">
            <text:p>1.0278642119</text:p>
          </table:table-cell>
          <table:table-cell office:value-type="float" office:value="998" calcext:value-type="float">
            <text:p>998</text:p>
          </table:table-cell>
          <table:table-cell table:number-columns-repeated="7"/>
          <table:table-cell table:formula="of:=[.C126]/[.$R$3]" office:value-type="float" office:value="0.562147714285714" calcext:value-type="float">
            <text:p>0.5621477143</text:p>
          </table:table-cell>
          <table:table-cell/>
          <table:table-cell table:formula="of:=[.G126]*[.I126]" office:value-type="float" office:value="0.85586497021446" calcext:value-type="float">
            <text:p>0.8558649702</text:p>
          </table:table-cell>
          <table:table-cell table:formula="of:=([.K126]*[.V126])/[.$Q$29]" office:value-type="float" office:value="0.778507055835172" calcext:value-type="float">
            <text:p>0.778507055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.53842177" calcext:value-type="float">
            <text:p>1.53842177</text:p>
          </table:table-cell>
          <table:table-cell office:value-type="float" office:value="25" calcext:value-type="float">
            <text:p>25</text:p>
          </table:table-cell>
          <table:table-cell office:value-type="float" office:value="0.81722883" calcext:value-type="float">
            <text:p>0.81722883</text:p>
          </table:table-cell>
          <table:table-cell office:value-type="float" office:value="30" calcext:value-type="float">
            <text:p>30</text:p>
          </table:table-cell>
          <table:table-cell office:value-type="float" office:value="1.0394763954" calcext:value-type="float">
            <text:p>1.0394763954</text:p>
          </table:table-cell>
          <table:table-cell office:value-type="float" office:value="43" calcext:value-type="float">
            <text:p>43</text:p>
          </table:table-cell>
          <table:table-cell office:value-type="float" office:value="0.921085417895" calcext:value-type="float">
            <text:p>0.9210854179</text:p>
          </table:table-cell>
          <table:table-cell office:value-type="float" office:value="25" calcext:value-type="float">
            <text:p>25</text:p>
          </table:table-cell>
          <table:table-cell office:value-type="float" office:value="0.922310338922" calcext:value-type="float">
            <text:p>0.9223103389</text:p>
          </table:table-cell>
          <table:table-cell office:value-type="float" office:value="671" calcext:value-type="float">
            <text:p>671</text:p>
          </table:table-cell>
          <table:table-cell table:number-columns-repeated="7"/>
          <table:table-cell table:formula="of:=[.C127]/[.$R$3]" office:value-type="float" office:value="0.686795433035714" calcext:value-type="float">
            <text:p>0.686795433</text:p>
          </table:table-cell>
          <table:table-cell/>
          <table:table-cell table:formula="of:=[.G127]*[.I127]" office:value-type="float" office:value="0.957446550048997" calcext:value-type="float">
            <text:p>0.95744655</text:p>
          </table:table-cell>
          <table:table-cell table:formula="of:=([.K127]*[.V127])/[.$Q$29]" office:value-type="float" office:value="0.781471550509195" calcext:value-type="float">
            <text:p>0.781471550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.50379468" calcext:value-type="float">
            <text:p>1.50379468</text:p>
          </table:table-cell>
          <table:table-cell office:value-type="float" office:value="11" calcext:value-type="float">
            <text:p>11</text:p>
          </table:table-cell>
          <table:table-cell office:value-type="float" office:value="0.90983437" calcext:value-type="float">
            <text:p>0.90983437</text:p>
          </table:table-cell>
          <table:table-cell office:value-type="float" office:value="16" calcext:value-type="float">
            <text:p>16</text:p>
          </table:table-cell>
          <table:table-cell office:value-type="float" office:value="0.794375324604" calcext:value-type="float">
            <text:p>0.7943753246</text:p>
          </table:table-cell>
          <table:table-cell office:value-type="float" office:value="27" calcext:value-type="float">
            <text:p>27</text:p>
          </table:table-cell>
          <table:table-cell office:value-type="float" office:value="0.802139568312" calcext:value-type="float">
            <text:p>0.8021395683</text:p>
          </table:table-cell>
          <table:table-cell office:value-type="float" office:value="17" calcext:value-type="float">
            <text:p>17</text:p>
          </table:table-cell>
          <table:table-cell office:value-type="float" office:value="0.937615748068" calcext:value-type="float">
            <text:p>0.9376157481</text:p>
          </table:table-cell>
          <table:table-cell office:value-type="float" office:value="432" calcext:value-type="float">
            <text:p>432</text:p>
          </table:table-cell>
          <table:table-cell table:number-columns-repeated="7"/>
          <table:table-cell table:formula="of:=[.C128]/[.$R$3]" office:value-type="float" office:value="0.671336910714286" calcext:value-type="float">
            <text:p>0.6713369107</text:p>
          </table:table-cell>
          <table:table-cell/>
          <table:table-cell table:formula="of:=[.G128]*[.I128]" office:value-type="float" office:value="0.637199879955557" calcext:value-type="float">
            <text:p>0.63719988</text:p>
          </table:table-cell>
          <table:table-cell table:formula="of:=([.K128]*[.V128])/[.$Q$29]" office:value-type="float" office:value="0.528715612489708" calcext:value-type="float">
            <text:p>0.528715612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.86650711" calcext:value-type="float">
            <text:p>1.86650711</text:p>
          </table:table-cell>
          <table:table-cell office:value-type="float" office:value="11" calcext:value-type="float">
            <text:p>11</text:p>
          </table:table-cell>
          <table:table-cell office:value-type="float" office:value="0.60715345" calcext:value-type="float">
            <text:p>0.60715345</text:p>
          </table:table-cell>
          <table:table-cell office:value-type="float" office:value="6" calcext:value-type="float">
            <text:p>6</text:p>
          </table:table-cell>
          <table:table-cell office:value-type="float" office:value="0.788054335146" calcext:value-type="float">
            <text:p>0.7880543351</text:p>
          </table:table-cell>
          <table:table-cell office:value-type="float" office:value="35" calcext:value-type="float">
            <text:p>35</text:p>
          </table:table-cell>
          <table:table-cell office:value-type="float" office:value="0.546668630005" calcext:value-type="float">
            <text:p>0.54666863</text:p>
          </table:table-cell>
          <table:table-cell office:value-type="float" office:value="15" calcext:value-type="float">
            <text:p>15</text:p>
          </table:table-cell>
          <table:table-cell office:value-type="float" office:value="0.677728118616" calcext:value-type="float">
            <text:p>0.6777281186</text:p>
          </table:table-cell>
          <table:table-cell office:value-type="float" office:value="1077" calcext:value-type="float">
            <text:p>1077</text:p>
          </table:table-cell>
          <table:table-cell table:number-columns-repeated="7"/>
          <table:table-cell table:formula="of:=[.C129]/[.$R$3]" office:value-type="float" office:value="0.833262102678571" calcext:value-type="float">
            <text:p>0.8332621027</text:p>
          </table:table-cell>
          <table:table-cell/>
          <table:table-cell table:formula="of:=[.G129]*[.I129]" office:value-type="float" office:value="0.430804583763765" calcext:value-type="float">
            <text:p>0.4308045838</text:p>
          </table:table-cell>
          <table:table-cell table:formula="of:=([.K129]*[.V129])/[.$Q$29]" office:value-type="float" office:value="0.258379097385279" calcext:value-type="float">
            <text:p>0.2583790974</text:p>
          </table:table-cell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8389872" calcext:value-type="float">
            <text:p>0.883898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64819505" calcext:value-type="float">
            <text:p>0.648195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67491369953" calcext:value-type="float">
            <text:p>0.8674913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759054274015" calcext:value-type="float">
            <text:p>0.759054274</text:p>
          </table:table-cell>
          <table:table-cell office:value-type="float" office:value="1" calcext:value-type="float">
            <text:p>1</text:p>
          </table:table-cell>
          <table:table-cell office:value-type="float" office:value="0.675169182477" calcext:value-type="float">
            <text:p>0.6751691825</text:p>
          </table:table-cell>
          <table:table-cell office:value-type="float" office:value="154" calcext:value-type="float">
            <text:p>154</text:p>
          </table:table-cell>
          <table:table-cell table:style-name="ce2" table:number-columns-repeated="7"/>
          <table:table-cell table:style-name="ce2" table:formula="of:=[.C130]/[.$R$3]" office:value-type="float" office:value="0.394597642857143" calcext:value-type="float">
            <text:p>0.3945976429</text:p>
          </table:table-cell>
          <table:table-cell table:style-name="ce2"/>
          <table:table-cell table:formula="of:=[.G130]*[.I130]" office:value-type="float" office:value="0.658473032033952" calcext:value-type="float">
            <text:p>0.658473032</text:p>
          </table:table-cell>
          <table:table-cell table:formula="of:=([.K130]*[.V130])/[.$Q$29]" office:value-type="float" office:value="0.393434246656208" calcext:value-type="float">
            <text:p>0.3934342467</text:p>
          </table:table-cell>
          <table:table-cell table:style-name="ce2"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31048352" calcext:value-type="float">
            <text:p>3.31048352</text:p>
          </table:table-cell>
          <table:table-cell office:value-type="float" office:value="26" calcext:value-type="float">
            <text:p>26</text:p>
          </table:table-cell>
          <table:table-cell office:value-type="float" office:value="1.04181655" calcext:value-type="float">
            <text:p>1.04181655</text:p>
          </table:table-cell>
          <table:table-cell office:value-type="float" office:value="22" calcext:value-type="float">
            <text:p>22</text:p>
          </table:table-cell>
          <table:table-cell office:value-type="float" office:value="0.726235639461" calcext:value-type="float">
            <text:p>0.7262356395</text:p>
          </table:table-cell>
          <table:table-cell office:value-type="float" office:value="24" calcext:value-type="float">
            <text:p>24</text:p>
          </table:table-cell>
          <table:table-cell office:value-type="float" office:value="1.78613469652" calcext:value-type="float">
            <text:p>1.7861346965</text:p>
          </table:table-cell>
          <table:table-cell office:value-type="float" office:value="44" calcext:value-type="float">
            <text:p>44</text:p>
          </table:table-cell>
          <table:table-cell office:value-type="float" office:value="1.26916109555" calcext:value-type="float">
            <text:p>1.2691610956</text:p>
          </table:table-cell>
          <table:table-cell office:value-type="float" office:value="635" calcext:value-type="float">
            <text:p>635</text:p>
          </table:table-cell>
          <table:table-cell table:number-columns-repeated="7"/>
          <table:table-cell table:formula="of:=[.C131]/[.$R$3]" office:value-type="float" office:value="1.47789442857143" calcext:value-type="float">
            <text:p>1.4778944286</text:p>
          </table:table-cell>
          <table:table-cell/>
          <table:table-cell table:formula="of:=[.G131]*[.I131]" office:value-type="float" office:value="1.29715467349068" calcext:value-type="float">
            <text:p>1.2971546735</text:p>
          </table:table-cell>
          <table:table-cell table:formula="of:=([.K131]*[.V131])/[.$Q$29]" office:value-type="float" office:value="1.45690110310198" calcext:value-type="float">
            <text:p>1.456901103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4117007" calcext:value-type="float">
            <text:p>1.24117007</text:p>
          </table:table-cell>
          <table:table-cell office:value-type="float" office:value="25" calcext:value-type="float">
            <text:p>25</text:p>
          </table:table-cell>
          <table:table-cell office:value-type="float" office:value="0.77494929" calcext:value-type="float">
            <text:p>0.77494929</text:p>
          </table:table-cell>
          <table:table-cell office:value-type="float" office:value="42" calcext:value-type="float">
            <text:p>42</text:p>
          </table:table-cell>
          <table:table-cell office:value-type="float" office:value="0.574061378374" calcext:value-type="float">
            <text:p>0.5740613784</text:p>
          </table:table-cell>
          <table:table-cell office:value-type="float" office:value="14" calcext:value-type="float">
            <text:p>14</text:p>
          </table:table-cell>
          <table:table-cell office:value-type="float" office:value="0.730611944218" calcext:value-type="float">
            <text:p>0.7306119442</text:p>
          </table:table-cell>
          <table:table-cell office:value-type="float" office:value="39" calcext:value-type="float">
            <text:p>39</text:p>
          </table:table-cell>
          <table:table-cell office:value-type="float" office:value="0.814642017689" calcext:value-type="float">
            <text:p>0.8146420177</text:p>
          </table:table-cell>
          <table:table-cell office:value-type="float" office:value="1296" calcext:value-type="float">
            <text:p>1296</text:p>
          </table:table-cell>
          <table:table-cell table:number-columns-repeated="7"/>
          <table:table-cell table:formula="of:=[.C132]/[.$R$3]" office:value-type="float" office:value="0.55409378125" calcext:value-type="float">
            <text:p>0.5540937813</text:p>
          </table:table-cell>
          <table:table-cell/>
          <table:table-cell table:formula="of:=[.G132]*[.I132]" office:value-type="float" office:value="0.419416099754293" calcext:value-type="float">
            <text:p>0.4194160998</text:p>
          </table:table-cell>
          <table:table-cell table:formula="of:=([.K132]*[.V132])/[.$Q$29]" office:value-type="float" office:value="0.302366351995653" calcext:value-type="float">
            <text:p>0.302366352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4888622" calcext:value-type="float">
            <text:p>2.44888622</text:p>
          </table:table-cell>
          <table:table-cell office:value-type="float" office:value="51" calcext:value-type="float">
            <text:p>51</text:p>
          </table:table-cell>
          <table:table-cell office:value-type="float" office:value="0.93042436" calcext:value-type="float">
            <text:p>0.93042436</text:p>
          </table:table-cell>
          <table:table-cell office:value-type="float" office:value="50" calcext:value-type="float">
            <text:p>50</text:p>
          </table:table-cell>
          <table:table-cell office:value-type="float" office:value="1.24475776968" calcext:value-type="float">
            <text:p>1.2447577697</text:p>
          </table:table-cell>
          <table:table-cell office:value-type="float" office:value="53" calcext:value-type="float">
            <text:p>53</text:p>
          </table:table-cell>
          <table:table-cell office:value-type="float" office:value="0.88299215686" calcext:value-type="float">
            <text:p>0.8829921569</text:p>
          </table:table-cell>
          <table:table-cell office:value-type="float" office:value="52" calcext:value-type="float">
            <text:p>52</text:p>
          </table:table-cell>
          <table:table-cell office:value-type="float" office:value="1.06990390406" calcext:value-type="float">
            <text:p>1.0699039041</text:p>
          </table:table-cell>
          <table:table-cell office:value-type="float" office:value="820" calcext:value-type="float">
            <text:p>820</text:p>
          </table:table-cell>
          <table:table-cell table:number-columns-repeated="7"/>
          <table:table-cell table:formula="of:=[.C133]/[.$R$3]" office:value-type="float" office:value="1.09325277678571" calcext:value-type="float">
            <text:p>1.0932527768</text:p>
          </table:table-cell>
          <table:table-cell/>
          <table:table-cell table:formula="of:=[.G133]*[.I133]" office:value-type="float" office:value="1.09911134781799" calcext:value-type="float">
            <text:p>1.0991113478</text:p>
          </table:table-cell>
          <table:table-cell table:formula="of:=([.K133]*[.V133])/[.$Q$29]" office:value-type="float" office:value="1.04065798409479" calcext:value-type="float">
            <text:p>1.040657984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34423324" calcext:value-type="float">
            <text:p>2.34423324</text:p>
          </table:table-cell>
          <table:table-cell office:value-type="float" office:value="56" calcext:value-type="float">
            <text:p>56</text:p>
          </table:table-cell>
          <table:table-cell office:value-type="float" office:value="1.08517218" calcext:value-type="float">
            <text:p>1.08517218</text:p>
          </table:table-cell>
          <table:table-cell office:value-type="float" office:value="54" calcext:value-type="float">
            <text:p>54</text:p>
          </table:table-cell>
          <table:table-cell office:value-type="float" office:value="0.989640310607" calcext:value-type="float">
            <text:p>0.9896403106</text:p>
          </table:table-cell>
          <table:table-cell office:value-type="float" office:value="105" calcext:value-type="float">
            <text:p>105</text:p>
          </table:table-cell>
          <table:table-cell office:value-type="float" office:value="1.08775927315" calcext:value-type="float">
            <text:p>1.0877592732</text:p>
          </table:table-cell>
          <table:table-cell office:value-type="float" office:value="73" calcext:value-type="float">
            <text:p>73</text:p>
          </table:table-cell>
          <table:table-cell office:value-type="float" office:value="1.13702278057" calcext:value-type="float">
            <text:p>1.1370227806</text:p>
          </table:table-cell>
          <table:table-cell office:value-type="float" office:value="1181" calcext:value-type="float">
            <text:p>1181</text:p>
          </table:table-cell>
          <table:table-cell table:number-columns-repeated="7"/>
          <table:table-cell table:formula="of:=[.C134]/[.$R$3]" office:value-type="float" office:value="1.04653269642857" calcext:value-type="float">
            <text:p>1.0465326964</text:p>
          </table:table-cell>
          <table:table-cell/>
          <table:table-cell table:formula="of:=[.G134]*[.I134]" office:value-type="float" office:value="1.07649042494581" calcext:value-type="float">
            <text:p>1.0764904249</text:p>
          </table:table-cell>
          <table:table-cell table:formula="of:=([.K134]*[.V134])/[.$Q$29]" office:value-type="float" office:value="1.08318065152997" calcext:value-type="float">
            <text:p>1.083180651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.62906257" calcext:value-type="float">
            <text:p>1.62906257</text:p>
          </table:table-cell>
          <table:table-cell office:value-type="float" office:value="71" calcext:value-type="float">
            <text:p>71</text:p>
          </table:table-cell>
          <table:table-cell office:value-type="float" office:value="0.96116655" calcext:value-type="float">
            <text:p>0.96116655</text:p>
          </table:table-cell>
          <table:table-cell office:value-type="float" office:value="60" calcext:value-type="float">
            <text:p>60</text:p>
          </table:table-cell>
          <table:table-cell office:value-type="float" office:value="0.635308368868" calcext:value-type="float">
            <text:p>0.6353083689</text:p>
          </table:table-cell>
          <table:table-cell office:value-type="float" office:value="113" calcext:value-type="float">
            <text:p>113</text:p>
          </table:table-cell>
          <table:table-cell office:value-type="float" office:value="1.00130551368" calcext:value-type="float">
            <text:p>1.0013055137</text:p>
          </table:table-cell>
          <table:table-cell office:value-type="float" office:value="83" calcext:value-type="float">
            <text:p>83</text:p>
          </table:table-cell>
          <table:table-cell office:value-type="float" office:value="1.13818152046" calcext:value-type="float">
            <text:p>1.1381815205</text:p>
          </table:table-cell>
          <table:table-cell office:value-type="float" office:value="1660" calcext:value-type="float">
            <text:p>1660</text:p>
          </table:table-cell>
          <table:table-cell table:number-columns-repeated="7"/>
          <table:table-cell table:formula="of:=[.C135]/[.$R$3]" office:value-type="float" office:value="0.727260075892857" calcext:value-type="float">
            <text:p>0.7272600759</text:p>
          </table:table-cell>
          <table:table-cell/>
          <table:table-cell table:formula="of:=[.G135]*[.I135]" office:value-type="float" office:value="0.636137772634576" calcext:value-type="float">
            <text:p>0.6361377726</text:p>
          </table:table-cell>
          <table:table-cell table:formula="of:=([.K135]*[.V135])/[.$Q$29]" office:value-type="float" office:value="0.640743590512619" calcext:value-type="float">
            <text:p>0.6407435905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05663139" calcext:value-type="float">
            <text:p>3.05663139</text:p>
          </table:table-cell>
          <table:table-cell office:value-type="float" office:value="108" calcext:value-type="float">
            <text:p>108</text:p>
          </table:table-cell>
          <table:table-cell office:value-type="float" office:value="1.08540205" calcext:value-type="float">
            <text:p>1.08540205</text:p>
          </table:table-cell>
          <table:table-cell office:value-type="float" office:value="109" calcext:value-type="float">
            <text:p>109</text:p>
          </table:table-cell>
          <table:table-cell office:value-type="float" office:value="0.940656691661" calcext:value-type="float">
            <text:p>0.9406566917</text:p>
          </table:table-cell>
          <table:table-cell office:value-type="float" office:value="154" calcext:value-type="float">
            <text:p>154</text:p>
          </table:table-cell>
          <table:table-cell office:value-type="float" office:value="1.48952919587" calcext:value-type="float">
            <text:p>1.4895291959</text:p>
          </table:table-cell>
          <table:table-cell office:value-type="float" office:value="118" calcext:value-type="float">
            <text:p>118</text:p>
          </table:table-cell>
          <table:table-cell office:value-type="float" office:value="1.09967001913" calcext:value-type="float">
            <text:p>1.0996700191</text:p>
          </table:table-cell>
          <table:table-cell office:value-type="float" office:value="1905" calcext:value-type="float">
            <text:p>1905</text:p>
          </table:table-cell>
          <table:table-cell table:number-columns-repeated="7"/>
          <table:table-cell table:formula="of:=[.C136]/[.$R$3]" office:value-type="float" office:value="1.36456758482143" calcext:value-type="float">
            <text:p>1.3645675848</text:p>
          </table:table-cell>
          <table:table-cell/>
          <table:table-cell table:formula="of:=[.G136]*[.I136]" office:value-type="float" office:value="1.40113560551954" calcext:value-type="float">
            <text:p>1.4011356055</text:p>
          </table:table-cell>
          <table:table-cell table:formula="of:=([.K136]*[.V136])/[.$Q$29]" office:value-type="float" office:value="1.3635281576331" calcext:value-type="float">
            <text:p>1.363528157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52991962" calcext:value-type="float">
            <text:p>2.52991962</text:p>
          </table:table-cell>
          <table:table-cell office:value-type="float" office:value="119" calcext:value-type="float">
            <text:p>119</text:p>
          </table:table-cell>
          <table:table-cell office:value-type="float" office:value="1.14428093" calcext:value-type="float">
            <text:p>1.14428093</text:p>
          </table:table-cell>
          <table:table-cell office:value-type="float" office:value="100" calcext:value-type="float">
            <text:p>100</text:p>
          </table:table-cell>
          <table:table-cell office:value-type="float" office:value="1.10145999842" calcext:value-type="float">
            <text:p>1.1014599984</text:p>
          </table:table-cell>
          <table:table-cell office:value-type="float" office:value="165" calcext:value-type="float">
            <text:p>165</text:p>
          </table:table-cell>
          <table:table-cell office:value-type="float" office:value="0.997528386424" calcext:value-type="float">
            <text:p>0.9975283864</text:p>
          </table:table-cell>
          <table:table-cell office:value-type="float" office:value="87" calcext:value-type="float">
            <text:p>87</text:p>
          </table:table-cell>
          <table:table-cell office:value-type="float" office:value="1.04507841847" calcext:value-type="float">
            <text:p>1.0450784185</text:p>
          </table:table-cell>
          <table:table-cell office:value-type="float" office:value="1833" calcext:value-type="float">
            <text:p>1833</text:p>
          </table:table-cell>
          <table:table-cell table:number-columns-repeated="7"/>
          <table:table-cell table:formula="of:=[.C137]/[.$R$3]" office:value-type="float" office:value="1.12942840178571" calcext:value-type="float">
            <text:p>1.1294284018</text:p>
          </table:table-cell>
          <table:table-cell/>
          <table:table-cell table:formula="of:=[.G137]*[.I137]" office:value-type="float" office:value="1.09873761493448" calcext:value-type="float">
            <text:p>1.0987376149</text:p>
          </table:table-cell>
          <table:table-cell table:formula="of:=([.K137]*[.V137])/[.$Q$29]" office:value-type="float" office:value="1.01616545922941" calcext:value-type="float">
            <text:p>1.0161654592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.3293019" calcext:value-type="float">
            <text:p>3.3293019</text:p>
          </table:table-cell>
          <table:table-cell office:value-type="float" office:value="174" calcext:value-type="float">
            <text:p>174</text:p>
          </table:table-cell>
          <table:table-cell office:value-type="float" office:value="1.08262886" calcext:value-type="float">
            <text:p>1.08262886</text:p>
          </table:table-cell>
          <table:table-cell office:value-type="float" office:value="144" calcext:value-type="float">
            <text:p>144</text:p>
          </table:table-cell>
          <table:table-cell office:value-type="float" office:value="0.839566060167" calcext:value-type="float">
            <text:p>0.8395660602</text:p>
          </table:table-cell>
          <table:table-cell office:value-type="float" office:value="147" calcext:value-type="float">
            <text:p>147</text:p>
          </table:table-cell>
          <table:table-cell office:value-type="float" office:value="1.92874494541" calcext:value-type="float">
            <text:p>1.9287449454</text:p>
          </table:table-cell>
          <table:table-cell office:value-type="float" office:value="150" calcext:value-type="float">
            <text:p>150</text:p>
          </table:table-cell>
          <table:table-cell office:value-type="float" office:value="1.04804488797" calcext:value-type="float">
            <text:p>1.048044888</text:p>
          </table:table-cell>
          <table:table-cell office:value-type="float" office:value="2851" calcext:value-type="float">
            <text:p>2851</text:p>
          </table:table-cell>
          <table:table-cell table:number-columns-repeated="7"/>
          <table:table-cell table:formula="of:=[.C138]/[.$R$3]" office:value-type="float" office:value="1.48629549107143" calcext:value-type="float">
            <text:p>1.4862954911</text:p>
          </table:table-cell>
          <table:table-cell/>
          <table:table-cell table:formula="of:=[.G138]*[.I138]" office:value-type="float" office:value="1.61930879488489" calcext:value-type="float">
            <text:p>1.6193087949</text:p>
          </table:table-cell>
          <table:table-cell table:formula="of:=([.K138]*[.V138])/[.$Q$29]" office:value-type="float" office:value="1.5018657562159" calcext:value-type="float">
            <text:p>1.5018657562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028571" calcext:value-type="float">
            <text:p>3.17028571</text:p>
          </table:table-cell>
          <table:table-cell office:value-type="float" office:value="125" calcext:value-type="float">
            <text:p>125</text:p>
          </table:table-cell>
          <table:table-cell office:value-type="float" office:value="1.14828166" calcext:value-type="float">
            <text:p>1.14828166</text:p>
          </table:table-cell>
          <table:table-cell office:value-type="float" office:value="100" calcext:value-type="float">
            <text:p>100</text:p>
          </table:table-cell>
          <table:table-cell office:value-type="float" office:value="1.32764159075" calcext:value-type="float">
            <text:p>1.3276415908</text:p>
          </table:table-cell>
          <table:table-cell office:value-type="float" office:value="163" calcext:value-type="float">
            <text:p>163</text:p>
          </table:table-cell>
          <table:table-cell office:value-type="float" office:value="1.27321396212" calcext:value-type="float">
            <text:p>1.2732139621</text:p>
          </table:table-cell>
          <table:table-cell office:value-type="float" office:value="135" calcext:value-type="float">
            <text:p>135</text:p>
          </table:table-cell>
          <table:table-cell office:value-type="float" office:value="0.978510591658" calcext:value-type="float">
            <text:p>0.9785105917</text:p>
          </table:table-cell>
          <table:table-cell office:value-type="float" office:value="2032" calcext:value-type="float">
            <text:p>2032</text:p>
          </table:table-cell>
          <table:table-cell table:number-columns-repeated="7"/>
          <table:table-cell table:formula="of:=[.C139]/[.$R$3]" office:value-type="float" office:value="1.41530612053571" calcext:value-type="float">
            <text:p>1.4153061205</text:p>
          </table:table-cell>
          <table:table-cell/>
          <table:table-cell table:formula="of:=[.G139]*[.I139]" office:value-type="float" office:value="1.69037181003411" calcext:value-type="float">
            <text:p>1.69037181</text:p>
          </table:table-cell>
          <table:table-cell table:formula="of:=([.K139]*[.V139])/[.$Q$29]" office:value-type="float" office:value="1.46375815925529" calcext:value-type="float">
            <text:p>1.4637581593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97443537" calcext:value-type="float">
            <text:p>2.97443537</text:p>
          </table:table-cell>
          <table:table-cell office:value-type="float" office:value="125" calcext:value-type="float">
            <text:p>125</text:p>
          </table:table-cell>
          <table:table-cell office:value-type="float" office:value="1.04703218" calcext:value-type="float">
            <text:p>1.04703218</text:p>
          </table:table-cell>
          <table:table-cell office:value-type="float" office:value="90" calcext:value-type="float">
            <text:p>90</text:p>
          </table:table-cell>
          <table:table-cell office:value-type="float" office:value="1.19775207768" calcext:value-type="float">
            <text:p>1.1977520777</text:p>
          </table:table-cell>
          <table:table-cell office:value-type="float" office:value="142" calcext:value-type="float">
            <text:p>142</text:p>
          </table:table-cell>
          <table:table-cell office:value-type="float" office:value="1.11278984829" calcext:value-type="float">
            <text:p>1.1127898483</text:p>
          </table:table-cell>
          <table:table-cell office:value-type="float" office:value="102" calcext:value-type="float">
            <text:p>102</text:p>
          </table:table-cell>
          <table:table-cell office:value-type="float" office:value="1.07033175373" calcext:value-type="float">
            <text:p>1.0703317537</text:p>
          </table:table-cell>
          <table:table-cell office:value-type="float" office:value="1919" calcext:value-type="float">
            <text:p>1919</text:p>
          </table:table-cell>
          <table:table-cell table:number-columns-repeated="7"/>
          <table:table-cell table:formula="of:=[.C140]/[.$R$3]" office:value-type="float" office:value="1.32787293303571" calcext:value-type="float">
            <text:p>1.327872933</text:p>
          </table:table-cell>
          <table:table-cell/>
          <table:table-cell table:formula="of:=[.G140]*[.I140]" office:value-type="float" office:value="1.33284635281056" calcext:value-type="float">
            <text:p>1.3328463528</text:p>
          </table:table-cell>
          <table:table-cell table:formula="of:=([.K140]*[.V140])/[.$Q$29]" office:value-type="float" office:value="1.26246705686404" calcext:value-type="float">
            <text:p>1.2624670569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62496238" calcext:value-type="float">
            <text:p>2.62496238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.10140566" calcext:value-type="float">
            <text:p>1.10140566</text:p>
          </table:table-cell>
          <table:table-cell office:value-type="float" office:value="71" calcext:value-type="float">
            <text:p>71</text:p>
          </table:table-cell>
          <table:table-cell office:value-type="float" office:value="0.799375745633" calcext:value-type="float">
            <text:p>0.7993757456</text:p>
          </table:table-cell>
          <table:table-cell office:value-type="float" office:value="126" calcext:value-type="float">
            <text:p>126</text:p>
          </table:table-cell>
          <table:table-cell office:value-type="float" office:value="1.36118345315" calcext:value-type="float">
            <text:p>1.3611834532</text:p>
          </table:table-cell>
          <table:table-cell office:value-type="float" office:value="108" calcext:value-type="float">
            <text:p>108</text:p>
          </table:table-cell>
          <table:table-cell office:value-type="float" office:value="1.19171150559" calcext:value-type="float">
            <text:p>1.1917115056</text:p>
          </table:table-cell>
          <table:table-cell office:value-type="float" office:value="1799" calcext:value-type="float">
            <text:p>1799</text:p>
          </table:table-cell>
          <table:table-cell table:number-columns-repeated="7"/>
          <table:table-cell table:formula="of:=[.C141]/[.$R$3]" office:value-type="float" office:value="1.17185820535714" calcext:value-type="float">
            <text:p>1.1718582054</text:p>
          </table:table-cell>
          <table:table-cell/>
          <table:table-cell table:formula="of:=[.G141]*[.I141]" office:value-type="float" office:value="1.08809703780508" calcext:value-type="float">
            <text:p>1.0880970378</text:p>
          </table:table-cell>
          <table:table-cell table:formula="of:=([.K141]*[.V141])/[.$Q$29]" office:value-type="float" office:value="1.14752014084134" calcext:value-type="float">
            <text:p>1.147520140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.29870855" calcext:value-type="float">
            <text:p>2.29870855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1.21984073" calcext:value-type="float">
            <text:p>1.21984073</text:p>
          </table:table-cell>
          <table:table-cell office:value-type="float" office:value="56" calcext:value-type="float">
            <text:p>56</text:p>
          </table:table-cell>
          <table:table-cell office:value-type="float" office:value="0.783380371424" calcext:value-type="float">
            <text:p>0.7833803714</text:p>
          </table:table-cell>
          <table:table-cell office:value-type="float" office:value="127" calcext:value-type="float">
            <text:p>127</text:p>
          </table:table-cell>
          <table:table-cell office:value-type="float" office:value="1.3979175887" calcext:value-type="float">
            <text:p>1.3979175887</text:p>
          </table:table-cell>
          <table:table-cell office:value-type="float" office:value="104" calcext:value-type="float">
            <text:p>104</text:p>
          </table:table-cell>
          <table:table-cell office:value-type="float" office:value="1.09953848415" calcext:value-type="float">
            <text:p>1.0995384842</text:p>
          </table:table-cell>
          <table:table-cell office:value-type="float" office:value="1647" calcext:value-type="float">
            <text:p>1647</text:p>
          </table:table-cell>
          <table:table-cell table:number-columns-repeated="7"/>
          <table:table-cell table:formula="of:=[.C142]/[.$R$3]" office:value-type="float" office:value="1.02620917410714" calcext:value-type="float">
            <text:p>1.0262091741</text:p>
          </table:table-cell>
          <table:table-cell/>
          <table:table-cell table:formula="of:=[.G142]*[.I142]" office:value-type="float" office:value="1.09510119985595" calcext:value-type="float">
            <text:p>1.0951011999</text:p>
          </table:table-cell>
          <table:table-cell table:formula="of:=([.K142]*[.V142])/[.$Q$29]" office:value-type="float" office:value="1.06558045423049" calcext:value-type="float">
            <text:p>1.0655804542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.15595465" calcext:value-type="float">
            <text:p>4.15595465</text:p>
          </table:table-cell>
          <table:table-cell table:style-name="ce3" office:value-type="float" office:value="156" calcext:value-type="float">
            <text:p>156</text:p>
          </table:table-cell>
          <table:table-cell office:value-type="float" office:value="1.10731229" calcext:value-type="float">
            <text:p>1.10731229</text:p>
          </table:table-cell>
          <table:table-cell office:value-type="float" office:value="131" calcext:value-type="float">
            <text:p>131</text:p>
          </table:table-cell>
          <table:table-cell office:value-type="float" office:value="1.72197446326" calcext:value-type="float">
            <text:p>1.7219744633</text:p>
          </table:table-cell>
          <table:table-cell office:value-type="float" office:value="322" calcext:value-type="float">
            <text:p>322</text:p>
          </table:table-cell>
          <table:table-cell office:value-type="float" office:value="1.20684758361" calcext:value-type="float">
            <text:p>1.2068475836</text:p>
          </table:table-cell>
          <table:table-cell office:value-type="float" office:value="210" calcext:value-type="float">
            <text:p>210</text:p>
          </table:table-cell>
          <table:table-cell office:value-type="float" office:value="1.02417985103" calcext:value-type="float">
            <text:p>1.024179851</text:p>
          </table:table-cell>
          <table:table-cell office:value-type="float" office:value="3382" calcext:value-type="float">
            <text:p>3382</text:p>
          </table:table-cell>
          <table:table-cell table:number-columns-repeated="7"/>
          <table:table-cell table:formula="of:=[.C143]/[.$R$3]" office:value-type="float" office:value="1.85533689732143" calcext:value-type="float">
            <text:p>1.8553368973</text:p>
          </table:table-cell>
          <table:table-cell/>
          <table:table-cell table:formula="of:=[.G143]*[.I143]" office:value-type="float" office:value="2.07816072002346" calcext:value-type="float">
            <text:p>2.07816072</text:p>
          </table:table-cell>
          <table:table-cell table:formula="of:=([.K143]*[.V143])/[.$Q$29]" office:value-type="float" office:value="1.88354897048675" calcext:value-type="float">
            <text:p>1.8835489705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85535733" calcext:value-type="float">
            <text:p>2.85535733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.07800539" calcext:value-type="float">
            <text:p>1.07800539</text:p>
          </table:table-cell>
          <table:table-cell office:value-type="float" office:value="73" calcext:value-type="float">
            <text:p>73</text:p>
          </table:table-cell>
          <table:table-cell office:value-type="float" office:value="1.03761648077" calcext:value-type="float">
            <text:p>1.0376164808</text:p>
          </table:table-cell>
          <table:table-cell office:value-type="float" office:value="93" calcext:value-type="float">
            <text:p>93</text:p>
          </table:table-cell>
          <table:table-cell office:value-type="float" office:value="1.14269726389" calcext:value-type="float">
            <text:p>1.1426972639</text:p>
          </table:table-cell>
          <table:table-cell office:value-type="float" office:value="91" calcext:value-type="float">
            <text:p>91</text:p>
          </table:table-cell>
          <table:table-cell office:value-type="float" office:value="1.12275881611" calcext:value-type="float">
            <text:p>1.1227588161</text:p>
          </table:table-cell>
          <table:table-cell office:value-type="float" office:value="1522" calcext:value-type="float">
            <text:p>1522</text:p>
          </table:table-cell>
          <table:table-cell table:number-columns-repeated="7"/>
          <table:table-cell table:formula="of:=[.C144]/[.$R$3]" office:value-type="float" office:value="1.27471309375" calcext:value-type="float">
            <text:p>1.2747130938</text:p>
          </table:table-cell>
          <table:table-cell/>
          <table:table-cell table:formula="of:=[.G144]*[.I144]" office:value-type="float" office:value="1.18568151354305" calcext:value-type="float">
            <text:p>1.1856815135</text:p>
          </table:table-cell>
          <table:table-cell table:formula="of:=([.K144]*[.V144])/[.$Q$29]" office:value-type="float" office:value="1.17808351542399" calcext:value-type="float">
            <text:p>1.1780835154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01666827" calcext:value-type="float">
            <text:p>3.01666827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1.10667826" calcext:value-type="float">
            <text:p>1.10667826</text:p>
          </table:table-cell>
          <table:table-cell office:value-type="float" office:value="76" calcext:value-type="float">
            <text:p>76</text:p>
          </table:table-cell>
          <table:table-cell office:value-type="float" office:value="1.5636170743" calcext:value-type="float">
            <text:p>1.5636170743</text:p>
          </table:table-cell>
          <table:table-cell office:value-type="float" office:value="174" calcext:value-type="float">
            <text:p>174</text:p>
          </table:table-cell>
          <table:table-cell office:value-type="float" office:value="1.04278663882" calcext:value-type="float">
            <text:p>1.0427866388</text:p>
          </table:table-cell>
          <table:table-cell office:value-type="float" office:value="85" calcext:value-type="float">
            <text:p>85</text:p>
          </table:table-cell>
          <table:table-cell office:value-type="float" office:value="0.959502859177" calcext:value-type="float">
            <text:p>0.9595028592</text:p>
          </table:table-cell>
          <table:table-cell office:value-type="float" office:value="1739" calcext:value-type="float">
            <text:p>1739</text:p>
          </table:table-cell>
          <table:table-cell table:number-columns-repeated="7"/>
          <table:table-cell table:formula="of:=[.C145]/[.$R$3]" office:value-type="float" office:value="1.34672690625" calcext:value-type="float">
            <text:p>1.3467269063</text:p>
          </table:table-cell>
          <table:table-cell/>
          <table:table-cell table:formula="of:=[.G145]*[.I145]" office:value-type="float" office:value="1.63051899331086" calcext:value-type="float">
            <text:p>1.6305189933</text:p>
          </table:table-cell>
          <table:table-cell table:formula="of:=([.K145]*[.V145])/[.$Q$29]" office:value-type="float" office:value="1.38450233276476" calcext:value-type="float">
            <text:p>1.384502332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.5882107" calcext:value-type="float">
            <text:p>2.5882107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1.12331671" calcext:value-type="float">
            <text:p>1.12331671</text:p>
          </table:table-cell>
          <table:table-cell office:value-type="float" office:value="55" calcext:value-type="float">
            <text:p>55</text:p>
          </table:table-cell>
          <table:table-cell office:value-type="float" office:value="0.772464271814" calcext:value-type="float">
            <text:p>0.7724642718</text:p>
          </table:table-cell>
          <table:table-cell office:value-type="float" office:value="61" calcext:value-type="float">
            <text:p>61</text:p>
          </table:table-cell>
          <table:table-cell office:value-type="float" office:value="1.43423705625" calcext:value-type="float">
            <text:p>1.4342370563</text:p>
          </table:table-cell>
          <table:table-cell office:value-type="float" office:value="70" calcext:value-type="float">
            <text:p>70</text:p>
          </table:table-cell>
          <table:table-cell office:value-type="float" office:value="1.1200321497" calcext:value-type="float">
            <text:p>1.1200321497</text:p>
          </table:table-cell>
          <table:table-cell office:value-type="float" office:value="1412" calcext:value-type="float">
            <text:p>1412</text:p>
          </table:table-cell>
          <table:table-cell table:number-columns-repeated="7"/>
          <table:table-cell table:formula="of:=[.C146]/[.$R$3]" office:value-type="float" office:value="1.15545120535714" calcext:value-type="float">
            <text:p>1.1554512054</text:p>
          </table:table-cell>
          <table:table-cell/>
          <table:table-cell table:formula="of:=[.G146]*[.I146]" office:value-type="float" office:value="1.10789688326481" calcext:value-type="float">
            <text:p>1.1078968833</text:p>
          </table:table-cell>
          <table:table-cell table:formula="of:=([.K146]*[.V146])/[.$Q$29]" office:value-type="float" office:value="1.09812400691063" calcext:value-type="float">
            <text:p>1.0981240069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46585965" calcext:value-type="float">
            <text:p>2.46585965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0.97788869" calcext:value-type="float">
            <text:p>0.97788869</text:p>
          </table:table-cell>
          <table:table-cell office:value-type="float" office:value="37" calcext:value-type="float">
            <text:p>37</text:p>
          </table:table-cell>
          <table:table-cell office:value-type="float" office:value="0.83037768066" calcext:value-type="float">
            <text:p>0.8303776807</text:p>
          </table:table-cell>
          <table:table-cell office:value-type="float" office:value="49" calcext:value-type="float">
            <text:p>49</text:p>
          </table:table-cell>
          <table:table-cell office:value-type="float" office:value="1.36248670552" calcext:value-type="float">
            <text:p>1.3624867055</text:p>
          </table:table-cell>
          <table:table-cell office:value-type="float" office:value="79" calcext:value-type="float">
            <text:p>79</text:p>
          </table:table-cell>
          <table:table-cell office:value-type="float" office:value="1.0042383819" calcext:value-type="float">
            <text:p>1.0042383819</text:p>
          </table:table-cell>
          <table:table-cell office:value-type="float" office:value="1258" calcext:value-type="float">
            <text:p>1258</text:p>
          </table:table-cell>
          <table:table-cell table:number-columns-repeated="7"/>
          <table:table-cell table:formula="of:=[.C147]/[.$R$3]" office:value-type="float" office:value="1.10083020089286" calcext:value-type="float">
            <text:p>1.1008302009</text:p>
          </table:table-cell>
          <table:table-cell/>
          <table:table-cell table:formula="of:=[.G147]*[.I147]" office:value-type="float" office:value="1.13137855045978" calcext:value-type="float">
            <text:p>1.1313785505</text:p>
          </table:table-cell>
          <table:table-cell table:formula="of:=([.K147]*[.V147])/[.$Q$29]" office:value-type="float" office:value="1.0054635086992" calcext:value-type="float">
            <text:p>1.0054635087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.31867656" calcext:value-type="float">
            <text:p>2.31867656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.12557216" calcext:value-type="float">
            <text:p>1.12557216</text:p>
          </table:table-cell>
          <table:table-cell office:value-type="float" office:value="52" calcext:value-type="float">
            <text:p>52</text:p>
          </table:table-cell>
          <table:table-cell office:value-type="float" office:value="1.14891826465" calcext:value-type="float">
            <text:p>1.1489182647</text:p>
          </table:table-cell>
          <table:table-cell office:value-type="float" office:value="46" calcext:value-type="float">
            <text:p>46</text:p>
          </table:table-cell>
          <table:table-cell office:value-type="float" office:value="1.04377733713" calcext:value-type="float">
            <text:p>1.0437773371</text:p>
          </table:table-cell>
          <table:table-cell office:value-type="float" office:value="71" calcext:value-type="float">
            <text:p>71</text:p>
          </table:table-cell>
          <table:table-cell office:value-type="float" office:value="0.938076942726" calcext:value-type="float">
            <text:p>0.9380769427</text:p>
          </table:table-cell>
          <table:table-cell office:value-type="float" office:value="1171" calcext:value-type="float">
            <text:p>1171</text:p>
          </table:table-cell>
          <table:table-cell table:number-columns-repeated="7"/>
          <table:table-cell table:formula="of:=[.C148]/[.$R$3]" office:value-type="float" office:value="1.03512346428571" calcext:value-type="float">
            <text:p>1.0351234643</text:p>
          </table:table-cell>
          <table:table-cell/>
          <table:table-cell table:formula="of:=[.G148]*[.I148]" office:value-type="float" office:value="1.1992148468564" calcext:value-type="float">
            <text:p>1.1992148469</text:p>
          </table:table-cell>
          <table:table-cell table:formula="of:=([.K148]*[.V148])/[.$Q$29]" office:value-type="float" office:value="0.995536103726263" calcext:value-type="float">
            <text:p>0.9955361037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597335" calcext:value-type="float">
            <text:p>2.597335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.03054836" calcext:value-type="float">
            <text:p>1.03054836</text:p>
          </table:table-cell>
          <table:table-cell office:value-type="float" office:value="58" calcext:value-type="float">
            <text:p>58</text:p>
          </table:table-cell>
          <table:table-cell office:value-type="float" office:value="1.4285424134" calcext:value-type="float">
            <text:p>1.4285424134</text:p>
          </table:table-cell>
          <table:table-cell office:value-type="float" office:value="78" calcext:value-type="float">
            <text:p>78</text:p>
          </table:table-cell>
          <table:table-cell office:value-type="float" office:value="0.938658520519" calcext:value-type="float">
            <text:p>0.9386585205</text:p>
          </table:table-cell>
          <table:table-cell office:value-type="float" office:value="100" calcext:value-type="float">
            <text:p>100</text:p>
          </table:table-cell>
          <table:table-cell office:value-type="float" office:value="1.04699654536" calcext:value-type="float">
            <text:p>1.0469965454</text:p>
          </table:table-cell>
          <table:table-cell office:value-type="float" office:value="1500" calcext:value-type="float">
            <text:p>1500</text:p>
          </table:table-cell>
          <table:table-cell table:number-columns-repeated="7"/>
          <table:table-cell table:formula="of:=[.C149]/[.$R$3]" office:value-type="float" office:value="1.15952455357143" calcext:value-type="float">
            <text:p>1.1595245536</text:p>
          </table:table-cell>
          <table:table-cell/>
          <table:table-cell table:formula="of:=[.G149]*[.I149]" office:value-type="float" office:value="1.34091350826069" calcext:value-type="float">
            <text:p>1.3409135083</text:p>
          </table:table-cell>
          <table:table-cell table:formula="of:=([.K149]*[.V149])/[.$Q$29]" office:value-type="float" office:value="1.24241753165973" calcext:value-type="float">
            <text:p>1.2424175317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.13575457" calcext:value-type="float">
            <text:p>3.13575457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.01547085" calcext:value-type="float">
            <text:p>1.01547085</text:p>
          </table:table-cell>
          <table:table-cell office:value-type="float" office:value="43" calcext:value-type="float">
            <text:p>43</text:p>
          </table:table-cell>
          <table:table-cell office:value-type="float" office:value="1.02725226119" calcext:value-type="float">
            <text:p>1.0272522612</text:p>
          </table:table-cell>
          <table:table-cell office:value-type="float" office:value="46" calcext:value-type="float">
            <text:p>46</text:p>
          </table:table-cell>
          <table:table-cell office:value-type="float" office:value="1.21278227402" calcext:value-type="float">
            <text:p>1.212782274</text:p>
          </table:table-cell>
          <table:table-cell office:value-type="float" office:value="80" calcext:value-type="float">
            <text:p>80</text:p>
          </table:table-cell>
          <table:table-cell office:value-type="float" office:value="1.04399453443" calcext:value-type="float">
            <text:p>1.0439945344</text:p>
          </table:table-cell>
          <table:table-cell office:value-type="float" office:value="1361" calcext:value-type="float">
            <text:p>1361</text:p>
          </table:table-cell>
          <table:table-cell table:number-columns-repeated="7"/>
          <table:table-cell table:formula="of:=[.C150]/[.$R$3]" office:value-type="float" office:value="1.39989043303571" calcext:value-type="float">
            <text:p>1.399890433</text:p>
          </table:table-cell>
          <table:table-cell/>
          <table:table-cell table:formula="of:=[.G150]*[.I150]" office:value-type="float" office:value="1.2458333333182" calcext:value-type="float">
            <text:p>1.2458333333</text:p>
          </table:table-cell>
          <table:table-cell table:formula="of:=([.K150]*[.V150])/[.$Q$29]" office:value-type="float" office:value="1.15101167326983" calcext:value-type="float">
            <text:p>1.1510116733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.92433656" calcext:value-type="float">
            <text:p>1.92433656</text:p>
          </table:table-cell>
          <table:table-cell office:value-type="float" office:value="76" calcext:value-type="float">
            <text:p>76</text:p>
          </table:table-cell>
          <table:table-cell office:value-type="float" office:value="1.01191065" calcext:value-type="float">
            <text:p>1.01191065</text:p>
          </table:table-cell>
          <table:table-cell office:value-type="float" office:value="63" calcext:value-type="float">
            <text:p>63</text:p>
          </table:table-cell>
          <table:table-cell office:value-type="float" office:value="0.694287676749" calcext:value-type="float">
            <text:p>0.6942876767</text:p>
          </table:table-cell>
          <table:table-cell office:value-type="float" office:value="24" calcext:value-type="float">
            <text:p>24</text:p>
          </table:table-cell>
          <table:table-cell office:value-type="float" office:value="1.28379386355" calcext:value-type="float">
            <text:p>1.2837938636</text:p>
          </table:table-cell>
          <table:table-cell office:value-type="float" office:value="91" calcext:value-type="float">
            <text:p>91</text:p>
          </table:table-cell>
          <table:table-cell office:value-type="float" office:value="1.02430602898" calcext:value-type="float">
            <text:p>1.024306029</text:p>
          </table:table-cell>
          <table:table-cell office:value-type="float" office:value="1357" calcext:value-type="float">
            <text:p>1357</text:p>
          </table:table-cell>
          <table:table-cell table:number-columns-repeated="7"/>
          <table:table-cell table:formula="of:=[.C151]/[.$R$3]" office:value-type="float" office:value="0.859078821428571" calcext:value-type="float">
            <text:p>0.8590788214</text:p>
          </table:table-cell>
          <table:table-cell/>
          <table:table-cell table:formula="of:=[.G151]*[.I151]" office:value-type="float" office:value="0.891322258948752" calcext:value-type="float">
            <text:p>0.8913222589</text:p>
          </table:table-cell>
          <table:table-cell table:formula="of:=([.K151]*[.V151])/[.$Q$29]" office:value-type="float" office:value="0.807952888146265" calcext:value-type="float">
            <text:p>0.807952888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.30751341" calcext:value-type="float">
            <text:p>2.30751341</text:p>
          </table:table-cell>
          <table:table-cell office:value-type="float" office:value="89" calcext:value-type="float">
            <text:p>89</text:p>
          </table:table-cell>
          <table:table-cell office:value-type="float" office:value="1.01062052" calcext:value-type="float">
            <text:p>1.01062052</text:p>
          </table:table-cell>
          <table:table-cell office:value-type="float" office:value="64" calcext:value-type="float">
            <text:p>64</text:p>
          </table:table-cell>
          <table:table-cell office:value-type="float" office:value="1.21114589632" calcext:value-type="float">
            <text:p>1.2111458963</text:p>
          </table:table-cell>
          <table:table-cell office:value-type="float" office:value="57" calcext:value-type="float">
            <text:p>57</text:p>
          </table:table-cell>
          <table:table-cell office:value-type="float" office:value="0.93366965002" calcext:value-type="float">
            <text:p>0.93366965</text:p>
          </table:table-cell>
          <table:table-cell office:value-type="float" office:value="111" calcext:value-type="float">
            <text:p>111</text:p>
          </table:table-cell>
          <table:table-cell office:value-type="float" office:value="1.05819151527" calcext:value-type="float">
            <text:p>1.0581915153</text:p>
          </table:table-cell>
          <table:table-cell office:value-type="float" office:value="1548" calcext:value-type="float">
            <text:p>1548</text:p>
          </table:table-cell>
          <table:table-cell table:number-columns-repeated="7"/>
          <table:table-cell table:formula="of:=[.C152]/[.$R$3]" office:value-type="float" office:value="1.03013991517857" calcext:value-type="float">
            <text:p>1.0301399152</text:p>
          </table:table-cell>
          <table:table-cell/>
          <table:table-cell table:formula="of:=[.G152]*[.I152]" office:value-type="float" office:value="1.13081016514025" calcext:value-type="float">
            <text:p>1.1308101651</text:p>
          </table:table-cell>
          <table:table-cell table:formula="of:=([.K152]*[.V152])/[.$Q$29]" office:value-type="float" office:value="1.05895019657742" calcext:value-type="float">
            <text:p>1.058950196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.863764" calcext:value-type="float">
            <text:p>2.863764</text:p>
          </table:table-cell>
          <table:table-cell office:value-type="float" office:value="81" calcext:value-type="float">
            <text:p>81</text:p>
          </table:table-cell>
          <table:table-cell office:value-type="float" office:value="0.9484276" calcext:value-type="float">
            <text:p>0.9484276</text:p>
          </table:table-cell>
          <table:table-cell office:value-type="float" office:value="68" calcext:value-type="float">
            <text:p>68</text:p>
          </table:table-cell>
          <table:table-cell office:value-type="float" office:value="1.02785721709" calcext:value-type="float">
            <text:p>1.0278572171</text:p>
          </table:table-cell>
          <table:table-cell office:value-type="float" office:value="85" calcext:value-type="float">
            <text:p>85</text:p>
          </table:table-cell>
          <table:table-cell office:value-type="float" office:value="1.06446891201" calcext:value-type="float">
            <text:p>1.064468912</text:p>
          </table:table-cell>
          <table:table-cell office:value-type="float" office:value="102" calcext:value-type="float">
            <text:p>102</text:p>
          </table:table-cell>
          <table:table-cell office:value-type="float" office:value="1.06212300133" calcext:value-type="float">
            <text:p>1.0621230013</text:p>
          </table:table-cell>
          <table:table-cell office:value-type="float" office:value="1782" calcext:value-type="float">
            <text:p>1782</text:p>
          </table:table-cell>
          <table:table-cell table:number-columns-repeated="7"/>
          <table:table-cell table:formula="of:=[.C153]/[.$R$3]" office:value-type="float" office:value="1.27846607142857" calcext:value-type="float">
            <text:p>1.2784660714</text:p>
          </table:table-cell>
          <table:table-cell/>
          <table:table-cell table:formula="of:=[.G153]*[.I153]" office:value-type="float" office:value="1.09412205357742" calcext:value-type="float">
            <text:p>1.0941220536</text:p>
          </table:table-cell>
          <table:table-cell table:formula="of:=([.K153]*[.V153])/[.$Q$29]" office:value-type="float" office:value="1.02840017643097" calcext:value-type="float">
            <text:p>1.0284001764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.30530983" calcext:value-type="float">
            <text:p>1.30530983</text:p>
          </table:table-cell>
          <table:table-cell office:value-type="float" office:value="44" calcext:value-type="float">
            <text:p>44</text:p>
          </table:table-cell>
          <table:table-cell office:value-type="float" office:value="0.80506338" calcext:value-type="float">
            <text:p>0.80506338</text:p>
          </table:table-cell>
          <table:table-cell office:value-type="float" office:value="40" calcext:value-type="float">
            <text:p>40</text:p>
          </table:table-cell>
          <table:table-cell office:value-type="float" office:value="0.49200413169" calcext:value-type="float">
            <text:p>0.4920041317</text:p>
          </table:table-cell>
          <table:table-cell office:value-type="float" office:value="31" calcext:value-type="float">
            <text:p>31</text:p>
          </table:table-cell>
          <table:table-cell office:value-type="float" office:value="0.813349841402" calcext:value-type="float">
            <text:p>0.8133498414</text:p>
          </table:table-cell>
          <table:table-cell office:value-type="float" office:value="73" calcext:value-type="float">
            <text:p>73</text:p>
          </table:table-cell>
          <table:table-cell office:value-type="float" office:value="0.895540590011" calcext:value-type="float">
            <text:p>0.89554059</text:p>
          </table:table-cell>
          <table:table-cell office:value-type="float" office:value="1672" calcext:value-type="float">
            <text:p>1672</text:p>
          </table:table-cell>
          <table:table-cell table:number-columns-repeated="7"/>
          <table:table-cell table:formula="of:=[.C154]/[.$R$3]" office:value-type="float" office:value="0.582727602678571" calcext:value-type="float">
            <text:p>0.5827276027</text:p>
          </table:table-cell>
          <table:table-cell/>
          <table:table-cell table:formula="of:=[.G154]*[.I154]" office:value-type="float" office:value="0.40017148247919" calcext:value-type="float">
            <text:p>0.4001714825</text:p>
          </table:table-cell>
          <table:table-cell table:formula="of:=([.K154]*[.V154])/[.$Q$29]" office:value-type="float" office:value="0.317141420818576" calcext:value-type="float">
            <text:p>0.3171414208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.37090268" calcext:value-type="float">
            <text:p>2.37090268</text:p>
          </table:table-cell>
          <table:table-cell office:value-type="float" office:value="49" calcext:value-type="float">
            <text:p>49</text:p>
          </table:table-cell>
          <table:table-cell office:value-type="float" office:value="0.78780663" calcext:value-type="float">
            <text:p>0.78780663</text:p>
          </table:table-cell>
          <table:table-cell office:value-type="float" office:value="41" calcext:value-type="float">
            <text:p>41</text:p>
          </table:table-cell>
          <table:table-cell office:value-type="float" office:value="0.659658512306" calcext:value-type="float">
            <text:p>0.6596585123</text:p>
          </table:table-cell>
          <table:table-cell office:value-type="float" office:value="48" calcext:value-type="float">
            <text:p>48</text:p>
          </table:table-cell>
          <table:table-cell office:value-type="float" office:value="1.32478574287" calcext:value-type="float">
            <text:p>1.3247857429</text:p>
          </table:table-cell>
          <table:table-cell office:value-type="float" office:value="71" calcext:value-type="float">
            <text:p>71</text:p>
          </table:table-cell>
          <table:table-cell office:value-type="float" office:value="1.12721176132" calcext:value-type="float">
            <text:p>1.1272117613</text:p>
          </table:table-cell>
          <table:table-cell office:value-type="float" office:value="1098" calcext:value-type="float">
            <text:p>1098</text:p>
          </table:table-cell>
          <table:table-cell table:number-columns-repeated="7"/>
          <table:table-cell table:formula="of:=[.C155]/[.$R$3]" office:value-type="float" office:value="1.05843869642857" calcext:value-type="float">
            <text:p>1.0584386964</text:p>
          </table:table-cell>
          <table:table-cell/>
          <table:table-cell table:formula="of:=[.G155]*[.I155]" office:value-type="float" office:value="0.873906192265823" calcext:value-type="float">
            <text:p>0.8739061923</text:p>
          </table:table-cell>
          <table:table-cell table:formula="of:=([.K155]*[.V155])/[.$Q$29]" office:value-type="float" office:value="0.871749856825144" calcext:value-type="float">
            <text:p>0.8717498568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.61121477" calcext:value-type="float">
            <text:p>2.61121477</text:p>
          </table:table-cell>
          <table:table-cell office:value-type="float" office:value="56" calcext:value-type="float">
            <text:p>56</text:p>
          </table:table-cell>
          <table:table-cell office:value-type="float" office:value="1.03874296" calcext:value-type="float">
            <text:p>1.03874296</text:p>
          </table:table-cell>
          <table:table-cell office:value-type="float" office:value="40" calcext:value-type="float">
            <text:p>40</text:p>
          </table:table-cell>
          <table:table-cell office:value-type="float" office:value="1.08674034671" calcext:value-type="float">
            <text:p>1.0867403467</text:p>
          </table:table-cell>
          <table:table-cell office:value-type="float" office:value="56" calcext:value-type="float">
            <text:p>56</text:p>
          </table:table-cell>
          <table:table-cell office:value-type="float" office:value="1.07249996732" calcext:value-type="float">
            <text:p>1.0724999673</text:p>
          </table:table-cell>
          <table:table-cell office:value-type="float" office:value="65" calcext:value-type="float">
            <text:p>65</text:p>
          </table:table-cell>
          <table:table-cell office:value-type="float" office:value="1.09375312138" calcext:value-type="float">
            <text:p>1.0937531214</text:p>
          </table:table-cell>
          <table:table-cell office:value-type="float" office:value="1129" calcext:value-type="float">
            <text:p>1129</text:p>
          </table:table-cell>
          <table:table-cell table:number-columns-repeated="7"/>
          <table:table-cell table:formula="of:=[.C156]/[.$R$3]" office:value-type="float" office:value="1.16572087946429" calcext:value-type="float">
            <text:p>1.1657208795</text:p>
          </table:table-cell>
          <table:table-cell/>
          <table:table-cell table:formula="of:=[.G156]*[.I156]" office:value-type="float" office:value="1.1655289863318" calcext:value-type="float">
            <text:p>1.1655289863</text:p>
          </table:table-cell>
          <table:table-cell table:formula="of:=([.K156]*[.V156])/[.$Q$29]" office:value-type="float" office:value="1.12814244854803" calcext:value-type="float">
            <text:p>1.1281424485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.61767463" calcext:value-type="float">
            <text:p>2.61767463</text:p>
          </table:table-cell>
          <table:table-cell office:value-type="float" office:value="47" calcext:value-type="float">
            <text:p>47</text:p>
          </table:table-cell>
          <table:table-cell office:value-type="float" office:value="0.76166632" calcext:value-type="float">
            <text:p>0.76166632</text:p>
          </table:table-cell>
          <table:table-cell office:value-type="float" office:value="31" calcext:value-type="float">
            <text:p>31</text:p>
          </table:table-cell>
          <table:table-cell office:value-type="float" office:value="1.63035450906" calcext:value-type="float">
            <text:p>1.6303545091</text:p>
          </table:table-cell>
          <table:table-cell office:value-type="float" office:value="60" calcext:value-type="float">
            <text:p>60</text:p>
          </table:table-cell>
          <table:table-cell office:value-type="float" office:value="0.854784624808" calcext:value-type="float">
            <text:p>0.8547846248</text:p>
          </table:table-cell>
          <table:table-cell office:value-type="float" office:value="43" calcext:value-type="float">
            <text:p>43</text:p>
          </table:table-cell>
          <table:table-cell office:value-type="float" office:value="0.956989187352" calcext:value-type="float">
            <text:p>0.9569891874</text:p>
          </table:table-cell>
          <table:table-cell office:value-type="float" office:value="842" calcext:value-type="float">
            <text:p>842</text:p>
          </table:table-cell>
          <table:table-cell table:number-columns-repeated="7"/>
          <table:table-cell table:formula="of:=[.C157]/[.$R$3]" office:value-type="float" office:value="1.16860474553571" calcext:value-type="float">
            <text:p>1.1686047455</text:p>
          </table:table-cell>
          <table:table-cell/>
          <table:table-cell table:formula="of:=[.G157]*[.I157]" office:value-type="float" office:value="1.39360196733088" calcext:value-type="float">
            <text:p>1.3936019673</text:p>
          </table:table-cell>
          <table:table-cell table:formula="of:=([.K157]*[.V157])/[.$Q$29]" office:value-type="float" office:value="1.18023187098065" calcext:value-type="float">
            <text:p>1.18023187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.90934323" calcext:value-type="float">
            <text:p>3.90934323</text:p>
          </table:table-cell>
          <table:table-cell office:value-type="float" office:value="77" calcext:value-type="float">
            <text:p>77</text:p>
          </table:table-cell>
          <table:table-cell office:value-type="float" office:value="1.12643858" calcext:value-type="float">
            <text:p>1.12643858</text:p>
          </table:table-cell>
          <table:table-cell office:value-type="float" office:value="63" calcext:value-type="float">
            <text:p>63</text:p>
          </table:table-cell>
          <table:table-cell office:value-type="float" office:value="1.71761100851" calcext:value-type="float">
            <text:p>1.7176110085</text:p>
          </table:table-cell>
          <table:table-cell office:value-type="float" office:value="94" calcext:value-type="float">
            <text:p>94</text:p>
          </table:table-cell>
          <table:table-cell office:value-type="float" office:value="1.20855422702" calcext:value-type="float">
            <text:p>1.208554227</text:p>
          </table:table-cell>
          <table:table-cell office:value-type="float" office:value="90" calcext:value-type="float">
            <text:p>90</text:p>
          </table:table-cell>
          <table:table-cell office:value-type="float" office:value="0.993915141341" calcext:value-type="float">
            <text:p>0.9939151413</text:p>
          </table:table-cell>
          <table:table-cell office:value-type="float" office:value="1810" calcext:value-type="float">
            <text:p>1810</text:p>
          </table:table-cell>
          <table:table-cell table:number-columns-repeated="7"/>
          <table:table-cell table:formula="of:=[.C158]/[.$R$3]" office:value-type="float" office:value="1.74524251339286" calcext:value-type="float">
            <text:p>1.7452425134</text:p>
          </table:table-cell>
          <table:table-cell/>
          <table:table-cell table:formula="of:=[.G158]*[.I158]" office:value-type="float" office:value="2.07582604471085" calcext:value-type="float">
            <text:p>2.0758260447</text:p>
          </table:table-cell>
          <table:table-cell table:formula="of:=([.K158]*[.V158])/[.$Q$29]" office:value-type="float" office:value="1.82583622710452" calcext:value-type="float">
            <text:p>1.825836227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.15434233" calcext:value-type="float">
            <text:p>3.15434233</text:p>
          </table:table-cell>
          <table:table-cell office:value-type="float" office:value="31" calcext:value-type="float">
            <text:p>31</text:p>
          </table:table-cell>
          <table:table-cell office:value-type="float" office:value="1.42057857" calcext:value-type="float">
            <text:p>1.42057857</text:p>
          </table:table-cell>
          <table:table-cell office:value-type="float" office:value="26" calcext:value-type="float">
            <text:p>26</text:p>
          </table:table-cell>
          <table:table-cell office:value-type="float" office:value="0.775654779549" calcext:value-type="float">
            <text:p>0.7756547795</text:p>
          </table:table-cell>
          <table:table-cell office:value-type="float" office:value="28" calcext:value-type="float">
            <text:p>28</text:p>
          </table:table-cell>
          <table:table-cell office:value-type="float" office:value="2.03348563311" calcext:value-type="float">
            <text:p>2.0334856331</text:p>
          </table:table-cell>
          <table:table-cell office:value-type="float" office:value="33" calcext:value-type="float">
            <text:p>33</text:p>
          </table:table-cell>
          <table:table-cell office:value-type="float" office:value="1.02980013844" calcext:value-type="float">
            <text:p>1.0298001384</text:p>
          </table:table-cell>
          <table:table-cell office:value-type="float" office:value="719" calcext:value-type="float">
            <text:p>719</text:p>
          </table:table-cell>
          <table:table-cell table:number-columns-repeated="7"/>
          <table:table-cell table:formula="of:=[.C159]/[.$R$3]" office:value-type="float" office:value="1.40818854017857" calcext:value-type="float">
            <text:p>1.4081885402</text:p>
          </table:table-cell>
          <table:table-cell/>
          <table:table-cell table:formula="of:=[.G159]*[.I159]" office:value-type="float" office:value="1.577282850466" calcext:value-type="float">
            <text:p>1.5772828505</text:p>
          </table:table-cell>
          <table:table-cell table:formula="of:=([.K159]*[.V159])/[.$Q$29]" office:value-type="float" office:value="1.43742132545922" calcext:value-type="float">
            <text:p>1.4374213255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91876493" calcext:value-type="float">
            <text:p>3.91876493</text:p>
          </table:table-cell>
          <table:table-cell office:value-type="float" office:value="18" calcext:value-type="float">
            <text:p>18</text:p>
          </table:table-cell>
          <table:table-cell office:value-type="float" office:value="0.97228015" calcext:value-type="float">
            <text:p>0.97228015</text:p>
          </table:table-cell>
          <table:table-cell office:value-type="float" office:value="21" calcext:value-type="float">
            <text:p>21</text:p>
          </table:table-cell>
          <table:table-cell office:value-type="float" office:value="1.7186002248" calcext:value-type="float">
            <text:p>1.7186002248</text:p>
          </table:table-cell>
          <table:table-cell office:value-type="float" office:value="50" calcext:value-type="float">
            <text:p>50</text:p>
          </table:table-cell>
          <table:table-cell office:value-type="float" office:value="1.1793443602" calcext:value-type="float">
            <text:p>1.1793443602</text:p>
          </table:table-cell>
          <table:table-cell office:value-type="float" office:value="27" calcext:value-type="float">
            <text:p>27</text:p>
          </table:table-cell>
          <table:table-cell office:value-type="float" office:value="0.875240435542" calcext:value-type="float">
            <text:p>0.8752404355</text:p>
          </table:table-cell>
          <table:table-cell office:value-type="float" office:value="481" calcext:value-type="float">
            <text:p>481</text:p>
          </table:table-cell>
          <table:table-cell table:number-columns-repeated="7"/>
          <table:table-cell table:formula="of:=[.C160]/[.$R$3]" office:value-type="float" office:value="1.74944862946429" calcext:value-type="float">
            <text:p>1.7494486295</text:p>
          </table:table-cell>
          <table:table-cell/>
          <table:table-cell table:formula="of:=[.G160]*[.I160]" office:value-type="float" office:value="2.02682148255633" calcext:value-type="float">
            <text:p>2.0268214826</text:p>
          </table:table-cell>
          <table:table-cell table:formula="of:=([.K160]*[.V160])/[.$Q$29]" office:value-type="float" office:value="1.56987267005176" calcext:value-type="float">
            <text:p>1.5698726701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.88203628" calcext:value-type="float">
            <text:p>1.88203628</text:p>
          </table:table-cell>
          <table:table-cell office:value-type="float" office:value="12" calcext:value-type="float">
            <text:p>12</text:p>
          </table:table-cell>
          <table:table-cell office:value-type="float" office:value="1.31919951" calcext:value-type="float">
            <text:p>1.31919951</text:p>
          </table:table-cell>
          <table:table-cell office:value-type="float" office:value="7" calcext:value-type="float">
            <text:p>7</text:p>
          </table:table-cell>
          <table:table-cell office:value-type="float" office:value="0.805334398898" calcext:value-type="float">
            <text:p>0.8053343989</text:p>
          </table:table-cell>
          <table:table-cell office:value-type="float" office:value="15" calcext:value-type="float">
            <text:p>15</text:p>
          </table:table-cell>
          <table:table-cell office:value-type="float" office:value="0.723378951835" calcext:value-type="float">
            <text:p>0.7233789518</text:p>
          </table:table-cell>
          <table:table-cell office:value-type="float" office:value="7" calcext:value-type="float">
            <text:p>7</text:p>
          </table:table-cell>
          <table:table-cell office:value-type="float" office:value="1.10986968114" calcext:value-type="float">
            <text:p>1.1098696811</text:p>
          </table:table-cell>
          <table:table-cell office:value-type="float" office:value="462" calcext:value-type="float">
            <text:p>462</text:p>
          </table:table-cell>
          <table:table-cell table:number-columns-repeated="7"/>
          <table:table-cell table:formula="of:=[.C161]/[.$R$3]" office:value-type="float" office:value="0.840194767857143" calcext:value-type="float">
            <text:p>0.8401947679</text:p>
          </table:table-cell>
          <table:table-cell/>
          <table:table-cell table:formula="of:=[.G161]*[.I161]" office:value-type="float" office:value="0.582561953351505" calcext:value-type="float">
            <text:p>0.5825619534</text:p>
          </table:table-cell>
          <table:table-cell table:formula="of:=([.K161]*[.V161])/[.$Q$29]" office:value-type="float" office:value="0.572183937531443" calcext:value-type="float">
            <text:p>0.5721839375</text:p>
          </table:table-cell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32131633" calcext:value-type="float">
            <text:p>4.321316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17978485" calcext:value-type="float">
            <text:p>1.179784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55697980784" calcext:value-type="float">
            <text:p>1.5569798078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1.13474510301" calcext:value-type="float">
            <text:p>1.134745103</text:p>
          </table:table-cell>
          <table:table-cell office:value-type="float" office:value="31" calcext:value-type="float">
            <text:p>31</text:p>
          </table:table-cell>
          <table:table-cell office:value-type="float" office:value="1.1130038065" calcext:value-type="float">
            <text:p>1.1130038065</text:p>
          </table:table-cell>
          <table:table-cell office:value-type="float" office:value="675" calcext:value-type="float">
            <text:p>675</text:p>
          </table:table-cell>
          <table:table-cell table:style-name="ce2" table:number-columns-repeated="7"/>
          <table:table-cell table:style-name="ce2" table:formula="of:=[.C162]/[.$R$3]" office:value-type="float" office:value="1.92915907589286" calcext:value-type="float">
            <text:p>1.9291590759</text:p>
          </table:table-cell>
          <table:table-cell table:style-name="ce2"/>
          <table:table-cell table:formula="of:=[.G162]*[.I162]" office:value-type="float" office:value="1.76677521243189" calcext:value-type="float">
            <text:p>1.7667752124</text:p>
          </table:table-cell>
          <table:table-cell table:formula="of:=([.K162]*[.V162])/[.$Q$29]" office:value-type="float" office:value="1.74020135988189" calcext:value-type="float">
            <text:p>1.7402013599</text:p>
          </table:table-cell>
          <table:table-cell table:style-name="ce2"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6913157" calcext:value-type="float">
            <text:p>3.76913157</text:p>
          </table:table-cell>
          <table:table-cell office:value-type="float" office:value="41" calcext:value-type="float">
            <text:p>41</text:p>
          </table:table-cell>
          <table:table-cell office:value-type="float" office:value="1.0799744" calcext:value-type="float">
            <text:p>1.0799744</text:p>
          </table:table-cell>
          <table:table-cell office:value-type="float" office:value="35" calcext:value-type="float">
            <text:p>35</text:p>
          </table:table-cell>
          <table:table-cell office:value-type="float" office:value="1.54740725089" calcext:value-type="float">
            <text:p>1.5474072509</text:p>
          </table:table-cell>
          <table:table-cell office:value-type="float" office:value="33" calcext:value-type="float">
            <text:p>33</text:p>
          </table:table-cell>
          <table:table-cell office:value-type="float" office:value="1.11048774921" calcext:value-type="float">
            <text:p>1.1104877492</text:p>
          </table:table-cell>
          <table:table-cell office:value-type="float" office:value="45" calcext:value-type="float">
            <text:p>45</text:p>
          </table:table-cell>
          <table:table-cell office:value-type="float" office:value="1.10497407606" calcext:value-type="float">
            <text:p>1.1049740761</text:p>
          </table:table-cell>
          <table:table-cell office:value-type="float" office:value="871" calcext:value-type="float">
            <text:p>871</text:p>
          </table:table-cell>
          <table:table-cell table:number-columns-repeated="7"/>
          <table:table-cell table:formula="of:=[.C163]/[.$R$3]" office:value-type="float" office:value="1.68264802232143" calcext:value-type="float">
            <text:p>1.6826480223</text:p>
          </table:table-cell>
          <table:table-cell/>
          <table:table-cell table:formula="of:=[.G163]*[.I163]" office:value-type="float" office:value="1.71837679515207" calcext:value-type="float">
            <text:p>1.7183767952</text:p>
          </table:table-cell>
          <table:table-cell table:formula="of:=([.K163]*[.V163])/[.$Q$29]" office:value-type="float" office:value="1.68032018720894" calcext:value-type="float">
            <text:p>1.6803201872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74534032" calcext:value-type="float">
            <text:p>3.74534032</text:p>
          </table:table-cell>
          <table:table-cell office:value-type="float" office:value="37" calcext:value-type="float">
            <text:p>37</text:p>
          </table:table-cell>
          <table:table-cell office:value-type="float" office:value="1.05255421" calcext:value-type="float">
            <text:p>1.05255421</text:p>
          </table:table-cell>
          <table:table-cell office:value-type="float" office:value="52" calcext:value-type="float">
            <text:p>52</text:p>
          </table:table-cell>
          <table:table-cell office:value-type="float" office:value="1.20723555314" calcext:value-type="float">
            <text:p>1.2072355531</text:p>
          </table:table-cell>
          <table:table-cell office:value-type="float" office:value="39" calcext:value-type="float">
            <text:p>39</text:p>
          </table:table-cell>
          <table:table-cell office:value-type="float" office:value="1.44811165858" calcext:value-type="float">
            <text:p>1.4481116586</text:p>
          </table:table-cell>
          <table:table-cell office:value-type="float" office:value="53" calcext:value-type="float">
            <text:p>53</text:p>
          </table:table-cell>
          <table:table-cell office:value-type="float" office:value="1.04288520807" calcext:value-type="float">
            <text:p>1.0428852081</text:p>
          </table:table-cell>
          <table:table-cell office:value-type="float" office:value="881" calcext:value-type="float">
            <text:p>881</text:p>
          </table:table-cell>
          <table:table-cell table:number-columns-repeated="7"/>
          <table:table-cell table:formula="of:=[.C164]/[.$R$3]" office:value-type="float" office:value="1.67202692857143" calcext:value-type="float">
            <text:p>1.6720269286</text:p>
          </table:table-cell>
          <table:table-cell/>
          <table:table-cell table:formula="of:=[.G164]*[.I164]" office:value-type="float" office:value="1.74821187915431" calcext:value-type="float">
            <text:p>1.7482118792</text:p>
          </table:table-cell>
          <table:table-cell table:formula="of:=([.K164]*[.V164])/[.$Q$29]" office:value-type="float" office:value="1.61343744189583" calcext:value-type="float">
            <text:p>1.6134374419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2504413" calcext:value-type="float">
            <text:p>3.52504413</text:p>
          </table:table-cell>
          <table:table-cell office:value-type="float" office:value="39" calcext:value-type="float">
            <text:p>39</text:p>
          </table:table-cell>
          <table:table-cell office:value-type="float" office:value="0.73676846" calcext:value-type="float">
            <text:p>0.73676846</text:p>
          </table:table-cell>
          <table:table-cell office:value-type="float" office:value="36" calcext:value-type="float">
            <text:p>36</text:p>
          </table:table-cell>
          <table:table-cell office:value-type="float" office:value="1.012813351" calcext:value-type="float">
            <text:p>1.012813351</text:p>
          </table:table-cell>
          <table:table-cell office:value-type="float" office:value="31" calcext:value-type="float">
            <text:p>31</text:p>
          </table:table-cell>
          <table:table-cell office:value-type="float" office:value="1.02866086607" calcext:value-type="float">
            <text:p>1.0286608661</text:p>
          </table:table-cell>
          <table:table-cell office:value-type="float" office:value="36" calcext:value-type="float">
            <text:p>36</text:p>
          </table:table-cell>
          <table:table-cell office:value-type="float" office:value="1.34593217882" calcext:value-type="float">
            <text:p>1.3459321788</text:p>
          </table:table-cell>
          <table:table-cell office:value-type="float" office:value="748" calcext:value-type="float">
            <text:p>748</text:p>
          </table:table-cell>
          <table:table-cell table:number-columns-repeated="7"/>
          <table:table-cell table:formula="of:=[.C165]/[.$R$3]" office:value-type="float" office:value="1.57368041517857" calcext:value-type="float">
            <text:p>1.5736804152</text:p>
          </table:table-cell>
          <table:table-cell/>
          <table:table-cell table:formula="of:=[.G165]*[.I165]" office:value-type="float" office:value="1.04184145880692" calcext:value-type="float">
            <text:p>1.0418414588</text:p>
          </table:table-cell>
          <table:table-cell table:formula="of:=([.K165]*[.V165])/[.$Q$29]" office:value-type="float" office:value="1.24092738463452" calcext:value-type="float">
            <text:p>1.2409273846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.26073141" calcext:value-type="float">
            <text:p>4.26073141</text:p>
          </table:table-cell>
          <table:table-cell office:value-type="float" office:value="116" calcext:value-type="float">
            <text:p>116</text:p>
          </table:table-cell>
          <table:table-cell office:value-type="float" office:value="0.98598785" calcext:value-type="float">
            <text:p>0.98598785</text:p>
          </table:table-cell>
          <table:table-cell office:value-type="float" office:value="103" calcext:value-type="float">
            <text:p>103</text:p>
          </table:table-cell>
          <table:table-cell office:value-type="float" office:value="2.12043534134" calcext:value-type="float">
            <text:p>2.1204353413</text:p>
          </table:table-cell>
          <table:table-cell office:value-type="float" office:value="203" calcext:value-type="float">
            <text:p>203</text:p>
          </table:table-cell>
          <table:table-cell office:value-type="float" office:value="0.954801907602" calcext:value-type="float">
            <text:p>0.9548019076</text:p>
          </table:table-cell>
          <table:table-cell office:value-type="float" office:value="128" calcext:value-type="float">
            <text:p>128</text:p>
          </table:table-cell>
          <table:table-cell office:value-type="float" office:value="0.992418868024" calcext:value-type="float">
            <text:p>0.992418868</text:p>
          </table:table-cell>
          <table:table-cell office:value-type="float" office:value="1839" calcext:value-type="float">
            <text:p>1839</text:p>
          </table:table-cell>
          <table:table-cell table:number-columns-repeated="7"/>
          <table:table-cell table:formula="of:=[.C166]/[.$R$3]" office:value-type="float" office:value="1.90211223660714" calcext:value-type="float">
            <text:p>1.9021122366</text:p>
          </table:table-cell>
          <table:table-cell/>
          <table:table-cell table:formula="of:=[.G166]*[.I166]" office:value-type="float" office:value="2.02459570885813" calcext:value-type="float">
            <text:p>2.0245957089</text:p>
          </table:table-cell>
          <table:table-cell table:formula="of:=([.K166]*[.V166])/[.$Q$29]" office:value-type="float" office:value="1.77809467397454" calcext:value-type="float">
            <text:p>1.778094674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8838532" calcext:value-type="float">
            <text:p>3.8838532</text:p>
          </table:table-cell>
          <table:table-cell office:value-type="float" office:value="76" calcext:value-type="float">
            <text:p>76</text:p>
          </table:table-cell>
          <table:table-cell office:value-type="float" office:value="1.07632774" calcext:value-type="float">
            <text:p>1.07632774</text:p>
          </table:table-cell>
          <table:table-cell office:value-type="float" office:value="74" calcext:value-type="float">
            <text:p>74</text:p>
          </table:table-cell>
          <table:table-cell office:value-type="float" office:value="1.64979967084" calcext:value-type="float">
            <text:p>1.6497996708</text:p>
          </table:table-cell>
          <table:table-cell office:value-type="float" office:value="144" calcext:value-type="float">
            <text:p>144</text:p>
          </table:table-cell>
          <table:table-cell office:value-type="float" office:value="0.934867868103" calcext:value-type="float">
            <text:p>0.9348678681</text:p>
          </table:table-cell>
          <table:table-cell office:value-type="float" office:value="95" calcext:value-type="float">
            <text:p>95</text:p>
          </table:table-cell>
          <table:table-cell office:value-type="float" office:value="1.10048342064" calcext:value-type="float">
            <text:p>1.1004834206</text:p>
          </table:table-cell>
          <table:table-cell office:value-type="float" office:value="1573" calcext:value-type="float">
            <text:p>1573</text:p>
          </table:table-cell>
          <table:table-cell table:number-columns-repeated="7"/>
          <table:table-cell table:formula="of:=[.C167]/[.$R$3]" office:value-type="float" office:value="1.73386303571429" calcext:value-type="float">
            <text:p>1.7338630357</text:p>
          </table:table-cell>
          <table:table-cell/>
          <table:table-cell table:formula="of:=[.G167]*[.I167]" office:value-type="float" office:value="1.54234470107522" calcext:value-type="float">
            <text:p>1.5423447011</text:p>
          </table:table-cell>
          <table:table-cell table:formula="of:=([.K167]*[.V167])/[.$Q$29]" office:value-type="float" office:value="1.502057320748" calcext:value-type="float">
            <text:p>1.5020573207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6341025" calcext:value-type="float">
            <text:p>4.16341025</text:p>
          </table:table-cell>
          <table:table-cell office:value-type="float" office:value="179" calcext:value-type="float">
            <text:p>179</text:p>
          </table:table-cell>
          <table:table-cell office:value-type="float" office:value="1.05000781" calcext:value-type="float">
            <text:p>1.05000781</text:p>
          </table:table-cell>
          <table:table-cell office:value-type="float" office:value="139" calcext:value-type="float">
            <text:p>139</text:p>
          </table:table-cell>
          <table:table-cell office:value-type="float" office:value="1.99487940856" calcext:value-type="float">
            <text:p>1.9948794086</text:p>
          </table:table-cell>
          <table:table-cell office:value-type="float" office:value="268" calcext:value-type="float">
            <text:p>268</text:p>
          </table:table-cell>
          <table:table-cell office:value-type="float" office:value="1.02817392396" calcext:value-type="float">
            <text:p>1.028173924</text:p>
          </table:table-cell>
          <table:table-cell office:value-type="float" office:value="178" calcext:value-type="float">
            <text:p>178</text:p>
          </table:table-cell>
          <table:table-cell office:value-type="float" office:value="1.02479935934" calcext:value-type="float">
            <text:p>1.0247993593</text:p>
          </table:table-cell>
          <table:table-cell office:value-type="float" office:value="2967" calcext:value-type="float">
            <text:p>2967</text:p>
          </table:table-cell>
          <table:table-cell table:number-columns-repeated="7"/>
          <table:table-cell table:formula="of:=[.C168]/[.$R$3]" office:value-type="float" office:value="1.85866529017857" calcext:value-type="float">
            <text:p>1.8586652902</text:p>
          </table:table-cell>
          <table:table-cell/>
          <table:table-cell table:formula="of:=[.G168]*[.I168]" office:value-type="float" office:value="2.05108298932614" calcext:value-type="float">
            <text:p>2.0510829893</text:p>
          </table:table-cell>
          <table:table-cell table:formula="of:=([.K168]*[.V168])/[.$Q$29]" office:value-type="float" office:value="1.86013144549965" calcext:value-type="float">
            <text:p>1.8601314455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15778902" calcext:value-type="float">
            <text:p>2.15778902</text:p>
          </table:table-cell>
          <table:table-cell office:value-type="float" office:value="69" calcext:value-type="float">
            <text:p>69</text:p>
          </table:table-cell>
          <table:table-cell office:value-type="float" office:value="0.96115987" calcext:value-type="float">
            <text:p>0.96115987</text:p>
          </table:table-cell>
          <table:table-cell office:value-type="float" office:value="55" calcext:value-type="float">
            <text:p>55</text:p>
          </table:table-cell>
          <table:table-cell office:value-type="float" office:value="0.93113444182" calcext:value-type="float">
            <text:p>0.9311344418</text:p>
          </table:table-cell>
          <table:table-cell office:value-type="float" office:value="68" calcext:value-type="float">
            <text:p>68</text:p>
          </table:table-cell>
          <table:table-cell office:value-type="float" office:value="1.09101746207" calcext:value-type="float">
            <text:p>1.0910174621</text:p>
          </table:table-cell>
          <table:table-cell office:value-type="float" office:value="61" calcext:value-type="float">
            <text:p>61</text:p>
          </table:table-cell>
          <table:table-cell office:value-type="float" office:value="0.984607589576" calcext:value-type="float">
            <text:p>0.9846075896</text:p>
          </table:table-cell>
          <table:table-cell office:value-type="float" office:value="1096" calcext:value-type="float">
            <text:p>1096</text:p>
          </table:table-cell>
          <table:table-cell table:number-columns-repeated="7"/>
          <table:table-cell table:formula="of:=[.C169]/[.$R$3]" office:value-type="float" office:value="0.963298669642857" calcext:value-type="float">
            <text:p>0.9632986696</text:p>
          </table:table-cell>
          <table:table-cell/>
          <table:table-cell table:formula="of:=[.G169]*[.I169]" office:value-type="float" office:value="1.01588393556042" calcext:value-type="float">
            <text:p>1.0158839356</text:p>
          </table:table-cell>
          <table:table-cell table:formula="of:=([.K169]*[.V169])/[.$Q$29]" office:value-type="float" office:value="0.88517436555852" calcext:value-type="float">
            <text:p>0.885174365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43599642" calcext:value-type="float">
            <text:p>3.43599642</text:p>
          </table:table-cell>
          <table:table-cell office:value-type="float" office:value="95" calcext:value-type="float">
            <text:p>95</text:p>
          </table:table-cell>
          <table:table-cell office:value-type="float" office:value="1.07511114" calcext:value-type="float">
            <text:p>1.07511114</text:p>
          </table:table-cell>
          <table:table-cell office:value-type="float" office:value="91" calcext:value-type="float">
            <text:p>91</text:p>
          </table:table-cell>
          <table:table-cell office:value-type="float" office:value="0.956494470998" calcext:value-type="float">
            <text:p>0.956494471</text:p>
          </table:table-cell>
          <table:table-cell office:value-type="float" office:value="55" calcext:value-type="float">
            <text:p>55</text:p>
          </table:table-cell>
          <table:table-cell office:value-type="float" office:value="1.67038284443" calcext:value-type="float">
            <text:p>1.6703828444</text:p>
          </table:table-cell>
          <table:table-cell office:value-type="float" office:value="108" calcext:value-type="float">
            <text:p>108</text:p>
          </table:table-cell>
          <table:table-cell office:value-type="float" office:value="1.06432829213" calcext:value-type="float">
            <text:p>1.0643282921</text:p>
          </table:table-cell>
          <table:table-cell office:value-type="float" office:value="1829" calcext:value-type="float">
            <text:p>1829</text:p>
          </table:table-cell>
          <table:table-cell table:number-columns-repeated="7"/>
          <table:table-cell table:formula="of:=[.C170]/[.$R$3]" office:value-type="float" office:value="1.53392697321429" calcext:value-type="float">
            <text:p>1.5339269732</text:p>
          </table:table-cell>
          <table:table-cell/>
          <table:table-cell table:formula="of:=[.G170]*[.I170]" office:value-type="float" office:value="1.59771195514721" calcext:value-type="float">
            <text:p>1.5977119551</text:p>
          </table:table-cell>
          <table:table-cell table:formula="of:=([.K170]*[.V170])/[.$Q$29]" office:value-type="float" office:value="1.50485843941373" calcext:value-type="float">
            <text:p>1.5048584394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05989432" calcext:value-type="float">
            <text:p>4.05989432</text:p>
          </table:table-cell>
          <table:table-cell office:value-type="float" office:value="159" calcext:value-type="float">
            <text:p>159</text:p>
          </table:table-cell>
          <table:table-cell office:value-type="float" office:value="0.98303889" calcext:value-type="float">
            <text:p>0.98303889</text:p>
          </table:table-cell>
          <table:table-cell office:value-type="float" office:value="125" calcext:value-type="float">
            <text:p>125</text:p>
          </table:table-cell>
          <table:table-cell office:value-type="float" office:value="1.98411786841" calcext:value-type="float">
            <text:p>1.9841178684</text:p>
          </table:table-cell>
          <table:table-cell office:value-type="float" office:value="274" calcext:value-type="float">
            <text:p>274</text:p>
          </table:table-cell>
          <table:table-cell office:value-type="float" office:value="0.998694875556" calcext:value-type="float">
            <text:p>0.9986948756</text:p>
          </table:table-cell>
          <table:table-cell office:value-type="float" office:value="162" calcext:value-type="float">
            <text:p>162</text:p>
          </table:table-cell>
          <table:table-cell office:value-type="float" office:value="1.00284837077" calcext:value-type="float">
            <text:p>1.0028483708</text:p>
          </table:table-cell>
          <table:table-cell office:value-type="float" office:value="2490" calcext:value-type="float">
            <text:p>2490</text:p>
          </table:table-cell>
          <table:table-cell table:number-columns-repeated="7"/>
          <table:table-cell table:formula="of:=[.C171]/[.$R$3]" office:value-type="float" office:value="1.81245282142857" calcext:value-type="float">
            <text:p>1.8124528214</text:p>
          </table:table-cell>
          <table:table-cell/>
          <table:table-cell table:formula="of:=[.G171]*[.I171]" office:value-type="float" office:value="1.98152834768016" calcext:value-type="float">
            <text:p>1.9815283477</text:p>
          </table:table-cell>
          <table:table-cell table:formula="of:=([.K171]*[.V171])/[.$Q$29]" office:value-type="float" office:value="1.75855971248285" calcext:value-type="float">
            <text:p>1.7585597125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93589546" calcext:value-type="float">
            <text:p>2.93589546</text:p>
          </table:table-cell>
          <table:table-cell office:value-type="float" office:value="79" calcext:value-type="float">
            <text:p>79</text:p>
          </table:table-cell>
          <table:table-cell office:value-type="float" office:value="1.00192717" calcext:value-type="float">
            <text:p>1.00192717</text:p>
          </table:table-cell>
          <table:table-cell office:value-type="float" office:value="68" calcext:value-type="float">
            <text:p>68</text:p>
          </table:table-cell>
          <table:table-cell office:value-type="float" office:value="1.29507805423" calcext:value-type="float">
            <text:p>1.2950780542</text:p>
          </table:table-cell>
          <table:table-cell office:value-type="float" office:value="115" calcext:value-type="float">
            <text:p>115</text:p>
          </table:table-cell>
          <table:table-cell office:value-type="float" office:value="1.02070505908" calcext:value-type="float">
            <text:p>1.0207050591</text:p>
          </table:table-cell>
          <table:table-cell office:value-type="float" office:value="79" calcext:value-type="float">
            <text:p>79</text:p>
          </table:table-cell>
          <table:table-cell office:value-type="float" office:value="1.00457916429" calcext:value-type="float">
            <text:p>1.0045791643</text:p>
          </table:table-cell>
          <table:table-cell office:value-type="float" office:value="1409" calcext:value-type="float">
            <text:p>1409</text:p>
          </table:table-cell>
          <table:table-cell table:number-columns-repeated="7"/>
          <table:table-cell table:formula="of:=[.C172]/[.$R$3]" office:value-type="float" office:value="1.31066761607143" calcext:value-type="float">
            <text:p>1.3106676161</text:p>
          </table:table-cell>
          <table:table-cell/>
          <table:table-cell table:formula="of:=[.G172]*[.I172]" office:value-type="float" office:value="1.32189272185604" calcext:value-type="float">
            <text:p>1.3218927219</text:p>
          </table:table-cell>
          <table:table-cell table:formula="of:=([.K172]*[.V172])/[.$Q$29]" office:value-type="float" office:value="1.1751733502683" calcext:value-type="float">
            <text:p>1.1751733503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12310392" calcext:value-type="float">
            <text:p>2.12310392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0.9694751" calcext:value-type="float">
            <text:p>0.9694751</text:p>
          </table:table-cell>
          <table:table-cell office:value-type="float" office:value="51" calcext:value-type="float">
            <text:p>51</text:p>
          </table:table-cell>
          <table:table-cell office:value-type="float" office:value="0.496235694496" calcext:value-type="float">
            <text:p>0.4962356945</text:p>
          </table:table-cell>
          <table:table-cell office:value-type="float" office:value="34" calcext:value-type="float">
            <text:p>34</text:p>
          </table:table-cell>
          <table:table-cell office:value-type="float" office:value="1.42608507927" calcext:value-type="float">
            <text:p>1.4260850793</text:p>
          </table:table-cell>
          <table:table-cell office:value-type="float" office:value="80" calcext:value-type="float">
            <text:p>80</text:p>
          </table:table-cell>
          <table:table-cell office:value-type="float" office:value="1.22947804864" calcext:value-type="float">
            <text:p>1.2294780486</text:p>
          </table:table-cell>
          <table:table-cell office:value-type="float" office:value="1194" calcext:value-type="float">
            <text:p>1194</text:p>
          </table:table-cell>
          <table:table-cell table:number-columns-repeated="7"/>
          <table:table-cell table:formula="of:=[.C173]/[.$R$3]" office:value-type="float" office:value="0.94781425" calcext:value-type="float">
            <text:p>0.94781425</text:p>
          </table:table-cell>
          <table:table-cell/>
          <table:table-cell table:formula="of:=[.G173]*[.I173]" office:value-type="float" office:value="0.707674319721932" calcext:value-type="float">
            <text:p>0.7076743197</text:p>
          </table:table-cell>
          <table:table-cell table:formula="of:=([.K173]*[.V173])/[.$Q$29]" office:value-type="float" office:value="0.769973488216248" calcext:value-type="float">
            <text:p>0.7699734882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0822449" calcext:value-type="float">
            <text:p>4.0822449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0.98338916" calcext:value-type="float">
            <text:p>0.98338916</text:p>
          </table:table-cell>
          <table:table-cell office:value-type="float" office:value="59" calcext:value-type="float">
            <text:p>59</text:p>
          </table:table-cell>
          <table:table-cell office:value-type="float" office:value="1.47765554985" calcext:value-type="float">
            <text:p>1.4776555499</text:p>
          </table:table-cell>
          <table:table-cell office:value-type="float" office:value="134" calcext:value-type="float">
            <text:p>134</text:p>
          </table:table-cell>
          <table:table-cell office:value-type="float" office:value="1.22270437706" calcext:value-type="float">
            <text:p>1.2227043771</text:p>
          </table:table-cell>
          <table:table-cell office:value-type="float" office:value="105" calcext:value-type="float">
            <text:p>105</text:p>
          </table:table-cell>
          <table:table-cell office:value-type="float" office:value="1.00342621622" calcext:value-type="float">
            <text:p>1.0034262162</text:p>
          </table:table-cell>
          <table:table-cell office:value-type="float" office:value="1714" calcext:value-type="float">
            <text:p>1714</text:p>
          </table:table-cell>
          <table:table-cell table:number-columns-repeated="7"/>
          <table:table-cell table:formula="of:=[.C174]/[.$R$3]" office:value-type="float" office:value="1.82243075892857" calcext:value-type="float">
            <text:p>1.8224307589</text:p>
          </table:table-cell>
          <table:table-cell/>
          <table:table-cell table:formula="of:=[.G174]*[.I174]" office:value-type="float" office:value="1.8067359085886" calcext:value-type="float">
            <text:p>1.8067359086</text:p>
          </table:table-cell>
          <table:table-cell table:formula="of:=([.K174]*[.V174])/[.$Q$29]" office:value-type="float" office:value="1.6043594481981" calcext:value-type="float">
            <text:p>1.6043594482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.76473641" calcext:value-type="float">
            <text:p>3.76473641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.15549913" calcext:value-type="float">
            <text:p>1.15549913</text:p>
          </table:table-cell>
          <table:table-cell office:value-type="float" office:value="80" calcext:value-type="float">
            <text:p>80</text:p>
          </table:table-cell>
          <table:table-cell office:value-type="float" office:value="1.49888735453" calcext:value-type="float">
            <text:p>1.4988873545</text:p>
          </table:table-cell>
          <table:table-cell office:value-type="float" office:value="132" calcext:value-type="float">
            <text:p>132</text:p>
          </table:table-cell>
          <table:table-cell office:value-type="float" office:value="1.21231405454" calcext:value-type="float">
            <text:p>1.2123140545</text:p>
          </table:table-cell>
          <table:table-cell office:value-type="float" office:value="100" calcext:value-type="float">
            <text:p>100</text:p>
          </table:table-cell>
          <table:table-cell office:value-type="float" office:value="1.00258187023" calcext:value-type="float">
            <text:p>1.0025818702</text:p>
          </table:table-cell>
          <table:table-cell office:value-type="float" office:value="1545" calcext:value-type="float">
            <text:p>1545</text:p>
          </table:table-cell>
          <table:table-cell table:number-columns-repeated="7"/>
          <table:table-cell table:formula="of:=[.C175]/[.$R$3]" office:value-type="float" office:value="1.68068589732143" calcext:value-type="float">
            <text:p>1.6806858973</text:p>
          </table:table-cell>
          <table:table-cell/>
          <table:table-cell table:formula="of:=[.G175]*[.I175]" office:value-type="float" office:value="1.817122206069" calcext:value-type="float">
            <text:p>1.8171222061</text:p>
          </table:table-cell>
          <table:table-cell table:formula="of:=([.K175]*[.V175])/[.$Q$29]" office:value-type="float" office:value="1.61222458389126" calcext:value-type="float">
            <text:p>1.6122245839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.03417085" calcext:value-type="float">
            <text:p>4.03417085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1.15139433" calcext:value-type="float">
            <text:p>1.15139433</text:p>
          </table:table-cell>
          <table:table-cell office:value-type="float" office:value="73" calcext:value-type="float">
            <text:p>73</text:p>
          </table:table-cell>
          <table:table-cell office:value-type="float" office:value="1.67258604762" calcext:value-type="float">
            <text:p>1.6725860476</text:p>
          </table:table-cell>
          <table:table-cell office:value-type="float" office:value="221" calcext:value-type="float">
            <text:p>221</text:p>
          </table:table-cell>
          <table:table-cell office:value-type="float" office:value="1.19593986192" calcext:value-type="float">
            <text:p>1.1959398619</text:p>
          </table:table-cell>
          <table:table-cell office:value-type="float" office:value="121" calcext:value-type="float">
            <text:p>121</text:p>
          </table:table-cell>
          <table:table-cell office:value-type="float" office:value="1.01310415394" calcext:value-type="float">
            <text:p>1.0131041539</text:p>
          </table:table-cell>
          <table:table-cell office:value-type="float" office:value="2056" calcext:value-type="float">
            <text:p>2056</text:p>
          </table:table-cell>
          <table:table-cell table:number-columns-repeated="7"/>
          <table:table-cell table:formula="of:=[.C176]/[.$R$3]" office:value-type="float" office:value="1.80096912946429" calcext:value-type="float">
            <text:p>1.8009691295</text:p>
          </table:table-cell>
          <table:table-cell/>
          <table:table-cell table:formula="of:=[.G176]*[.I176]" office:value-type="float" office:value="2.00031232683998" calcext:value-type="float">
            <text:p>2.0003123268</text:p>
          </table:table-cell>
          <table:table-cell table:formula="of:=([.K176]*[.V176])/[.$Q$29]" office:value-type="float" office:value="1.79338471460086" calcext:value-type="float">
            <text:p>1.7933847146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86626253" calcext:value-type="float">
            <text:p>1.86626253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1.48289914" calcext:value-type="float">
            <text:p>1.48289914</text:p>
          </table:table-cell>
          <table:table-cell office:value-type="float" office:value="56" calcext:value-type="float">
            <text:p>56</text:p>
          </table:table-cell>
          <table:table-cell office:value-type="float" office:value="0.554325534566" calcext:value-type="float">
            <text:p>0.5543255346</text:p>
          </table:table-cell>
          <table:table-cell office:value-type="float" office:value="26" calcext:value-type="float">
            <text:p>26</text:p>
          </table:table-cell>
          <table:table-cell office:value-type="float" office:value="1.34705790236" calcext:value-type="float">
            <text:p>1.3470579024</text:p>
          </table:table-cell>
          <table:table-cell office:value-type="float" office:value="78" calcext:value-type="float">
            <text:p>78</text:p>
          </table:table-cell>
          <table:table-cell office:value-type="float" office:value="1.39388628491" calcext:value-type="float">
            <text:p>1.3938862849</text:p>
          </table:table-cell>
          <table:table-cell office:value-type="float" office:value="1170" calcext:value-type="float">
            <text:p>1170</text:p>
          </table:table-cell>
          <table:table-cell table:number-columns-repeated="7"/>
          <table:table-cell table:formula="of:=[.C177]/[.$R$3]" office:value-type="float" office:value="0.833152915178571" calcext:value-type="float">
            <text:p>0.8331529152</text:p>
          </table:table-cell>
          <table:table-cell/>
          <table:table-cell table:formula="of:=[.G177]*[.I177]" office:value-type="float" office:value="0.746708591817062" calcext:value-type="float">
            <text:p>0.7467085918</text:p>
          </table:table-cell>
          <table:table-cell table:formula="of:=([.K177]*[.V177])/[.$Q$29]" office:value-type="float" office:value="0.921085721202001" calcext:value-type="float">
            <text:p>0.9210857212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.17166138" calcext:value-type="float">
            <text:p>4.17166138</text:p>
          </table:table-cell>
          <table:table-cell table:style-name="ce3" office:value-type="float" office:value="108" calcext:value-type="float">
            <text:p>108</text:p>
          </table:table-cell>
          <table:table-cell office:value-type="float" office:value="1.11920747" calcext:value-type="float">
            <text:p>1.11920747</text:p>
          </table:table-cell>
          <table:table-cell office:value-type="float" office:value="74" calcext:value-type="float">
            <text:p>74</text:p>
          </table:table-cell>
          <table:table-cell office:value-type="float" office:value="1.56213496034" calcext:value-type="float">
            <text:p>1.5621349603</text:p>
          </table:table-cell>
          <table:table-cell office:value-type="float" office:value="105" calcext:value-type="float">
            <text:p>105</text:p>
          </table:table-cell>
          <table:table-cell office:value-type="float" office:value="1.24369073522" calcext:value-type="float">
            <text:p>1.2436907352</text:p>
          </table:table-cell>
          <table:table-cell office:value-type="float" office:value="92" calcext:value-type="float">
            <text:p>92</text:p>
          </table:table-cell>
          <table:table-cell office:value-type="float" office:value="1.07176911451" calcext:value-type="float">
            <text:p>1.0717691145</text:p>
          </table:table-cell>
          <table:table-cell office:value-type="float" office:value="1909" calcext:value-type="float">
            <text:p>1909</text:p>
          </table:table-cell>
          <table:table-cell table:number-columns-repeated="7"/>
          <table:table-cell table:formula="of:=[.C178]/[.$R$3]" office:value-type="float" office:value="1.86234883035714" calcext:value-type="float">
            <text:p>1.8623488304</text:p>
          </table:table-cell>
          <table:table-cell/>
          <table:table-cell table:formula="of:=[.G178]*[.I178]" office:value-type="float" office:value="1.94281277733812" calcext:value-type="float">
            <text:p>1.9428127773</text:p>
          </table:table-cell>
          <table:table-cell table:formula="of:=([.K178]*[.V178])/[.$Q$29]" office:value-type="float" office:value="1.84269622126229" calcext:value-type="float">
            <text:p>1.8426962213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34022472" calcext:value-type="float">
            <text:p>2.3402247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.11675198" calcext:value-type="float">
            <text:p>1.11675198</text:p>
          </table:table-cell>
          <table:table-cell office:value-type="float" office:value="21" calcext:value-type="float">
            <text:p>21</text:p>
          </table:table-cell>
          <table:table-cell office:value-type="float" office:value="0.809447721995" calcext:value-type="float">
            <text:p>0.809447722</text:p>
          </table:table-cell>
          <table:table-cell office:value-type="float" office:value="28" calcext:value-type="float">
            <text:p>28</text:p>
          </table:table-cell>
          <table:table-cell office:value-type="float" office:value="1.30622056855" calcext:value-type="float">
            <text:p>1.3062205686</text:p>
          </table:table-cell>
          <table:table-cell office:value-type="float" office:value="28" calcext:value-type="float">
            <text:p>28</text:p>
          </table:table-cell>
          <table:table-cell office:value-type="float" office:value="1.08315580955" calcext:value-type="float">
            <text:p>1.0831558096</text:p>
          </table:table-cell>
          <table:table-cell office:value-type="float" office:value="685" calcext:value-type="float">
            <text:p>685</text:p>
          </table:table-cell>
          <table:table-cell table:number-columns-repeated="7"/>
          <table:table-cell table:formula="of:=[.C179]/[.$R$3]" office:value-type="float" office:value="1.04474317857143" calcext:value-type="float">
            <text:p>1.0447431786</text:p>
          </table:table-cell>
          <table:table-cell/>
          <table:table-cell table:formula="of:=[.G179]*[.I179]" office:value-type="float" office:value="1.05731726363581" calcext:value-type="float">
            <text:p>1.0573172636</text:p>
          </table:table-cell>
          <table:table-cell table:formula="of:=([.K179]*[.V179])/[.$Q$29]" office:value-type="float" office:value="1.01348613862357" calcext:value-type="float">
            <text:p>1.0134861386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.57330486" calcext:value-type="float">
            <text:p>2.57330486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1.04580657" calcext:value-type="float">
            <text:p>1.04580657</text:p>
          </table:table-cell>
          <table:table-cell office:value-type="float" office:value="24" calcext:value-type="float">
            <text:p>24</text:p>
          </table:table-cell>
          <table:table-cell office:value-type="float" office:value="1.04766162817" calcext:value-type="float">
            <text:p>1.0476616282</text:p>
          </table:table-cell>
          <table:table-cell office:value-type="float" office:value="41" calcext:value-type="float">
            <text:p>41</text:p>
          </table:table-cell>
          <table:table-cell office:value-type="float" office:value="1.1116967169" calcext:value-type="float">
            <text:p>1.1116967169</text:p>
          </table:table-cell>
          <table:table-cell office:value-type="float" office:value="37" calcext:value-type="float">
            <text:p>37</text:p>
          </table:table-cell>
          <table:table-cell office:value-type="float" office:value="1.06741948498" calcext:value-type="float">
            <text:p>1.067419485</text:p>
          </table:table-cell>
          <table:table-cell office:value-type="float" office:value="675" calcext:value-type="float">
            <text:p>675</text:p>
          </table:table-cell>
          <table:table-cell table:number-columns-repeated="7"/>
          <table:table-cell table:formula="of:=[.C180]/[.$R$3]" office:value-type="float" office:value="1.1487968125" calcext:value-type="float">
            <text:p>1.1487968125</text:p>
          </table:table-cell>
          <table:table-cell/>
          <table:table-cell table:formula="of:=[.G180]*[.I180]" office:value-type="float" office:value="1.1646819924587" calcext:value-type="float">
            <text:p>1.1646819925</text:p>
          </table:table-cell>
          <table:table-cell table:formula="of:=([.K180]*[.V180])/[.$Q$29]" office:value-type="float" office:value="1.10018075447411" calcext:value-type="float">
            <text:p>1.1001807545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6516791" calcext:value-type="float">
            <text:p>2.6516791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86058166" calcext:value-type="float">
            <text:p>0.86058166</text:p>
          </table:table-cell>
          <table:table-cell office:value-type="float" office:value="20" calcext:value-type="float">
            <text:p>20</text:p>
          </table:table-cell>
          <table:table-cell office:value-type="float" office:value="1.34402469269" calcext:value-type="float">
            <text:p>1.3440246927</text:p>
          </table:table-cell>
          <table:table-cell office:value-type="float" office:value="27" calcext:value-type="float">
            <text:p>27</text:p>
          </table:table-cell>
          <table:table-cell office:value-type="float" office:value="0.775361438336" calcext:value-type="float">
            <text:p>0.7753614383</text:p>
          </table:table-cell>
          <table:table-cell office:value-type="float" office:value="26" calcext:value-type="float">
            <text:p>26</text:p>
          </table:table-cell>
          <table:table-cell office:value-type="float" office:value="1.04329104865" calcext:value-type="float">
            <text:p>1.0432910487</text:p>
          </table:table-cell>
          <table:table-cell office:value-type="float" office:value="572" calcext:value-type="float">
            <text:p>572</text:p>
          </table:table-cell>
          <table:table-cell table:number-columns-repeated="7"/>
          <table:table-cell table:formula="of:=[.C181]/[.$R$3]" office:value-type="float" office:value="1.1837853125" calcext:value-type="float">
            <text:p>1.1837853125</text:p>
          </table:table-cell>
          <table:table-cell/>
          <table:table-cell table:formula="of:=[.G181]*[.I181]" office:value-type="float" office:value="1.04210491888322" calcext:value-type="float">
            <text:p>1.0421049189</text:p>
          </table:table-cell>
          <table:table-cell table:formula="of:=([.K181]*[.V181])/[.$Q$29]" office:value-type="float" office:value="0.96214047223451" calcext:value-type="float">
            <text:p>0.9621404722</text:p>
          </table:table-cell>
          <table:table-cell table:number-columns-repeated="100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.07584556" calcext:value-type="float">
            <text:p>4.07584556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.01254354" calcext:value-type="float">
            <text:p>1.01254354</text:p>
          </table:table-cell>
          <table:table-cell office:value-type="float" office:value="64" calcext:value-type="float">
            <text:p>64</text:p>
          </table:table-cell>
          <table:table-cell office:value-type="float" office:value="0.835690401243" calcext:value-type="float">
            <text:p>0.8356904012</text:p>
          </table:table-cell>
          <table:table-cell office:value-type="float" office:value="11" calcext:value-type="float">
            <text:p>11</text:p>
          </table:table-cell>
          <table:table-cell office:value-type="float" office:value="2.29156229045" calcext:value-type="float">
            <text:p>2.2915622905</text:p>
          </table:table-cell>
          <table:table-cell office:value-type="float" office:value="102" calcext:value-type="float">
            <text:p>102</text:p>
          </table:table-cell>
          <table:table-cell office:value-type="float" office:value="1.08271394253" calcext:value-type="float">
            <text:p>1.0827139425</text:p>
          </table:table-cell>
          <table:table-cell office:value-type="float" office:value="1560" calcext:value-type="float">
            <text:p>1560</text:p>
          </table:table-cell>
          <table:table-cell table:number-columns-repeated="7"/>
          <table:table-cell table:formula="of:=[.C182]/[.$R$3]" office:value-type="float" office:value="1.81957391071429" calcext:value-type="float">
            <text:p>1.8195739107</text:p>
          </table:table-cell>
          <table:table-cell/>
          <table:table-cell table:formula="of:=[.G182]*[.I182]" office:value-type="float" office:value="1.91503660997949" calcext:value-type="float">
            <text:p>1.91503661</text:p>
          </table:table-cell>
          <table:table-cell table:formula="of:=([.K182]*[.V182])/[.$Q$29]" office:value-type="float" office:value="1.83489985670812" calcext:value-type="float">
            <text:p>1.8348998567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.7647619" calcext:value-type="float">
            <text:p>3.7647619</text:p>
          </table:table-cell>
          <table:table-cell office:value-type="float" office:value="72" calcext:value-type="float">
            <text:p>72</text:p>
          </table:table-cell>
          <table:table-cell office:value-type="float" office:value="1.02747621" calcext:value-type="float">
            <text:p>1.02747621</text:p>
          </table:table-cell>
          <table:table-cell office:value-type="float" office:value="34" calcext:value-type="float">
            <text:p>34</text:p>
          </table:table-cell>
          <table:table-cell office:value-type="float" office:value="0.602237222144" calcext:value-type="float">
            <text:p>0.6022372221</text:p>
          </table:table-cell>
          <table:table-cell office:value-type="float" office:value="12" calcext:value-type="float">
            <text:p>12</text:p>
          </table:table-cell>
          <table:table-cell office:value-type="float" office:value="2.58934304005" calcext:value-type="float">
            <text:p>2.5893430401</text:p>
          </table:table-cell>
          <table:table-cell office:value-type="float" office:value="68" calcext:value-type="float">
            <text:p>68</text:p>
          </table:table-cell>
          <table:table-cell office:value-type="float" office:value="1.17841464415" calcext:value-type="float">
            <text:p>1.1784146442</text:p>
          </table:table-cell>
          <table:table-cell office:value-type="float" office:value="1119" calcext:value-type="float">
            <text:p>1119</text:p>
          </table:table-cell>
          <table:table-cell table:number-columns-repeated="7"/>
          <table:table-cell table:formula="of:=[.C183]/[.$R$3]" office:value-type="float" office:value="1.68069727678571" calcext:value-type="float">
            <text:p>1.6806972768</text:p>
          </table:table-cell>
          <table:table-cell/>
          <table:table-cell table:formula="of:=[.G183]*[.I183]" office:value-type="float" office:value="1.55939875961761" calcext:value-type="float">
            <text:p>1.5593987596</text:p>
          </table:table-cell>
          <table:table-cell table:formula="of:=([.K183]*[.V183])/[.$Q$29]" office:value-type="float" office:value="1.62621091540065" calcext:value-type="float">
            <text:p>1.6262109154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22296641" calcext:value-type="float">
            <text:p>4.22296641</text:p>
          </table:table-cell>
          <table:table-cell office:value-type="float" office:value="127" calcext:value-type="float">
            <text:p>127</text:p>
          </table:table-cell>
          <table:table-cell office:value-type="float" office:value="1.16814473" calcext:value-type="float">
            <text:p>1.16814473</text:p>
          </table:table-cell>
          <table:table-cell office:value-type="float" office:value="97" calcext:value-type="float">
            <text:p>97</text:p>
          </table:table-cell>
          <table:table-cell office:value-type="float" office:value="1.24727445763" calcext:value-type="float">
            <text:p>1.2472744576</text:p>
          </table:table-cell>
          <table:table-cell office:value-type="float" office:value="50" calcext:value-type="float">
            <text:p>50</text:p>
          </table:table-cell>
          <table:table-cell office:value-type="float" office:value="1.79662496623" calcext:value-type="float">
            <text:p>1.7966249662</text:p>
          </table:table-cell>
          <table:table-cell office:value-type="float" office:value="127" calcext:value-type="float">
            <text:p>127</text:p>
          </table:table-cell>
          <table:table-cell office:value-type="float" office:value="0.98990719161" calcext:value-type="float">
            <text:p>0.9899071916</text:p>
          </table:table-cell>
          <table:table-cell office:value-type="float" office:value="2161" calcext:value-type="float">
            <text:p>2161</text:p>
          </table:table-cell>
          <table:table-cell table:number-columns-repeated="7"/>
          <table:table-cell table:formula="of:=[.C184]/[.$R$3]" office:value-type="float" office:value="1.88525286160714" calcext:value-type="float">
            <text:p>1.8852528616</text:p>
          </table:table-cell>
          <table:table-cell/>
          <table:table-cell table:formula="of:=[.G184]*[.I184]" office:value-type="float" office:value="2.24088443031904" calcext:value-type="float">
            <text:p>2.2408844303</text:p>
          </table:table-cell>
          <table:table-cell table:formula="of:=([.K184]*[.V184])/[.$Q$29]" office:value-type="float" office:value="1.96306868419442" calcext:value-type="float">
            <text:p>1.9630686842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23842177" calcext:value-type="float">
            <text:p>2.23842177</text:p>
          </table:table-cell>
          <table:table-cell office:value-type="float" office:value="28" calcext:value-type="float">
            <text:p>28</text:p>
          </table:table-cell>
          <table:table-cell office:value-type="float" office:value="0.86552114" calcext:value-type="float">
            <text:p>0.86552114</text:p>
          </table:table-cell>
          <table:table-cell office:value-type="float" office:value="24" calcext:value-type="float">
            <text:p>24</text:p>
          </table:table-cell>
          <table:table-cell office:value-type="float" office:value="1.17307783973" calcext:value-type="float">
            <text:p>1.1730778397</text:p>
          </table:table-cell>
          <table:table-cell office:value-type="float" office:value="36" calcext:value-type="float">
            <text:p>36</text:p>
          </table:table-cell>
          <table:table-cell office:value-type="float" office:value="1.03163937013" calcext:value-type="float">
            <text:p>1.0316393701</text:p>
          </table:table-cell>
          <table:table-cell office:value-type="float" office:value="36" calcext:value-type="float">
            <text:p>36</text:p>
          </table:table-cell>
          <table:table-cell office:value-type="float" office:value="0.824854188879" calcext:value-type="float">
            <text:p>0.8248541889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table:formula="of:=[.C185]/[.$R$3]" office:value-type="float" office:value="0.999295433035714" calcext:value-type="float">
            <text:p>0.999295433</text:p>
          </table:table-cell>
          <table:table-cell/>
          <table:table-cell table:formula="of:=[.G185]*[.I185]" office:value-type="float" office:value="1.21019328369252" calcext:value-type="float">
            <text:p>1.2101932837</text:p>
          </table:table-cell>
          <table:table-cell table:formula="of:=([.K185]*[.V185])/[.$Q$29]" office:value-type="float" office:value="0.883392034873456" calcext:value-type="float">
            <text:p>0.8833920349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.11622363" calcext:value-type="float">
            <text:p>4.11622363</text:p>
          </table:table-cell>
          <table:table-cell office:value-type="float" office:value="103" calcext:value-type="float">
            <text:p>103</text:p>
          </table:table-cell>
          <table:table-cell office:value-type="float" office:value="1.10261972" calcext:value-type="float">
            <text:p>1.10261972</text:p>
          </table:table-cell>
          <table:table-cell office:value-type="float" office:value="62" calcext:value-type="float">
            <text:p>62</text:p>
          </table:table-cell>
          <table:table-cell office:value-type="float" office:value="1.75927914234" calcext:value-type="float">
            <text:p>1.7592791423</text:p>
          </table:table-cell>
          <table:table-cell office:value-type="float" office:value="105" calcext:value-type="float">
            <text:p>105</text:p>
          </table:table-cell>
          <table:table-cell office:value-type="float" office:value="1.21478857407" calcext:value-type="float">
            <text:p>1.2147885741</text:p>
          </table:table-cell>
          <table:table-cell office:value-type="float" office:value="107" calcext:value-type="float">
            <text:p>107</text:p>
          </table:table-cell>
          <table:table-cell office:value-type="float" office:value="0.972923212295" calcext:value-type="float">
            <text:p>0.9729232123</text:p>
          </table:table-cell>
          <table:table-cell office:value-type="float" office:value="1684" calcext:value-type="float">
            <text:p>1684</text:p>
          </table:table-cell>
          <table:table-cell table:number-columns-repeated="7"/>
          <table:table-cell table:formula="of:=[.C186]/[.$R$3]" office:value-type="float" office:value="1.83759983482143" calcext:value-type="float">
            <text:p>1.8375998348</text:p>
          </table:table-cell>
          <table:table-cell/>
          <table:table-cell table:formula="of:=[.G186]*[.I186]" office:value-type="float" office:value="2.1371522007143" calcext:value-type="float">
            <text:p>2.1371522007</text:p>
          </table:table-cell>
          <table:table-cell table:formula="of:=([.K186]*[.V186])/[.$Q$29]" office:value-type="float" office:value="1.84007520732946" calcext:value-type="float">
            <text:p>1.8400752073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.13676556" calcext:value-type="float">
            <text:p>4.13676556</text:p>
          </table:table-cell>
          <table:table-cell office:value-type="float" office:value="67" calcext:value-type="float">
            <text:p>67</text:p>
          </table:table-cell>
          <table:table-cell office:value-type="float" office:value="0.99231324" calcext:value-type="float">
            <text:p>0.99231324</text:p>
          </table:table-cell>
          <table:table-cell office:value-type="float" office:value="66" calcext:value-type="float">
            <text:p>66</text:p>
          </table:table-cell>
          <table:table-cell office:value-type="float" office:value="1.86836740123" calcext:value-type="float">
            <text:p>1.8683674012</text:p>
          </table:table-cell>
          <table:table-cell office:value-type="float" office:value="128" calcext:value-type="float">
            <text:p>128</text:p>
          </table:table-cell>
          <table:table-cell office:value-type="float" office:value="1.08250698458" calcext:value-type="float">
            <text:p>1.0825069846</text:p>
          </table:table-cell>
          <table:table-cell office:value-type="float" office:value="88" calcext:value-type="float">
            <text:p>88</text:p>
          </table:table-cell>
          <table:table-cell office:value-type="float" office:value="1.02949411742" calcext:value-type="float">
            <text:p>1.0294941174</text:p>
          </table:table-cell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C187]/[.$R$3]" office:value-type="float" office:value="1.84677033928571" calcext:value-type="float">
            <text:p>1.8467703393</text:p>
          </table:table-cell>
          <table:table-cell/>
          <table:table-cell table:formula="of:=[.G187]*[.I187]" office:value-type="float" office:value="2.02252076159306" calcext:value-type="float">
            <text:p>2.0225207616</text:p>
          </table:table-cell>
          <table:table-cell table:formula="of:=([.K187]*[.V187])/[.$Q$29]" office:value-type="float" office:value="1.8426311738229" calcext:value-type="float">
            <text:p>1.8426311738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.43437217" calcext:value-type="float">
            <text:p>2.43437217</text:p>
          </table:table-cell>
          <table:table-cell office:value-type="float" office:value="31" calcext:value-type="float">
            <text:p>31</text:p>
          </table:table-cell>
          <table:table-cell office:value-type="float" office:value="0.95329445" calcext:value-type="float">
            <text:p>0.95329445</text:p>
          </table:table-cell>
          <table:table-cell office:value-type="float" office:value="32" calcext:value-type="float">
            <text:p>32</text:p>
          </table:table-cell>
          <table:table-cell office:value-type="float" office:value="0.907178328882" calcext:value-type="float">
            <text:p>0.9071783289</text:p>
          </table:table-cell>
          <table:table-cell office:value-type="float" office:value="24" calcext:value-type="float">
            <text:p>24</text:p>
          </table:table-cell>
          <table:table-cell office:value-type="float" office:value="1.36200362046" calcext:value-type="float">
            <text:p>1.3620036205</text:p>
          </table:table-cell>
          <table:table-cell office:value-type="float" office:value="37" calcext:value-type="float">
            <text:p>37</text:p>
          </table:table-cell>
          <table:table-cell office:value-type="float" office:value="1.00663953996" calcext:value-type="float">
            <text:p>1.00663954</text:p>
          </table:table-cell>
          <table:table-cell office:value-type="float" office:value="572" calcext:value-type="float">
            <text:p>572</text:p>
          </table:table-cell>
          <table:table-cell table:number-columns-repeated="7"/>
          <table:table-cell table:formula="of:=[.C188]/[.$R$3]" office:value-type="float" office:value="1.08677329017857" calcext:value-type="float">
            <text:p>1.0867732902</text:p>
          </table:table-cell>
          <table:table-cell/>
          <table:table-cell table:formula="of:=[.G188]*[.I188]" office:value-type="float" office:value="1.23558016834014" calcext:value-type="float">
            <text:p>1.2355801683</text:p>
          </table:table-cell>
          <table:table-cell table:formula="of:=([.K188]*[.V188])/[.$Q$29]" office:value-type="float" office:value="1.1006936745501" calcext:value-type="float">
            <text:p>1.100693674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.07042316" calcext:value-type="float">
            <text:p>3.07042316</text:p>
          </table:table-cell>
          <table:table-cell office:value-type="float" office:value="39" calcext:value-type="float">
            <text:p>39</text:p>
          </table:table-cell>
          <table:table-cell office:value-type="float" office:value="1.27956469" calcext:value-type="float">
            <text:p>1.27956469</text:p>
          </table:table-cell>
          <table:table-cell office:value-type="float" office:value="29" calcext:value-type="float">
            <text:p>29</text:p>
          </table:table-cell>
          <table:table-cell office:value-type="float" office:value="0.818742071503" calcext:value-type="float">
            <text:p>0.8187420715</text:p>
          </table:table-cell>
          <table:table-cell office:value-type="float" office:value="27" calcext:value-type="float">
            <text:p>27</text:p>
          </table:table-cell>
          <table:table-cell office:value-type="float" office:value="1.55734721842" calcext:value-type="float">
            <text:p>1.5573472184</text:p>
          </table:table-cell>
          <table:table-cell office:value-type="float" office:value="54" calcext:value-type="float">
            <text:p>54</text:p>
          </table:table-cell>
          <table:table-cell office:value-type="float" office:value="1.07053809145" calcext:value-type="float">
            <text:p>1.0705380915</text:p>
          </table:table-cell>
          <table:table-cell office:value-type="float" office:value="890" calcext:value-type="float">
            <text:p>890</text:p>
          </table:table-cell>
          <table:table-cell table:number-columns-repeated="7"/>
          <table:table-cell table:formula="of:=[.C189]/[.$R$3]" office:value-type="float" office:value="1.370724625" calcext:value-type="float">
            <text:p>1.370724625</text:p>
          </table:table-cell>
          <table:table-cell/>
          <table:table-cell table:formula="of:=[.G189]*[.I189]" office:value-type="float" office:value="1.27506568765863" calcext:value-type="float">
            <text:p>1.2750656877</text:p>
          </table:table-cell>
          <table:table-cell table:formula="of:=([.K189]*[.V189])/[.$Q$29]" office:value-type="float" office:value="1.20797025463668" calcext:value-type="float">
            <text:p>1.207970254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.6077415" calcext:value-type="float">
            <text:p>3.6077415</text:p>
          </table:table-cell>
          <table:table-cell office:value-type="float" office:value="88" calcext:value-type="float">
            <text:p>88</text:p>
          </table:table-cell>
          <table:table-cell office:value-type="float" office:value="1.2588496" calcext:value-type="float">
            <text:p>1.2588496</text:p>
          </table:table-cell>
          <table:table-cell office:value-type="float" office:value="54" calcext:value-type="float">
            <text:p>54</text:p>
          </table:table-cell>
          <table:table-cell office:value-type="float" office:value="1.04834164734" calcext:value-type="float">
            <text:p>1.0483416473</text:p>
          </table:table-cell>
          <table:table-cell office:value-type="float" office:value="56" calcext:value-type="float">
            <text:p>56</text:p>
          </table:table-cell>
          <table:table-cell office:value-type="float" office:value="1.83350954714" calcext:value-type="float">
            <text:p>1.8335095471</text:p>
          </table:table-cell>
          <table:table-cell office:value-type="float" office:value="70" calcext:value-type="float">
            <text:p>70</text:p>
          </table:table-cell>
          <table:table-cell office:value-type="float" office:value="0.95683837139" calcext:value-type="float">
            <text:p>0.9568383714</text:p>
          </table:table-cell>
          <table:table-cell office:value-type="float" office:value="1283" calcext:value-type="float">
            <text:p>1283</text:p>
          </table:table-cell>
          <table:table-cell table:number-columns-repeated="7"/>
          <table:table-cell table:formula="of:=[.C190]/[.$R$3]" office:value-type="float" office:value="1.61059888392857" calcext:value-type="float">
            <text:p>1.6105988839</text:p>
          </table:table-cell>
          <table:table-cell/>
          <table:table-cell table:formula="of:=[.G190]*[.I190]" office:value-type="float" office:value="1.92214441906236" calcext:value-type="float">
            <text:p>1.9221444191</text:p>
          </table:table-cell>
          <table:table-cell table:formula="of:=([.K190]*[.V190])/[.$Q$29]" office:value-type="float" office:value="1.62759427921417" calcext:value-type="float">
            <text:p>1.6275942792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.76757319" calcext:value-type="float">
            <text:p>1.76757319</text:p>
          </table:table-cell>
          <table:table-cell office:value-type="float" office:value="27" calcext:value-type="float">
            <text:p>27</text:p>
          </table:table-cell>
          <table:table-cell office:value-type="float" office:value="1.07490559" calcext:value-type="float">
            <text:p>1.07490559</text:p>
          </table:table-cell>
          <table:table-cell office:value-type="float" office:value="36" calcext:value-type="float">
            <text:p>36</text:p>
          </table:table-cell>
          <table:table-cell office:value-type="float" office:value="0.486297107072" calcext:value-type="float">
            <text:p>0.4862971071</text:p>
          </table:table-cell>
          <table:table-cell office:value-type="float" office:value="31" calcext:value-type="float">
            <text:p>31</text:p>
          </table:table-cell>
          <table:table-cell office:value-type="float" office:value="1.44653484649" calcext:value-type="float">
            <text:p>1.4465348465</text:p>
          </table:table-cell>
          <table:table-cell office:value-type="float" office:value="53" calcext:value-type="float">
            <text:p>53</text:p>
          </table:table-cell>
          <table:table-cell office:value-type="float" office:value="1.09733527572" calcext:value-type="float">
            <text:p>1.0973352757</text:p>
          </table:table-cell>
          <table:table-cell office:value-type="float" office:value="888" calcext:value-type="float">
            <text:p>888</text:p>
          </table:table-cell>
          <table:table-cell table:number-columns-repeated="7"/>
          <table:table-cell table:formula="of:=[.C191]/[.$R$3]" office:value-type="float" office:value="0.789095174107143" calcext:value-type="float">
            <text:p>0.7890951741</text:p>
          </table:table-cell>
          <table:table-cell/>
          <table:table-cell table:formula="of:=[.G191]*[.I191]" office:value-type="float" office:value="0.703445711126927" calcext:value-type="float">
            <text:p>0.7034457111</text:p>
          </table:table-cell>
          <table:table-cell table:formula="of:=([.K191]*[.V191])/[.$Q$29]" office:value-type="float" office:value="0.683111321569484" calcext:value-type="float">
            <text:p>0.683111321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.50387755" calcext:value-type="float">
            <text:p>3.50387755</text:p>
          </table:table-cell>
          <table:table-cell office:value-type="float" office:value="27" calcext:value-type="float">
            <text:p>27</text:p>
          </table:table-cell>
          <table:table-cell office:value-type="float" office:value="0.99611703" calcext:value-type="float">
            <text:p>0.99611703</text:p>
          </table:table-cell>
          <table:table-cell office:value-type="float" office:value="27" calcext:value-type="float">
            <text:p>27</text:p>
          </table:table-cell>
          <table:table-cell office:value-type="float" office:value="1.62701660589" calcext:value-type="float">
            <text:p>1.6270166059</text:p>
          </table:table-cell>
          <table:table-cell office:value-type="float" office:value="64" calcext:value-type="float">
            <text:p>64</text:p>
          </table:table-cell>
          <table:table-cell office:value-type="float" office:value="1.07732418813" calcext:value-type="float">
            <text:p>1.0773241881</text:p>
          </table:table-cell>
          <table:table-cell office:value-type="float" office:value="40" calcext:value-type="float">
            <text:p>40</text:p>
          </table:table-cell>
          <table:table-cell office:value-type="float" office:value="0.925847591788" calcext:value-type="float">
            <text:p>0.9258475918</text:p>
          </table:table-cell>
          <table:table-cell office:value-type="float" office:value="770" calcext:value-type="float">
            <text:p>770</text:p>
          </table:table-cell>
          <table:table-cell table:number-columns-repeated="7"/>
          <table:table-cell table:formula="of:=[.C192]/[.$R$3]" office:value-type="float" office:value="1.56423104910714" calcext:value-type="float">
            <text:p>1.5642310491</text:p>
          </table:table-cell>
          <table:table-cell/>
          <table:table-cell table:formula="of:=[.G192]*[.I192]" office:value-type="float" office:value="1.75282434401447" calcext:value-type="float">
            <text:p>1.752824344</text:p>
          </table:table-cell>
          <table:table-cell table:formula="of:=([.K192]*[.V192])/[.$Q$29]" office:value-type="float" office:value="1.43614884755149" calcext:value-type="float">
            <text:p>1.436148847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.26121995" calcext:value-type="float">
            <text:p>4.26121995</text:p>
          </table:table-cell>
          <table:table-cell office:value-type="float" office:value="30" calcext:value-type="float">
            <text:p>30</text:p>
          </table:table-cell>
          <table:table-cell office:value-type="float" office:value="0.9977384" calcext:value-type="float">
            <text:p>0.9977384</text:p>
          </table:table-cell>
          <table:table-cell office:value-type="float" office:value="24" calcext:value-type="float">
            <text:p>24</text:p>
          </table:table-cell>
          <table:table-cell office:value-type="float" office:value="2.03256127102" calcext:value-type="float">
            <text:p>2.032561271</text:p>
          </table:table-cell>
          <table:table-cell office:value-type="float" office:value="47" calcext:value-type="float">
            <text:p>47</text:p>
          </table:table-cell>
          <table:table-cell office:value-type="float" office:value="1.08932594146" calcext:value-type="float">
            <text:p>1.0893259415</text:p>
          </table:table-cell>
          <table:table-cell office:value-type="float" office:value="24" calcext:value-type="float">
            <text:p>24</text:p>
          </table:table-cell>
          <table:table-cell office:value-type="float" office:value="0.921179053993" calcext:value-type="float">
            <text:p>0.921179054</text:p>
          </table:table-cell>
          <table:table-cell office:value-type="float" office:value="646" calcext:value-type="float">
            <text:p>646</text:p>
          </table:table-cell>
          <table:table-cell table:number-columns-repeated="7"/>
          <table:table-cell table:formula="of:=[.C193]/[.$R$3]" office:value-type="float" office:value="1.90233033482143" calcext:value-type="float">
            <text:p>1.9023303348</text:p>
          </table:table-cell>
          <table:table-cell/>
          <table:table-cell table:formula="of:=[.G193]*[.I193]" office:value-type="float" office:value="2.214121720129" calcext:value-type="float">
            <text:p>2.2141217201</text:p>
          </table:table-cell>
          <table:table-cell table:formula="of:=([.K193]*[.V193])/[.$Q$29]" office:value-type="float" office:value="1.80495801024228" calcext:value-type="float">
            <text:p>1.8049580102</text:p>
          </table:table-cell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6190955" calcext:value-type="float">
            <text:p>1.5619095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00743098" calcext:value-type="float">
            <text:p>1.0074309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805219548453" calcext:value-type="float">
            <text:p>0.8052195485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.779160059846" calcext:value-type="float">
            <text:p>0.7791600598</text:p>
          </table:table-cell>
          <table:table-cell office:value-type="float" office:value="57" calcext:value-type="float">
            <text:p>57</text:p>
          </table:table-cell>
          <table:table-cell office:value-type="float" office:value="1.17187861121" calcext:value-type="float">
            <text:p>1.1718786112</text:p>
          </table:table-cell>
          <table:table-cell office:value-type="float" office:value="1093" calcext:value-type="float">
            <text:p>1093</text:p>
          </table:table-cell>
          <table:table-cell table:style-name="ce2" table:number-columns-repeated="7"/>
          <table:table-cell table:style-name="ce2" table:formula="of:=[.C194]/[.$R$3]" office:value-type="float" office:value="0.697281049107143" calcext:value-type="float">
            <text:p>0.6972810491</text:p>
          </table:table-cell>
          <table:table-cell table:style-name="ce2"/>
          <table:table-cell table:formula="of:=[.G194]*[.I194]" office:value-type="float" office:value="0.627394911561809" calcext:value-type="float">
            <text:p>0.6273949116</text:p>
          </table:table-cell>
          <table:table-cell table:formula="of:=([.K194]*[.V194])/[.$Q$29]" office:value-type="float" office:value="0.650646617381658" calcext:value-type="float">
            <text:p>0.6506466174</text:p>
          </table:table-cell>
          <table:table-cell table:style-name="ce2"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70728602" calcext:value-type="float">
            <text:p>2.70728602</text:p>
          </table:table-cell>
          <table:table-cell office:value-type="float" office:value="67" calcext:value-type="float">
            <text:p>67</text:p>
          </table:table-cell>
          <table:table-cell office:value-type="float" office:value="0.97539759" calcext:value-type="float">
            <text:p>0.97539759</text:p>
          </table:table-cell>
          <table:table-cell office:value-type="float" office:value="63" calcext:value-type="float">
            <text:p>63</text:p>
          </table:table-cell>
          <table:table-cell office:value-type="float" office:value="1.28964353516" calcext:value-type="float">
            <text:p>1.2896435352</text:p>
          </table:table-cell>
          <table:table-cell office:value-type="float" office:value="76" calcext:value-type="float">
            <text:p>76</text:p>
          </table:table-cell>
          <table:table-cell office:value-type="float" office:value="1.0594989026" calcext:value-type="float">
            <text:p>1.0594989026</text:p>
          </table:table-cell>
          <table:table-cell office:value-type="float" office:value="77" calcext:value-type="float">
            <text:p>77</text:p>
          </table:table-cell>
          <table:table-cell office:value-type="float" office:value="1.03342700991" calcext:value-type="float">
            <text:p>1.0334270099</text:p>
          </table:table-cell>
          <table:table-cell office:value-type="float" office:value="1146" calcext:value-type="float">
            <text:p>1146</text:p>
          </table:table-cell>
          <table:table-cell table:number-columns-repeated="7"/>
          <table:table-cell table:formula="of:=[.C195]/[.$R$3]" office:value-type="float" office:value="1.20860983035714" calcext:value-type="float">
            <text:p>1.2086098304</text:p>
          </table:table-cell>
          <table:table-cell/>
          <table:table-cell table:formula="of:=[.G195]*[.I195]" office:value-type="float" office:value="1.3663759102472" calcext:value-type="float">
            <text:p>1.3663759102</text:p>
          </table:table-cell>
          <table:table-cell table:formula="of:=([.K195]*[.V195])/[.$Q$29]" office:value-type="float" office:value="1.24960156755737" calcext:value-type="float">
            <text:p>1.2496015676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61750986" calcext:value-type="float">
            <text:p>2.61750986</text:p>
          </table:table-cell>
          <table:table-cell office:value-type="float" office:value="78" calcext:value-type="float">
            <text:p>78</text:p>
          </table:table-cell>
          <table:table-cell office:value-type="float" office:value="1.04206438" calcext:value-type="float">
            <text:p>1.04206438</text:p>
          </table:table-cell>
          <table:table-cell office:value-type="float" office:value="62" calcext:value-type="float">
            <text:p>62</text:p>
          </table:table-cell>
          <table:table-cell office:value-type="float" office:value="1.03254152537" calcext:value-type="float">
            <text:p>1.0325415254</text:p>
          </table:table-cell>
          <table:table-cell office:value-type="float" office:value="83" calcext:value-type="float">
            <text:p>83</text:p>
          </table:table-cell>
          <table:table-cell office:value-type="float" office:value="0.967629137789" calcext:value-type="float">
            <text:p>0.9676291378</text:p>
          </table:table-cell>
          <table:table-cell office:value-type="float" office:value="75" calcext:value-type="float">
            <text:p>75</text:p>
          </table:table-cell>
          <table:table-cell office:value-type="float" office:value="1.27930245833" calcext:value-type="float">
            <text:p>1.2793024583</text:p>
          </table:table-cell>
          <table:table-cell office:value-type="float" office:value="1196" calcext:value-type="float">
            <text:p>1196</text:p>
          </table:table-cell>
          <table:table-cell table:number-columns-repeated="7"/>
          <table:table-cell table:formula="of:=[.C196]/[.$R$3]" office:value-type="float" office:value="1.1685311875" calcext:value-type="float">
            <text:p>1.1685311875</text:p>
          </table:table-cell>
          <table:table-cell/>
          <table:table-cell table:formula="of:=[.G196]*[.I196]" office:value-type="float" office:value="0.999117265925112" calcext:value-type="float">
            <text:p>0.9991172659</text:p>
          </table:table-cell>
          <table:table-cell table:formula="of:=([.K196]*[.V196])/[.$Q$29]" office:value-type="float" office:value="1.13112670306013" calcext:value-type="float">
            <text:p>1.131126703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.28606707" calcext:value-type="float">
            <text:p>2.28606707</text:p>
          </table:table-cell>
          <table:table-cell office:value-type="float" office:value="57" calcext:value-type="float">
            <text:p>57</text:p>
          </table:table-cell>
          <table:table-cell office:value-type="float" office:value="0.85605184" calcext:value-type="float">
            <text:p>0.85605184</text:p>
          </table:table-cell>
          <table:table-cell office:value-type="float" office:value="53" calcext:value-type="float">
            <text:p>53</text:p>
          </table:table-cell>
          <table:table-cell office:value-type="float" office:value="0.927583739279" calcext:value-type="float">
            <text:p>0.9275837393</text:p>
          </table:table-cell>
          <table:table-cell office:value-type="float" office:value="100" calcext:value-type="float">
            <text:p>100</text:p>
          </table:table-cell>
          <table:table-cell office:value-type="float" office:value="0.641817633824" calcext:value-type="float">
            <text:p>0.6418176338</text:p>
          </table:table-cell>
          <table:table-cell office:value-type="float" office:value="59" calcext:value-type="float">
            <text:p>59</text:p>
          </table:table-cell>
          <table:table-cell office:value-type="float" office:value="1.4904204232" calcext:value-type="float">
            <text:p>1.4904204232</text:p>
          </table:table-cell>
          <table:table-cell office:value-type="float" office:value="1374" calcext:value-type="float">
            <text:p>1374</text:p>
          </table:table-cell>
          <table:table-cell table:number-columns-repeated="7"/>
          <table:table-cell table:formula="of:=[.C197]/[.$R$3]" office:value-type="float" office:value="1.02056565625" calcext:value-type="float">
            <text:p>1.0205656563</text:p>
          </table:table-cell>
          <table:table-cell/>
          <table:table-cell table:formula="of:=[.G197]*[.I197]" office:value-type="float" office:value="0.595339600717666" calcext:value-type="float">
            <text:p>0.5953396007</text:p>
          </table:table-cell>
          <table:table-cell table:formula="of:=([.K197]*[.V197])/[.$Q$29]" office:value-type="float" office:value="0.785226813848976" calcext:value-type="float">
            <text:p>0.7852268138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4320408" calcext:value-type="float">
            <text:p>2.54320408</text:p>
          </table:table-cell>
          <table:table-cell office:value-type="float" office:value="80" calcext:value-type="float">
            <text:p>80</text:p>
          </table:table-cell>
          <table:table-cell office:value-type="float" office:value="1.0393613" calcext:value-type="float">
            <text:p>1.0393613</text:p>
          </table:table-cell>
          <table:table-cell office:value-type="float" office:value="77" calcext:value-type="float">
            <text:p>77</text:p>
          </table:table-cell>
          <table:table-cell office:value-type="float" office:value="1.00533538542" calcext:value-type="float">
            <text:p>1.0053353854</text:p>
          </table:table-cell>
          <table:table-cell office:value-type="float" office:value="137" calcext:value-type="float">
            <text:p>137</text:p>
          </table:table-cell>
          <table:table-cell office:value-type="float" office:value="0.601588154553" calcext:value-type="float">
            <text:p>0.6015881546</text:p>
          </table:table-cell>
          <table:table-cell office:value-type="float" office:value="87" calcext:value-type="float">
            <text:p>87</text:p>
          </table:table-cell>
          <table:table-cell office:value-type="float" office:value="1.66612445644" calcext:value-type="float">
            <text:p>1.6661244564</text:p>
          </table:table-cell>
          <table:table-cell office:value-type="float" office:value="1574" calcext:value-type="float">
            <text:p>1574</text:p>
          </table:table-cell>
          <table:table-cell table:number-columns-repeated="7"/>
          <table:table-cell table:formula="of:=[.C198]/[.$R$3]" office:value-type="float" office:value="1.13535896428571" calcext:value-type="float">
            <text:p>1.1353589643</text:p>
          </table:table-cell>
          <table:table-cell/>
          <table:table-cell table:formula="of:=[.G198]*[.I198]" office:value-type="float" office:value="0.604797859221647" calcext:value-type="float">
            <text:p>0.6047978592</text:p>
          </table:table-cell>
          <table:table-cell table:formula="of:=([.K198]*[.V198])/[.$Q$29]" office:value-type="float" office:value="0.891742039337824" calcext:value-type="float">
            <text:p>0.8917420393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33785941" calcext:value-type="float">
            <text:p>2.33785941</text:p>
          </table:table-cell>
          <table:table-cell office:value-type="float" office:value="90" calcext:value-type="float">
            <text:p>90</text:p>
          </table:table-cell>
          <table:table-cell office:value-type="float" office:value="1.00453511" calcext:value-type="float">
            <text:p>1.00453511</text:p>
          </table:table-cell>
          <table:table-cell office:value-type="float" office:value="74" calcext:value-type="float">
            <text:p>74</text:p>
          </table:table-cell>
          <table:table-cell office:value-type="float" office:value="1.07397949632" calcext:value-type="float">
            <text:p>1.0739794963</text:p>
          </table:table-cell>
          <table:table-cell office:value-type="float" office:value="136" calcext:value-type="float">
            <text:p>136</text:p>
          </table:table-cell>
          <table:table-cell office:value-type="float" office:value="0.944283523668" calcext:value-type="float">
            <text:p>0.9442835237</text:p>
          </table:table-cell>
          <table:table-cell office:value-type="float" office:value="91" calcext:value-type="float">
            <text:p>91</text:p>
          </table:table-cell>
          <table:table-cell office:value-type="float" office:value="1.08031503211" calcext:value-type="float">
            <text:p>1.0803150321</text:p>
          </table:table-cell>
          <table:table-cell office:value-type="float" office:value="1575" calcext:value-type="float">
            <text:p>1575</text:p>
          </table:table-cell>
          <table:table-cell table:number-columns-repeated="7"/>
          <table:table-cell table:formula="of:=[.C199]/[.$R$3]" office:value-type="float" office:value="1.04368723660714" calcext:value-type="float">
            <text:p>1.0436872366</text:p>
          </table:table-cell>
          <table:table-cell/>
          <table:table-cell table:formula="of:=[.G199]*[.I199]" office:value-type="float" office:value="1.01414114313223" calcext:value-type="float">
            <text:p>1.0141411431</text:p>
          </table:table-cell>
          <table:table-cell table:formula="of:=([.K199]*[.V199])/[.$Q$29]" office:value-type="float" office:value="0.969550373103514" calcext:value-type="float">
            <text:p>0.9695503731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68225286" calcext:value-type="float">
            <text:p>2.68225286</text:p>
          </table:table-cell>
          <table:table-cell office:value-type="float" office:value="82" calcext:value-type="float">
            <text:p>82</text:p>
          </table:table-cell>
          <table:table-cell office:value-type="float" office:value="1.10129523" calcext:value-type="float">
            <text:p>1.10129523</text:p>
          </table:table-cell>
          <table:table-cell office:value-type="float" office:value="77" calcext:value-type="float">
            <text:p>77</text:p>
          </table:table-cell>
          <table:table-cell office:value-type="float" office:value="1.1926839022" calcext:value-type="float">
            <text:p>1.1926839022</text:p>
          </table:table-cell>
          <table:table-cell office:value-type="float" office:value="124" calcext:value-type="float">
            <text:p>124</text:p>
          </table:table-cell>
          <table:table-cell office:value-type="float" office:value="0.927303763451" calcext:value-type="float">
            <text:p>0.9273037635</text:p>
          </table:table-cell>
          <table:table-cell office:value-type="float" office:value="98" calcext:value-type="float">
            <text:p>98</text:p>
          </table:table-cell>
          <table:table-cell office:value-type="float" office:value="1.28151545981" calcext:value-type="float">
            <text:p>1.2815154598</text:p>
          </table:table-cell>
          <table:table-cell office:value-type="float" office:value="1563" calcext:value-type="float">
            <text:p>1563</text:p>
          </table:table-cell>
          <table:table-cell table:number-columns-repeated="7"/>
          <table:table-cell table:formula="of:=[.C200]/[.$R$3]" office:value-type="float" office:value="1.1974343125" calcext:value-type="float">
            <text:p>1.1974343125</text:p>
          </table:table-cell>
          <table:table-cell/>
          <table:table-cell table:formula="of:=[.G200]*[.I200]" office:value-type="float" office:value="1.10598027111748" calcext:value-type="float">
            <text:p>1.1059802711</text:p>
          </table:table-cell>
          <table:table-cell table:formula="of:=([.K200]*[.V200])/[.$Q$29]" office:value-type="float" office:value="1.25427505812559" calcext:value-type="float">
            <text:p>1.2542750581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61542502" calcext:value-type="float">
            <text:p>2.61542502</text:p>
          </table:table-cell>
          <table:table-cell office:value-type="float" office:value="92" calcext:value-type="float">
            <text:p>92</text:p>
          </table:table-cell>
          <table:table-cell office:value-type="float" office:value="1.11038814" calcext:value-type="float">
            <text:p>1.11038814</text:p>
          </table:table-cell>
          <table:table-cell office:value-type="float" office:value="63" calcext:value-type="float">
            <text:p>63</text:p>
          </table:table-cell>
          <table:table-cell office:value-type="float" office:value="1.19753643286" calcext:value-type="float">
            <text:p>1.1975364329</text:p>
          </table:table-cell>
          <table:table-cell office:value-type="float" office:value="142" calcext:value-type="float">
            <text:p>142</text:p>
          </table:table-cell>
          <table:table-cell office:value-type="float" office:value="0.662310312578" calcext:value-type="float">
            <text:p>0.6623103126</text:p>
          </table:table-cell>
          <table:table-cell office:value-type="float" office:value="87" calcext:value-type="float">
            <text:p>87</text:p>
          </table:table-cell>
          <table:table-cell office:value-type="float" office:value="1.51625590578" calcext:value-type="float">
            <text:p>1.5162559058</text:p>
          </table:table-cell>
          <table:table-cell office:value-type="float" office:value="1702" calcext:value-type="float">
            <text:p>1702</text:p>
          </table:table-cell>
          <table:table-cell table:number-columns-repeated="7"/>
          <table:table-cell table:formula="of:=[.C201]/[.$R$3]" office:value-type="float" office:value="1.16760045535714" calcext:value-type="float">
            <text:p>1.1676004554</text:p>
          </table:table-cell>
          <table:table-cell/>
          <table:table-cell table:formula="of:=[.G201]*[.I201]" office:value-type="float" office:value="0.79314072917105" calcext:value-type="float">
            <text:p>0.7931407292</text:p>
          </table:table-cell>
          <table:table-cell table:formula="of:=([.K201]*[.V201])/[.$Q$29]" office:value-type="float" office:value="1.06425160594713" calcext:value-type="float">
            <text:p>1.0642516059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93143555" calcext:value-type="float">
            <text:p>2.93143555</text:p>
          </table:table-cell>
          <table:table-cell office:value-type="float" office:value="78" calcext:value-type="float">
            <text:p>78</text:p>
          </table:table-cell>
          <table:table-cell office:value-type="float" office:value="1.06922999" calcext:value-type="float">
            <text:p>1.06922999</text:p>
          </table:table-cell>
          <table:table-cell office:value-type="float" office:value="76" calcext:value-type="float">
            <text:p>76</text:p>
          </table:table-cell>
          <table:table-cell office:value-type="float" office:value="1.47286155263" calcext:value-type="float">
            <text:p>1.4728615526</text:p>
          </table:table-cell>
          <table:table-cell office:value-type="float" office:value="111" calcext:value-type="float">
            <text:p>111</text:p>
          </table:table-cell>
          <table:table-cell office:value-type="float" office:value="0.601628278493" calcext:value-type="float">
            <text:p>0.6016282785</text:p>
          </table:table-cell>
          <table:table-cell office:value-type="float" office:value="88" calcext:value-type="float">
            <text:p>88</text:p>
          </table:table-cell>
          <table:table-cell office:value-type="float" office:value="1.57682473625" calcext:value-type="float">
            <text:p>1.5768247363</text:p>
          </table:table-cell>
          <table:table-cell office:value-type="float" office:value="1530" calcext:value-type="float">
            <text:p>1530</text:p>
          </table:table-cell>
          <table:table-cell table:number-columns-repeated="7"/>
          <table:table-cell table:formula="of:=[.C202]/[.$R$3]" office:value-type="float" office:value="1.30867658482143" calcext:value-type="float">
            <text:p>1.3086765848</text:p>
          </table:table-cell>
          <table:table-cell/>
          <table:table-cell table:formula="of:=[.G202]*[.I202]" office:value-type="float" office:value="0.886115160367314" calcext:value-type="float">
            <text:p>0.8861151604</text:p>
          </table:table-cell>
          <table:table-cell table:formula="of:=([.K202]*[.V202])/[.$Q$29]" office:value-type="float" office:value="1.23650292392329" calcext:value-type="float">
            <text:p>1.2365029239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21620779" calcext:value-type="float">
            <text:p>2.21620779</text:p>
          </table:table-cell>
          <table:table-cell office:value-type="float" office:value="77" calcext:value-type="float">
            <text:p>77</text:p>
          </table:table-cell>
          <table:table-cell office:value-type="float" office:value="1.10296885" calcext:value-type="float">
            <text:p>1.10296885</text:p>
          </table:table-cell>
          <table:table-cell office:value-type="float" office:value="68" calcext:value-type="float">
            <text:p>68</text:p>
          </table:table-cell>
          <table:table-cell office:value-type="float" office:value="0.970104587191" calcext:value-type="float">
            <text:p>0.9701045872</text:p>
          </table:table-cell>
          <table:table-cell office:value-type="float" office:value="83" calcext:value-type="float">
            <text:p>83</text:p>
          </table:table-cell>
          <table:table-cell office:value-type="float" office:value="1.05064449174" calcext:value-type="float">
            <text:p>1.0506444917</text:p>
          </table:table-cell>
          <table:table-cell office:value-type="float" office:value="98" calcext:value-type="float">
            <text:p>98</text:p>
          </table:table-cell>
          <table:table-cell office:value-type="float" office:value="1.02136658658" calcext:value-type="float">
            <text:p>1.0213665866</text:p>
          </table:table-cell>
          <table:table-cell office:value-type="float" office:value="1357" calcext:value-type="float">
            <text:p>1357</text:p>
          </table:table-cell>
          <table:table-cell table:number-columns-repeated="7"/>
          <table:table-cell table:formula="of:=[.C203]/[.$R$3]" office:value-type="float" office:value="0.989378477678571" calcext:value-type="float">
            <text:p>0.9893784777</text:p>
          </table:table-cell>
          <table:table-cell/>
          <table:table-cell table:formula="of:=[.G203]*[.I203]" office:value-type="float" office:value="1.01923504094393" calcext:value-type="float">
            <text:p>1.0192350409</text:p>
          </table:table-cell>
          <table:table-cell table:formula="of:=([.K203]*[.V203])/[.$Q$29]" office:value-type="float" office:value="0.921250101497016" calcext:value-type="float">
            <text:p>0.9212501015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.93513521" calcext:value-type="float">
            <text:p>1.93513521</text:p>
          </table:table-cell>
          <table:table-cell office:value-type="float" office:value="89" calcext:value-type="float">
            <text:p>89</text:p>
          </table:table-cell>
          <table:table-cell office:value-type="float" office:value="0.83803456" calcext:value-type="float">
            <text:p>0.83803456</text:p>
          </table:table-cell>
          <table:table-cell office:value-type="float" office:value="63" calcext:value-type="float">
            <text:p>63</text:p>
          </table:table-cell>
          <table:table-cell office:value-type="float" office:value="1.00189877423" calcext:value-type="float">
            <text:p>1.0018987742</text:p>
          </table:table-cell>
          <table:table-cell office:value-type="float" office:value="117" calcext:value-type="float">
            <text:p>117</text:p>
          </table:table-cell>
          <table:table-cell office:value-type="float" office:value="0.889524723794" calcext:value-type="float">
            <text:p>0.8895247238</text:p>
          </table:table-cell>
          <table:table-cell office:value-type="float" office:value="56" calcext:value-type="float">
            <text:p>56</text:p>
          </table:table-cell>
          <table:table-cell office:value-type="float" office:value="0.949787779705" calcext:value-type="float">
            <text:p>0.9497877797</text:p>
          </table:table-cell>
          <table:table-cell office:value-type="float" office:value="1375" calcext:value-type="float">
            <text:p>1375</text:p>
          </table:table-cell>
          <table:table-cell table:number-columns-repeated="7"/>
          <table:table-cell table:formula="of:=[.C204]/[.$R$3]" office:value-type="float" office:value="0.863899647321428" calcext:value-type="float">
            <text:p>0.8638996473</text:p>
          </table:table-cell>
          <table:table-cell/>
          <table:table-cell table:formula="of:=[.G204]*[.I204]" office:value-type="float" office:value="0.891213730416488" calcext:value-type="float">
            <text:p>0.8912137304</text:p>
          </table:table-cell>
          <table:table-cell table:formula="of:=([.K204]*[.V204])/[.$Q$29]" office:value-type="float" office:value="0.749083106420253" calcext:value-type="float">
            <text:p>0.7490831064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88256333" calcext:value-type="float">
            <text:p>1.88256333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0.90143482" calcext:value-type="float">
            <text:p>0.90143482</text:p>
          </table:table-cell>
          <table:table-cell office:value-type="float" office:value="61" calcext:value-type="float">
            <text:p>61</text:p>
          </table:table-cell>
          <table:table-cell office:value-type="float" office:value="0.855693756052" calcext:value-type="float">
            <text:p>0.8556937561</text:p>
          </table:table-cell>
          <table:table-cell office:value-type="float" office:value="103" calcext:value-type="float">
            <text:p>103</text:p>
          </table:table-cell>
          <table:table-cell office:value-type="float" office:value="0.672848055271" calcext:value-type="float">
            <text:p>0.6728480553</text:p>
          </table:table-cell>
          <table:table-cell office:value-type="float" office:value="76" calcext:value-type="float">
            <text:p>76</text:p>
          </table:table-cell>
          <table:table-cell office:value-type="float" office:value="1.18845400843" calcext:value-type="float">
            <text:p>1.1884540084</text:p>
          </table:table-cell>
          <table:table-cell office:value-type="float" office:value="1699" calcext:value-type="float">
            <text:p>1699</text:p>
          </table:table-cell>
          <table:table-cell table:number-columns-repeated="7"/>
          <table:table-cell table:formula="of:=[.C205]/[.$R$3]" office:value-type="float" office:value="0.840430058035714" calcext:value-type="float">
            <text:p>0.840430058</text:p>
          </table:table-cell>
          <table:table-cell/>
          <table:table-cell table:formula="of:=[.G205]*[.I205]" office:value-type="float" office:value="0.575751879667126" calcext:value-type="float">
            <text:p>0.5757518797</text:p>
          </table:table-cell>
          <table:table-cell table:formula="of:=([.K205]*[.V205])/[.$Q$29]" office:value-type="float" office:value="0.605535070134073" calcext:value-type="float">
            <text:p>0.6055350701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.47051842" calcext:value-type="float">
            <text:p>2.47051842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.14693089" calcext:value-type="float">
            <text:p>1.14693089</text:p>
          </table:table-cell>
          <table:table-cell office:value-type="float" office:value="59" calcext:value-type="float">
            <text:p>59</text:p>
          </table:table-cell>
          <table:table-cell office:value-type="float" office:value="1.05689044106" calcext:value-type="float">
            <text:p>1.0568904411</text:p>
          </table:table-cell>
          <table:table-cell office:value-type="float" office:value="88" calcext:value-type="float">
            <text:p>88</text:p>
          </table:table-cell>
          <table:table-cell office:value-type="float" office:value="0.56618784957" calcext:value-type="float">
            <text:p>0.5661878496</text:p>
          </table:table-cell>
          <table:table-cell office:value-type="float" office:value="54" calcext:value-type="float">
            <text:p>54</text:p>
          </table:table-cell>
          <table:table-cell office:value-type="float" office:value="1.68702319057" calcext:value-type="float">
            <text:p>1.6870231906</text:p>
          </table:table-cell>
          <table:table-cell office:value-type="float" office:value="1378" calcext:value-type="float">
            <text:p>1378</text:p>
          </table:table-cell>
          <table:table-cell table:number-columns-repeated="7"/>
          <table:table-cell table:formula="of:=[.C206]/[.$R$3]" office:value-type="float" office:value="1.10291000892857" calcext:value-type="float">
            <text:p>1.1029100089</text:p>
          </table:table-cell>
          <table:table-cell/>
          <table:table-cell table:formula="of:=[.G206]*[.I206]" office:value-type="float" office:value="0.59839852605485" calcext:value-type="float">
            <text:p>0.5983985261</text:p>
          </table:table-cell>
          <table:table-cell table:formula="of:=([.K206]*[.V206])/[.$Q$29]" office:value-type="float" office:value="0.893373620050831" calcext:value-type="float">
            <text:p>0.8933736201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.6128686" calcext:value-type="float">
            <text:p>2.6128686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0.94148875" calcext:value-type="float">
            <text:p>0.94148875</text:p>
          </table:table-cell>
          <table:table-cell office:value-type="float" office:value="40" calcext:value-type="float">
            <text:p>40</text:p>
          </table:table-cell>
          <table:table-cell office:value-type="float" office:value="1.29129583039" calcext:value-type="float">
            <text:p>1.2912958304</text:p>
          </table:table-cell>
          <table:table-cell office:value-type="float" office:value="97" calcext:value-type="float">
            <text:p>97</text:p>
          </table:table-cell>
          <table:table-cell office:value-type="float" office:value="0.774680812942" calcext:value-type="float">
            <text:p>0.7746808129</text:p>
          </table:table-cell>
          <table:table-cell office:value-type="float" office:value="71" calcext:value-type="float">
            <text:p>71</text:p>
          </table:table-cell>
          <table:table-cell office:value-type="float" office:value="1.18531506301" calcext:value-type="float">
            <text:p>1.185315063</text:p>
          </table:table-cell>
          <table:table-cell office:value-type="float" office:value="1191" calcext:value-type="float">
            <text:p>1191</text:p>
          </table:table-cell>
          <table:table-cell table:number-columns-repeated="7"/>
          <table:table-cell table:formula="of:=[.C207]/[.$R$3]" office:value-type="float" office:value="1.16645919642857" calcext:value-type="float">
            <text:p>1.1664591964</text:p>
          </table:table-cell>
          <table:table-cell/>
          <table:table-cell table:formula="of:=[.G207]*[.I207]" office:value-type="float" office:value="1.00034210363514" calcext:value-type="float">
            <text:p>1.0003421036</text:p>
          </table:table-cell>
          <table:table-cell table:formula="of:=([.K207]*[.V207])/[.$Q$29]" office:value-type="float" office:value="1.04931023327597" calcext:value-type="float">
            <text:p>1.0493102333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47966464" calcext:value-type="float">
            <text:p>2.47966464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0.92210103" calcext:value-type="float">
            <text:p>0.92210103</text:p>
          </table:table-cell>
          <table:table-cell office:value-type="float" office:value="52" calcext:value-type="float">
            <text:p>52</text:p>
          </table:table-cell>
          <table:table-cell office:value-type="float" office:value="1.31464867693" calcext:value-type="float">
            <text:p>1.3146486769</text:p>
          </table:table-cell>
          <table:table-cell office:value-type="float" office:value="81" calcext:value-type="float">
            <text:p>81</text:p>
          </table:table-cell>
          <table:table-cell office:value-type="float" office:value="0.911033812023" calcext:value-type="float">
            <text:p>0.911033812</text:p>
          </table:table-cell>
          <table:table-cell office:value-type="float" office:value="67" calcext:value-type="float">
            <text:p>67</text:p>
          </table:table-cell>
          <table:table-cell office:value-type="float" office:value="1.06931141387" calcext:value-type="float">
            <text:p>1.0693114139</text:p>
          </table:table-cell>
          <table:table-cell office:value-type="float" office:value="1180" calcext:value-type="float">
            <text:p>1180</text:p>
          </table:table-cell>
          <table:table-cell table:number-columns-repeated="7"/>
          <table:table-cell table:formula="of:=[.C208]/[.$R$3]" office:value-type="float" office:value="1.10699314285714" calcext:value-type="float">
            <text:p>1.1069931429</text:p>
          </table:table-cell>
          <table:table-cell/>
          <table:table-cell table:formula="of:=[.G208]*[.I208]" office:value-type="float" office:value="1.19768939561453" calcext:value-type="float">
            <text:p>1.1976893956</text:p>
          </table:table-cell>
          <table:table-cell table:formula="of:=([.K208]*[.V208])/[.$Q$29]" office:value-type="float" office:value="1.13336543451476" calcext:value-type="float">
            <text:p>1.1333654345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26798013" calcext:value-type="float">
            <text:p>2.26798013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1.0127704" calcext:value-type="float">
            <text:p>1.0127704</text:p>
          </table:table-cell>
          <table:table-cell office:value-type="float" office:value="53" calcext:value-type="float">
            <text:p>53</text:p>
          </table:table-cell>
          <table:table-cell office:value-type="float" office:value="0.464065106123" calcext:value-type="float">
            <text:p>0.4640651061</text:p>
          </table:table-cell>
          <table:table-cell office:value-type="float" office:value="52" calcext:value-type="float">
            <text:p>52</text:p>
          </table:table-cell>
          <table:table-cell office:value-type="float" office:value="1.3027610757" calcext:value-type="float">
            <text:p>1.3027610757</text:p>
          </table:table-cell>
          <table:table-cell office:value-type="float" office:value="69" calcext:value-type="float">
            <text:p>69</text:p>
          </table:table-cell>
          <table:table-cell office:value-type="float" office:value="1.39095654787" calcext:value-type="float">
            <text:p>1.3909565479</text:p>
          </table:table-cell>
          <table:table-cell office:value-type="float" office:value="1385" calcext:value-type="float">
            <text:p>1385</text:p>
          </table:table-cell>
          <table:table-cell table:number-columns-repeated="7"/>
          <table:table-cell table:formula="of:=[.C209]/[.$R$3]" office:value-type="float" office:value="1.01249112946429" calcext:value-type="float">
            <text:p>1.0124911295</text:p>
          </table:table-cell>
          <table:table-cell/>
          <table:table-cell table:formula="of:=[.G209]*[.I209]" office:value-type="float" office:value="0.604565956847634" calcext:value-type="float">
            <text:p>0.6045659568</text:p>
          </table:table-cell>
          <table:table-cell table:formula="of:=([.K209]*[.V209])/[.$Q$29]" office:value-type="float" office:value="0.744181394952662" calcext:value-type="float">
            <text:p>0.744181395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.45714849" calcext:value-type="float">
            <text:p>2.45714849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1.05091908" calcext:value-type="float">
            <text:p>1.05091908</text:p>
          </table:table-cell>
          <table:table-cell office:value-type="float" office:value="38" calcext:value-type="float">
            <text:p>38</text:p>
          </table:table-cell>
          <table:table-cell office:value-type="float" office:value="1.14730971753" calcext:value-type="float">
            <text:p>1.1473097175</text:p>
          </table:table-cell>
          <table:table-cell office:value-type="float" office:value="72" calcext:value-type="float">
            <text:p>72</text:p>
          </table:table-cell>
          <table:table-cell office:value-type="float" office:value="0.996390875806" calcext:value-type="float">
            <text:p>0.9963908758</text:p>
          </table:table-cell>
          <table:table-cell office:value-type="float" office:value="60" calcext:value-type="float">
            <text:p>60</text:p>
          </table:table-cell>
          <table:table-cell office:value-type="float" office:value="1.05579467655" calcext:value-type="float">
            <text:p>1.0557946766</text:p>
          </table:table-cell>
          <table:table-cell office:value-type="float" office:value="924" calcext:value-type="float">
            <text:p>924</text:p>
          </table:table-cell>
          <table:table-cell table:number-columns-repeated="7"/>
          <table:table-cell table:formula="of:=[.C210]/[.$R$3]" office:value-type="float" office:value="1.09694129017857" calcext:value-type="float">
            <text:p>1.0969412902</text:p>
          </table:table-cell>
          <table:table-cell/>
          <table:table-cell table:formula="of:=[.G210]*[.I210]" office:value-type="float" office:value="1.14316893427045" calcext:value-type="float">
            <text:p>1.1431689343</text:p>
          </table:table-cell>
          <table:table-cell table:formula="of:=([.K210]*[.V210])/[.$Q$29]" office:value-type="float" office:value="1.06809882761069" calcext:value-type="float">
            <text:p>1.0680988276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.91397774" calcext:value-type="float">
            <text:p>1.9139777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1.15717706" calcext:value-type="float">
            <text:p>1.15717706</text:p>
          </table:table-cell>
          <table:table-cell office:value-type="float" office:value="42" calcext:value-type="float">
            <text:p>42</text:p>
          </table:table-cell>
          <table:table-cell office:value-type="float" office:value="0.917540626575" calcext:value-type="float">
            <text:p>0.9175406266</text:p>
          </table:table-cell>
          <table:table-cell office:value-type="float" office:value="60" calcext:value-type="float">
            <text:p>60</text:p>
          </table:table-cell>
          <table:table-cell office:value-type="float" office:value="1.03190682048" calcext:value-type="float">
            <text:p>1.0319068205</text:p>
          </table:table-cell>
          <table:table-cell office:value-type="float" office:value="42" calcext:value-type="float">
            <text:p>42</text:p>
          </table:table-cell>
          <table:table-cell office:value-type="float" office:value="1.04295185244" calcext:value-type="float">
            <text:p>1.0429518524</text:p>
          </table:table-cell>
          <table:table-cell office:value-type="float" office:value="1018" calcext:value-type="float">
            <text:p>1018</text:p>
          </table:table-cell>
          <table:table-cell table:number-columns-repeated="7"/>
          <table:table-cell table:formula="of:=[.C211]/[.$R$3]" office:value-type="float" office:value="0.854454348214286" calcext:value-type="float">
            <text:p>0.8544543482</text:p>
          </table:table-cell>
          <table:table-cell/>
          <table:table-cell table:formula="of:=[.G211]*[.I211]" office:value-type="float" office:value="0.946816430630235" calcext:value-type="float">
            <text:p>0.9468164306</text:p>
          </table:table-cell>
          <table:table-cell table:formula="of:=([.K211]*[.V211])/[.$Q$29]" office:value-type="float" office:value="0.873879601987993" calcext:value-type="float">
            <text:p>0.873879602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.85212794" calcext:value-type="float">
            <text:p>1.85212794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1.00678348" calcext:value-type="float">
            <text:p>1.00678348</text:p>
          </table:table-cell>
          <table:table-cell office:value-type="float" office:value="33" calcext:value-type="float">
            <text:p>33</text:p>
          </table:table-cell>
          <table:table-cell office:value-type="float" office:value="0.875375149761" calcext:value-type="float">
            <text:p>0.8753751498</text:p>
          </table:table-cell>
          <table:table-cell office:value-type="float" office:value="34" calcext:value-type="float">
            <text:p>34</text:p>
          </table:table-cell>
          <table:table-cell office:value-type="float" office:value="0.97808573849" calcext:value-type="float">
            <text:p>0.9780857385</text:p>
          </table:table-cell>
          <table:table-cell office:value-type="float" office:value="61" calcext:value-type="float">
            <text:p>61</text:p>
          </table:table-cell>
          <table:table-cell office:value-type="float" office:value="1.0367305349" calcext:value-type="float">
            <text:p>1.0367305349</text:p>
          </table:table-cell>
          <table:table-cell office:value-type="float" office:value="950" calcext:value-type="float">
            <text:p>950</text:p>
          </table:table-cell>
          <table:table-cell table:number-columns-repeated="7"/>
          <table:table-cell table:formula="of:=[.C212]/[.$R$3]" office:value-type="float" office:value="0.826842830357143" calcext:value-type="float">
            <text:p>0.8268428304</text:p>
          </table:table-cell>
          <table:table-cell/>
          <table:table-cell table:formula="of:=[.G212]*[.I212]" office:value-type="float" office:value="0.856191949809782" calcext:value-type="float">
            <text:p>0.8561919498</text:p>
          </table:table-cell>
          <table:table-cell table:formula="of:=([.K212]*[.V212])/[.$Q$29]" office:value-type="float" office:value="0.785522423100326" calcext:value-type="float">
            <text:p>0.7855224231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31435374" calcext:value-type="float">
            <text:p>2.31435374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.85760429" calcext:value-type="float">
            <text:p>0.85760429</text:p>
          </table:table-cell>
          <table:table-cell office:value-type="float" office:value="36" calcext:value-type="float">
            <text:p>36</text:p>
          </table:table-cell>
          <table:table-cell office:value-type="float" office:value="1.34606919052" calcext:value-type="float">
            <text:p>1.3460691905</text:p>
          </table:table-cell>
          <table:table-cell office:value-type="float" office:value="44" calcext:value-type="float">
            <text:p>44</text:p>
          </table:table-cell>
          <table:table-cell office:value-type="float" office:value="0.580203123082" calcext:value-type="float">
            <text:p>0.5802031231</text:p>
          </table:table-cell>
          <table:table-cell office:value-type="float" office:value="45" calcext:value-type="float">
            <text:p>45</text:p>
          </table:table-cell>
          <table:table-cell office:value-type="float" office:value="1.30310150911" calcext:value-type="float">
            <text:p>1.3031015091</text:p>
          </table:table-cell>
          <table:table-cell office:value-type="float" office:value="952" calcext:value-type="float">
            <text:p>952</text:p>
          </table:table-cell>
          <table:table-cell table:number-columns-repeated="7"/>
          <table:table-cell table:formula="of:=[.C213]/[.$R$3]" office:value-type="float" office:value="1.03319363392857" calcext:value-type="float">
            <text:p>1.0331936339</text:p>
          </table:table-cell>
          <table:table-cell/>
          <table:table-cell table:formula="of:=[.G213]*[.I213]" office:value-type="float" office:value="0.780993548224164" calcext:value-type="float">
            <text:p>0.7809935482</text:p>
          </table:table-cell>
          <table:table-cell table:formula="of:=([.K213]*[.V213])/[.$Q$29]" office:value-type="float" office:value="0.900631744509806" calcext:value-type="float">
            <text:p>0.9006317445</text:p>
          </table:table-cell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.60789116" calcext:value-type="float">
            <text:p>1.60789116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.00599285" calcext:value-type="float">
            <text:p>1.00599285</text:p>
          </table:table-cell>
          <table:table-cell office:value-type="float" office:value="34" calcext:value-type="float">
            <text:p>34</text:p>
          </table:table-cell>
          <table:table-cell office:value-type="float" office:value="0.646635017418" calcext:value-type="float">
            <text:p>0.6466350174</text:p>
          </table:table-cell>
          <table:table-cell office:value-type="float" office:value="35" calcext:value-type="float">
            <text:p>35</text:p>
          </table:table-cell>
          <table:table-cell office:value-type="float" office:value="0.622151477052" calcext:value-type="float">
            <text:p>0.6221514771</text:p>
          </table:table-cell>
          <table:table-cell office:value-type="float" office:value="31" calcext:value-type="float">
            <text:p>31</text:p>
          </table:table-cell>
          <table:table-cell office:value-type="float" office:value="1.24515145047" calcext:value-type="float">
            <text:p>1.2451514505</text:p>
          </table:table-cell>
          <table:table-cell office:value-type="float" office:value="1293" calcext:value-type="float">
            <text:p>1293</text:p>
          </table:table-cell>
          <table:table-cell table:number-columns-repeated="7"/>
          <table:table-cell table:formula="of:=[.C214]/[.$R$3]" office:value-type="float" office:value="0.717808553571429" calcext:value-type="float">
            <text:p>0.7178085536</text:p>
          </table:table-cell>
          <table:table-cell/>
          <table:table-cell table:formula="of:=[.G214]*[.I214]" office:value-type="float" office:value="0.402304931200155" calcext:value-type="float">
            <text:p>0.4023049312</text:p>
          </table:table-cell>
          <table:table-cell table:formula="of:=([.K214]*[.V214])/[.$Q$29]" office:value-type="float" office:value="0.443301388154961" calcext:value-type="float">
            <text:p>0.4433013882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.97354325" calcext:value-type="float">
            <text:p>1.97354325</text:p>
          </table:table-cell>
          <table:table-cell office:value-type="float" office:value="35" calcext:value-type="float">
            <text:p>35</text:p>
          </table:table-cell>
          <table:table-cell office:value-type="float" office:value="1.13009805" calcext:value-type="float">
            <text:p>1.13009805</text:p>
          </table:table-cell>
          <table:table-cell office:value-type="float" office:value="42" calcext:value-type="float">
            <text:p>42</text:p>
          </table:table-cell>
          <table:table-cell office:value-type="float" office:value="0.970540445763" calcext:value-type="float">
            <text:p>0.9705404458</text:p>
          </table:table-cell>
          <table:table-cell office:value-type="float" office:value="34" calcext:value-type="float">
            <text:p>34</text:p>
          </table:table-cell>
          <table:table-cell office:value-type="float" office:value="0.828367408683" calcext:value-type="float">
            <text:p>0.8283674087</text:p>
          </table:table-cell>
          <table:table-cell office:value-type="float" office:value="62" calcext:value-type="float">
            <text:p>62</text:p>
          </table:table-cell>
          <table:table-cell office:value-type="float" office:value="1.28527477466" calcext:value-type="float">
            <text:p>1.2852747747</text:p>
          </table:table-cell>
          <table:table-cell office:value-type="float" office:value="1041" calcext:value-type="float">
            <text:p>1041</text:p>
          </table:table-cell>
          <table:table-cell table:number-columns-repeated="7"/>
          <table:table-cell table:formula="of:=[.C215]/[.$R$3]" office:value-type="float" office:value="0.88104609375" calcext:value-type="float">
            <text:p>0.8810460938</text:p>
          </table:table-cell>
          <table:table-cell/>
          <table:table-cell table:formula="of:=[.G215]*[.I215]" office:value-type="float" office:value="0.80396407407874" calcext:value-type="float">
            <text:p>0.8039640741</text:p>
          </table:table-cell>
          <table:table-cell table:formula="of:=([.K215]*[.V215])/[.$Q$29]" office:value-type="float" office:value="0.914437826678131" calcext:value-type="float">
            <text:p>0.9144378267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.5849932" calcext:value-type="float">
            <text:p>1.5849932</text:p>
          </table:table-cell>
          <table:table-cell office:value-type="float" office:value="50" calcext:value-type="float">
            <text:p>50</text:p>
          </table:table-cell>
          <table:table-cell office:value-type="float" office:value="1.04461314" calcext:value-type="float">
            <text:p>1.04461314</text:p>
          </table:table-cell>
          <table:table-cell office:value-type="float" office:value="37" calcext:value-type="float">
            <text:p>37</text:p>
          </table:table-cell>
          <table:table-cell office:value-type="float" office:value="0.769601304365" calcext:value-type="float">
            <text:p>0.7696013044</text:p>
          </table:table-cell>
          <table:table-cell office:value-type="float" office:value="27" calcext:value-type="float">
            <text:p>27</text:p>
          </table:table-cell>
          <table:table-cell office:value-type="float" office:value="0.898657888573" calcext:value-type="float">
            <text:p>0.8986578886</text:p>
          </table:table-cell>
          <table:table-cell office:value-type="float" office:value="49" calcext:value-type="float">
            <text:p>49</text:p>
          </table:table-cell>
          <table:table-cell office:value-type="float" office:value="0.973805385115" calcext:value-type="float">
            <text:p>0.9738053851</text:p>
          </table:table-cell>
          <table:table-cell office:value-type="float" office:value="955" calcext:value-type="float">
            <text:p>955</text:p>
          </table:table-cell>
          <table:table-cell table:number-columns-repeated="7"/>
          <table:table-cell table:formula="of:=[.C216]/[.$R$3]" office:value-type="float" office:value="0.70758625" calcext:value-type="float">
            <text:p>0.70758625</text:p>
          </table:table-cell>
          <table:table-cell/>
          <table:table-cell table:formula="of:=[.G216]*[.I216]" office:value-type="float" office:value="0.691608283223678" calcext:value-type="float">
            <text:p>0.6916082832</text:p>
          </table:table-cell>
          <table:table-cell table:formula="of:=([.K216]*[.V216])/[.$Q$29]" office:value-type="float" office:value="0.596010504949874" calcext:value-type="float">
            <text:p>0.5960105049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.04344084" calcext:value-type="float">
            <text:p>2.04344084</text:p>
          </table:table-cell>
          <table:table-cell office:value-type="float" office:value="71" calcext:value-type="float">
            <text:p>71</text:p>
          </table:table-cell>
          <table:table-cell office:value-type="float" office:value="0.87688918" calcext:value-type="float">
            <text:p>0.87688918</text:p>
          </table:table-cell>
          <table:table-cell office:value-type="float" office:value="49" calcext:value-type="float">
            <text:p>49</text:p>
          </table:table-cell>
          <table:table-cell office:value-type="float" office:value="0.889523683927" calcext:value-type="float">
            <text:p>0.8895236839</text:p>
          </table:table-cell>
          <table:table-cell office:value-type="float" office:value="44" calcext:value-type="float">
            <text:p>44</text:p>
          </table:table-cell>
          <table:table-cell office:value-type="float" office:value="0.570304955704" calcext:value-type="float">
            <text:p>0.5703049557</text:p>
          </table:table-cell>
          <table:table-cell office:value-type="float" office:value="48" calcext:value-type="float">
            <text:p>48</text:p>
          </table:table-cell>
          <table:table-cell office:value-type="float" office:value="1.42836216194" calcext:value-type="float">
            <text:p>1.4283621619</text:p>
          </table:table-cell>
          <table:table-cell office:value-type="float" office:value="1543" calcext:value-type="float">
            <text:p>1543</text:p>
          </table:table-cell>
          <table:table-cell table:number-columns-repeated="7"/>
          <table:table-cell table:formula="of:=[.C217]/[.$R$3]" office:value-type="float" office:value="0.912250375" calcext:value-type="float">
            <text:p>0.912250375</text:p>
          </table:table-cell>
          <table:table-cell/>
          <table:table-cell table:formula="of:=[.G217]*[.I217]" office:value-type="float" office:value="0.507299765159647" calcext:value-type="float">
            <text:p>0.5072997652</text:p>
          </table:table-cell>
          <table:table-cell table:formula="of:=([.K217]*[.V217])/[.$Q$29]" office:value-type="float" office:value="0.641245831252289" calcext:value-type="float">
            <text:p>0.6412458313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.6667097" calcext:value-type="float">
            <text:p>1.6667097</text:p>
          </table:table-cell>
          <table:table-cell office:value-type="float" office:value="49" calcext:value-type="float">
            <text:p>49</text:p>
          </table:table-cell>
          <table:table-cell office:value-type="float" office:value="1.03573419" calcext:value-type="float">
            <text:p>1.03573419</text:p>
          </table:table-cell>
          <table:table-cell office:value-type="float" office:value="42" calcext:value-type="float">
            <text:p>42</text:p>
          </table:table-cell>
          <table:table-cell office:value-type="float" office:value="0.915524604749" calcext:value-type="float">
            <text:p>0.9155246047</text:p>
          </table:table-cell>
          <table:table-cell office:value-type="float" office:value="43" calcext:value-type="float">
            <text:p>43</text:p>
          </table:table-cell>
          <table:table-cell office:value-type="float" office:value="0.672512891135" calcext:value-type="float">
            <text:p>0.6725128911</text:p>
          </table:table-cell>
          <table:table-cell office:value-type="float" office:value="62" calcext:value-type="float">
            <text:p>62</text:p>
          </table:table-cell>
          <table:table-cell office:value-type="float" office:value="1.27741075187" calcext:value-type="float">
            <text:p>1.2774107519</text:p>
          </table:table-cell>
          <table:table-cell office:value-type="float" office:value="1330" calcext:value-type="float">
            <text:p>1330</text:p>
          </table:table-cell>
          <table:table-cell table:number-columns-repeated="7"/>
          <table:table-cell table:formula="of:=[.C218]/[.$R$3]" office:value-type="float" office:value="0.744066830357143" calcext:value-type="float">
            <text:p>0.7440668304</text:p>
          </table:table-cell>
          <table:table-cell/>
          <table:table-cell table:formula="of:=[.G218]*[.I218]" office:value-type="float" office:value="0.615702098844978" calcext:value-type="float">
            <text:p>0.6157020988</text:p>
          </table:table-cell>
          <table:table-cell table:formula="of:=([.K218]*[.V218])/[.$Q$29]" office:value-type="float" office:value="0.696021664613717" calcext:value-type="float">
            <text:p>0.6960216646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.92249365" calcext:value-type="float">
            <text:p>1.92249365</text:p>
          </table:table-cell>
          <table:table-cell office:value-type="float" office:value="53" calcext:value-type="float">
            <text:p>53</text:p>
          </table:table-cell>
          <table:table-cell office:value-type="float" office:value="1.12671126" calcext:value-type="float">
            <text:p>1.12671126</text:p>
          </table:table-cell>
          <table:table-cell office:value-type="float" office:value="40" calcext:value-type="float">
            <text:p>40</text:p>
          </table:table-cell>
          <table:table-cell office:value-type="float" office:value="0.88281587398" calcext:value-type="float">
            <text:p>0.882815874</text:p>
          </table:table-cell>
          <table:table-cell office:value-type="float" office:value="68" calcext:value-type="float">
            <text:p>68</text:p>
          </table:table-cell>
          <table:table-cell office:value-type="float" office:value="0.980321314548" calcext:value-type="float">
            <text:p>0.9803213145</text:p>
          </table:table-cell>
          <table:table-cell office:value-type="float" office:value="63" calcext:value-type="float">
            <text:p>63</text:p>
          </table:table-cell>
          <table:table-cell office:value-type="float" office:value="1.09856274325" calcext:value-type="float">
            <text:p>1.0985627433</text:p>
          </table:table-cell>
          <table:table-cell office:value-type="float" office:value="1119" calcext:value-type="float">
            <text:p>1119</text:p>
          </table:table-cell>
          <table:table-cell table:number-columns-repeated="7"/>
          <table:table-cell table:formula="of:=[.C219]/[.$R$3]" office:value-type="float" office:value="0.85825609375" calcext:value-type="float">
            <text:p>0.8582560938</text:p>
          </table:table-cell>
          <table:table-cell/>
          <table:table-cell table:formula="of:=[.G219]*[.I219]" office:value-type="float" office:value="0.865443218083915" calcext:value-type="float">
            <text:p>0.8654432181</text:p>
          </table:table-cell>
          <table:table-cell table:formula="of:=([.K219]*[.V219])/[.$Q$29]" office:value-type="float" office:value="0.841366084765817" calcext:value-type="float">
            <text:p>0.8413660848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.59782289" calcext:value-type="float">
            <text:p>1.59782289</text:p>
          </table:table-cell>
          <table:table-cell office:value-type="float" office:value="57" calcext:value-type="float">
            <text:p>57</text:p>
          </table:table-cell>
          <table:table-cell office:value-type="float" office:value="0.85617627" calcext:value-type="float">
            <text:p>0.85617627</text:p>
          </table:table-cell>
          <table:table-cell office:value-type="float" office:value="43" calcext:value-type="float">
            <text:p>43</text:p>
          </table:table-cell>
          <table:table-cell office:value-type="float" office:value="0.855332662107" calcext:value-type="float">
            <text:p>0.8553326621</text:p>
          </table:table-cell>
          <table:table-cell office:value-type="float" office:value="56" calcext:value-type="float">
            <text:p>56</text:p>
          </table:table-cell>
          <table:table-cell office:value-type="float" office:value="0.882692920766" calcext:value-type="float">
            <text:p>0.8826929208</text:p>
          </table:table-cell>
          <table:table-cell office:value-type="float" office:value="54" calcext:value-type="float">
            <text:p>54</text:p>
          </table:table-cell>
          <table:table-cell office:value-type="float" office:value="0.873571604931" calcext:value-type="float">
            <text:p>0.8735716049</text:p>
          </table:table-cell>
          <table:table-cell office:value-type="float" office:value="1126" calcext:value-type="float">
            <text:p>1126</text:p>
          </table:table-cell>
          <table:table-cell table:number-columns-repeated="7"/>
          <table:table-cell table:formula="of:=[.C220]/[.$R$3]" office:value-type="float" office:value="0.713313790178571" calcext:value-type="float">
            <text:p>0.7133137902</text:p>
          </table:table-cell>
          <table:table-cell/>
          <table:table-cell table:formula="of:=[.G220]*[.I220]" office:value-type="float" office:value="0.754996085741786" calcext:value-type="float">
            <text:p>0.7549960857</text:p>
          </table:table-cell>
          <table:table-cell table:formula="of:=([.K220]*[.V220])/[.$Q$29]" office:value-type="float" office:value="0.583666497644314" calcext:value-type="float">
            <text:p>0.5836664976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8401215" calcext:value-type="float">
            <text:p>1.8401215</text:p>
          </table:table-cell>
          <table:table-cell office:value-type="float" office:value="43" calcext:value-type="float">
            <text:p>43</text:p>
          </table:table-cell>
          <table:table-cell office:value-type="float" office:value="1.28192558" calcext:value-type="float">
            <text:p>1.28192558</text:p>
          </table:table-cell>
          <table:table-cell office:value-type="float" office:value="47" calcext:value-type="float">
            <text:p>47</text:p>
          </table:table-cell>
          <table:table-cell office:value-type="float" office:value="0.769618427447" calcext:value-type="float">
            <text:p>0.7696184274</text:p>
          </table:table-cell>
          <table:table-cell office:value-type="float" office:value="63" calcext:value-type="float">
            <text:p>63</text:p>
          </table:table-cell>
          <table:table-cell office:value-type="float" office:value="1.0741860414" calcext:value-type="float">
            <text:p>1.0741860414</text:p>
          </table:table-cell>
          <table:table-cell office:value-type="float" office:value="67" calcext:value-type="float">
            <text:p>67</text:p>
          </table:table-cell>
          <table:table-cell office:value-type="float" office:value="1.16682773797" calcext:value-type="float">
            <text:p>1.166827738</text:p>
          </table:table-cell>
          <table:table-cell office:value-type="float" office:value="1146" calcext:value-type="float">
            <text:p>1146</text:p>
          </table:table-cell>
          <table:table-cell table:number-columns-repeated="7"/>
          <table:table-cell table:formula="of:=[.C221]/[.$R$3]" office:value-type="float" office:value="0.8214828125" calcext:value-type="float">
            <text:p>0.8214828125</text:p>
          </table:table-cell>
          <table:table-cell/>
          <table:table-cell table:formula="of:=[.G221]*[.I221]" office:value-type="float" office:value="0.826713371967786" calcext:value-type="float">
            <text:p>0.826713372</text:p>
          </table:table-cell>
          <table:table-cell table:formula="of:=([.K221]*[.V221])/[.$Q$29]" office:value-type="float" office:value="0.853656720144003" calcext:value-type="float">
            <text:p>0.8536567201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.32209935" calcext:value-type="float">
            <text:p>2.32209935</text:p>
          </table:table-cell>
          <table:table-cell office:value-type="float" office:value="53" calcext:value-type="float">
            <text:p>53</text:p>
          </table:table-cell>
          <table:table-cell office:value-type="float" office:value="1.00175931" calcext:value-type="float">
            <text:p>1.00175931</text:p>
          </table:table-cell>
          <table:table-cell office:value-type="float" office:value="35" calcext:value-type="float">
            <text:p>35</text:p>
          </table:table-cell>
          <table:table-cell office:value-type="float" office:value="1.27734650631" calcext:value-type="float">
            <text:p>1.2773465063</text:p>
          </table:table-cell>
          <table:table-cell office:value-type="float" office:value="57" calcext:value-type="float">
            <text:p>57</text:p>
          </table:table-cell>
          <table:table-cell office:value-type="float" office:value="0.484487536232" calcext:value-type="float">
            <text:p>0.4844875362</text:p>
          </table:table-cell>
          <table:table-cell office:value-type="float" office:value="35" calcext:value-type="float">
            <text:p>35</text:p>
          </table:table-cell>
          <table:table-cell office:value-type="float" office:value="1.43711757966" calcext:value-type="float">
            <text:p>1.4371175797</text:p>
          </table:table-cell>
          <table:table-cell office:value-type="float" office:value="1195" calcext:value-type="float">
            <text:p>1195</text:p>
          </table:table-cell>
          <table:table-cell table:number-columns-repeated="7"/>
          <table:table-cell table:formula="of:=[.C222]/[.$R$3]" office:value-type="float" office:value="1.03665149553571" calcext:value-type="float">
            <text:p>1.0366514955</text:p>
          </table:table-cell>
          <table:table-cell/>
          <table:table-cell table:formula="of:=[.G222]*[.I222]" office:value-type="float" office:value="0.618858461756685" calcext:value-type="float">
            <text:p>0.6188584618</text:p>
          </table:table-cell>
          <table:table-cell table:formula="of:=([.K222]*[.V222])/[.$Q$29]" office:value-type="float" office:value="0.787055198860068" calcext:value-type="float">
            <text:p>0.7870551989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00941648" calcext:value-type="float">
            <text:p>2.00941648</text:p>
          </table:table-cell>
          <table:table-cell office:value-type="float" office:value="54" calcext:value-type="float">
            <text:p>54</text:p>
          </table:table-cell>
          <table:table-cell office:value-type="float" office:value="0.99846643" calcext:value-type="float">
            <text:p>0.99846643</text:p>
          </table:table-cell>
          <table:table-cell office:value-type="float" office:value="52" calcext:value-type="float">
            <text:p>52</text:p>
          </table:table-cell>
          <table:table-cell office:value-type="float" office:value="0.865769778452" calcext:value-type="float">
            <text:p>0.8657697785</text:p>
          </table:table-cell>
          <table:table-cell office:value-type="float" office:value="54" calcext:value-type="float">
            <text:p>54</text:p>
          </table:table-cell>
          <table:table-cell office:value-type="float" office:value="0.877513012937" calcext:value-type="float">
            <text:p>0.8775130129</text:p>
          </table:table-cell>
          <table:table-cell office:value-type="float" office:value="57" calcext:value-type="float">
            <text:p>57</text:p>
          </table:table-cell>
          <table:table-cell office:value-type="float" office:value="1.07584942666" calcext:value-type="float">
            <text:p>1.0758494267</text:p>
          </table:table-cell>
          <table:table-cell office:value-type="float" office:value="1071" calcext:value-type="float">
            <text:p>1071</text:p>
          </table:table-cell>
          <table:table-cell table:number-columns-repeated="7"/>
          <table:table-cell table:formula="of:=[.C223]/[.$R$3]" office:value-type="float" office:value="0.897060928571428" calcext:value-type="float">
            <text:p>0.8970609286</text:p>
          </table:table-cell>
          <table:table-cell/>
          <table:table-cell table:formula="of:=[.G223]*[.I223]" office:value-type="float" office:value="0.759724246799213" calcext:value-type="float">
            <text:p>0.7597242468</text:p>
          </table:table-cell>
          <table:table-cell table:formula="of:=([.K223]*[.V223])/[.$Q$29]" office:value-type="float" office:value="0.723317606494367" calcext:value-type="float">
            <text:p>0.7233176065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.14843038" calcext:value-type="float">
            <text:p>2.14843038</text:p>
          </table:table-cell>
          <table:table-cell office:value-type="float" office:value="49" calcext:value-type="float">
            <text:p>49</text:p>
          </table:table-cell>
          <table:table-cell office:value-type="float" office:value="1.09824356" calcext:value-type="float">
            <text:p>1.09824356</text:p>
          </table:table-cell>
          <table:table-cell office:value-type="float" office:value="42" calcext:value-type="float">
            <text:p>42</text:p>
          </table:table-cell>
          <table:table-cell office:value-type="float" office:value="0.929990834058" calcext:value-type="float">
            <text:p>0.9299908341</text:p>
          </table:table-cell>
          <table:table-cell office:value-type="float" office:value="64" calcext:value-type="float">
            <text:p>64</text:p>
          </table:table-cell>
          <table:table-cell office:value-type="float" office:value="0.867850048772" calcext:value-type="float">
            <text:p>0.8678500488</text:p>
          </table:table-cell>
          <table:table-cell office:value-type="float" office:value="58" calcext:value-type="float">
            <text:p>58</text:p>
          </table:table-cell>
          <table:table-cell office:value-type="float" office:value="1.19211218316" calcext:value-type="float">
            <text:p>1.1921121832</text:p>
          </table:table-cell>
          <table:table-cell office:value-type="float" office:value="1078" calcext:value-type="float">
            <text:p>1078</text:p>
          </table:table-cell>
          <table:table-cell table:number-columns-repeated="7"/>
          <table:table-cell table:formula="of:=[.C224]/[.$R$3]" office:value-type="float" office:value="0.959120705357143" calcext:value-type="float">
            <text:p>0.9591207054</text:p>
          </table:table-cell>
          <table:table-cell/>
          <table:table-cell table:formula="of:=[.G224]*[.I224]" office:value-type="float" office:value="0.807092590694748" calcext:value-type="float">
            <text:p>0.8070925907</text:p>
          </table:table-cell>
          <table:table-cell table:formula="of:=([.K224]*[.V224])/[.$Q$29]" office:value-type="float" office:value="0.851455672836616" calcext:value-type="float">
            <text:p>0.8514556728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54292971" calcext:value-type="float">
            <text:p>2.54292971</text:p>
          </table:table-cell>
          <table:table-cell office:value-type="float" office:value="45" calcext:value-type="float">
            <text:p>45</text:p>
          </table:table-cell>
          <table:table-cell office:value-type="float" office:value="1.04754853" calcext:value-type="float">
            <text:p>1.04754853</text:p>
          </table:table-cell>
          <table:table-cell office:value-type="float" office:value="49" calcext:value-type="float">
            <text:p>49</text:p>
          </table:table-cell>
          <table:table-cell office:value-type="float" office:value="0.927672730299" calcext:value-type="float">
            <text:p>0.9276727303</text:p>
          </table:table-cell>
          <table:table-cell office:value-type="float" office:value="54" calcext:value-type="float">
            <text:p>54</text:p>
          </table:table-cell>
          <table:table-cell office:value-type="float" office:value="0.708311348804" calcext:value-type="float">
            <text:p>0.7083113488</text:p>
          </table:table-cell>
          <table:table-cell office:value-type="float" office:value="61" calcext:value-type="float">
            <text:p>61</text:p>
          </table:table-cell>
          <table:table-cell office:value-type="float" office:value="1.48813347769" calcext:value-type="float">
            <text:p>1.4881334777</text:p>
          </table:table-cell>
          <table:table-cell office:value-type="float" office:value="1091" calcext:value-type="float">
            <text:p>1091</text:p>
          </table:table-cell>
          <table:table-cell table:number-columns-repeated="7"/>
          <table:table-cell table:formula="of:=[.C225]/[.$R$3]" office:value-type="float" office:value="1.13523647767857" calcext:value-type="float">
            <text:p>1.1352364777</text:p>
          </table:table-cell>
          <table:table-cell/>
          <table:table-cell table:formula="of:=[.G225]*[.I225]" office:value-type="float" office:value="0.657081122846774" calcext:value-type="float">
            <text:p>0.6570811228</text:p>
          </table:table-cell>
          <table:table-cell table:formula="of:=([.K225]*[.V225])/[.$Q$29]" office:value-type="float" office:value="0.865331342005681" calcext:value-type="float">
            <text:p>0.865331342</text:p>
          </table:table-cell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94039233" calcext:value-type="float">
            <text:p>1.9403923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07738524" calcext:value-type="float">
            <text:p>1.077385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891820549512" calcext:value-type="float">
            <text:p>0.891820549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0.746967503013" calcext:value-type="float">
            <text:p>0.746967503</text:p>
          </table:table-cell>
          <table:table-cell office:value-type="float" office:value="62" calcext:value-type="float">
            <text:p>62</text:p>
          </table:table-cell>
          <table:table-cell office:value-type="float" office:value="1.28031245052" calcext:value-type="float">
            <text:p>1.2803124505</text:p>
          </table:table-cell>
          <table:table-cell office:value-type="float" office:value="1132" calcext:value-type="float">
            <text:p>1132</text:p>
          </table:table-cell>
          <table:table-cell table:style-name="ce2" table:number-columns-repeated="7"/>
          <table:table-cell table:style-name="ce2" table:formula="of:=[.C226]/[.$R$3]" office:value-type="float" office:value="0.866246575892857" calcext:value-type="float">
            <text:p>0.8662465759</text:p>
          </table:table-cell>
          <table:table-cell table:style-name="ce2"/>
          <table:table-cell table:formula="of:=[.G226]*[.I226]" office:value-type="float" office:value="0.66616096900466" calcext:value-type="float">
            <text:p>0.666160969</text:p>
          </table:table-cell>
          <table:table-cell table:formula="of:=([.K226]*[.V226])/[.$Q$29]" office:value-type="float" office:value="0.754773612979765" calcext:value-type="float">
            <text:p>0.754773613</text:p>
          </table:table-cell>
          <table:table-cell table:style-name="ce2"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3582313" calcext:value-type="float">
            <text:p>2.03582313</text:p>
          </table:table-cell>
          <table:table-cell office:value-type="float" office:value="60" calcext:value-type="float">
            <text:p>60</text:p>
          </table:table-cell>
          <table:table-cell office:value-type="float" office:value="0.93624083" calcext:value-type="float">
            <text:p>0.93624083</text:p>
          </table:table-cell>
          <table:table-cell office:value-type="float" office:value="42" calcext:value-type="float">
            <text:p>42</text:p>
          </table:table-cell>
          <table:table-cell office:value-type="float" office:value="0.895534797221" calcext:value-type="float">
            <text:p>0.8955347972</text:p>
          </table:table-cell>
          <table:table-cell office:value-type="float" office:value="70" calcext:value-type="float">
            <text:p>70</text:p>
          </table:table-cell>
          <table:table-cell office:value-type="float" office:value="0.670988730815" calcext:value-type="float">
            <text:p>0.6709887308</text:p>
          </table:table-cell>
          <table:table-cell office:value-type="float" office:value="54" calcext:value-type="float">
            <text:p>54</text:p>
          </table:table-cell>
          <table:table-cell office:value-type="float" office:value="1.3221301993" calcext:value-type="float">
            <text:p>1.3221301993</text:p>
          </table:table-cell>
          <table:table-cell office:value-type="float" office:value="1061" calcext:value-type="float">
            <text:p>1061</text:p>
          </table:table-cell>
          <table:table-cell table:number-columns-repeated="7"/>
          <table:table-cell table:formula="of:=[.C227]/[.$R$3]" office:value-type="float" office:value="0.908849611607143" calcext:value-type="float">
            <text:p>0.9088496116</text:p>
          </table:table-cell>
          <table:table-cell/>
          <table:table-cell table:formula="of:=[.G227]*[.I227]" office:value-type="float" office:value="0.600893756987987" calcext:value-type="float">
            <text:p>0.600893757</text:p>
          </table:table-cell>
          <table:table-cell table:formula="of:=([.K227]*[.V227])/[.$Q$29]" office:value-type="float" office:value="0.703061754588189" calcext:value-type="float">
            <text:p>0.7030617546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87926984" calcext:value-type="float">
            <text:p>1.87926984</text:p>
          </table:table-cell>
          <table:table-cell office:value-type="float" office:value="60" calcext:value-type="float">
            <text:p>60</text:p>
          </table:table-cell>
          <table:table-cell office:value-type="float" office:value="0.96494949" calcext:value-type="float">
            <text:p>0.96494949</text:p>
          </table:table-cell>
          <table:table-cell office:value-type="float" office:value="62" calcext:value-type="float">
            <text:p>62</text:p>
          </table:table-cell>
          <table:table-cell office:value-type="float" office:value="0.883263801801" calcext:value-type="float">
            <text:p>0.8832638018</text:p>
          </table:table-cell>
          <table:table-cell office:value-type="float" office:value="82" calcext:value-type="float">
            <text:p>82</text:p>
          </table:table-cell>
          <table:table-cell office:value-type="float" office:value="0.662913236209" calcext:value-type="float">
            <text:p>0.6629132362</text:p>
          </table:table-cell>
          <table:table-cell office:value-type="float" office:value="67" calcext:value-type="float">
            <text:p>67</text:p>
          </table:table-cell>
          <table:table-cell office:value-type="float" office:value="1.30968747844" calcext:value-type="float">
            <text:p>1.3096874784</text:p>
          </table:table-cell>
          <table:table-cell office:value-type="float" office:value="1258" calcext:value-type="float">
            <text:p>1258</text:p>
          </table:table-cell>
          <table:table-cell table:number-columns-repeated="7"/>
          <table:table-cell table:formula="of:=[.C228]/[.$R$3]" office:value-type="float" office:value="0.83895975" calcext:value-type="float">
            <text:p>0.83895975</text:p>
          </table:table-cell>
          <table:table-cell/>
          <table:table-cell table:formula="of:=[.G228]*[.I228]" office:value-type="float" office:value="0.585527265278166" calcext:value-type="float">
            <text:p>0.5855272653</text:p>
          </table:table-cell>
          <table:table-cell table:formula="of:=([.K228]*[.V228])/[.$Q$29]" office:value-type="float" office:value="0.678635157185867" calcext:value-type="float">
            <text:p>0.6786351572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92474" calcext:value-type="float">
            <text:p>2.1692474</text:p>
          </table:table-cell>
          <table:table-cell office:value-type="float" office:value="57" calcext:value-type="float">
            <text:p>57</text:p>
          </table:table-cell>
          <table:table-cell office:value-type="float" office:value="1.11575625" calcext:value-type="float">
            <text:p>1.11575625</text:p>
          </table:table-cell>
          <table:table-cell office:value-type="float" office:value="57" calcext:value-type="float">
            <text:p>57</text:p>
          </table:table-cell>
          <table:table-cell office:value-type="float" office:value="0.444838547576" calcext:value-type="float">
            <text:p>0.4448385476</text:p>
          </table:table-cell>
          <table:table-cell office:value-type="float" office:value="28" calcext:value-type="float">
            <text:p>28</text:p>
          </table:table-cell>
          <table:table-cell office:value-type="float" office:value="1.16332384929" calcext:value-type="float">
            <text:p>1.1633238493</text:p>
          </table:table-cell>
          <table:table-cell office:value-type="float" office:value="77" calcext:value-type="float">
            <text:p>77</text:p>
          </table:table-cell>
          <table:table-cell office:value-type="float" office:value="1.53652999446" calcext:value-type="float">
            <text:p>1.5365299945</text:p>
          </table:table-cell>
          <table:table-cell office:value-type="float" office:value="1365" calcext:value-type="float">
            <text:p>1365</text:p>
          </table:table-cell>
          <table:table-cell table:number-columns-repeated="7"/>
          <table:table-cell table:formula="of:=[.C229]/[.$R$3]" office:value-type="float" office:value="0.968414017857143" calcext:value-type="float">
            <text:p>0.9684140179</text:p>
          </table:table-cell>
          <table:table-cell/>
          <table:table-cell table:formula="of:=[.G229]*[.I229]" office:value-type="float" office:value="0.517491291478685" calcext:value-type="float">
            <text:p>0.5174912915</text:p>
          </table:table-cell>
          <table:table-cell table:formula="of:=([.K229]*[.V229])/[.$Q$29]" office:value-type="float" office:value="0.70366450551225" calcext:value-type="float">
            <text:p>0.7036645055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6389946" calcext:value-type="float">
            <text:p>1.96389946</text:p>
          </table:table-cell>
          <table:table-cell office:value-type="float" office:value="59" calcext:value-type="float">
            <text:p>59</text:p>
          </table:table-cell>
          <table:table-cell office:value-type="float" office:value="1.16742358" calcext:value-type="float">
            <text:p>1.16742358</text:p>
          </table:table-cell>
          <table:table-cell office:value-type="float" office:value="55" calcext:value-type="float">
            <text:p>55</text:p>
          </table:table-cell>
          <table:table-cell office:value-type="float" office:value="0.700659543217" calcext:value-type="float">
            <text:p>0.7006595432</text:p>
          </table:table-cell>
          <table:table-cell office:value-type="float" office:value="100" calcext:value-type="float">
            <text:p>100</text:p>
          </table:table-cell>
          <table:table-cell office:value-type="float" office:value="0.858641906897" calcext:value-type="float">
            <text:p>0.8586419069</text:p>
          </table:table-cell>
          <table:table-cell office:value-type="float" office:value="74" calcext:value-type="float">
            <text:p>74</text:p>
          </table:table-cell>
          <table:table-cell office:value-type="float" office:value="1.43663995308" calcext:value-type="float">
            <text:p>1.4366399531</text:p>
          </table:table-cell>
          <table:table-cell office:value-type="float" office:value="1361" calcext:value-type="float">
            <text:p>1361</text:p>
          </table:table-cell>
          <table:table-cell table:number-columns-repeated="7"/>
          <table:table-cell table:formula="of:=[.C230]/[.$R$3]" office:value-type="float" office:value="0.876740830357143" calcext:value-type="float">
            <text:p>0.8767408304</text:p>
          </table:table-cell>
          <table:table-cell/>
          <table:table-cell table:formula="of:=[.G230]*[.I230]" office:value-type="float" office:value="0.601615646273426" calcext:value-type="float">
            <text:p>0.6016156463</text:p>
          </table:table-cell>
          <table:table-cell table:formula="of:=([.K230]*[.V230])/[.$Q$29]" office:value-type="float" office:value="0.764871746756149" calcext:value-type="float">
            <text:p>0.7648717468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0094966" calcext:value-type="float">
            <text:p>2.0094966</text:p>
          </table:table-cell>
          <table:table-cell office:value-type="float" office:value="56" calcext:value-type="float">
            <text:p>56</text:p>
          </table:table-cell>
          <table:table-cell office:value-type="float" office:value="0.98415941" calcext:value-type="float">
            <text:p>0.98415941</text:p>
          </table:table-cell>
          <table:table-cell office:value-type="float" office:value="53" calcext:value-type="float">
            <text:p>53</text:p>
          </table:table-cell>
          <table:table-cell office:value-type="float" office:value="0.8655007145" calcext:value-type="float">
            <text:p>0.8655007145</text:p>
          </table:table-cell>
          <table:table-cell office:value-type="float" office:value="98" calcext:value-type="float">
            <text:p>98</text:p>
          </table:table-cell>
          <table:table-cell office:value-type="float" office:value="0.813448512653" calcext:value-type="float">
            <text:p>0.8134485127</text:p>
          </table:table-cell>
          <table:table-cell office:value-type="float" office:value="79" calcext:value-type="float">
            <text:p>79</text:p>
          </table:table-cell>
          <table:table-cell office:value-type="float" office:value="1.29985731801" calcext:value-type="float">
            <text:p>1.299857318</text:p>
          </table:table-cell>
          <table:table-cell office:value-type="float" office:value="1184" calcext:value-type="float">
            <text:p>1184</text:p>
          </table:table-cell>
          <table:table-cell table:number-columns-repeated="7"/>
          <table:table-cell table:formula="of:=[.C231]/[.$R$3]" office:value-type="float" office:value="0.897096696428571" calcext:value-type="float">
            <text:p>0.8970966964</text:p>
          </table:table-cell>
          <table:table-cell/>
          <table:table-cell table:formula="of:=[.G231]*[.I231]" office:value-type="float" office:value="0.704040268910134" calcext:value-type="float">
            <text:p>0.7040402689</text:p>
          </table:table-cell>
          <table:table-cell table:formula="of:=([.K231]*[.V231])/[.$Q$29]" office:value-type="float" office:value="0.809868934262447" calcext:value-type="float">
            <text:p>0.8098689343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7314403" calcext:value-type="float">
            <text:p>1.7314403</text:p>
          </table:table-cell>
          <table:table-cell office:value-type="float" office:value="58" calcext:value-type="float">
            <text:p>58</text:p>
          </table:table-cell>
          <table:table-cell office:value-type="float" office:value="1.0117473" calcext:value-type="float">
            <text:p>1.0117473</text:p>
          </table:table-cell>
          <table:table-cell office:value-type="float" office:value="48" calcext:value-type="float">
            <text:p>48</text:p>
          </table:table-cell>
          <table:table-cell office:value-type="float" office:value="0.840717967577" calcext:value-type="float">
            <text:p>0.8407179676</text:p>
          </table:table-cell>
          <table:table-cell office:value-type="float" office:value="88" calcext:value-type="float">
            <text:p>88</text:p>
          </table:table-cell>
          <table:table-cell office:value-type="float" office:value="0.723608927359" calcext:value-type="float">
            <text:p>0.7236089274</text:p>
          </table:table-cell>
          <table:table-cell office:value-type="float" office:value="69" calcext:value-type="float">
            <text:p>69</text:p>
          </table:table-cell>
          <table:table-cell office:value-type="float" office:value="1.31547715437" calcext:value-type="float">
            <text:p>1.3154771544</text:p>
          </table:table-cell>
          <table:table-cell office:value-type="float" office:value="1155" calcext:value-type="float">
            <text:p>1155</text:p>
          </table:table-cell>
          <table:table-cell table:number-columns-repeated="7"/>
          <table:table-cell table:formula="of:=[.C232]/[.$R$3]" office:value-type="float" office:value="0.772964419642857" calcext:value-type="float">
            <text:p>0.7729644196</text:p>
          </table:table-cell>
          <table:table-cell/>
          <table:table-cell table:formula="of:=[.G232]*[.I232]" office:value-type="float" office:value="0.608351026729831" calcext:value-type="float">
            <text:p>0.6083510267</text:p>
          </table:table-cell>
          <table:table-cell table:formula="of:=([.K232]*[.V232])/[.$Q$29]" office:value-type="float" office:value="0.708205201327988" calcext:value-type="float">
            <text:p>0.7082052013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05970325" calcext:value-type="float">
            <text:p>2.05970325</text:p>
          </table:table-cell>
          <table:table-cell office:value-type="float" office:value="53" calcext:value-type="float">
            <text:p>53</text:p>
          </table:table-cell>
          <table:table-cell office:value-type="float" office:value="1.11108443" calcext:value-type="float">
            <text:p>1.11108443</text:p>
          </table:table-cell>
          <table:table-cell office:value-type="float" office:value="51" calcext:value-type="float">
            <text:p>51</text:p>
          </table:table-cell>
          <table:table-cell office:value-type="float" office:value="0.904804831564" calcext:value-type="float">
            <text:p>0.9048048316</text:p>
          </table:table-cell>
          <table:table-cell office:value-type="float" office:value="93" calcext:value-type="float">
            <text:p>93</text:p>
          </table:table-cell>
          <table:table-cell office:value-type="float" office:value="0.677496498908" calcext:value-type="float">
            <text:p>0.6774964989</text:p>
          </table:table-cell>
          <table:table-cell office:value-type="float" office:value="60" calcext:value-type="float">
            <text:p>60</text:p>
          </table:table-cell>
          <table:table-cell office:value-type="float" office:value="1.47498282909" calcext:value-type="float">
            <text:p>1.4749828291</text:p>
          </table:table-cell>
          <table:table-cell office:value-type="float" office:value="1237" calcext:value-type="float">
            <text:p>1237</text:p>
          </table:table-cell>
          <table:table-cell table:number-columns-repeated="7"/>
          <table:table-cell table:formula="of:=[.C233]/[.$R$3]" office:value-type="float" office:value="0.919510379464286" calcext:value-type="float">
            <text:p>0.9195103795</text:p>
          </table:table-cell>
          <table:table-cell/>
          <table:table-cell table:formula="of:=[.G233]*[.I233]" office:value-type="float" office:value="0.613002105579653" calcext:value-type="float">
            <text:p>0.6130021056</text:p>
          </table:table-cell>
          <table:table-cell table:formula="of:=([.K233]*[.V233])/[.$Q$29]" office:value-type="float" office:value="0.800148300819471" calcext:value-type="float">
            <text:p>0.8001483008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99313736" calcext:value-type="float">
            <text:p>1.99313736</text:p>
          </table:table-cell>
          <table:table-cell office:value-type="float" office:value="47" calcext:value-type="float">
            <text:p>47</text:p>
          </table:table-cell>
          <table:table-cell office:value-type="float" office:value="1.02799028" calcext:value-type="float">
            <text:p>1.02799028</text:p>
          </table:table-cell>
          <table:table-cell office:value-type="float" office:value="61" calcext:value-type="float">
            <text:p>61</text:p>
          </table:table-cell>
          <table:table-cell office:value-type="float" office:value="0.945307625843" calcext:value-type="float">
            <text:p>0.9453076258</text:p>
          </table:table-cell>
          <table:table-cell office:value-type="float" office:value="88" calcext:value-type="float">
            <text:p>88</text:p>
          </table:table-cell>
          <table:table-cell office:value-type="float" office:value="0.722543461646" calcext:value-type="float">
            <text:p>0.7225434616</text:p>
          </table:table-cell>
          <table:table-cell office:value-type="float" office:value="64" calcext:value-type="float">
            <text:p>64</text:p>
          </table:table-cell>
          <table:table-cell office:value-type="float" office:value="1.34938001306" calcext:value-type="float">
            <text:p>1.3493800131</text:p>
          </table:table-cell>
          <table:table-cell office:value-type="float" office:value="1212" calcext:value-type="float">
            <text:p>1212</text:p>
          </table:table-cell>
          <table:table-cell table:number-columns-repeated="7"/>
          <table:table-cell table:formula="of:=[.C234]/[.$R$3]" office:value-type="float" office:value="0.889793464285714" calcext:value-type="float">
            <text:p>0.8897934643</text:p>
          </table:table-cell>
          <table:table-cell/>
          <table:table-cell table:formula="of:=[.G234]*[.I234]" office:value-type="float" office:value="0.683025844296963" calcext:value-type="float">
            <text:p>0.6830258443</text:p>
          </table:table-cell>
          <table:table-cell table:formula="of:=([.K234]*[.V234])/[.$Q$29]" office:value-type="float" office:value="0.815629577608631" calcext:value-type="float">
            <text:p>0.8156295776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98954519" calcext:value-type="float">
            <text:p>1.98954519</text:p>
          </table:table-cell>
          <table:table-cell office:value-type="float" office:value="56" calcext:value-type="float">
            <text:p>56</text:p>
          </table:table-cell>
          <table:table-cell office:value-type="float" office:value="1.02070217" calcext:value-type="float">
            <text:p>1.02070217</text:p>
          </table:table-cell>
          <table:table-cell office:value-type="float" office:value="51" calcext:value-type="float">
            <text:p>51</text:p>
          </table:table-cell>
          <table:table-cell office:value-type="float" office:value="0.532063216292" calcext:value-type="float">
            <text:p>0.5320632163</text:p>
          </table:table-cell>
          <table:table-cell office:value-type="float" office:value="64" calcext:value-type="float">
            <text:p>64</text:p>
          </table:table-cell>
          <table:table-cell office:value-type="float" office:value="1.22048353038" calcext:value-type="float">
            <text:p>1.2204835304</text:p>
          </table:table-cell>
          <table:table-cell office:value-type="float" office:value="75" calcext:value-type="float">
            <text:p>75</text:p>
          </table:table-cell>
          <table:table-cell office:value-type="float" office:value="1.3215601793" calcext:value-type="float">
            <text:p>1.3215601793</text:p>
          </table:table-cell>
          <table:table-cell office:value-type="float" office:value="1149" calcext:value-type="float">
            <text:p>1149</text:p>
          </table:table-cell>
          <table:table-cell table:number-columns-repeated="7"/>
          <table:table-cell table:formula="of:=[.C235]/[.$R$3]" office:value-type="float" office:value="0.888189816964286" calcext:value-type="float">
            <text:p>0.888189817</text:p>
          </table:table-cell>
          <table:table-cell/>
          <table:table-cell table:formula="of:=[.G235]*[.I235]" office:value-type="float" office:value="0.649374392605398" calcext:value-type="float">
            <text:p>0.6493743926</text:p>
          </table:table-cell>
          <table:table-cell table:formula="of:=([.K235]*[.V235])/[.$Q$29]" office:value-type="float" office:value="0.759457821880016" calcext:value-type="float">
            <text:p>0.7594578219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6220408" calcext:value-type="float">
            <text:p>1.86220408</text:p>
          </table:table-cell>
          <table:table-cell office:value-type="float" office:value="60" calcext:value-type="float">
            <text:p>60</text:p>
          </table:table-cell>
          <table:table-cell office:value-type="float" office:value="1.14935748" calcext:value-type="float">
            <text:p>1.14935748</text:p>
          </table:table-cell>
          <table:table-cell office:value-type="float" office:value="42" calcext:value-type="float">
            <text:p>42</text:p>
          </table:table-cell>
          <table:table-cell office:value-type="float" office:value="0.935929867498" calcext:value-type="float">
            <text:p>0.9359298675</text:p>
          </table:table-cell>
          <table:table-cell office:value-type="float" office:value="76" calcext:value-type="float">
            <text:p>76</text:p>
          </table:table-cell>
          <table:table-cell office:value-type="float" office:value="0.796597660132" calcext:value-type="float">
            <text:p>0.7965976601</text:p>
          </table:table-cell>
          <table:table-cell office:value-type="float" office:value="52" calcext:value-type="float">
            <text:p>52</text:p>
          </table:table-cell>
          <table:table-cell office:value-type="float" office:value="1.26022633563" calcext:value-type="float">
            <text:p>1.2602263356</text:p>
          </table:table-cell>
          <table:table-cell office:value-type="float" office:value="1128" calcext:value-type="float">
            <text:p>1128</text:p>
          </table:table-cell>
          <table:table-cell table:number-columns-repeated="7"/>
          <table:table-cell table:formula="of:=[.C236]/[.$R$3]" office:value-type="float" office:value="0.831341107142857" calcext:value-type="float">
            <text:p>0.8313411071</text:p>
          </table:table-cell>
          <table:table-cell/>
          <table:table-cell table:formula="of:=[.G236]*[.I236]" office:value-type="float" office:value="0.74555954249656" calcext:value-type="float">
            <text:p>0.7455595425</text:p>
          </table:table-cell>
          <table:table-cell table:formula="of:=([.K236]*[.V236])/[.$Q$29]" office:value-type="float" office:value="0.83148121259683" calcext:value-type="float">
            <text:p>0.8314812126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91912223" calcext:value-type="float">
            <text:p>1.91912223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.04699105" calcext:value-type="float">
            <text:p>1.04699105</text:p>
          </table:table-cell>
          <table:table-cell office:value-type="float" office:value="47" calcext:value-type="float">
            <text:p>47</text:p>
          </table:table-cell>
          <table:table-cell office:value-type="float" office:value="0.436618742434" calcext:value-type="float">
            <text:p>0.4366187424</text:p>
          </table:table-cell>
          <table:table-cell office:value-type="float" office:value="28" calcext:value-type="float">
            <text:p>28</text:p>
          </table:table-cell>
          <table:table-cell office:value-type="float" office:value="1.24245197913" calcext:value-type="float">
            <text:p>1.2424519791</text:p>
          </table:table-cell>
          <table:table-cell office:value-type="float" office:value="62" calcext:value-type="float">
            <text:p>62</text:p>
          </table:table-cell>
          <table:table-cell office:value-type="float" office:value="1.45526458527" calcext:value-type="float">
            <text:p>1.4552645853</text:p>
          </table:table-cell>
          <table:table-cell office:value-type="float" office:value="1128" calcext:value-type="float">
            <text:p>1128</text:p>
          </table:table-cell>
          <table:table-cell table:number-columns-repeated="7"/>
          <table:table-cell table:formula="of:=[.C237]/[.$R$3]" office:value-type="float" office:value="0.856750995535714" calcext:value-type="float">
            <text:p>0.8567509955</text:p>
          </table:table-cell>
          <table:table-cell/>
          <table:table-cell table:formula="of:=[.G237]*[.I237]" office:value-type="float" office:value="0.542477820662375" calcext:value-type="float">
            <text:p>0.5424778207</text:p>
          </table:table-cell>
          <table:table-cell table:formula="of:=([.K237]*[.V237])/[.$Q$29]" office:value-type="float" office:value="0.698627221862305" calcext:value-type="float">
            <text:p>0.6986272219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.16115693" calcext:value-type="float">
            <text:p>2.16115693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0.99252826" calcext:value-type="float">
            <text:p>0.99252826</text:p>
          </table:table-cell>
          <table:table-cell office:value-type="float" office:value="43" calcext:value-type="float">
            <text:p>43</text:p>
          </table:table-cell>
          <table:table-cell office:value-type="float" office:value="0.607000498526" calcext:value-type="float">
            <text:p>0.6070004985</text:p>
          </table:table-cell>
          <table:table-cell office:value-type="float" office:value="58" calcext:value-type="float">
            <text:p>58</text:p>
          </table:table-cell>
          <table:table-cell office:value-type="float" office:value="1.22856344298" calcext:value-type="float">
            <text:p>1.228563443</text:p>
          </table:table-cell>
          <table:table-cell office:value-type="float" office:value="59" calcext:value-type="float">
            <text:p>59</text:p>
          </table:table-cell>
          <table:table-cell office:value-type="float" office:value="1.24085791513" calcext:value-type="float">
            <text:p>1.2408579151</text:p>
          </table:table-cell>
          <table:table-cell office:value-type="float" office:value="1054" calcext:value-type="float">
            <text:p>1054</text:p>
          </table:table-cell>
          <table:table-cell table:number-columns-repeated="7"/>
          <table:table-cell table:formula="of:=[.C238]/[.$R$3]" office:value-type="float" office:value="0.964802200892857" calcext:value-type="float">
            <text:p>0.9648022009</text:p>
          </table:table-cell>
          <table:table-cell/>
          <table:table-cell table:formula="of:=[.G238]*[.I238]" office:value-type="float" office:value="0.745738622359679" calcext:value-type="float">
            <text:p>0.7457386224</text:p>
          </table:table-cell>
          <table:table-cell table:formula="of:=([.K238]*[.V238])/[.$Q$29]" office:value-type="float" office:value="0.818898824931991" calcext:value-type="float">
            <text:p>0.8188988249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.03818889" calcext:value-type="float">
            <text:p>2.03818889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0.87813768" calcext:value-type="float">
            <text:p>0.87813768</text:p>
          </table:table-cell>
          <table:table-cell office:value-type="float" office:value="43" calcext:value-type="float">
            <text:p>43</text:p>
          </table:table-cell>
          <table:table-cell office:value-type="float" office:value="0.906054184601" calcext:value-type="float">
            <text:p>0.9060541846</text:p>
          </table:table-cell>
          <table:table-cell office:value-type="float" office:value="54" calcext:value-type="float">
            <text:p>54</text:p>
          </table:table-cell>
          <table:table-cell office:value-type="float" office:value="0.652076152368" calcext:value-type="float">
            <text:p>0.6520761524</text:p>
          </table:table-cell>
          <table:table-cell office:value-type="float" office:value="39" calcext:value-type="float">
            <text:p>39</text:p>
          </table:table-cell>
          <table:table-cell office:value-type="float" office:value="1.08827550736" calcext:value-type="float">
            <text:p>1.0882755074</text:p>
          </table:table-cell>
          <table:table-cell office:value-type="float" office:value="993" calcext:value-type="float">
            <text:p>993</text:p>
          </table:table-cell>
          <table:table-cell table:number-columns-repeated="7"/>
          <table:table-cell table:formula="of:=[.C239]/[.$R$3]" office:value-type="float" office:value="0.909905754464286" calcext:value-type="float">
            <text:p>0.9099057545</text:p>
          </table:table-cell>
          <table:table-cell/>
          <table:table-cell table:formula="of:=[.G239]*[.I239]" office:value-type="float" office:value="0.590816326531546" calcext:value-type="float">
            <text:p>0.5908163265</text:p>
          </table:table-cell>
          <table:table-cell table:formula="of:=([.K239]*[.V239])/[.$Q$29]" office:value-type="float" office:value="0.569000829657247" calcext:value-type="float">
            <text:p>0.5690008297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15644385" calcext:value-type="float">
            <text:p>2.15644385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1.0555679" calcext:value-type="float">
            <text:p>1.0555679</text:p>
          </table:table-cell>
          <table:table-cell office:value-type="float" office:value="34" calcext:value-type="float">
            <text:p>34</text:p>
          </table:table-cell>
          <table:table-cell office:value-type="float" office:value="1.02534910893" calcext:value-type="float">
            <text:p>1.0253491089</text:p>
          </table:table-cell>
          <table:table-cell office:value-type="float" office:value="57" calcext:value-type="float">
            <text:p>57</text:p>
          </table:table-cell>
          <table:table-cell office:value-type="float" office:value="0.802657629638" calcext:value-type="float">
            <text:p>0.8026576296</text:p>
          </table:table-cell>
          <table:table-cell office:value-type="float" office:value="47" calcext:value-type="float">
            <text:p>47</text:p>
          </table:table-cell>
          <table:table-cell office:value-type="float" office:value="1.30605871326" calcext:value-type="float">
            <text:p>1.3060587133</text:p>
          </table:table-cell>
          <table:table-cell office:value-type="float" office:value="896" calcext:value-type="float">
            <text:p>896</text:p>
          </table:table-cell>
          <table:table-cell table:number-columns-repeated="7"/>
          <table:table-cell table:formula="of:=[.C240]/[.$R$3]" office:value-type="float" office:value="0.962698147321428" calcext:value-type="float">
            <text:p>0.9626981473</text:p>
          </table:table-cell>
          <table:table-cell/>
          <table:table-cell table:formula="of:=[.G240]*[.I240]" office:value-type="float" office:value="0.823004285325189" calcext:value-type="float">
            <text:p>0.8230042853</text:p>
          </table:table-cell>
          <table:table-cell table:formula="of:=([.K240]*[.V240])/[.$Q$29]" office:value-type="float" office:value="0.951231785751577" calcext:value-type="float">
            <text:p>0.9512317858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60073469" calcext:value-type="float">
            <text:p>1.60073469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0.89215081" calcext:value-type="float">
            <text:p>0.89215081</text:p>
          </table:table-cell>
          <table:table-cell office:value-type="float" office:value="45" calcext:value-type="float">
            <text:p>45</text:p>
          </table:table-cell>
          <table:table-cell office:value-type="float" office:value="0.937896332476" calcext:value-type="float">
            <text:p>0.9378963325</text:p>
          </table:table-cell>
          <table:table-cell office:value-type="float" office:value="52" calcext:value-type="float">
            <text:p>52</text:p>
          </table:table-cell>
          <table:table-cell office:value-type="float" office:value="0.422705535208" calcext:value-type="float">
            <text:p>0.4227055352</text:p>
          </table:table-cell>
          <table:table-cell office:value-type="float" office:value="11" calcext:value-type="float">
            <text:p>11</text:p>
          </table:table-cell>
          <table:table-cell office:value-type="float" office:value="1.18511761489" calcext:value-type="float">
            <text:p>1.1851176149</text:p>
          </table:table-cell>
          <table:table-cell office:value-type="float" office:value="1544" calcext:value-type="float">
            <text:p>1544</text:p>
          </table:table-cell>
          <table:table-cell table:number-columns-repeated="7"/>
          <table:table-cell table:formula="of:=[.C241]/[.$R$3]" office:value-type="float" office:value="0.714613700892857" calcext:value-type="float">
            <text:p>0.7146137009</text:p>
          </table:table-cell>
          <table:table-cell/>
          <table:table-cell table:formula="of:=[.G241]*[.I241]" office:value-type="float" office:value="0.396453971188888" calcext:value-type="float">
            <text:p>0.3964539712</text:p>
          </table:table-cell>
          <table:table-cell table:formula="of:=([.K241]*[.V241])/[.$Q$29]" office:value-type="float" office:value="0.415791667919508" calcext:value-type="float">
            <text:p>0.4157916679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.0064263" calcext:value-type="float">
            <text:p>2.0064263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0.9082497" calcext:value-type="float">
            <text:p>0.9082497</text:p>
          </table:table-cell>
          <table:table-cell office:value-type="float" office:value="37" calcext:value-type="float">
            <text:p>37</text:p>
          </table:table-cell>
          <table:table-cell office:value-type="float" office:value="1.03592111343" calcext:value-type="float">
            <text:p>1.0359211134</text:p>
          </table:table-cell>
          <table:table-cell office:value-type="float" office:value="51" calcext:value-type="float">
            <text:p>51</text:p>
          </table:table-cell>
          <table:table-cell office:value-type="float" office:value="0.495805169088" calcext:value-type="float">
            <text:p>0.4958051691</text:p>
          </table:table-cell>
          <table:table-cell office:value-type="float" office:value="31" calcext:value-type="float">
            <text:p>31</text:p>
          </table:table-cell>
          <table:table-cell office:value-type="float" office:value="1.27557604291" calcext:value-type="float">
            <text:p>1.2755760429</text:p>
          </table:table-cell>
          <table:table-cell office:value-type="float" office:value="1177" calcext:value-type="float">
            <text:p>1177</text:p>
          </table:table-cell>
          <table:table-cell table:number-columns-repeated="7"/>
          <table:table-cell table:formula="of:=[.C242]/[.$R$3]" office:value-type="float" office:value="0.895726026785714" calcext:value-type="float">
            <text:p>0.8957260268</text:p>
          </table:table-cell>
          <table:table-cell/>
          <table:table-cell table:formula="of:=[.G242]*[.I242]" office:value-type="float" office:value="0.51361504280599" calcext:value-type="float">
            <text:p>0.5136150428</text:p>
          </table:table-cell>
          <table:table-cell table:formula="of:=([.K242]*[.V242])/[.$Q$29]" office:value-type="float" office:value="0.579783224673907" calcext:value-type="float">
            <text:p>0.5797832247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08397818" calcext:value-type="float">
            <text:p>2.08397818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1.17990581" calcext:value-type="float">
            <text:p>1.17990581</text:p>
          </table:table-cell>
          <table:table-cell office:value-type="float" office:value="30" calcext:value-type="float">
            <text:p>30</text:p>
          </table:table-cell>
          <table:table-cell office:value-type="float" office:value="0.890396397507" calcext:value-type="float">
            <text:p>0.8903963975</text:p>
          </table:table-cell>
          <table:table-cell office:value-type="float" office:value="46" calcext:value-type="float">
            <text:p>46</text:p>
          </table:table-cell>
          <table:table-cell office:value-type="float" office:value="1.15662668716" calcext:value-type="float">
            <text:p>1.1566266872</text:p>
          </table:table-cell>
          <table:table-cell office:value-type="float" office:value="49" calcext:value-type="float">
            <text:p>49</text:p>
          </table:table-cell>
          <table:table-cell office:value-type="float" office:value="0.994643367522" calcext:value-type="float">
            <text:p>0.9946433675</text:p>
          </table:table-cell>
          <table:table-cell office:value-type="float" office:value="810" calcext:value-type="float">
            <text:p>810</text:p>
          </table:table-cell>
          <table:table-cell table:number-columns-repeated="7"/>
          <table:table-cell table:formula="of:=[.C243]/[.$R$3]" office:value-type="float" office:value="0.930347401785714" calcext:value-type="float">
            <text:p>0.9303474018</text:p>
          </table:table-cell>
          <table:table-cell/>
          <table:table-cell table:formula="of:=[.G243]*[.I243]" office:value-type="float" office:value="1.02985623550772" calcext:value-type="float">
            <text:p>1.0298562355</text:p>
          </table:table-cell>
          <table:table-cell table:formula="of:=([.K243]*[.V243])/[.$Q$29]" office:value-type="float" office:value="0.906495286857459" calcext:value-type="float">
            <text:p>0.9064952869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.99437966" calcext:value-type="float">
            <text:p>1.99437966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1.07025914" calcext:value-type="float">
            <text:p>1.07025914</text:p>
          </table:table-cell>
          <table:table-cell office:value-type="float" office:value="41" calcext:value-type="float">
            <text:p>41</text:p>
          </table:table-cell>
          <table:table-cell office:value-type="float" office:value="1.17233966349" calcext:value-type="float">
            <text:p>1.1723396635</text:p>
          </table:table-cell>
          <table:table-cell office:value-type="float" office:value="48" calcext:value-type="float">
            <text:p>48</text:p>
          </table:table-cell>
          <table:table-cell office:value-type="float" office:value="0.788955949931" calcext:value-type="float">
            <text:p>0.7889559499</text:p>
          </table:table-cell>
          <table:table-cell office:value-type="float" office:value="44" calcext:value-type="float">
            <text:p>44</text:p>
          </table:table-cell>
          <table:table-cell office:value-type="float" office:value="1.10121938329" calcext:value-type="float">
            <text:p>1.1012193833</text:p>
          </table:table-cell>
          <table:table-cell office:value-type="float" office:value="871" calcext:value-type="float">
            <text:p>871</text:p>
          </table:table-cell>
          <table:table-cell table:number-columns-repeated="7"/>
          <table:table-cell table:formula="of:=[.C244]/[.$R$3]" office:value-type="float" office:value="0.8903480625" calcext:value-type="float">
            <text:p>0.8903480625</text:p>
          </table:table-cell>
          <table:table-cell/>
          <table:table-cell table:formula="of:=[.G244]*[.I244]" office:value-type="float" office:value="0.924924352850542" calcext:value-type="float">
            <text:p>0.9249243529</text:p>
          </table:table-cell>
          <table:table-cell table:formula="of:=([.K244]*[.V244])/[.$Q$29]" office:value-type="float" office:value="0.90136692516458" calcext:value-type="float">
            <text:p>0.9013669252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2631658" calcext:value-type="float">
            <text:p>2.2631658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.82942694" calcext:value-type="float">
            <text:p>0.82942694</text:p>
          </table:table-cell>
          <table:table-cell office:value-type="float" office:value="38" calcext:value-type="float">
            <text:p>38</text:p>
          </table:table-cell>
          <table:table-cell office:value-type="float" office:value="1.1892018965" calcext:value-type="float">
            <text:p>1.1892018965</text:p>
          </table:table-cell>
          <table:table-cell office:value-type="float" office:value="45" calcext:value-type="float">
            <text:p>45</text:p>
          </table:table-cell>
          <table:table-cell office:value-type="float" office:value="0.583398832289" calcext:value-type="float">
            <text:p>0.5833988323</text:p>
          </table:table-cell>
          <table:table-cell office:value-type="float" office:value="31" calcext:value-type="float">
            <text:p>31</text:p>
          </table:table-cell>
          <table:table-cell office:value-type="float" office:value="1.24413588783" calcext:value-type="float">
            <text:p>1.2441358878</text:p>
          </table:table-cell>
          <table:table-cell office:value-type="float" office:value="1007" calcext:value-type="float">
            <text:p>1007</text:p>
          </table:table-cell>
          <table:table-cell table:number-columns-repeated="7"/>
          <table:table-cell table:formula="of:=[.C245]/[.$R$3]" office:value-type="float" office:value="1.010341875" calcext:value-type="float">
            <text:p>1.010341875</text:p>
          </table:table-cell>
          <table:table-cell/>
          <table:table-cell table:formula="of:=[.G245]*[.I245]" office:value-type="float" office:value="0.693778997773964" calcext:value-type="float">
            <text:p>0.6937789978</text:p>
          </table:table-cell>
          <table:table-cell table:formula="of:=([.K245]*[.V245])/[.$Q$29]" office:value-type="float" office:value="0.763854291463114" calcext:value-type="float">
            <text:p>0.7638542915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.79697052" calcext:value-type="float">
            <text:p>1.7969705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0.93598628" calcext:value-type="float">
            <text:p>0.93598628</text:p>
          </table:table-cell>
          <table:table-cell office:value-type="float" office:value="28" calcext:value-type="float">
            <text:p>28</text:p>
          </table:table-cell>
          <table:table-cell office:value-type="float" office:value="0.634657022074" calcext:value-type="float">
            <text:p>0.6346570221</text:p>
          </table:table-cell>
          <table:table-cell office:value-type="float" office:value="14" calcext:value-type="float">
            <text:p>14</text:p>
          </table:table-cell>
          <table:table-cell office:value-type="float" office:value="1.01036559329" calcext:value-type="float">
            <text:p>1.0103655933</text:p>
          </table:table-cell>
          <table:table-cell office:value-type="float" office:value="31" calcext:value-type="float">
            <text:p>31</text:p>
          </table:table-cell>
          <table:table-cell office:value-type="float" office:value="1.11630373428" calcext:value-type="float">
            <text:p>1.1163037343</text:p>
          </table:table-cell>
          <table:table-cell office:value-type="float" office:value="884" calcext:value-type="float">
            <text:p>884</text:p>
          </table:table-cell>
          <table:table-cell table:number-columns-repeated="7"/>
          <table:table-cell table:formula="of:=[.C246]/[.$R$3]" office:value-type="float" office:value="0.802218982142857" calcext:value-type="float">
            <text:p>0.8022189821</text:p>
          </table:table-cell>
          <table:table-cell/>
          <table:table-cell table:formula="of:=[.G246]*[.I246]" office:value-type="float" office:value="0.641235618643462" calcext:value-type="float">
            <text:p>0.6412356186</text:p>
          </table:table-cell>
          <table:table-cell table:formula="of:=([.K246]*[.V246])/[.$Q$29]" office:value-type="float" office:value="0.633463465172604" calcext:value-type="float">
            <text:p>0.6334634652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.85574733" calcext:value-type="float">
            <text:p>1.85574733</text:p>
          </table:table-cell>
          <table:table-cell office:value-type="float" office:value="35" calcext:value-type="float">
            <text:p>35</text:p>
          </table:table-cell>
          <table:table-cell office:value-type="float" office:value="1.1026782" calcext:value-type="float">
            <text:p>1.1026782</text:p>
          </table:table-cell>
          <table:table-cell office:value-type="float" office:value="34" calcext:value-type="float">
            <text:p>34</text:p>
          </table:table-cell>
          <table:table-cell office:value-type="float" office:value="0.758123075646" calcext:value-type="float">
            <text:p>0.7581230756</text:p>
          </table:table-cell>
          <table:table-cell office:value-type="float" office:value="27" calcext:value-type="float">
            <text:p>27</text:p>
          </table:table-cell>
          <table:table-cell office:value-type="float" office:value="0.897822362516" calcext:value-type="float">
            <text:p>0.8978223625</text:p>
          </table:table-cell>
          <table:table-cell office:value-type="float" office:value="37" calcext:value-type="float">
            <text:p>37</text:p>
          </table:table-cell>
          <table:table-cell office:value-type="float" office:value="1.21912653014" calcext:value-type="float">
            <text:p>1.2191265301</text:p>
          </table:table-cell>
          <table:table-cell office:value-type="float" office:value="907" calcext:value-type="float">
            <text:p>907</text:p>
          </table:table-cell>
          <table:table-cell table:number-columns-repeated="7"/>
          <table:table-cell table:formula="of:=[.C247]/[.$R$3]" office:value-type="float" office:value="0.828458629464286" calcext:value-type="float">
            <text:p>0.8284586295</text:p>
          </table:table-cell>
          <table:table-cell/>
          <table:table-cell table:formula="of:=[.G247]*[.I247]" office:value-type="float" office:value="0.680659850854388" calcext:value-type="float">
            <text:p>0.6806598509</text:p>
          </table:table-cell>
          <table:table-cell table:formula="of:=([.K247]*[.V247])/[.$Q$29]" office:value-type="float" office:value="0.73434555944931" calcext:value-type="float">
            <text:p>0.7343455594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.95506784" calcext:value-type="float">
            <text:p>1.95506784</text:p>
          </table:table-cell>
          <table:table-cell office:value-type="float" office:value="37" calcext:value-type="float">
            <text:p>37</text:p>
          </table:table-cell>
          <table:table-cell office:value-type="float" office:value="1.19118994" calcext:value-type="float">
            <text:p>1.19118994</text:p>
          </table:table-cell>
          <table:table-cell office:value-type="float" office:value="25" calcext:value-type="float">
            <text:p>25</text:p>
          </table:table-cell>
          <table:table-cell office:value-type="float" office:value="1.05805271975" calcext:value-type="float">
            <text:p>1.0580527198</text:p>
          </table:table-cell>
          <table:table-cell office:value-type="float" office:value="48" calcext:value-type="float">
            <text:p>48</text:p>
          </table:table-cell>
          <table:table-cell office:value-type="float" office:value="0.988844167209" calcext:value-type="float">
            <text:p>0.9888441672</text:p>
          </table:table-cell>
          <table:table-cell office:value-type="float" office:value="46" calcext:value-type="float">
            <text:p>46</text:p>
          </table:table-cell>
          <table:table-cell office:value-type="float" office:value="1.04330454233" calcext:value-type="float">
            <text:p>1.0433045423</text:p>
          </table:table-cell>
          <table:table-cell office:value-type="float" office:value="789" calcext:value-type="float">
            <text:p>789</text:p>
          </table:table-cell>
          <table:table-cell table:number-columns-repeated="7"/>
          <table:table-cell table:formula="of:=[.C248]/[.$R$3]" office:value-type="float" office:value="0.872798142857143" calcext:value-type="float">
            <text:p>0.8727981429</text:p>
          </table:table-cell>
          <table:table-cell/>
          <table:table-cell table:formula="of:=[.G248]*[.I248]" office:value-type="float" office:value="1.04624926052441" calcext:value-type="float">
            <text:p>1.0462492605</text:p>
          </table:table-cell>
          <table:table-cell table:formula="of:=([.K248]*[.V248])/[.$Q$29]" office:value-type="float" office:value="0.965979297269483" calcext:value-type="float">
            <text:p>0.9659792973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.8487794" calcext:value-type="float">
            <text:p>1.8487794</text:p>
          </table:table-cell>
          <table:table-cell office:value-type="float" office:value="28" calcext:value-type="float">
            <text:p>28</text:p>
          </table:table-cell>
          <table:table-cell office:value-type="float" office:value="0.96734032" calcext:value-type="float">
            <text:p>0.96734032</text:p>
          </table:table-cell>
          <table:table-cell office:value-type="float" office:value="38" calcext:value-type="float">
            <text:p>38</text:p>
          </table:table-cell>
          <table:table-cell office:value-type="float" office:value="0.965292455346" calcext:value-type="float">
            <text:p>0.9652924553</text:p>
          </table:table-cell>
          <table:table-cell office:value-type="float" office:value="35" calcext:value-type="float">
            <text:p>35</text:p>
          </table:table-cell>
          <table:table-cell office:value-type="float" office:value="0.714673934356" calcext:value-type="float">
            <text:p>0.7146739344</text:p>
          </table:table-cell>
          <table:table-cell office:value-type="float" office:value="44" calcext:value-type="float">
            <text:p>44</text:p>
          </table:table-cell>
          <table:table-cell office:value-type="float" office:value="1.15873525239" calcext:value-type="float">
            <text:p>1.1587352524</text:p>
          </table:table-cell>
          <table:table-cell office:value-type="float" office:value="940" calcext:value-type="float">
            <text:p>940</text:p>
          </table:table-cell>
          <table:table-cell table:number-columns-repeated="7"/>
          <table:table-cell table:formula="of:=[.C249]/[.$R$3]" office:value-type="float" office:value="0.825347946428571" calcext:value-type="float">
            <text:p>0.8253479464</text:p>
          </table:table-cell>
          <table:table-cell/>
          <table:table-cell table:formula="of:=[.G249]*[.I249]" office:value-type="float" office:value="0.689869356866289" calcext:value-type="float">
            <text:p>0.6898693569</text:p>
          </table:table-cell>
          <table:table-cell table:formula="of:=([.K249]*[.V249])/[.$Q$29]" office:value-type="float" office:value="0.707412339242997" calcext:value-type="float">
            <text:p>0.7074123392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78511812" calcext:value-type="float">
            <text:p>1.78511812</text:p>
          </table:table-cell>
          <table:table-cell office:value-type="float" office:value="44" calcext:value-type="float">
            <text:p>44</text:p>
          </table:table-cell>
          <table:table-cell office:value-type="float" office:value="1.16334458" calcext:value-type="float">
            <text:p>1.16334458</text:p>
          </table:table-cell>
          <table:table-cell office:value-type="float" office:value="34" calcext:value-type="float">
            <text:p>34</text:p>
          </table:table-cell>
          <table:table-cell office:value-type="float" office:value="0.916857882863" calcext:value-type="float">
            <text:p>0.9168578829</text:p>
          </table:table-cell>
          <table:table-cell office:value-type="float" office:value="34" calcext:value-type="float">
            <text:p>34</text:p>
          </table:table-cell>
          <table:table-cell office:value-type="float" office:value="0.667353501745" calcext:value-type="float">
            <text:p>0.6673535017</text:p>
          </table:table-cell>
          <table:table-cell office:value-type="float" office:value="40" calcext:value-type="float">
            <text:p>40</text:p>
          </table:table-cell>
          <table:table-cell office:value-type="float" office:value="1.44508224779" calcext:value-type="float">
            <text:p>1.4450822478</text:p>
          </table:table-cell>
          <table:table-cell office:value-type="float" office:value="926" calcext:value-type="float">
            <text:p>926</text:p>
          </table:table-cell>
          <table:table-cell table:number-columns-repeated="7"/>
          <table:table-cell table:formula="of:=[.C250]/[.$R$3]" office:value-type="float" office:value="0.796927732142857" calcext:value-type="float">
            <text:p>0.7969277321</text:p>
          </table:table-cell>
          <table:table-cell/>
          <table:table-cell table:formula="of:=[.G250]*[.I250]" office:value-type="float" office:value="0.61186831873113" calcext:value-type="float">
            <text:p>0.6118683187</text:p>
          </table:table-cell>
          <table:table-cell table:formula="of:=([.K250]*[.V250])/[.$Q$29]" office:value-type="float" office:value="0.782477916268557" calcext:value-type="float">
            <text:p>0.7824779163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33284905" calcext:value-type="float">
            <text:p>1.33284905</text:p>
          </table:table-cell>
          <table:table-cell office:value-type="float" office:value="37" calcext:value-type="float">
            <text:p>37</text:p>
          </table:table-cell>
          <table:table-cell office:value-type="float" office:value="0.84085454" calcext:value-type="float">
            <text:p>0.84085454</text:p>
          </table:table-cell>
          <table:table-cell office:value-type="float" office:value="27" calcext:value-type="float">
            <text:p>27</text:p>
          </table:table-cell>
          <table:table-cell office:value-type="float" office:value="0.436641396314" calcext:value-type="float">
            <text:p>0.4366413963</text:p>
          </table:table-cell>
          <table:table-cell office:value-type="float" office:value="9" calcext:value-type="float">
            <text:p>9</text:p>
          </table:table-cell>
          <table:table-cell office:value-type="float" office:value="0.864656786437" calcext:value-type="float">
            <text:p>0.8646567864</text:p>
          </table:table-cell>
          <table:table-cell office:value-type="float" office:value="60" calcext:value-type="float">
            <text:p>60</text:p>
          </table:table-cell>
          <table:table-cell office:value-type="float" office:value="1.09489310867" calcext:value-type="float">
            <text:p>1.0948931087</text:p>
          </table:table-cell>
          <table:table-cell office:value-type="float" office:value="1465" calcext:value-type="float">
            <text:p>1465</text:p>
          </table:table-cell>
          <table:table-cell table:number-columns-repeated="7"/>
          <table:table-cell table:formula="of:=[.C251]/[.$R$3]" office:value-type="float" office:value="0.595021897321429" calcext:value-type="float">
            <text:p>0.5950218973</text:p>
          </table:table-cell>
          <table:table-cell/>
          <table:table-cell table:formula="of:=[.G251]*[.I251]" office:value-type="float" office:value="0.377544946562228" calcext:value-type="float">
            <text:p>0.3775449466</text:p>
          </table:table-cell>
          <table:table-cell table:formula="of:=([.K251]*[.V251])/[.$Q$29]" office:value-type="float" office:value="0.365815363012537" calcext:value-type="float">
            <text:p>0.365815363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.10637977" calcext:value-type="float">
            <text:p>2.10637977</text:p>
          </table:table-cell>
          <table:table-cell office:value-type="float" office:value="46" calcext:value-type="float">
            <text:p>46</text:p>
          </table:table-cell>
          <table:table-cell office:value-type="float" office:value="0.93707823" calcext:value-type="float">
            <text:p>0.93707823</text:p>
          </table:table-cell>
          <table:table-cell office:value-type="float" office:value="37" calcext:value-type="float">
            <text:p>37</text:p>
          </table:table-cell>
          <table:table-cell office:value-type="float" office:value="0.993143776436" calcext:value-type="float">
            <text:p>0.9931437764</text:p>
          </table:table-cell>
          <table:table-cell office:value-type="float" office:value="45" calcext:value-type="float">
            <text:p>45</text:p>
          </table:table-cell>
          <table:table-cell office:value-type="float" office:value="0.899494592519" calcext:value-type="float">
            <text:p>0.8994945925</text:p>
          </table:table-cell>
          <table:table-cell office:value-type="float" office:value="37" calcext:value-type="float">
            <text:p>37</text:p>
          </table:table-cell>
          <table:table-cell office:value-type="float" office:value="1.22066265656" calcext:value-type="float">
            <text:p>1.2206626566</text:p>
          </table:table-cell>
          <table:table-cell office:value-type="float" office:value="949" calcext:value-type="float">
            <text:p>949</text:p>
          </table:table-cell>
          <table:table-cell table:number-columns-repeated="7"/>
          <table:table-cell table:formula="of:=[.C252]/[.$R$3]" office:value-type="float" office:value="0.940348111607143" calcext:value-type="float">
            <text:p>0.9403481116</text:p>
          </table:table-cell>
          <table:table-cell/>
          <table:table-cell table:formula="of:=[.G252]*[.I252]" office:value-type="float" office:value="0.89332745649808" calcext:value-type="float">
            <text:p>0.8933274565</text:p>
          </table:table-cell>
          <table:table-cell table:formula="of:=([.K252]*[.V252])/[.$Q$29]" office:value-type="float" office:value="0.96500129754596" calcext:value-type="float">
            <text:p>0.9650012975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39074691" calcext:value-type="float">
            <text:p>2.39074691</text:p>
          </table:table-cell>
          <table:table-cell office:value-type="float" office:value="49" calcext:value-type="float">
            <text:p>49</text:p>
          </table:table-cell>
          <table:table-cell office:value-type="float" office:value="0.88752043" calcext:value-type="float">
            <text:p>0.88752043</text:p>
          </table:table-cell>
          <table:table-cell office:value-type="float" office:value="25" calcext:value-type="float">
            <text:p>25</text:p>
          </table:table-cell>
          <table:table-cell office:value-type="float" office:value="0.673165692331" calcext:value-type="float">
            <text:p>0.6731656923</text:p>
          </table:table-cell>
          <table:table-cell office:value-type="float" office:value="27" calcext:value-type="float">
            <text:p>27</text:p>
          </table:table-cell>
          <table:table-cell office:value-type="float" office:value="0.979782424664" calcext:value-type="float">
            <text:p>0.9797824247</text:p>
          </table:table-cell>
          <table:table-cell office:value-type="float" office:value="35" calcext:value-type="float">
            <text:p>35</text:p>
          </table:table-cell>
          <table:table-cell office:value-type="float" office:value="1.54887649005" calcext:value-type="float">
            <text:p>1.5488764901</text:p>
          </table:table-cell>
          <table:table-cell office:value-type="float" office:value="1062" calcext:value-type="float">
            <text:p>1062</text:p>
          </table:table-cell>
          <table:table-cell table:number-columns-repeated="7"/>
          <table:table-cell table:formula="of:=[.C253]/[.$R$3]" office:value-type="float" office:value="1.06729772767857" calcext:value-type="float">
            <text:p>1.0672977277</text:p>
          </table:table-cell>
          <table:table-cell/>
          <table:table-cell table:formula="of:=[.G253]*[.I253]" office:value-type="float" office:value="0.659555914232687" calcext:value-type="float">
            <text:p>0.6595559142</text:p>
          </table:table-cell>
          <table:table-cell table:formula="of:=([.K253]*[.V253])/[.$Q$29]" office:value-type="float" office:value="0.904044822503047" calcext:value-type="float">
            <text:p>0.9040448225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.18115275" calcext:value-type="float">
            <text:p>2.18115275</text:p>
          </table:table-cell>
          <table:table-cell office:value-type="float" office:value="44" calcext:value-type="float">
            <text:p>44</text:p>
          </table:table-cell>
          <table:table-cell office:value-type="float" office:value="0.99533085" calcext:value-type="float">
            <text:p>0.99533085</text:p>
          </table:table-cell>
          <table:table-cell office:value-type="float" office:value="31" calcext:value-type="float">
            <text:p>31</text:p>
          </table:table-cell>
          <table:table-cell office:value-type="float" office:value="0.778088098201" calcext:value-type="float">
            <text:p>0.7780880982</text:p>
          </table:table-cell>
          <table:table-cell office:value-type="float" office:value="42" calcext:value-type="float">
            <text:p>42</text:p>
          </table:table-cell>
          <table:table-cell office:value-type="float" office:value="0.851959848565" calcext:value-type="float">
            <text:p>0.8519598486</text:p>
          </table:table-cell>
          <table:table-cell office:value-type="float" office:value="46" calcext:value-type="float">
            <text:p>46</text:p>
          </table:table-cell>
          <table:table-cell office:value-type="float" office:value="1.39730726467" calcext:value-type="float">
            <text:p>1.3973072647</text:p>
          </table:table-cell>
          <table:table-cell office:value-type="float" office:value="874" calcext:value-type="float">
            <text:p>874</text:p>
          </table:table-cell>
          <table:table-cell table:number-columns-repeated="7"/>
          <table:table-cell table:formula="of:=[.C254]/[.$R$3]" office:value-type="float" office:value="0.97372890625" calcext:value-type="float">
            <text:p>0.9737289063</text:p>
          </table:table-cell>
          <table:table-cell/>
          <table:table-cell table:formula="of:=[.G254]*[.I254]" office:value-type="float" office:value="0.662899818313553" calcext:value-type="float">
            <text:p>0.6628998183</text:p>
          </table:table-cell>
          <table:table-cell table:formula="of:=([.K254]*[.V254])/[.$Q$29]" office:value-type="float" office:value="0.819712152104381" calcext:value-type="float">
            <text:p>0.8197121521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.11139927" calcext:value-type="float">
            <text:p>2.11139927</text:p>
          </table:table-cell>
          <table:table-cell office:value-type="float" office:value="26" calcext:value-type="float">
            <text:p>26</text:p>
          </table:table-cell>
          <table:table-cell office:value-type="float" office:value="1.23420748" calcext:value-type="float">
            <text:p>1.23420748</text:p>
          </table:table-cell>
          <table:table-cell office:value-type="float" office:value="28" calcext:value-type="float">
            <text:p>28</text:p>
          </table:table-cell>
          <table:table-cell office:value-type="float" office:value="0.748691241458" calcext:value-type="float">
            <text:p>0.7486912415</text:p>
          </table:table-cell>
          <table:table-cell office:value-type="float" office:value="30" calcext:value-type="float">
            <text:p>30</text:p>
          </table:table-cell>
          <table:table-cell office:value-type="float" office:value="0.9874359001" calcext:value-type="float">
            <text:p>0.9874359001</text:p>
          </table:table-cell>
          <table:table-cell office:value-type="float" office:value="44" calcext:value-type="float">
            <text:p>44</text:p>
          </table:table-cell>
          <table:table-cell office:value-type="float" office:value="1.4431712889" calcext:value-type="float">
            <text:p>1.4431712889</text:p>
          </table:table-cell>
          <table:table-cell office:value-type="float" office:value="775" calcext:value-type="float">
            <text:p>775</text:p>
          </table:table-cell>
          <table:table-cell table:number-columns-repeated="7"/>
          <table:table-cell table:formula="of:=[.C255]/[.$R$3]" office:value-type="float" office:value="0.942588959821429" calcext:value-type="float">
            <text:p>0.9425889598</text:p>
          </table:table-cell>
          <table:table-cell/>
          <table:table-cell table:formula="of:=[.G255]*[.I255]" office:value-type="float" office:value="0.739284609906067" calcext:value-type="float">
            <text:p>0.7392846099</text:p>
          </table:table-cell>
          <table:table-cell table:formula="of:=([.K255]*[.V255])/[.$Q$29]" office:value-type="float" office:value="0.944171967559356" calcext:value-type="float">
            <text:p>0.9441719676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.45530807" calcext:value-type="float">
            <text:p>2.45530807</text:p>
          </table:table-cell>
          <table:table-cell office:value-type="float" office:value="35" calcext:value-type="float">
            <text:p>35</text:p>
          </table:table-cell>
          <table:table-cell office:value-type="float" office:value="1.11034976" calcext:value-type="float">
            <text:p>1.11034976</text:p>
          </table:table-cell>
          <table:table-cell office:value-type="float" office:value="35" calcext:value-type="float">
            <text:p>35</text:p>
          </table:table-cell>
          <table:table-cell office:value-type="float" office:value="0.894619530322" calcext:value-type="float">
            <text:p>0.8946195303</text:p>
          </table:table-cell>
          <table:table-cell office:value-type="float" office:value="59" calcext:value-type="float">
            <text:p>59</text:p>
          </table:table-cell>
          <table:table-cell office:value-type="float" office:value="1.23201411561" calcext:value-type="float">
            <text:p>1.2320141156</text:p>
          </table:table-cell>
          <table:table-cell office:value-type="float" office:value="54" calcext:value-type="float">
            <text:p>54</text:p>
          </table:table-cell>
          <table:table-cell office:value-type="float" office:value="1.09563707781" calcext:value-type="float">
            <text:p>1.0956370778</text:p>
          </table:table-cell>
          <table:table-cell office:value-type="float" office:value="801" calcext:value-type="float">
            <text:p>801</text:p>
          </table:table-cell>
          <table:table-cell table:number-columns-repeated="7"/>
          <table:table-cell table:formula="of:=[.C256]/[.$R$3]" office:value-type="float" office:value="1.09611967410714" calcext:value-type="float">
            <text:p>1.0961196741</text:p>
          </table:table-cell>
          <table:table-cell/>
          <table:table-cell table:formula="of:=[.G256]*[.I256]" office:value-type="float" office:value="1.10218388945709" calcext:value-type="float">
            <text:p>1.1021838895</text:p>
          </table:table-cell>
          <table:table-cell table:formula="of:=([.K256]*[.V256])/[.$Q$29]" office:value-type="float" office:value="1.06866684588852" calcext:value-type="float">
            <text:p>1.0686668459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.28631003" calcext:value-type="float">
            <text:p>2.28631003</text:p>
          </table:table-cell>
          <table:table-cell office:value-type="float" office:value="47" calcext:value-type="float">
            <text:p>47</text:p>
          </table:table-cell>
          <table:table-cell office:value-type="float" office:value="1.02313447" calcext:value-type="float">
            <text:p>1.02313447</text:p>
          </table:table-cell>
          <table:table-cell office:value-type="float" office:value="46" calcext:value-type="float">
            <text:p>46</text:p>
          </table:table-cell>
          <table:table-cell office:value-type="float" office:value="0.519512555583" calcext:value-type="float">
            <text:p>0.5195125556</text:p>
          </table:table-cell>
          <table:table-cell office:value-type="float" office:value="37" calcext:value-type="float">
            <text:p>37</text:p>
          </table:table-cell>
          <table:table-cell office:value-type="float" office:value="0.909022817911" calcext:value-type="float">
            <text:p>0.9090228179</text:p>
          </table:table-cell>
          <table:table-cell office:value-type="float" office:value="54" calcext:value-type="float">
            <text:p>54</text:p>
          </table:table-cell>
          <table:table-cell office:value-type="float" office:value="1.65215913941" calcext:value-type="float">
            <text:p>1.6521591394</text:p>
          </table:table-cell>
          <table:table-cell office:value-type="float" office:value="1157" calcext:value-type="float">
            <text:p>1157</text:p>
          </table:table-cell>
          <table:table-cell table:number-columns-repeated="7"/>
          <table:table-cell table:formula="of:=[.C257]/[.$R$3]" office:value-type="float" office:value="1.02067412053571" calcext:value-type="float">
            <text:p>1.0206741205</text:p>
          </table:table-cell>
          <table:table-cell/>
          <table:table-cell table:formula="of:=[.G257]*[.I257]" office:value-type="float" office:value="0.472248767216204" calcext:value-type="float">
            <text:p>0.4722487672</text:p>
          </table:table-cell>
          <table:table-cell table:formula="of:=([.K257]*[.V257])/[.$Q$29]" office:value-type="float" office:value="0.690469129939254" calcext:value-type="float">
            <text:p>0.6904691299</text:p>
          </table:table-cell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480726" calcext:value-type="float">
            <text:p>0.774807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7219702" calcext:value-type="float">
            <text:p>0.721970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47068734751" calcext:value-type="float">
            <text:p>0.4706873475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0.509215832497" calcext:value-type="float">
            <text:p>0.5092158325</text:p>
          </table:table-cell>
          <table:table-cell office:value-type="float" office:value="26" calcext:value-type="float">
            <text:p>26</text:p>
          </table:table-cell>
          <table:table-cell office:value-type="float" office:value="0.78382830243" calcext:value-type="float">
            <text:p>0.7838283024</text:p>
          </table:table-cell>
          <table:table-cell office:value-type="float" office:value="1404" calcext:value-type="float">
            <text:p>1404</text:p>
          </table:table-cell>
          <table:table-cell table:style-name="ce2" table:number-columns-repeated="7"/>
          <table:table-cell table:style-name="ce2" table:formula="of:=[.C258]/[.$R$3]" office:value-type="float" office:value="0.345896098214286" calcext:value-type="float">
            <text:p>0.3458960982</text:p>
          </table:table-cell>
          <table:table-cell table:style-name="ce2"/>
          <table:table-cell table:formula="of:=[.G258]*[.I258]" office:value-type="float" office:value="0.239681449508109" calcext:value-type="float">
            <text:p>0.2396814495</text:p>
          </table:table-cell>
          <table:table-cell table:formula="of:=([.K258]*[.V258])/[.$Q$29]" office:value-type="float" office:value="0.166255843975135" calcext:value-type="float">
            <text:p>0.166255844</text:p>
          </table:table-cell>
          <table:table-cell table:style-name="ce2" table:number-columns-repeated="100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79470233" calcext:value-type="float">
            <text:p>2.79470233</text:p>
          </table:table-cell>
          <table:table-cell office:value-type="float" office:value="37" calcext:value-type="float">
            <text:p>37</text:p>
          </table:table-cell>
          <table:table-cell office:value-type="float" office:value="1.07074719" calcext:value-type="float">
            <text:p>1.07074719</text:p>
          </table:table-cell>
          <table:table-cell office:value-type="float" office:value="39" calcext:value-type="float">
            <text:p>39</text:p>
          </table:table-cell>
          <table:table-cell office:value-type="float" office:value="1.06117702794" calcext:value-type="float">
            <text:p>1.0611770279</text:p>
          </table:table-cell>
          <table:table-cell office:value-type="float" office:value="67" calcext:value-type="float">
            <text:p>67</text:p>
          </table:table-cell>
          <table:table-cell office:value-type="float" office:value="1.17339944431" calcext:value-type="float">
            <text:p>1.1733994443</text:p>
          </table:table-cell>
          <table:table-cell office:value-type="float" office:value="55" calcext:value-type="float">
            <text:p>55</text:p>
          </table:table-cell>
          <table:table-cell office:value-type="float" office:value="1.10741498775" calcext:value-type="float">
            <text:p>1.1074149878</text:p>
          </table:table-cell>
          <table:table-cell office:value-type="float" office:value="932" calcext:value-type="float">
            <text:p>932</text:p>
          </table:table-cell>
          <table:table-cell table:number-columns-repeated="7"/>
          <table:table-cell table:formula="of:=[.C259]/[.$R$3]" office:value-type="float" office:value="1.24763496875" calcext:value-type="float">
            <text:p>1.2476349688</text:p>
          </table:table-cell>
          <table:table-cell/>
          <table:table-cell table:formula="of:=[.G259]*[.I259]" office:value-type="float" office:value="1.24518453489933" calcext:value-type="float">
            <text:p>1.2451845349</text:p>
          </table:table-cell>
          <table:table-cell table:formula="of:=([.K259]*[.V259])/[.$Q$29]" office:value-type="float" office:value="1.22029735970092" calcext:value-type="float">
            <text:p>1.2202973597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6850096" calcext:value-type="float">
            <text:p>3.06850096</text:p>
          </table:table-cell>
          <table:table-cell office:value-type="float" office:value="39" calcext:value-type="float">
            <text:p>39</text:p>
          </table:table-cell>
          <table:table-cell office:value-type="float" office:value="0.95128688" calcext:value-type="float">
            <text:p>0.95128688</text:p>
          </table:table-cell>
          <table:table-cell office:value-type="float" office:value="38" calcext:value-type="float">
            <text:p>38</text:p>
          </table:table-cell>
          <table:table-cell office:value-type="float" office:value="1.21188538212" calcext:value-type="float">
            <text:p>1.2118853821</text:p>
          </table:table-cell>
          <table:table-cell office:value-type="float" office:value="60" calcext:value-type="float">
            <text:p>60</text:p>
          </table:table-cell>
          <table:table-cell office:value-type="float" office:value="1.08022373112" calcext:value-type="float">
            <text:p>1.0802237311</text:p>
          </table:table-cell>
          <table:table-cell office:value-type="float" office:value="53" calcext:value-type="float">
            <text:p>53</text:p>
          </table:table-cell>
          <table:table-cell office:value-type="float" office:value="1.098511591" calcext:value-type="float">
            <text:p>1.098511591</text:p>
          </table:table-cell>
          <table:table-cell office:value-type="float" office:value="835" calcext:value-type="float">
            <text:p>835</text:p>
          </table:table-cell>
          <table:table-cell table:number-columns-repeated="7"/>
          <table:table-cell table:formula="of:=[.C260]/[.$R$3]" office:value-type="float" office:value="1.3698665" calcext:value-type="float">
            <text:p>1.3698665</text:p>
          </table:table-cell>
          <table:table-cell/>
          <table:table-cell table:formula="of:=[.G260]*[.I260]" office:value-type="float" office:value="1.30910734916345" calcext:value-type="float">
            <text:p>1.3091073492</text:p>
          </table:table-cell>
          <table:table-cell table:formula="of:=([.K260]*[.V260])/[.$Q$29]" office:value-type="float" office:value="1.27262796187552" calcext:value-type="float">
            <text:p>1.2726279619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60544" calcext:value-type="float">
            <text:p>2.12560544</text:p>
          </table:table-cell>
          <table:table-cell office:value-type="float" office:value="48" calcext:value-type="float">
            <text:p>48</text:p>
          </table:table-cell>
          <table:table-cell office:value-type="float" office:value="1.24322802" calcext:value-type="float">
            <text:p>1.24322802</text:p>
          </table:table-cell>
          <table:table-cell office:value-type="float" office:value="42" calcext:value-type="float">
            <text:p>42</text:p>
          </table:table-cell>
          <table:table-cell office:value-type="float" office:value="0.736044791162" calcext:value-type="float">
            <text:p>0.7360447912</text:p>
          </table:table-cell>
          <table:table-cell office:value-type="float" office:value="67" calcext:value-type="float">
            <text:p>67</text:p>
          </table:table-cell>
          <table:table-cell office:value-type="float" office:value="1.28383441266" calcext:value-type="float">
            <text:p>1.2838344127</text:p>
          </table:table-cell>
          <table:table-cell office:value-type="float" office:value="52" calcext:value-type="float">
            <text:p>52</text:p>
          </table:table-cell>
          <table:table-cell office:value-type="float" office:value="1.18265689641" calcext:value-type="float">
            <text:p>1.1826568964</text:p>
          </table:table-cell>
          <table:table-cell office:value-type="float" office:value="888" calcext:value-type="float">
            <text:p>888</text:p>
          </table:table-cell>
          <table:table-cell table:number-columns-repeated="7"/>
          <table:table-cell table:formula="of:=[.C261]/[.$R$3]" office:value-type="float" office:value="0.948931" calcext:value-type="float">
            <text:p>0.948931</text:p>
          </table:table-cell>
          <table:table-cell/>
          <table:table-cell table:formula="of:=[.G261]*[.I261]" office:value-type="float" office:value="0.944959632152919" calcext:value-type="float">
            <text:p>0.9449596322</text:p>
          </table:table-cell>
          <table:table-cell table:formula="of:=([.K261]*[.V261])/[.$Q$29]" office:value-type="float" office:value="0.988993828136908" calcext:value-type="float">
            <text:p>0.9889938281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99155685" calcext:value-type="float">
            <text:p>1.99155685</text:p>
          </table:table-cell>
          <table:table-cell office:value-type="float" office:value="56" calcext:value-type="float">
            <text:p>56</text:p>
          </table:table-cell>
          <table:table-cell office:value-type="float" office:value="1.13187353" calcext:value-type="float">
            <text:p>1.13187353</text:p>
          </table:table-cell>
          <table:table-cell office:value-type="float" office:value="52" calcext:value-type="float">
            <text:p>52</text:p>
          </table:table-cell>
          <table:table-cell office:value-type="float" office:value="0.884557716786" calcext:value-type="float">
            <text:p>0.8845577168</text:p>
          </table:table-cell>
          <table:table-cell office:value-type="float" office:value="69" calcext:value-type="float">
            <text:p>69</text:p>
          </table:table-cell>
          <table:table-cell office:value-type="float" office:value="1.11444520062" calcext:value-type="float">
            <text:p>1.1144452006</text:p>
          </table:table-cell>
          <table:table-cell office:value-type="float" office:value="68" calcext:value-type="float">
            <text:p>68</text:p>
          </table:table-cell>
          <table:table-cell office:value-type="float" office:value="1.09001718702" calcext:value-type="float">
            <text:p>1.090017187</text:p>
          </table:table-cell>
          <table:table-cell office:value-type="float" office:value="857" calcext:value-type="float">
            <text:p>857</text:p>
          </table:table-cell>
          <table:table-cell table:number-columns-repeated="7"/>
          <table:table-cell table:formula="of:=[.C262]/[.$R$3]" office:value-type="float" office:value="0.889087879464286" calcext:value-type="float">
            <text:p>0.8890878795</text:p>
          </table:table-cell>
          <table:table-cell/>
          <table:table-cell table:formula="of:=[.G262]*[.I262]" office:value-type="float" office:value="0.985791102143543" calcext:value-type="float">
            <text:p>0.9857911021</text:p>
          </table:table-cell>
          <table:table-cell table:formula="of:=([.K262]*[.V262])/[.$Q$29]" office:value-type="float" office:value="0.950910835529071" calcext:value-type="float">
            <text:p>0.9509108355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06729321" calcext:value-type="float">
            <text:p>2.06729321</text:p>
          </table:table-cell>
          <table:table-cell office:value-type="float" office:value="39" calcext:value-type="float">
            <text:p>39</text:p>
          </table:table-cell>
          <table:table-cell office:value-type="float" office:value="1.13422145" calcext:value-type="float">
            <text:p>1.13422145</text:p>
          </table:table-cell>
          <table:table-cell office:value-type="float" office:value="34" calcext:value-type="float">
            <text:p>34</text:p>
          </table:table-cell>
          <table:table-cell office:value-type="float" office:value="0.894744093315" calcext:value-type="float">
            <text:p>0.8947440933</text:p>
          </table:table-cell>
          <table:table-cell office:value-type="float" office:value="74" calcext:value-type="float">
            <text:p>74</text:p>
          </table:table-cell>
          <table:table-cell office:value-type="float" office:value="1.10060370641" calcext:value-type="float">
            <text:p>1.1006037064</text:p>
          </table:table-cell>
          <table:table-cell office:value-type="float" office:value="60" calcext:value-type="float">
            <text:p>60</text:p>
          </table:table-cell>
          <table:table-cell office:value-type="float" office:value="1.13632969215" calcext:value-type="float">
            <text:p>1.1363296922</text:p>
          </table:table-cell>
          <table:table-cell office:value-type="float" office:value="804" calcext:value-type="float">
            <text:p>804</text:p>
          </table:table-cell>
          <table:table-cell table:number-columns-repeated="7"/>
          <table:table-cell table:formula="of:=[.C263]/[.$R$3]" office:value-type="float" office:value="0.922898754464286" calcext:value-type="float">
            <text:p>0.9228987545</text:p>
          </table:table-cell>
          <table:table-cell/>
          <table:table-cell table:formula="of:=[.G263]*[.I263]" office:value-type="float" office:value="0.984758665390944" calcext:value-type="float">
            <text:p>0.9847586654</text:p>
          </table:table-cell>
          <table:table-cell table:formula="of:=([.K263]*[.V263])/[.$Q$29]" office:value-type="float" office:value="0.990274788571448" calcext:value-type="float">
            <text:p>0.9902747886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49052436" calcext:value-type="float">
            <text:p>2.49052436</text:p>
          </table:table-cell>
          <table:table-cell office:value-type="float" office:value="37" calcext:value-type="float">
            <text:p>37</text:p>
          </table:table-cell>
          <table:table-cell office:value-type="float" office:value="1.15976295" calcext:value-type="float">
            <text:p>1.15976295</text:p>
          </table:table-cell>
          <table:table-cell office:value-type="float" office:value="42" calcext:value-type="float">
            <text:p>42</text:p>
          </table:table-cell>
          <table:table-cell office:value-type="float" office:value="0.89755998334" calcext:value-type="float">
            <text:p>0.8975599833</text:p>
          </table:table-cell>
          <table:table-cell office:value-type="float" office:value="77" calcext:value-type="float">
            <text:p>77</text:p>
          </table:table-cell>
          <table:table-cell office:value-type="float" office:value="1.12620488497" calcext:value-type="float">
            <text:p>1.126204885</text:p>
          </table:table-cell>
          <table:table-cell office:value-type="float" office:value="45" calcext:value-type="float">
            <text:p>45</text:p>
          </table:table-cell>
          <table:table-cell office:value-type="float" office:value="1.28335158663" calcext:value-type="float">
            <text:p>1.2833515866</text:p>
          </table:table-cell>
          <table:table-cell office:value-type="float" office:value="850" calcext:value-type="float">
            <text:p>850</text:p>
          </table:table-cell>
          <table:table-cell table:number-columns-repeated="7"/>
          <table:table-cell table:formula="of:=[.C264]/[.$R$3]" office:value-type="float" office:value="1.11184123214286" calcext:value-type="float">
            <text:p>1.1118412321</text:p>
          </table:table-cell>
          <table:table-cell/>
          <table:table-cell table:formula="of:=[.G264]*[.I264]" office:value-type="float" office:value="1.0108364377911" calcext:value-type="float">
            <text:p>1.0108364378</text:p>
          </table:table-cell>
          <table:table-cell table:formula="of:=([.K264]*[.V264])/[.$Q$29]" office:value-type="float" office:value="1.14801641262179" calcext:value-type="float">
            <text:p>1.1480164126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42586395" calcext:value-type="float">
            <text:p>2.42586395</text:p>
          </table:table-cell>
          <table:table-cell office:value-type="float" office:value="40" calcext:value-type="float">
            <text:p>40</text:p>
          </table:table-cell>
          <table:table-cell office:value-type="float" office:value="1.10543063" calcext:value-type="float">
            <text:p>1.10543063</text:p>
          </table:table-cell>
          <table:table-cell office:value-type="float" office:value="31" calcext:value-type="float">
            <text:p>31</text:p>
          </table:table-cell>
          <table:table-cell office:value-type="float" office:value="0.819538496052" calcext:value-type="float">
            <text:p>0.8195384961</text:p>
          </table:table-cell>
          <table:table-cell office:value-type="float" office:value="58" calcext:value-type="float">
            <text:p>58</text:p>
          </table:table-cell>
          <table:table-cell office:value-type="float" office:value="1.35937914357" calcext:value-type="float">
            <text:p>1.3593791436</text:p>
          </table:table-cell>
          <table:table-cell office:value-type="float" office:value="38" calcext:value-type="float">
            <text:p>38</text:p>
          </table:table-cell>
          <table:table-cell office:value-type="float" office:value="1.08775984168" calcext:value-type="float">
            <text:p>1.0877598417</text:p>
          </table:table-cell>
          <table:table-cell office:value-type="float" office:value="806" calcext:value-type="float">
            <text:p>806</text:p>
          </table:table-cell>
          <table:table-cell table:number-columns-repeated="7"/>
          <table:table-cell table:formula="of:=[.C265]/[.$R$3]" office:value-type="float" office:value="1.08297497767857" calcext:value-type="float">
            <text:p>1.0829749777</text:p>
          </table:table-cell>
          <table:table-cell/>
          <table:table-cell table:formula="of:=[.G265]*[.I265]" office:value-type="float" office:value="1.11406353888581" calcext:value-type="float">
            <text:p>1.1140635389</text:p>
          </table:table-cell>
          <table:table-cell table:formula="of:=([.K265]*[.V265])/[.$Q$29]" office:value-type="float" office:value="1.0724190961769" calcext:value-type="float">
            <text:p>1.0724190962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19857987" calcext:value-type="float">
            <text:p>2.19857987</text:p>
          </table:table-cell>
          <table:table-cell office:value-type="float" office:value="58" calcext:value-type="float">
            <text:p>58</text:p>
          </table:table-cell>
          <table:table-cell office:value-type="float" office:value="1.05620723" calcext:value-type="float">
            <text:p>1.05620723</text:p>
          </table:table-cell>
          <table:table-cell office:value-type="float" office:value="41" calcext:value-type="float">
            <text:p>41</text:p>
          </table:table-cell>
          <table:table-cell office:value-type="float" office:value="0.808264910128" calcext:value-type="float">
            <text:p>0.8082649101</text:p>
          </table:table-cell>
          <table:table-cell office:value-type="float" office:value="65" calcext:value-type="float">
            <text:p>65</text:p>
          </table:table-cell>
          <table:table-cell office:value-type="float" office:value="1.25792728152" calcext:value-type="float">
            <text:p>1.2579272815</text:p>
          </table:table-cell>
          <table:table-cell office:value-type="float" office:value="51" calcext:value-type="float">
            <text:p>51</text:p>
          </table:table-cell>
          <table:table-cell office:value-type="float" office:value="1.15279326091" calcext:value-type="float">
            <text:p>1.1527932609</text:p>
          </table:table-cell>
          <table:table-cell office:value-type="float" office:value="871" calcext:value-type="float">
            <text:p>871</text:p>
          </table:table-cell>
          <table:table-cell table:number-columns-repeated="7"/>
          <table:table-cell table:formula="of:=[.C266]/[.$R$3]" office:value-type="float" office:value="0.981508870535714" calcext:value-type="float">
            <text:p>0.9815088705</text:p>
          </table:table-cell>
          <table:table-cell/>
          <table:table-cell table:formula="of:=[.G266]*[.I266]" office:value-type="float" office:value="1.01673848114532" calcext:value-type="float">
            <text:p>1.0167384811</text:p>
          </table:table-cell>
          <table:table-cell table:formula="of:=([.K266]*[.V266])/[.$Q$29]" office:value-type="float" office:value="1.03724714086035" calcext:value-type="float">
            <text:p>1.0372471409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4258579" calcext:value-type="float">
            <text:p>2.4258579</text:p>
          </table:table-cell>
          <table:table-cell office:value-type="float" office:value="45" calcext:value-type="float">
            <text:p>45</text:p>
          </table:table-cell>
          <table:table-cell office:value-type="float" office:value="1.15152425" calcext:value-type="float">
            <text:p>1.15152425</text:p>
          </table:table-cell>
          <table:table-cell office:value-type="float" office:value="29" calcext:value-type="float">
            <text:p>29</text:p>
          </table:table-cell>
          <table:table-cell office:value-type="float" office:value="0.970204441832" calcext:value-type="float">
            <text:p>0.9702044418</text:p>
          </table:table-cell>
          <table:table-cell office:value-type="float" office:value="58" calcext:value-type="float">
            <text:p>58</text:p>
          </table:table-cell>
          <table:table-cell office:value-type="float" office:value="1.15474577695" calcext:value-type="float">
            <text:p>1.154745777</text:p>
          </table:table-cell>
          <table:table-cell office:value-type="float" office:value="65" calcext:value-type="float">
            <text:p>65</text:p>
          </table:table-cell>
          <table:table-cell office:value-type="float" office:value="1.12911562227" calcext:value-type="float">
            <text:p>1.1291156223</text:p>
          </table:table-cell>
          <table:table-cell office:value-type="float" office:value="826" calcext:value-type="float">
            <text:p>826</text:p>
          </table:table-cell>
          <table:table-cell table:number-columns-repeated="7"/>
          <table:table-cell table:formula="of:=[.C267]/[.$R$3]" office:value-type="float" office:value="1.08297227678571" calcext:value-type="float">
            <text:p>1.0829722768</text:p>
          </table:table-cell>
          <table:table-cell/>
          <table:table-cell table:formula="of:=[.G267]*[.I267]" office:value-type="float" office:value="1.12033948198363" calcext:value-type="float">
            <text:p>1.120339482</text:p>
          </table:table-cell>
          <table:table-cell table:formula="of:=([.K267]*[.V267])/[.$Q$29]" office:value-type="float" office:value="1.11946266491469" calcext:value-type="float">
            <text:p>1.1194626649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8425454" calcext:value-type="float">
            <text:p>1.8425454</text:p>
          </table:table-cell>
          <table:table-cell office:value-type="float" office:value="46" calcext:value-type="float">
            <text:p>46</text:p>
          </table:table-cell>
          <table:table-cell office:value-type="float" office:value="1.08295895" calcext:value-type="float">
            <text:p>1.08295895</text:p>
          </table:table-cell>
          <table:table-cell office:value-type="float" office:value="41" calcext:value-type="float">
            <text:p>41</text:p>
          </table:table-cell>
          <table:table-cell office:value-type="float" office:value="0.81440043483" calcext:value-type="float">
            <text:p>0.8144004348</text:p>
          </table:table-cell>
          <table:table-cell office:value-type="float" office:value="57" calcext:value-type="float">
            <text:p>57</text:p>
          </table:table-cell>
          <table:table-cell office:value-type="float" office:value="1.09693465971" calcext:value-type="float">
            <text:p>1.0969346597</text:p>
          </table:table-cell>
          <table:table-cell office:value-type="float" office:value="48" calcext:value-type="float">
            <text:p>48</text:p>
          </table:table-cell>
          <table:table-cell office:value-type="float" office:value="1.16705074842" calcext:value-type="float">
            <text:p>1.1670507484</text:p>
          </table:table-cell>
          <table:table-cell office:value-type="float" office:value="861" calcext:value-type="float">
            <text:p>861</text:p>
          </table:table-cell>
          <table:table-cell table:number-columns-repeated="7"/>
          <table:table-cell table:formula="of:=[.C268]/[.$R$3]" office:value-type="float" office:value="0.822564910714286" calcext:value-type="float">
            <text:p>0.8225649107</text:p>
          </table:table-cell>
          <table:table-cell/>
          <table:table-cell table:formula="of:=[.G268]*[.I268]" office:value-type="float" office:value="0.893344063847922" calcext:value-type="float">
            <text:p>0.8933440638</text:p>
          </table:table-cell>
          <table:table-cell table:formula="of:=([.K268]*[.V268])/[.$Q$29]" office:value-type="float" office:value="0.922635272840957" calcext:value-type="float">
            <text:p>0.9226352728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64179592" calcext:value-type="float">
            <text:p>2.64179592</text:p>
          </table:table-cell>
          <table:table-cell office:value-type="float" office:value="32" calcext:value-type="float">
            <text:p>32</text:p>
          </table:table-cell>
          <table:table-cell office:value-type="float" office:value="0.8548783" calcext:value-type="float">
            <text:p>0.8548783</text:p>
          </table:table-cell>
          <table:table-cell office:value-type="float" office:value="28" calcext:value-type="float">
            <text:p>28</text:p>
          </table:table-cell>
          <table:table-cell office:value-type="float" office:value="1.35102887338" calcext:value-type="float">
            <text:p>1.3510288734</text:p>
          </table:table-cell>
          <table:table-cell office:value-type="float" office:value="54" calcext:value-type="float">
            <text:p>54</text:p>
          </table:table-cell>
          <table:table-cell office:value-type="float" office:value="0.832161791608" calcext:value-type="float">
            <text:p>0.8321617916</text:p>
          </table:table-cell>
          <table:table-cell office:value-type="float" office:value="42" calcext:value-type="float">
            <text:p>42</text:p>
          </table:table-cell>
          <table:table-cell office:value-type="float" office:value="1.04288350838" calcext:value-type="float">
            <text:p>1.0428835084</text:p>
          </table:table-cell>
          <table:table-cell office:value-type="float" office:value="750" calcext:value-type="float">
            <text:p>750</text:p>
          </table:table-cell>
          <table:table-cell table:number-columns-repeated="7"/>
          <table:table-cell table:formula="of:=[.C269]/[.$R$3]" office:value-type="float" office:value="1.17937317857143" calcext:value-type="float">
            <text:p>1.1793731786</text:p>
          </table:table-cell>
          <table:table-cell/>
          <table:table-cell table:formula="of:=[.G269]*[.I269]" office:value-type="float" office:value="1.12427460778604" calcext:value-type="float">
            <text:p>1.1242746078</text:p>
          </table:table-cell>
          <table:table-cell table:formula="of:=([.K269]*[.V269])/[.$Q$29]" office:value-type="float" office:value="1.0375995109296" calcext:value-type="float">
            <text:p>1.0375995109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80058957" calcext:value-type="float">
            <text:p>1.80058957</text:p>
          </table:table-cell>
          <table:table-cell office:value-type="float" office:value="42" calcext:value-type="float">
            <text:p>42</text:p>
          </table:table-cell>
          <table:table-cell office:value-type="float" office:value="1.26572299" calcext:value-type="float">
            <text:p>1.26572299</text:p>
          </table:table-cell>
          <table:table-cell office:value-type="float" office:value="39" calcext:value-type="float">
            <text:p>39</text:p>
          </table:table-cell>
          <table:table-cell office:value-type="float" office:value="0.702941412108" calcext:value-type="float">
            <text:p>0.7029414121</text:p>
          </table:table-cell>
          <table:table-cell office:value-type="float" office:value="40" calcext:value-type="float">
            <text:p>40</text:p>
          </table:table-cell>
          <table:table-cell office:value-type="float" office:value="1.07521285872" calcext:value-type="float">
            <text:p>1.0752128587</text:p>
          </table:table-cell>
          <table:table-cell office:value-type="float" office:value="41" calcext:value-type="float">
            <text:p>41</text:p>
          </table:table-cell>
          <table:table-cell office:value-type="float" office:value="1.2551134118" calcext:value-type="float">
            <text:p>1.2551134118</text:p>
          </table:table-cell>
          <table:table-cell office:value-type="float" office:value="720" calcext:value-type="float">
            <text:p>720</text:p>
          </table:table-cell>
          <table:table-cell table:number-columns-repeated="7"/>
          <table:table-cell table:formula="of:=[.C270]/[.$R$3]" office:value-type="float" office:value="0.803834629464286" calcext:value-type="float">
            <text:p>0.8038346295</text:p>
          </table:table-cell>
          <table:table-cell/>
          <table:table-cell table:formula="of:=[.G270]*[.I270]" office:value-type="float" office:value="0.755811645225316" calcext:value-type="float">
            <text:p>0.7558116452</text:p>
          </table:table-cell>
          <table:table-cell table:formula="of:=([.K270]*[.V270])/[.$Q$29]" office:value-type="float" office:value="0.839494984705237" calcext:value-type="float">
            <text:p>0.8394949847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.38318821" calcext:value-type="float">
            <text:p>2.38318821</text:p>
          </table:table-cell>
          <table:table-cell office:value-type="float" office:value="36" calcext:value-type="float">
            <text:p>36</text:p>
          </table:table-cell>
          <table:table-cell office:value-type="float" office:value="0.75648717" calcext:value-type="float">
            <text:p>0.75648717</text:p>
          </table:table-cell>
          <table:table-cell office:value-type="float" office:value="28" calcext:value-type="float">
            <text:p>28</text:p>
          </table:table-cell>
          <table:table-cell office:value-type="float" office:value="0.96384019566" calcext:value-type="float">
            <text:p>0.9638401957</text:p>
          </table:table-cell>
          <table:table-cell office:value-type="float" office:value="41" calcext:value-type="float">
            <text:p>41</text:p>
          </table:table-cell>
          <table:table-cell office:value-type="float" office:value="0.930015222877" calcext:value-type="float">
            <text:p>0.9300152229</text:p>
          </table:table-cell>
          <table:table-cell office:value-type="float" office:value="41" calcext:value-type="float">
            <text:p>41</text:p>
          </table:table-cell>
          <table:table-cell office:value-type="float" office:value="1.03296021075" calcext:value-type="float">
            <text:p>1.0329602108</text:p>
          </table:table-cell>
          <table:table-cell office:value-type="float" office:value="698" calcext:value-type="float">
            <text:p>698</text:p>
          </table:table-cell>
          <table:table-cell table:number-columns-repeated="7"/>
          <table:table-cell table:formula="of:=[.C271]/[.$R$3]" office:value-type="float" office:value="1.06392330803571" calcext:value-type="float">
            <text:p>1.063923308</text:p>
          </table:table-cell>
          <table:table-cell/>
          <table:table-cell table:formula="of:=[.G271]*[.I271]" office:value-type="float" office:value="0.896386054384546" calcext:value-type="float">
            <text:p>0.8963860544</text:p>
          </table:table-cell>
          <table:table-cell table:formula="of:=([.K271]*[.V271])/[.$Q$29]" office:value-type="float" office:value="0.819408077566745" calcext:value-type="float">
            <text:p>0.8194080776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.36124884" calcext:value-type="float">
            <text:p>2.36124884</text:p>
          </table:table-cell>
          <table:table-cell office:value-type="float" office:value="38" calcext:value-type="float">
            <text:p>38</text:p>
          </table:table-cell>
          <table:table-cell office:value-type="float" office:value="0.99036061" calcext:value-type="float">
            <text:p>0.99036061</text:p>
          </table:table-cell>
          <table:table-cell office:value-type="float" office:value="28" calcext:value-type="float">
            <text:p>28</text:p>
          </table:table-cell>
          <table:table-cell office:value-type="float" office:value="0.9203716594" calcext:value-type="float">
            <text:p>0.9203716594</text:p>
          </table:table-cell>
          <table:table-cell office:value-type="float" office:value="42" calcext:value-type="float">
            <text:p>42</text:p>
          </table:table-cell>
          <table:table-cell office:value-type="float" office:value="1.1437955835" calcext:value-type="float">
            <text:p>1.1437955835</text:p>
          </table:table-cell>
          <table:table-cell office:value-type="float" office:value="48" calcext:value-type="float">
            <text:p>48</text:p>
          </table:table-cell>
          <table:table-cell office:value-type="float" office:value="1.175651962" calcext:value-type="float">
            <text:p>1.175651962</text:p>
          </table:table-cell>
          <table:table-cell office:value-type="float" office:value="672" calcext:value-type="float">
            <text:p>672</text:p>
          </table:table-cell>
          <table:table-cell table:number-columns-repeated="7"/>
          <table:table-cell table:formula="of:=[.C272]/[.$R$3]" office:value-type="float" office:value="1.05412894642857" calcext:value-type="float">
            <text:p>1.0541289464</text:p>
          </table:table-cell>
          <table:table-cell/>
          <table:table-cell table:formula="of:=[.G272]*[.I272]" office:value-type="float" office:value="1.05271703920029" calcext:value-type="float">
            <text:p>1.0527170392</text:p>
          </table:table-cell>
          <table:table-cell table:formula="of:=([.K272]*[.V272])/[.$Q$29]" office:value-type="float" office:value="1.09524677218287" calcext:value-type="float">
            <text:p>1.0952467722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47917254" calcext:value-type="float">
            <text:p>2.47917254</text:p>
          </table:table-cell>
          <table:table-cell office:value-type="float" office:value="33" calcext:value-type="float">
            <text:p>33</text:p>
          </table:table-cell>
          <table:table-cell office:value-type="float" office:value="1.18864164" calcext:value-type="float">
            <text:p>1.18864164</text:p>
          </table:table-cell>
          <table:table-cell office:value-type="float" office:value="26" calcext:value-type="float">
            <text:p>26</text:p>
          </table:table-cell>
          <table:table-cell office:value-type="float" office:value="1.12837331201" calcext:value-type="float">
            <text:p>1.128373312</text:p>
          </table:table-cell>
          <table:table-cell office:value-type="float" office:value="31" calcext:value-type="float">
            <text:p>31</text:p>
          </table:table-cell>
          <table:table-cell office:value-type="float" office:value="1.00567453733" calcext:value-type="float">
            <text:p>1.0056745373</text:p>
          </table:table-cell>
          <table:table-cell office:value-type="float" office:value="35" calcext:value-type="float">
            <text:p>35</text:p>
          </table:table-cell>
          <table:table-cell office:value-type="float" office:value="1.28581406472" calcext:value-type="float">
            <text:p>1.2858140647</text:p>
          </table:table-cell>
          <table:table-cell office:value-type="float" office:value="706" calcext:value-type="float">
            <text:p>706</text:p>
          </table:table-cell>
          <table:table-cell table:number-columns-repeated="7"/>
          <table:table-cell table:formula="of:=[.C273]/[.$R$3]" office:value-type="float" office:value="1.10677345535714" calcext:value-type="float">
            <text:p>1.1067734554</text:p>
          </table:table-cell>
          <table:table-cell/>
          <table:table-cell table:formula="of:=[.G273]*[.I273]" office:value-type="float" office:value="1.13477630849118" calcext:value-type="float">
            <text:p>1.1347763085</text:p>
          </table:table-cell>
          <table:table-cell table:formula="of:=([.K273]*[.V273])/[.$Q$29]" office:value-type="float" office:value="1.29124897147699" calcext:value-type="float">
            <text:p>1.2912489715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.78115646" calcext:value-type="float">
            <text:p>2.78115646</text:p>
          </table:table-cell>
          <table:table-cell office:value-type="float" office:value="40" calcext:value-type="float">
            <text:p>40</text:p>
          </table:table-cell>
          <table:table-cell office:value-type="float" office:value="0.99315701" calcext:value-type="float">
            <text:p>0.99315701</text:p>
          </table:table-cell>
          <table:table-cell office:value-type="float" office:value="21" calcext:value-type="float">
            <text:p>21</text:p>
          </table:table-cell>
          <table:table-cell office:value-type="float" office:value="1.08020668376" calcext:value-type="float">
            <text:p>1.0802066838</text:p>
          </table:table-cell>
          <table:table-cell office:value-type="float" office:value="34" calcext:value-type="float">
            <text:p>34</text:p>
          </table:table-cell>
          <table:table-cell office:value-type="float" office:value="1.08879817972" calcext:value-type="float">
            <text:p>1.0887981797</text:p>
          </table:table-cell>
          <table:table-cell office:value-type="float" office:value="41" calcext:value-type="float">
            <text:p>41</text:p>
          </table:table-cell>
          <table:table-cell office:value-type="float" office:value="1.1170189449" calcext:value-type="float">
            <text:p>1.1170189449</text:p>
          </table:table-cell>
          <table:table-cell office:value-type="float" office:value="682" calcext:value-type="float">
            <text:p>682</text:p>
          </table:table-cell>
          <table:table-cell table:number-columns-repeated="7"/>
          <table:table-cell table:formula="of:=[.C274]/[.$R$3]" office:value-type="float" office:value="1.24158770535714" calcext:value-type="float">
            <text:p>1.2415877054</text:p>
          </table:table-cell>
          <table:table-cell/>
          <table:table-cell table:formula="of:=[.G274]*[.I274]" office:value-type="float" office:value="1.17612707099927" calcext:value-type="float">
            <text:p>1.176127071</text:p>
          </table:table-cell>
          <table:table-cell table:formula="of:=([.K274]*[.V274])/[.$Q$29]" office:value-type="float" office:value="1.1626161238194" calcext:value-type="float">
            <text:p>1.1626161238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88009619" calcext:value-type="float">
            <text:p>1.88009619</text:p>
          </table:table-cell>
          <table:table-cell office:value-type="float" office:value="43" calcext:value-type="float">
            <text:p>43</text:p>
          </table:table-cell>
          <table:table-cell office:value-type="float" office:value="1.05537963" calcext:value-type="float">
            <text:p>1.05537963</text:p>
          </table:table-cell>
          <table:table-cell office:value-type="float" office:value="44" calcext:value-type="float">
            <text:p>44</text:p>
          </table:table-cell>
          <table:table-cell office:value-type="float" office:value="0.800442214489" calcext:value-type="float">
            <text:p>0.8004422145</text:p>
          </table:table-cell>
          <table:table-cell office:value-type="float" office:value="40" calcext:value-type="float">
            <text:p>40</text:p>
          </table:table-cell>
          <table:table-cell office:value-type="float" office:value="1.08069088091" calcext:value-type="float">
            <text:p>1.0806908809</text:p>
          </table:table-cell>
          <table:table-cell office:value-type="float" office:value="47" calcext:value-type="float">
            <text:p>47</text:p>
          </table:table-cell>
          <table:table-cell office:value-type="float" office:value="1.13866567136" calcext:value-type="float">
            <text:p>1.1386656714</text:p>
          </table:table-cell>
          <table:table-cell office:value-type="float" office:value="681" calcext:value-type="float">
            <text:p>681</text:p>
          </table:table-cell>
          <table:table-cell table:number-columns-repeated="7"/>
          <table:table-cell table:formula="of:=[.C275]/[.$R$3]" office:value-type="float" office:value="0.83932865625" calcext:value-type="float">
            <text:p>0.8393286563</text:p>
          </table:table-cell>
          <table:table-cell/>
          <table:table-cell table:formula="of:=[.G275]*[.I275]" office:value-type="float" office:value="0.865030601893669" calcext:value-type="float">
            <text:p>0.8650306019</text:p>
          </table:table-cell>
          <table:table-cell table:formula="of:=([.K275]*[.V275])/[.$Q$29]" office:value-type="float" office:value="0.871664292966548" calcext:value-type="float">
            <text:p>0.871664293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.24495029" calcext:value-type="float">
            <text:p>2.24495029</text:p>
          </table:table-cell>
          <table:table-cell office:value-type="float" office:value="39" calcext:value-type="float">
            <text:p>39</text:p>
          </table:table-cell>
          <table:table-cell office:value-type="float" office:value="0.9461551" calcext:value-type="float">
            <text:p>0.9461551</text:p>
          </table:table-cell>
          <table:table-cell office:value-type="float" office:value="26" calcext:value-type="float">
            <text:p>26</text:p>
          </table:table-cell>
          <table:table-cell office:value-type="float" office:value="0.953509549247" calcext:value-type="float">
            <text:p>0.9535095492</text:p>
          </table:table-cell>
          <table:table-cell office:value-type="float" office:value="41" calcext:value-type="float">
            <text:p>41</text:p>
          </table:table-cell>
          <table:table-cell office:value-type="float" office:value="0.955034859486" calcext:value-type="float">
            <text:p>0.9550348595</text:p>
          </table:table-cell>
          <table:table-cell office:value-type="float" office:value="26" calcext:value-type="float">
            <text:p>26</text:p>
          </table:table-cell>
          <table:table-cell office:value-type="float" office:value="1.23096336015" calcext:value-type="float">
            <text:p>1.2309633602</text:p>
          </table:table-cell>
          <table:table-cell office:value-type="float" office:value="612" calcext:value-type="float">
            <text:p>612</text:p>
          </table:table-cell>
          <table:table-cell table:number-columns-repeated="7"/>
          <table:table-cell table:formula="of:=[.C276]/[.$R$3]" office:value-type="float" office:value="1.00220995089286" calcext:value-type="float">
            <text:p>1.0022099509</text:p>
          </table:table-cell>
          <table:table-cell/>
          <table:table-cell table:formula="of:=[.G276]*[.I276]" office:value-type="float" office:value="0.910634858383668" calcext:value-type="float">
            <text:p>0.9106348584</text:p>
          </table:table-cell>
          <table:table-cell table:formula="of:=([.K276]*[.V276])/[.$Q$29]" office:value-type="float" office:value="0.991998358535999" calcext:value-type="float">
            <text:p>0.9919983585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95294487" calcext:value-type="float">
            <text:p>1.95294487</text:p>
          </table:table-cell>
          <table:table-cell office:value-type="float" office:value="29" calcext:value-type="float">
            <text:p>29</text:p>
          </table:table-cell>
          <table:table-cell office:value-type="float" office:value="1.31327523" calcext:value-type="float">
            <text:p>1.31327523</text:p>
          </table:table-cell>
          <table:table-cell office:value-type="float" office:value="28" calcext:value-type="float">
            <text:p>28</text:p>
          </table:table-cell>
          <table:table-cell office:value-type="float" office:value="0.737259886644" calcext:value-type="float">
            <text:p>0.7372598866</text:p>
          </table:table-cell>
          <table:table-cell office:value-type="float" office:value="34" calcext:value-type="float">
            <text:p>34</text:p>
          </table:table-cell>
          <table:table-cell office:value-type="float" office:value="1.21687450858" calcext:value-type="float">
            <text:p>1.2168745086</text:p>
          </table:table-cell>
          <table:table-cell office:value-type="float" office:value="26" calcext:value-type="float">
            <text:p>26</text:p>
          </table:table-cell>
          <table:table-cell office:value-type="float" office:value="1.23702117095" calcext:value-type="float">
            <text:p>1.237021171</text:p>
          </table:table-cell>
          <table:table-cell office:value-type="float" office:value="739" calcext:value-type="float">
            <text:p>739</text:p>
          </table:table-cell>
          <table:table-cell table:number-columns-repeated="7"/>
          <table:table-cell table:formula="of:=[.C277]/[.$R$3]" office:value-type="float" office:value="0.871850388392857" calcext:value-type="float">
            <text:p>0.8718503884</text:p>
          </table:table-cell>
          <table:table-cell/>
          <table:table-cell table:formula="of:=[.G277]*[.I277]" office:value-type="float" office:value="0.897152762255664" calcext:value-type="float">
            <text:p>0.8971527623</text:p>
          </table:table-cell>
          <table:table-cell table:formula="of:=([.K277]*[.V277])/[.$Q$29]" office:value-type="float" office:value="0.982121203970379" calcext:value-type="float">
            <text:p>0.982121204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.62560668" calcext:value-type="float">
            <text:p>2.62560668</text:p>
          </table:table-cell>
          <table:table-cell office:value-type="float" office:value="33" calcext:value-type="float">
            <text:p>33</text:p>
          </table:table-cell>
          <table:table-cell office:value-type="float" office:value="1.33210807" calcext:value-type="float">
            <text:p>1.33210807</text:p>
          </table:table-cell>
          <table:table-cell office:value-type="float" office:value="29" calcext:value-type="float">
            <text:p>29</text:p>
          </table:table-cell>
          <table:table-cell office:value-type="float" office:value="0.838803304774" calcext:value-type="float">
            <text:p>0.8388033048</text:p>
          </table:table-cell>
          <table:table-cell office:value-type="float" office:value="37" calcext:value-type="float">
            <text:p>37</text:p>
          </table:table-cell>
          <table:table-cell office:value-type="float" office:value="1.43174763997" calcext:value-type="float">
            <text:p>1.43174764</text:p>
          </table:table-cell>
          <table:table-cell office:value-type="float" office:value="46" calcext:value-type="float">
            <text:p>46</text:p>
          </table:table-cell>
          <table:table-cell office:value-type="float" office:value="1.1414224337" calcext:value-type="float">
            <text:p>1.1414224337</text:p>
          </table:table-cell>
          <table:table-cell office:value-type="float" office:value="689" calcext:value-type="float">
            <text:p>689</text:p>
          </table:table-cell>
          <table:table-cell table:number-columns-repeated="7"/>
          <table:table-cell table:formula="of:=[.C278]/[.$R$3]" office:value-type="float" office:value="1.17214583928571" calcext:value-type="float">
            <text:p>1.1721458393</text:p>
          </table:table-cell>
          <table:table-cell/>
          <table:table-cell table:formula="of:=[.G278]*[.I278]" office:value-type="float" office:value="1.20095465200921" calcext:value-type="float">
            <text:p>1.200954652</text:p>
          </table:table-cell>
          <table:table-cell table:formula="of:=([.K278]*[.V278])/[.$Q$29]" office:value-type="float" office:value="1.21309432005282" calcext:value-type="float">
            <text:p>1.2130943201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.13219048" calcext:value-type="float">
            <text:p>2.13219048</text:p>
          </table:table-cell>
          <table:table-cell office:value-type="float" office:value="35" calcext:value-type="float">
            <text:p>35</text:p>
          </table:table-cell>
          <table:table-cell office:value-type="float" office:value="1.16646007" calcext:value-type="float">
            <text:p>1.16646007</text:p>
          </table:table-cell>
          <table:table-cell office:value-type="float" office:value="23" calcext:value-type="float">
            <text:p>23</text:p>
          </table:table-cell>
          <table:table-cell office:value-type="float" office:value="0.690641453817" calcext:value-type="float">
            <text:p>0.6906414538</text:p>
          </table:table-cell>
          <table:table-cell office:value-type="float" office:value="37" calcext:value-type="float">
            <text:p>37</text:p>
          </table:table-cell>
          <table:table-cell office:value-type="float" office:value="1.47469754538" calcext:value-type="float">
            <text:p>1.4746975454</text:p>
          </table:table-cell>
          <table:table-cell office:value-type="float" office:value="31" calcext:value-type="float">
            <text:p>31</text:p>
          </table:table-cell>
          <table:table-cell office:value-type="float" office:value="1.18177214547" calcext:value-type="float">
            <text:p>1.1817721455</text:p>
          </table:table-cell>
          <table:table-cell office:value-type="float" office:value="734" calcext:value-type="float">
            <text:p>734</text:p>
          </table:table-cell>
          <table:table-cell table:number-columns-repeated="7"/>
          <table:table-cell table:formula="of:=[.C279]/[.$R$3]" office:value-type="float" office:value="0.95187075" calcext:value-type="float">
            <text:p>0.95187075</text:p>
          </table:table-cell>
          <table:table-cell/>
          <table:table-cell table:formula="of:=[.G279]*[.I279]" office:value-type="float" office:value="1.0184872566816" calcext:value-type="float">
            <text:p>1.0184872567</text:p>
          </table:table-cell>
          <table:table-cell table:formula="of:=([.K279]*[.V279])/[.$Q$29]" office:value-type="float" office:value="1.0651503278429" calcext:value-type="float">
            <text:p>1.0651503278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.20903665" calcext:value-type="float">
            <text:p>2.20903665</text:p>
          </table:table-cell>
          <table:table-cell office:value-type="float" office:value="31" calcext:value-type="float">
            <text:p>31</text:p>
          </table:table-cell>
          <table:table-cell office:value-type="float" office:value="1.1558218" calcext:value-type="float">
            <text:p>1.1558218</text:p>
          </table:table-cell>
          <table:table-cell office:value-type="float" office:value="27" calcext:value-type="float">
            <text:p>27</text:p>
          </table:table-cell>
          <table:table-cell office:value-type="float" office:value="0.986760962868" calcext:value-type="float">
            <text:p>0.9867609629</text:p>
          </table:table-cell>
          <table:table-cell office:value-type="float" office:value="27" calcext:value-type="float">
            <text:p>27</text:p>
          </table:table-cell>
          <table:table-cell office:value-type="float" office:value="1.00209405825" calcext:value-type="float">
            <text:p>1.0020940583</text:p>
          </table:table-cell>
          <table:table-cell office:value-type="float" office:value="38" calcext:value-type="float">
            <text:p>38</text:p>
          </table:table-cell>
          <table:table-cell office:value-type="float" office:value="1.2359160274" calcext:value-type="float">
            <text:p>1.2359160274</text:p>
          </table:table-cell>
          <table:table-cell office:value-type="float" office:value="681" calcext:value-type="float">
            <text:p>681</text:p>
          </table:table-cell>
          <table:table-cell table:number-columns-repeated="7"/>
          <table:table-cell table:formula="of:=[.C280]/[.$R$3]" office:value-type="float" office:value="0.986177075892857" calcext:value-type="float">
            <text:p>0.9861770759</text:p>
          </table:table-cell>
          <table:table-cell/>
          <table:table-cell table:formula="of:=[.G280]*[.I280]" office:value-type="float" office:value="0.988827297803072" calcext:value-type="float">
            <text:p>0.9888272978</text:p>
          </table:table-cell>
          <table:table-cell table:formula="of:=([.K280]*[.V280])/[.$Q$29]" office:value-type="float" office:value="1.08151106697827" calcext:value-type="float">
            <text:p>1.081511067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.81138776" calcext:value-type="float">
            <text:p>1.81138776</text:p>
          </table:table-cell>
          <table:table-cell office:value-type="float" office:value="16" calcext:value-type="float">
            <text:p>16</text:p>
          </table:table-cell>
          <table:table-cell office:value-type="float" office:value="1.09353058" calcext:value-type="float">
            <text:p>1.09353058</text:p>
          </table:table-cell>
          <table:table-cell office:value-type="float" office:value="21" calcext:value-type="float">
            <text:p>21</text:p>
          </table:table-cell>
          <table:table-cell office:value-type="float" office:value="0.722223489626" calcext:value-type="float">
            <text:p>0.7222234896</text:p>
          </table:table-cell>
          <table:table-cell office:value-type="float" office:value="23" calcext:value-type="float">
            <text:p>23</text:p>
          </table:table-cell>
          <table:table-cell office:value-type="float" office:value="1.10995053597" calcext:value-type="float">
            <text:p>1.109950536</text:p>
          </table:table-cell>
          <table:table-cell office:value-type="float" office:value="32" calcext:value-type="float">
            <text:p>32</text:p>
          </table:table-cell>
          <table:table-cell office:value-type="float" office:value="1.09926823303" calcext:value-type="float">
            <text:p>1.099268233</text:p>
          </table:table-cell>
          <table:table-cell office:value-type="float" office:value="663" calcext:value-type="float">
            <text:p>663</text:p>
          </table:table-cell>
          <table:table-cell table:number-columns-repeated="7"/>
          <table:table-cell table:formula="of:=[.C281]/[.$R$3]" office:value-type="float" office:value="0.80865525" calcext:value-type="float">
            <text:p>0.80865525</text:p>
          </table:table-cell>
          <table:table-cell/>
          <table:table-cell table:formula="of:=[.G281]*[.I281]" office:value-type="float" office:value="0.801632349400502" calcext:value-type="float">
            <text:p>0.8016323494</text:p>
          </table:table-cell>
          <table:table-cell table:formula="of:=([.K281]*[.V281])/[.$Q$29]" office:value-type="float" office:value="0.77983095244706" calcext:value-type="float">
            <text:p>0.7798309524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.70113832" calcext:value-type="float">
            <text:p>1.70113832</text:p>
          </table:table-cell>
          <table:table-cell office:value-type="float" office:value="30" calcext:value-type="float">
            <text:p>30</text:p>
          </table:table-cell>
          <table:table-cell office:value-type="float" office:value="1.27071227" calcext:value-type="float">
            <text:p>1.27071227</text:p>
          </table:table-cell>
          <table:table-cell office:value-type="float" office:value="27" calcext:value-type="float">
            <text:p>27</text:p>
          </table:table-cell>
          <table:table-cell office:value-type="float" office:value="0.844838968599" calcext:value-type="float">
            <text:p>0.8448389686</text:p>
          </table:table-cell>
          <table:table-cell office:value-type="float" office:value="22" calcext:value-type="float">
            <text:p>22</text:p>
          </table:table-cell>
          <table:table-cell office:value-type="float" office:value="1.21327274019" calcext:value-type="float">
            <text:p>1.2132727402</text:p>
          </table:table-cell>
          <table:table-cell office:value-type="float" office:value="52" calcext:value-type="float">
            <text:p>52</text:p>
          </table:table-cell>
          <table:table-cell office:value-type="float" office:value="1.20962640264" calcext:value-type="float">
            <text:p>1.2096264026</text:p>
          </table:table-cell>
          <table:table-cell office:value-type="float" office:value="700" calcext:value-type="float">
            <text:p>700</text:p>
          </table:table-cell>
          <table:table-cell table:number-columns-repeated="7"/>
          <table:table-cell table:formula="of:=[.C282]/[.$R$3]" office:value-type="float" office:value="0.75943675" calcext:value-type="float">
            <text:p>0.75943675</text:p>
          </table:table-cell>
          <table:table-cell/>
          <table:table-cell table:formula="of:=[.G282]*[.I282]" office:value-type="float" office:value="1.0250200904514" calcext:value-type="float">
            <text:p>1.0250200905</text:p>
          </table:table-cell>
          <table:table-cell table:formula="of:=([.K282]*[.V282])/[.$Q$29]" office:value-type="float" office:value="1.09724899526235" calcext:value-type="float">
            <text:p>1.0972489953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.35782313" calcext:value-type="float">
            <text:p>2.35782313</text:p>
          </table:table-cell>
          <table:table-cell office:value-type="float" office:value="36" calcext:value-type="float">
            <text:p>36</text:p>
          </table:table-cell>
          <table:table-cell office:value-type="float" office:value="0.95549358" calcext:value-type="float">
            <text:p>0.95549358</text:p>
          </table:table-cell>
          <table:table-cell office:value-type="float" office:value="27" calcext:value-type="float">
            <text:p>27</text:p>
          </table:table-cell>
          <table:table-cell office:value-type="float" office:value="1.20636218402" calcext:value-type="float">
            <text:p>1.206362184</text:p>
          </table:table-cell>
          <table:table-cell office:value-type="float" office:value="31" calcext:value-type="float">
            <text:p>31</text:p>
          </table:table-cell>
          <table:table-cell office:value-type="float" office:value="0.989295516434" calcext:value-type="float">
            <text:p>0.9892955164</text:p>
          </table:table-cell>
          <table:table-cell office:value-type="float" office:value="33" calcext:value-type="float">
            <text:p>33</text:p>
          </table:table-cell>
          <table:table-cell office:value-type="float" office:value="1.10119187339" calcext:value-type="float">
            <text:p>1.1011918734</text:p>
          </table:table-cell>
          <table:table-cell office:value-type="float" office:value="672" calcext:value-type="float">
            <text:p>672</text:p>
          </table:table-cell>
          <table:table-cell table:number-columns-repeated="7"/>
          <table:table-cell table:formula="of:=[.C283]/[.$R$3]" office:value-type="float" office:value="1.05259961160714" calcext:value-type="float">
            <text:p>1.0525996116</text:p>
          </table:table-cell>
          <table:table-cell/>
          <table:table-cell table:formula="of:=[.G283]*[.I283]" office:value-type="float" office:value="1.19344869984651" calcext:value-type="float">
            <text:p>1.1934486998</text:p>
          </table:table-cell>
          <table:table-cell table:formula="of:=([.K283]*[.V283])/[.$Q$29]" office:value-type="float" office:value="1.16302301732641" calcext:value-type="float">
            <text:p>1.1630230173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28764172" calcext:value-type="float">
            <text:p>2.28764172</text:p>
          </table:table-cell>
          <table:table-cell office:value-type="float" office:value="30" calcext:value-type="float">
            <text:p>30</text:p>
          </table:table-cell>
          <table:table-cell office:value-type="float" office:value="1.14927888" calcext:value-type="float">
            <text:p>1.14927888</text:p>
          </table:table-cell>
          <table:table-cell office:value-type="float" office:value="30" calcext:value-type="float">
            <text:p>30</text:p>
          </table:table-cell>
          <table:table-cell office:value-type="float" office:value="0.808875727804" calcext:value-type="float">
            <text:p>0.8088757278</text:p>
          </table:table-cell>
          <table:table-cell office:value-type="float" office:value="23" calcext:value-type="float">
            <text:p>23</text:p>
          </table:table-cell>
          <table:table-cell office:value-type="float" office:value="1.29419919762" calcext:value-type="float">
            <text:p>1.2941991976</text:p>
          </table:table-cell>
          <table:table-cell office:value-type="float" office:value="36" calcext:value-type="float">
            <text:p>36</text:p>
          </table:table-cell>
          <table:table-cell office:value-type="float" office:value="1.1965901231" calcext:value-type="float">
            <text:p>1.1965901231</text:p>
          </table:table-cell>
          <table:table-cell office:value-type="float" office:value="646" calcext:value-type="float">
            <text:p>646</text:p>
          </table:table-cell>
          <table:table-cell table:number-columns-repeated="7"/>
          <table:table-cell table:formula="of:=[.C284]/[.$R$3]" office:value-type="float" office:value="1.021268625" calcext:value-type="float">
            <text:p>1.021268625</text:p>
          </table:table-cell>
          <table:table-cell/>
          <table:table-cell table:formula="of:=[.G284]*[.I284]" office:value-type="float" office:value="1.04684631789823" calcext:value-type="float">
            <text:p>1.0468463179</text:p>
          </table:table-cell>
          <table:table-cell table:formula="of:=([.K284]*[.V284])/[.$Q$29]" office:value-type="float" office:value="1.10853625168197" calcext:value-type="float">
            <text:p>1.1085362517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.64782514" calcext:value-type="float">
            <text:p>1.64782514</text:p>
          </table:table-cell>
          <table:table-cell office:value-type="float" office:value="27" calcext:value-type="float">
            <text:p>27</text:p>
          </table:table-cell>
          <table:table-cell office:value-type="float" office:value="1.20803905" calcext:value-type="float">
            <text:p>1.20803905</text:p>
          </table:table-cell>
          <table:table-cell office:value-type="float" office:value="29" calcext:value-type="float">
            <text:p>29</text:p>
          </table:table-cell>
          <table:table-cell office:value-type="float" office:value="0.958609395255" calcext:value-type="float">
            <text:p>0.9586093953</text:p>
          </table:table-cell>
          <table:table-cell office:value-type="float" office:value="26" calcext:value-type="float">
            <text:p>26</text:p>
          </table:table-cell>
          <table:table-cell office:value-type="float" office:value="1.14478796959" calcext:value-type="float">
            <text:p>1.1447879696</text:p>
          </table:table-cell>
          <table:table-cell office:value-type="float" office:value="31" calcext:value-type="float">
            <text:p>31</text:p>
          </table:table-cell>
          <table:table-cell office:value-type="float" office:value="1.03398703222" calcext:value-type="float">
            <text:p>1.0339870322</text:p>
          </table:table-cell>
          <table:table-cell office:value-type="float" office:value="656" calcext:value-type="float">
            <text:p>656</text:p>
          </table:table-cell>
          <table:table-cell table:number-columns-repeated="7"/>
          <table:table-cell table:formula="of:=[.C285]/[.$R$3]" office:value-type="float" office:value="0.735636223214286" calcext:value-type="float">
            <text:p>0.7356362232</text:p>
          </table:table-cell>
          <table:table-cell/>
          <table:table-cell table:formula="of:=[.G285]*[.I285]" office:value-type="float" office:value="1.09740450322387" calcext:value-type="float">
            <text:p>1.0974045032</text:p>
          </table:table-cell>
          <table:table-cell table:formula="of:=([.K285]*[.V285])/[.$Q$29]" office:value-type="float" office:value="1.00416108445426" calcext:value-type="float">
            <text:p>1.0041610845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.71346464" calcext:value-type="float">
            <text:p>1.71346464</text:p>
          </table:table-cell>
          <table:table-cell office:value-type="float" office:value="43" calcext:value-type="float">
            <text:p>43</text:p>
          </table:table-cell>
          <table:table-cell office:value-type="float" office:value="1.04898809" calcext:value-type="float">
            <text:p>1.04898809</text:p>
          </table:table-cell>
          <table:table-cell office:value-type="float" office:value="31" calcext:value-type="float">
            <text:p>31</text:p>
          </table:table-cell>
          <table:table-cell office:value-type="float" office:value="0.714376431094" calcext:value-type="float">
            <text:p>0.7143764311</text:p>
          </table:table-cell>
          <table:table-cell office:value-type="float" office:value="24" calcext:value-type="float">
            <text:p>24</text:p>
          </table:table-cell>
          <table:table-cell office:value-type="float" office:value="1.1048098796" calcext:value-type="float">
            <text:p>1.1048098796</text:p>
          </table:table-cell>
          <table:table-cell office:value-type="float" office:value="28" calcext:value-type="float">
            <text:p>28</text:p>
          </table:table-cell>
          <table:table-cell office:value-type="float" office:value="1.10212593886" calcext:value-type="float">
            <text:p>1.1021259389</text:p>
          </table:table-cell>
          <table:table-cell office:value-type="float" office:value="711" calcext:value-type="float">
            <text:p>711</text:p>
          </table:table-cell>
          <table:table-cell table:number-columns-repeated="7"/>
          <table:table-cell table:formula="of:=[.C286]/[.$R$3]" office:value-type="float" office:value="0.764939571428571" calcext:value-type="float">
            <text:p>0.7649395714</text:p>
          </table:table-cell>
          <table:table-cell/>
          <table:table-cell table:formula="of:=[.G286]*[.I286]" office:value-type="float" office:value="0.78925013882604" calcext:value-type="float">
            <text:p>0.7892501388</text:p>
          </table:table-cell>
          <table:table-cell table:formula="of:=([.K286]*[.V286])/[.$Q$29]" office:value-type="float" office:value="0.769781460397376" calcext:value-type="float">
            <text:p>0.7697814604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.00741043" calcext:value-type="float">
            <text:p>2.00741043</text:p>
          </table:table-cell>
          <table:table-cell office:value-type="float" office:value="24" calcext:value-type="float">
            <text:p>24</text:p>
          </table:table-cell>
          <table:table-cell office:value-type="float" office:value="0.7148886" calcext:value-type="float">
            <text:p>0.7148886</text:p>
          </table:table-cell>
          <table:table-cell office:value-type="float" office:value="20" calcext:value-type="float">
            <text:p>20</text:p>
          </table:table-cell>
          <table:table-cell office:value-type="float" office:value="1.04984093308" calcext:value-type="float">
            <text:p>1.0498409331</text:p>
          </table:table-cell>
          <table:table-cell office:value-type="float" office:value="16" calcext:value-type="float">
            <text:p>16</text:p>
          </table:table-cell>
          <table:table-cell office:value-type="float" office:value="0.840217063811" calcext:value-type="float">
            <text:p>0.8402170638</text:p>
          </table:table-cell>
          <table:table-cell office:value-type="float" office:value="30" calcext:value-type="float">
            <text:p>30</text:p>
          </table:table-cell>
          <table:table-cell office:value-type="float" office:value="0.973976363654" calcext:value-type="float">
            <text:p>0.9739763637</text:p>
          </table:table-cell>
          <table:table-cell office:value-type="float" office:value="610" calcext:value-type="float">
            <text:p>610</text:p>
          </table:table-cell>
          <table:table-cell table:number-columns-repeated="7"/>
          <table:table-cell table:formula="of:=[.C287]/[.$R$3]" office:value-type="float" office:value="0.896165370535714" calcext:value-type="float">
            <text:p>0.8961653705</text:p>
          </table:table-cell>
          <table:table-cell/>
          <table:table-cell table:formula="of:=[.G287]*[.I287]" office:value-type="float" office:value="0.882094266261078" calcext:value-type="float">
            <text:p>0.8820942663</text:p>
          </table:table-cell>
          <table:table-cell table:formula="of:=([.K287]*[.V287])/[.$Q$29]" office:value-type="float" office:value="0.760299969781423" calcext:value-type="float">
            <text:p>0.7602999698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.02937946" calcext:value-type="float">
            <text:p>2.02937946</text:p>
          </table:table-cell>
          <table:table-cell office:value-type="float" office:value="41" calcext:value-type="float">
            <text:p>41</text:p>
          </table:table-cell>
          <table:table-cell office:value-type="float" office:value="0.92656874" calcext:value-type="float">
            <text:p>0.92656874</text:p>
          </table:table-cell>
          <table:table-cell office:value-type="float" office:value="28" calcext:value-type="float">
            <text:p>28</text:p>
          </table:table-cell>
          <table:table-cell office:value-type="float" office:value="1.00255044094" calcext:value-type="float">
            <text:p>1.0025504409</text:p>
          </table:table-cell>
          <table:table-cell office:value-type="float" office:value="46" calcext:value-type="float">
            <text:p>46</text:p>
          </table:table-cell>
          <table:table-cell office:value-type="float" office:value="1.08058595779" calcext:value-type="float">
            <text:p>1.0805859578</text:p>
          </table:table-cell>
          <table:table-cell office:value-type="float" office:value="53" calcext:value-type="float">
            <text:p>53</text:p>
          </table:table-cell>
          <table:table-cell office:value-type="float" office:value="1.11462375389" calcext:value-type="float">
            <text:p>1.1146237539</text:p>
          </table:table-cell>
          <table:table-cell office:value-type="float" office:value="708" calcext:value-type="float">
            <text:p>708</text:p>
          </table:table-cell>
          <table:table-cell table:number-columns-repeated="7"/>
          <table:table-cell table:formula="of:=[.C288]/[.$R$3]" office:value-type="float" office:value="0.905972973214286" calcext:value-type="float">
            <text:p>0.9059729732</text:p>
          </table:table-cell>
          <table:table-cell/>
          <table:table-cell table:formula="of:=[.G288]*[.I288]" office:value-type="float" office:value="1.08334192845594" calcext:value-type="float">
            <text:p>1.0833419285</text:p>
          </table:table-cell>
          <table:table-cell table:formula="of:=([.K288]*[.V288])/[.$Q$29]" office:value-type="float" office:value="1.06860057260353" calcext:value-type="float">
            <text:p>1.0686005726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6463946" calcext:value-type="float">
            <text:p>2.16463946</text:p>
          </table:table-cell>
          <table:table-cell office:value-type="float" office:value="40" calcext:value-type="float">
            <text:p>40</text:p>
          </table:table-cell>
          <table:table-cell office:value-type="float" office:value="1.11585932" calcext:value-type="float">
            <text:p>1.11585932</text:p>
          </table:table-cell>
          <table:table-cell office:value-type="float" office:value="30" calcext:value-type="float">
            <text:p>30</text:p>
          </table:table-cell>
          <table:table-cell office:value-type="float" office:value="0.821183497701" calcext:value-type="float">
            <text:p>0.8211834977</text:p>
          </table:table-cell>
          <table:table-cell office:value-type="float" office:value="43" calcext:value-type="float">
            <text:p>43</text:p>
          </table:table-cell>
          <table:table-cell office:value-type="float" office:value="1.14020668134" calcext:value-type="float">
            <text:p>1.1402066813</text:p>
          </table:table-cell>
          <table:table-cell office:value-type="float" office:value="33" calcext:value-type="float">
            <text:p>33</text:p>
          </table:table-cell>
          <table:table-cell office:value-type="float" office:value="1.20565544662" calcext:value-type="float">
            <text:p>1.2056554466</text:p>
          </table:table-cell>
          <table:table-cell office:value-type="float" office:value="778" calcext:value-type="float">
            <text:p>778</text:p>
          </table:table-cell>
          <table:table-cell table:number-columns-repeated="7"/>
          <table:table-cell table:formula="of:=[.C289]/[.$R$3]" office:value-type="float" office:value="0.966356901785714" calcext:value-type="float">
            <text:p>0.9663569018</text:p>
          </table:table-cell>
          <table:table-cell/>
          <table:table-cell table:formula="of:=[.G289]*[.I289]" office:value-type="float" office:value="0.936318910684831" calcext:value-type="float">
            <text:p>0.9363189107</text:p>
          </table:table-cell>
          <table:table-cell table:formula="of:=([.K289]*[.V289])/[.$Q$29]" office:value-type="float" office:value="0.999007074726081" calcext:value-type="float">
            <text:p>0.9990070747</text:p>
          </table:table-cell>
          <table:table-cell table:number-columns-repeated="100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.66445058" calcext:value-type="float">
            <text:p>2.6644505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37363984" calcext:value-type="float">
            <text:p>1.373639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979356649802" calcext:value-type="float">
            <text:p>0.9793566498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1.34623911057" calcext:value-type="float">
            <text:p>1.3462391106</text:p>
          </table:table-cell>
          <table:table-cell office:value-type="float" office:value="57" calcext:value-type="float">
            <text:p>57</text:p>
          </table:table-cell>
          <table:table-cell office:value-type="float" office:value="1.11505764592" calcext:value-type="float">
            <text:p>1.1150576459</text:p>
          </table:table-cell>
          <table:table-cell office:value-type="float" office:value="731" calcext:value-type="float">
            <text:p>731</text:p>
          </table:table-cell>
          <table:table-cell table:style-name="ce2" table:number-columns-repeated="7"/>
          <table:table-cell table:style-name="ce2" table:formula="of:=[.C290]/[.$R$3]" office:value-type="float" office:value="1.18948686607143" calcext:value-type="float">
            <text:p>1.1894868661</text:p>
          </table:table-cell>
          <table:table-cell table:style-name="ce2"/>
          <table:table-cell table:formula="of:=[.G290]*[.I290]" office:value-type="float" office:value="1.31844822516026" calcext:value-type="float">
            <text:p>1.3184482252</text:p>
          </table:table-cell>
          <table:table-cell table:formula="of:=([.K290]*[.V290])/[.$Q$29]" office:value-type="float" office:value="1.30101395948195" calcext:value-type="float">
            <text:p>1.3010139595</text:p>
          </table:table-cell>
          <table:table-cell table:style-name="ce2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4161781" calcext:value-type="float">
            <text:p>2.24161781</text:p>
          </table:table-cell>
          <table:table-cell office:value-type="float" office:value="44" calcext:value-type="float">
            <text:p>44</text:p>
          </table:table-cell>
          <table:table-cell office:value-type="float" office:value="0.90537137" calcext:value-type="float">
            <text:p>0.90537137</text:p>
          </table:table-cell>
          <table:table-cell office:value-type="float" office:value="21" calcext:value-type="float">
            <text:p>21</text:p>
          </table:table-cell>
          <table:table-cell office:value-type="float" office:value="1.03287333436" calcext:value-type="float">
            <text:p>1.0328733344</text:p>
          </table:table-cell>
          <table:table-cell office:value-type="float" office:value="53" calcext:value-type="float">
            <text:p>53</text:p>
          </table:table-cell>
          <table:table-cell office:value-type="float" office:value="0.845602208078" calcext:value-type="float">
            <text:p>0.8456022081</text:p>
          </table:table-cell>
          <table:table-cell office:value-type="float" office:value="35" calcext:value-type="float">
            <text:p>35</text:p>
          </table:table-cell>
          <table:table-cell office:value-type="float" office:value="1.23595364151" calcext:value-type="float">
            <text:p>1.235953641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formula="of:=[.C291]/[.$R$3]" office:value-type="float" office:value="1.00072223660714" calcext:value-type="float">
            <text:p>1.0007222366</text:p>
          </table:table-cell>
          <table:table-cell/>
          <table:table-cell table:formula="of:=[.G291]*[.I291]" office:value-type="float" office:value="0.873399972199703" calcext:value-type="float">
            <text:p>0.8733999722</text:p>
          </table:table-cell>
          <table:table-cell table:formula="of:=([.K291]*[.V291])/[.$Q$29]" office:value-type="float" office:value="0.955293695694651" calcext:value-type="float">
            <text:p>0.9552936957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014512" calcext:value-type="float">
            <text:p>1.82014512</text:p>
          </table:table-cell>
          <table:table-cell office:value-type="float" office:value="30" calcext:value-type="float">
            <text:p>30</text:p>
          </table:table-cell>
          <table:table-cell office:value-type="float" office:value="1.01722792" calcext:value-type="float">
            <text:p>1.01722792</text:p>
          </table:table-cell>
          <table:table-cell office:value-type="float" office:value="42" calcext:value-type="float">
            <text:p>42</text:p>
          </table:table-cell>
          <table:table-cell office:value-type="float" office:value="0.884224422508" calcext:value-type="float">
            <text:p>0.8842244225</text:p>
          </table:table-cell>
          <table:table-cell office:value-type="float" office:value="55" calcext:value-type="float">
            <text:p>55</text:p>
          </table:table-cell>
          <table:table-cell office:value-type="float" office:value="0.958076490002" calcext:value-type="float">
            <text:p>0.95807649</text:p>
          </table:table-cell>
          <table:table-cell office:value-type="float" office:value="39" calcext:value-type="float">
            <text:p>39</text:p>
          </table:table-cell>
          <table:table-cell office:value-type="float" office:value="1.01566139242" calcext:value-type="float">
            <text:p>1.0156613924</text:p>
          </table:table-cell>
          <table:table-cell office:value-type="float" office:value="709" calcext:value-type="float">
            <text:p>709</text:p>
          </table:table-cell>
          <table:table-cell table:number-columns-repeated="7"/>
          <table:table-cell table:formula="of:=[.C292]/[.$R$3]" office:value-type="float" office:value="0.812564785714286" calcext:value-type="float">
            <text:p>0.8125647857</text:p>
          </table:table-cell>
          <table:table-cell/>
          <table:table-cell table:formula="of:=[.G292]*[.I292]" office:value-type="float" office:value="0.84715463109051" calcext:value-type="float">
            <text:p>0.8471546311</text:p>
          </table:table-cell>
          <table:table-cell table:formula="of:=([.K292]*[.V292])/[.$Q$29]" office:value-type="float" office:value="0.761435621423397" calcext:value-type="float">
            <text:p>0.7614356214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7448259" calcext:value-type="float">
            <text:p>1.87448259</text:p>
          </table:table-cell>
          <table:table-cell office:value-type="float" office:value="34" calcext:value-type="float">
            <text:p>34</text:p>
          </table:table-cell>
          <table:table-cell office:value-type="float" office:value="0.98169982" calcext:value-type="float">
            <text:p>0.98169982</text:p>
          </table:table-cell>
          <table:table-cell office:value-type="float" office:value="29" calcext:value-type="float">
            <text:p>29</text:p>
          </table:table-cell>
          <table:table-cell office:value-type="float" office:value="0.867485385984" calcext:value-type="float">
            <text:p>0.867485386</text:p>
          </table:table-cell>
          <table:table-cell office:value-type="float" office:value="54" calcext:value-type="float">
            <text:p>54</text:p>
          </table:table-cell>
          <table:table-cell office:value-type="float" office:value="0.868291325725" calcext:value-type="float">
            <text:p>0.8682913257</text:p>
          </table:table-cell>
          <table:table-cell office:value-type="float" office:value="29" calcext:value-type="float">
            <text:p>29</text:p>
          </table:table-cell>
          <table:table-cell office:value-type="float" office:value="1.166385038" calcext:value-type="float">
            <text:p>1.166385038</text:p>
          </table:table-cell>
          <table:table-cell office:value-type="float" office:value="720" calcext:value-type="float">
            <text:p>720</text:p>
          </table:table-cell>
          <table:table-cell table:number-columns-repeated="7"/>
          <table:table-cell table:formula="of:=[.C293]/[.$R$3]" office:value-type="float" office:value="0.836822584821428" calcext:value-type="float">
            <text:p>0.8368225848</text:p>
          </table:table-cell>
          <table:table-cell/>
          <table:table-cell table:formula="of:=[.G293]*[.I293]" office:value-type="float" office:value="0.753230035843111" calcext:value-type="float">
            <text:p>0.7532300358</text:p>
          </table:table-cell>
          <table:table-cell table:formula="of:=([.K293]*[.V293])/[.$Q$29]" office:value-type="float" office:value="0.777483401751865" calcext:value-type="float">
            <text:p>0.7774834018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3665646" calcext:value-type="float">
            <text:p>1.73665646</text:p>
          </table:table-cell>
          <table:table-cell office:value-type="float" office:value="32" calcext:value-type="float">
            <text:p>32</text:p>
          </table:table-cell>
          <table:table-cell office:value-type="float" office:value="1.07689265" calcext:value-type="float">
            <text:p>1.07689265</text:p>
          </table:table-cell>
          <table:table-cell office:value-type="float" office:value="26" calcext:value-type="float">
            <text:p>26</text:p>
          </table:table-cell>
          <table:table-cell office:value-type="float" office:value="0.688863472679" calcext:value-type="float">
            <text:p>0.6888634727</text:p>
          </table:table-cell>
          <table:table-cell office:value-type="float" office:value="45" calcext:value-type="float">
            <text:p>45</text:p>
          </table:table-cell>
          <table:table-cell office:value-type="float" office:value="1.11833356572" calcext:value-type="float">
            <text:p>1.1183335657</text:p>
          </table:table-cell>
          <table:table-cell office:value-type="float" office:value="54" calcext:value-type="float">
            <text:p>54</text:p>
          </table:table-cell>
          <table:table-cell office:value-type="float" office:value="1.2038000527" calcext:value-type="float">
            <text:p>1.2038000527</text:p>
          </table:table-cell>
          <table:table-cell office:value-type="float" office:value="712" calcext:value-type="float">
            <text:p>712</text:p>
          </table:table-cell>
          <table:table-cell table:number-columns-repeated="7"/>
          <table:table-cell table:formula="of:=[.C294]/[.$R$3]" office:value-type="float" office:value="0.7752930625" calcext:value-type="float">
            <text:p>0.7752930625</text:p>
          </table:table-cell>
          <table:table-cell/>
          <table:table-cell table:formula="of:=[.G294]*[.I294]" office:value-type="float" office:value="0.770379143695368" calcext:value-type="float">
            <text:p>0.7703791437</text:p>
          </table:table-cell>
          <table:table-cell table:formula="of:=([.K294]*[.V294])/[.$Q$29]" office:value-type="float" office:value="0.820692436972978" calcext:value-type="float">
            <text:p>0.820692437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05026596" calcext:value-type="float">
            <text:p>2.05026596</text:p>
          </table:table-cell>
          <table:table-cell office:value-type="float" office:value="31" calcext:value-type="float">
            <text:p>31</text:p>
          </table:table-cell>
          <table:table-cell office:value-type="float" office:value="1.11312839" calcext:value-type="float">
            <text:p>1.11312839</text:p>
          </table:table-cell>
          <table:table-cell office:value-type="float" office:value="29" calcext:value-type="float">
            <text:p>29</text:p>
          </table:table-cell>
          <table:table-cell office:value-type="float" office:value="0.928644719725" calcext:value-type="float">
            <text:p>0.9286447197</text:p>
          </table:table-cell>
          <table:table-cell office:value-type="float" office:value="64" calcext:value-type="float">
            <text:p>64</text:p>
          </table:table-cell>
          <table:table-cell office:value-type="float" office:value="1.04210489738" calcext:value-type="float">
            <text:p>1.0421048974</text:p>
          </table:table-cell>
          <table:table-cell office:value-type="float" office:value="35" calcext:value-type="float">
            <text:p>35</text:p>
          </table:table-cell>
          <table:table-cell office:value-type="float" office:value="1.23123751033" calcext:value-type="float">
            <text:p>1.2312375103</text:p>
          </table:table-cell>
          <table:table-cell office:value-type="float" office:value="613" calcext:value-type="float">
            <text:p>613</text:p>
          </table:table-cell>
          <table:table-cell table:number-columns-repeated="7"/>
          <table:table-cell table:formula="of:=[.C295]/[.$R$3]" office:value-type="float" office:value="0.915297303571428" calcext:value-type="float">
            <text:p>0.9152973036</text:p>
          </table:table-cell>
          <table:table-cell/>
          <table:table-cell table:formula="of:=[.G295]*[.I295]" office:value-type="float" office:value="0.9677452103515" calcext:value-type="float">
            <text:p>0.9677452104</text:p>
          </table:table-cell>
          <table:table-cell table:formula="of:=([.K295]*[.V295])/[.$Q$29]" office:value-type="float" office:value="1.05444619772298" calcext:value-type="float">
            <text:p>1.0544461977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15751776" calcext:value-type="float">
            <text:p>2.15751776</text:p>
          </table:table-cell>
          <table:table-cell office:value-type="float" office:value="45" calcext:value-type="float">
            <text:p>45</text:p>
          </table:table-cell>
          <table:table-cell office:value-type="float" office:value="0.99337102" calcext:value-type="float">
            <text:p>0.99337102</text:p>
          </table:table-cell>
          <table:table-cell office:value-type="float" office:value="23" calcext:value-type="float">
            <text:p>23</text:p>
          </table:table-cell>
          <table:table-cell office:value-type="float" office:value="0.771348888539" calcext:value-type="float">
            <text:p>0.7713488885</text:p>
          </table:table-cell>
          <table:table-cell office:value-type="float" office:value="58" calcext:value-type="float">
            <text:p>58</text:p>
          </table:table-cell>
          <table:table-cell office:value-type="float" office:value="1.10033006536" calcext:value-type="float">
            <text:p>1.1003300654</text:p>
          </table:table-cell>
          <table:table-cell office:value-type="float" office:value="35" calcext:value-type="float">
            <text:p>35</text:p>
          </table:table-cell>
          <table:table-cell office:value-type="float" office:value="1.23172372673" calcext:value-type="float">
            <text:p>1.2317237267</text:p>
          </table:table-cell>
          <table:table-cell office:value-type="float" office:value="714" calcext:value-type="float">
            <text:p>714</text:p>
          </table:table-cell>
          <table:table-cell table:number-columns-repeated="7"/>
          <table:table-cell table:formula="of:=[.C296]/[.$R$3]" office:value-type="float" office:value="0.963177571428571" calcext:value-type="float">
            <text:p>0.9631775714</text:p>
          </table:table-cell>
          <table:table-cell/>
          <table:table-cell table:formula="of:=[.G296]*[.I296]" office:value-type="float" office:value="0.848738372941481" calcext:value-type="float">
            <text:p>0.8487383729</text:p>
          </table:table-cell>
          <table:table-cell table:formula="of:=([.K296]*[.V296])/[.$Q$29]" office:value-type="float" office:value="0.925142647555963" calcext:value-type="float">
            <text:p>0.9251426476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83620909" calcext:value-type="float">
            <text:p>2.83620909</text:p>
          </table:table-cell>
          <table:table-cell office:value-type="float" office:value="38" calcext:value-type="float">
            <text:p>38</text:p>
          </table:table-cell>
          <table:table-cell office:value-type="float" office:value="0.86073822" calcext:value-type="float">
            <text:p>0.86073822</text:p>
          </table:table-cell>
          <table:table-cell office:value-type="float" office:value="12" calcext:value-type="float">
            <text:p>12</text:p>
          </table:table-cell>
          <table:table-cell office:value-type="float" office:value="1.40479015178" calcext:value-type="float">
            <text:p>1.4047901518</text:p>
          </table:table-cell>
          <table:table-cell office:value-type="float" office:value="65" calcext:value-type="float">
            <text:p>65</text:p>
          </table:table-cell>
          <table:table-cell office:value-type="float" office:value="1.01731351128" calcext:value-type="float">
            <text:p>1.0173135113</text:p>
          </table:table-cell>
          <table:table-cell office:value-type="float" office:value="40" calcext:value-type="float">
            <text:p>40</text:p>
          </table:table-cell>
          <table:table-cell office:value-type="float" office:value="1.05517207932" calcext:value-type="float">
            <text:p>1.0551720793</text:p>
          </table:table-cell>
          <table:table-cell office:value-type="float" office:value="553" calcext:value-type="float">
            <text:p>553</text:p>
          </table:table-cell>
          <table:table-cell table:number-columns-repeated="7"/>
          <table:table-cell table:formula="of:=[.C297]/[.$R$3]" office:value-type="float" office:value="1.26616477232143" calcext:value-type="float">
            <text:p>1.2661647723</text:p>
          </table:table-cell>
          <table:table-cell/>
          <table:table-cell table:formula="of:=[.G297]*[.I297]" office:value-type="float" office:value="1.42911200191888" calcext:value-type="float">
            <text:p>1.4291120019</text:p>
          </table:table-cell>
          <table:table-cell table:formula="of:=([.K297]*[.V297])/[.$Q$29]" office:value-type="float" office:value="1.33447706428841" calcext:value-type="float">
            <text:p>1.3344770643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12265677" calcext:value-type="float">
            <text:p>3.12265677</text:p>
          </table:table-cell>
          <table:table-cell office:value-type="float" office:value="33" calcext:value-type="float">
            <text:p>33</text:p>
          </table:table-cell>
          <table:table-cell office:value-type="float" office:value="0.89833175" calcext:value-type="float">
            <text:p>0.89833175</text:p>
          </table:table-cell>
          <table:table-cell office:value-type="float" office:value="28" calcext:value-type="float">
            <text:p>28</text:p>
          </table:table-cell>
          <table:table-cell office:value-type="float" office:value="1.10132876922" calcext:value-type="float">
            <text:p>1.1013287692</text:p>
          </table:table-cell>
          <table:table-cell office:value-type="float" office:value="40" calcext:value-type="float">
            <text:p>40</text:p>
          </table:table-cell>
          <table:table-cell office:value-type="float" office:value="1.15370377126" calcext:value-type="float">
            <text:p>1.1537037713</text:p>
          </table:table-cell>
          <table:table-cell office:value-type="float" office:value="42" calcext:value-type="float">
            <text:p>42</text:p>
          </table:table-cell>
          <table:table-cell office:value-type="float" office:value="1.12084129106" calcext:value-type="float">
            <text:p>1.1208412911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formula="of:=[.C298]/[.$R$3]" office:value-type="float" office:value="1.39404320089286" calcext:value-type="float">
            <text:p>1.3940432009</text:p>
          </table:table-cell>
          <table:table-cell/>
          <table:table-cell table:formula="of:=[.G298]*[.I298]" office:value-type="float" office:value="1.27060715444625" calcext:value-type="float">
            <text:p>1.2706071544</text:p>
          </table:table-cell>
          <table:table-cell table:formula="of:=([.K298]*[.V298])/[.$Q$29]" office:value-type="float" office:value="1.26030881718549" calcext:value-type="float">
            <text:p>1.260308817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8195758" calcext:value-type="float">
            <text:p>1.58195758</text:p>
          </table:table-cell>
          <table:table-cell office:value-type="float" office:value="34" calcext:value-type="float">
            <text:p>34</text:p>
          </table:table-cell>
          <table:table-cell office:value-type="float" office:value="0.79958821" calcext:value-type="float">
            <text:p>0.79958821</text:p>
          </table:table-cell>
          <table:table-cell office:value-type="float" office:value="31" calcext:value-type="float">
            <text:p>31</text:p>
          </table:table-cell>
          <table:table-cell office:value-type="float" office:value="0.779800652342" calcext:value-type="float">
            <text:p>0.7798006523</text:p>
          </table:table-cell>
          <table:table-cell office:value-type="float" office:value="34" calcext:value-type="float">
            <text:p>34</text:p>
          </table:table-cell>
          <table:table-cell office:value-type="float" office:value="0.848930217029" calcext:value-type="float">
            <text:p>0.848930217</text:p>
          </table:table-cell>
          <table:table-cell office:value-type="float" office:value="39" calcext:value-type="float">
            <text:p>39</text:p>
          </table:table-cell>
          <table:table-cell office:value-type="float" office:value="0.964778946262" calcext:value-type="float">
            <text:p>0.9647789463</text:p>
          </table:table-cell>
          <table:table-cell office:value-type="float" office:value="739" calcext:value-type="float">
            <text:p>739</text:p>
          </table:table-cell>
          <table:table-cell table:number-columns-repeated="7"/>
          <table:table-cell table:formula="of:=[.C299]/[.$R$3]" office:value-type="float" office:value="0.7062310625" calcext:value-type="float">
            <text:p>0.7062310625</text:p>
          </table:table-cell>
          <table:table-cell/>
          <table:table-cell table:formula="of:=[.G299]*[.I299]" office:value-type="float" office:value="0.66199633703205" calcext:value-type="float">
            <text:p>0.661996337</text:p>
          </table:table-cell>
          <table:table-cell table:formula="of:=([.K299]*[.V299])/[.$Q$29]" office:value-type="float" office:value="0.565203653514234" calcext:value-type="float">
            <text:p>0.5652036535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9386614" calcext:value-type="float">
            <text:p>1.69386614</text:p>
          </table:table-cell>
          <table:table-cell office:value-type="float" office:value="31" calcext:value-type="float">
            <text:p>31</text:p>
          </table:table-cell>
          <table:table-cell office:value-type="float" office:value="0.79248344" calcext:value-type="float">
            <text:p>0.79248344</text:p>
          </table:table-cell>
          <table:table-cell office:value-type="float" office:value="21" calcext:value-type="float">
            <text:p>21</text:p>
          </table:table-cell>
          <table:table-cell office:value-type="float" office:value="0.942093990004" calcext:value-type="float">
            <text:p>0.94209399</text:p>
          </table:table-cell>
          <table:table-cell office:value-type="float" office:value="46" calcext:value-type="float">
            <text:p>46</text:p>
          </table:table-cell>
          <table:table-cell office:value-type="float" office:value="0.996438865994" calcext:value-type="float">
            <text:p>0.996438866</text:p>
          </table:table-cell>
          <table:table-cell office:value-type="float" office:value="40" calcext:value-type="float">
            <text:p>40</text:p>
          </table:table-cell>
          <table:table-cell office:value-type="float" office:value="1.08311223107" calcext:value-type="float">
            <text:p>1.0831122311</text:p>
          </table:table-cell>
          <table:table-cell office:value-type="float" office:value="659" calcext:value-type="float">
            <text:p>659</text:p>
          </table:table-cell>
          <table:table-cell table:number-columns-repeated="7"/>
          <table:table-cell table:formula="of:=[.C300]/[.$R$3]" office:value-type="float" office:value="0.756190241071428" calcext:value-type="float">
            <text:p>0.7561902411</text:p>
          </table:table-cell>
          <table:table-cell/>
          <table:table-cell table:formula="of:=[.G300]*[.I300]" office:value-type="float" office:value="0.938739067059348" calcext:value-type="float">
            <text:p>0.9387390671</text:p>
          </table:table-cell>
          <table:table-cell table:formula="of:=([.K300]*[.V300])/[.$Q$29]" office:value-type="float" office:value="0.899787402933824" calcext:value-type="float">
            <text:p>0.899787402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20177828" calcext:value-type="float">
            <text:p>2.20177828</text:p>
          </table:table-cell>
          <table:table-cell office:value-type="float" office:value="27" calcext:value-type="float">
            <text:p>27</text:p>
          </table:table-cell>
          <table:table-cell office:value-type="float" office:value="1.11747204" calcext:value-type="float">
            <text:p>1.11747204</text:p>
          </table:table-cell>
          <table:table-cell office:value-type="float" office:value="28" calcext:value-type="float">
            <text:p>28</text:p>
          </table:table-cell>
          <table:table-cell office:value-type="float" office:value="0.743651660393" calcext:value-type="float">
            <text:p>0.7436516604</text:p>
          </table:table-cell>
          <table:table-cell office:value-type="float" office:value="42" calcext:value-type="float">
            <text:p>42</text:p>
          </table:table-cell>
          <table:table-cell office:value-type="float" office:value="1.14522361751" calcext:value-type="float">
            <text:p>1.1452236175</text:p>
          </table:table-cell>
          <table:table-cell office:value-type="float" office:value="34" calcext:value-type="float">
            <text:p>34</text:p>
          </table:table-cell>
          <table:table-cell office:value-type="float" office:value="1.28505786985" calcext:value-type="float">
            <text:p>1.2850578699</text:p>
          </table:table-cell>
          <table:table-cell office:value-type="float" office:value="642" calcext:value-type="float">
            <text:p>642</text:p>
          </table:table-cell>
          <table:table-cell table:number-columns-repeated="7"/>
          <table:table-cell table:formula="of:=[.C301]/[.$R$3]" office:value-type="float" office:value="0.982936732142857" calcext:value-type="float">
            <text:p>0.9829367321</text:p>
          </table:table-cell>
          <table:table-cell/>
          <table:table-cell table:formula="of:=[.G301]*[.I301]" office:value-type="float" office:value="0.851647444682589" calcext:value-type="float">
            <text:p>0.8516474447</text:p>
          </table:table-cell>
          <table:table-cell table:formula="of:=([.K301]*[.V301])/[.$Q$29]" office:value-type="float" office:value="0.968509956749561" calcext:value-type="float">
            <text:p>0.9685099567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50464253" calcext:value-type="float">
            <text:p>2.50464253</text:p>
          </table:table-cell>
          <table:table-cell office:value-type="float" office:value="31" calcext:value-type="float">
            <text:p>31</text:p>
          </table:table-cell>
          <table:table-cell office:value-type="float" office:value="1.08511108" calcext:value-type="float">
            <text:p>1.08511108</text:p>
          </table:table-cell>
          <table:table-cell office:value-type="float" office:value="35" calcext:value-type="float">
            <text:p>35</text:p>
          </table:table-cell>
          <table:table-cell office:value-type="float" office:value="1.01904241402" calcext:value-type="float">
            <text:p>1.019042414</text:p>
          </table:table-cell>
          <table:table-cell office:value-type="float" office:value="30" calcext:value-type="float">
            <text:p>30</text:p>
          </table:table-cell>
          <table:table-cell office:value-type="float" office:value="1.27839031313" calcext:value-type="float">
            <text:p>1.2783903131</text:p>
          </table:table-cell>
          <table:table-cell office:value-type="float" office:value="34" calcext:value-type="float">
            <text:p>34</text:p>
          </table:table-cell>
          <table:table-cell office:value-type="float" office:value="1.10366567172" calcext:value-type="float">
            <text:p>1.1036656717</text:p>
          </table:table-cell>
          <table:table-cell office:value-type="float" office:value="545" calcext:value-type="float">
            <text:p>545</text:p>
          </table:table-cell>
          <table:table-cell table:number-columns-repeated="7"/>
          <table:table-cell table:formula="of:=[.C302]/[.$R$3]" office:value-type="float" office:value="1.11814398660714" calcext:value-type="float">
            <text:p>1.1181439866</text:p>
          </table:table-cell>
          <table:table-cell/>
          <table:table-cell table:formula="of:=[.G302]*[.I302]" office:value-type="float" office:value="1.30273395075178" calcext:value-type="float">
            <text:p>1.3027339508</text:p>
          </table:table-cell>
          <table:table-cell table:formula="of:=([.K302]*[.V302])/[.$Q$29]" office:value-type="float" office:value="1.27237410692824" calcext:value-type="float">
            <text:p>1.272374106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15703999" calcext:value-type="float">
            <text:p>2.15703999</text:p>
          </table:table-cell>
          <table:table-cell office:value-type="float" office:value="41" calcext:value-type="float">
            <text:p>41</text:p>
          </table:table-cell>
          <table:table-cell office:value-type="float" office:value="1.19299287" calcext:value-type="float">
            <text:p>1.19299287</text:p>
          </table:table-cell>
          <table:table-cell office:value-type="float" office:value="30" calcext:value-type="float">
            <text:p>30</text:p>
          </table:table-cell>
          <table:table-cell office:value-type="float" office:value="0.743756488936" calcext:value-type="float">
            <text:p>0.7437564889</text:p>
          </table:table-cell>
          <table:table-cell office:value-type="float" office:value="27" calcext:value-type="float">
            <text:p>27</text:p>
          </table:table-cell>
          <table:table-cell office:value-type="float" office:value="1.15630861022" calcext:value-type="float">
            <text:p>1.1563086102</text:p>
          </table:table-cell>
          <table:table-cell office:value-type="float" office:value="42" calcext:value-type="float">
            <text:p>42</text:p>
          </table:table-cell>
          <table:table-cell office:value-type="float" office:value="1.15733762904" calcext:value-type="float">
            <text:p>1.157337629</text:p>
          </table:table-cell>
          <table:table-cell office:value-type="float" office:value="672" calcext:value-type="float">
            <text:p>672</text:p>
          </table:table-cell>
          <table:table-cell table:number-columns-repeated="7"/>
          <table:table-cell table:formula="of:=[.C303]/[.$R$3]" office:value-type="float" office:value="0.96296428125" calcext:value-type="float">
            <text:p>0.9629642813</text:p>
          </table:table-cell>
          <table:table-cell/>
          <table:table-cell table:formula="of:=[.G303]*[.I303]" office:value-type="float" office:value="0.860012032063693" calcext:value-type="float">
            <text:p>0.8600120321</text:p>
          </table:table-cell>
          <table:table-cell table:formula="of:=([.K303]*[.V303])/[.$Q$29]" office:value-type="float" office:value="0.880817952331386" calcext:value-type="float">
            <text:p>0.8808179523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89875039" calcext:value-type="float">
            <text:p>2.89875039</text:p>
          </table:table-cell>
          <table:table-cell office:value-type="float" office:value="26" calcext:value-type="float">
            <text:p>26</text:p>
          </table:table-cell>
          <table:table-cell office:value-type="float" office:value="1.13069743" calcext:value-type="float">
            <text:p>1.13069743</text:p>
          </table:table-cell>
          <table:table-cell office:value-type="float" office:value="26" calcext:value-type="float">
            <text:p>26</text:p>
          </table:table-cell>
          <table:table-cell office:value-type="float" office:value="1.0395337815" calcext:value-type="float">
            <text:p>1.0395337815</text:p>
          </table:table-cell>
          <table:table-cell office:value-type="float" office:value="36" calcext:value-type="float">
            <text:p>36</text:p>
          </table:table-cell>
          <table:table-cell office:value-type="float" office:value="1.13714524082" calcext:value-type="float">
            <text:p>1.1371452408</text:p>
          </table:table-cell>
          <table:table-cell office:value-type="float" office:value="33" calcext:value-type="float">
            <text:p>33</text:p>
          </table:table-cell>
          <table:table-cell office:value-type="float" office:value="1.04322241433" calcext:value-type="float">
            <text:p>1.0432224143</text:p>
          </table:table-cell>
          <table:table-cell office:value-type="float" office:value="498" calcext:value-type="float">
            <text:p>498</text:p>
          </table:table-cell>
          <table:table-cell table:number-columns-repeated="7"/>
          <table:table-cell table:formula="of:=[.C304]/[.$R$3]" office:value-type="float" office:value="1.29408499553571" calcext:value-type="float">
            <text:p>1.2940849955</text:p>
          </table:table-cell>
          <table:table-cell/>
          <table:table-cell table:formula="of:=[.G304]*[.I304]" office:value-type="float" office:value="1.18210089230434" calcext:value-type="float">
            <text:p>1.1821008923</text:p>
          </table:table-cell>
          <table:table-cell table:formula="of:=([.K304]*[.V304])/[.$Q$29]" office:value-type="float" office:value="1.09132225385078" calcext:value-type="float">
            <text:p>1.091322253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18504387" calcext:value-type="float">
            <text:p>2.18504387</text:p>
          </table:table-cell>
          <table:table-cell office:value-type="float" office:value="29" calcext:value-type="float">
            <text:p>29</text:p>
          </table:table-cell>
          <table:table-cell office:value-type="float" office:value="0.96543151" calcext:value-type="float">
            <text:p>0.96543151</text:p>
          </table:table-cell>
          <table:table-cell office:value-type="float" office:value="12" calcext:value-type="float">
            <text:p>12</text:p>
          </table:table-cell>
          <table:table-cell office:value-type="float" office:value="0.897705048517" calcext:value-type="float">
            <text:p>0.8977050485</text:p>
          </table:table-cell>
          <table:table-cell office:value-type="float" office:value="25" calcext:value-type="float">
            <text:p>25</text:p>
          </table:table-cell>
          <table:table-cell office:value-type="float" office:value="0.998136140693" calcext:value-type="float">
            <text:p>0.9981361407</text:p>
          </table:table-cell>
          <table:table-cell office:value-type="float" office:value="38" calcext:value-type="float">
            <text:p>38</text:p>
          </table:table-cell>
          <table:table-cell office:value-type="float" office:value="1.0325978215" calcext:value-type="float">
            <text:p>1.0325978215</text:p>
          </table:table-cell>
          <table:table-cell office:value-type="float" office:value="513" calcext:value-type="float">
            <text:p>513</text:p>
          </table:table-cell>
          <table:table-cell table:number-columns-repeated="7"/>
          <table:table-cell table:formula="of:=[.C305]/[.$R$3]" office:value-type="float" office:value="0.975466013392857" calcext:value-type="float">
            <text:p>0.9754660134</text:p>
          </table:table-cell>
          <table:table-cell/>
          <table:table-cell table:formula="of:=[.G305]*[.I305]" office:value-type="float" office:value="0.896031852607381" calcext:value-type="float">
            <text:p>0.8960318526</text:p>
          </table:table-cell>
          <table:table-cell table:formula="of:=([.K305]*[.V305])/[.$Q$29]" office:value-type="float" office:value="0.818796937165478" calcext:value-type="float">
            <text:p>0.818796937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76116553" calcext:value-type="float">
            <text:p>1.76116553</text:p>
          </table:table-cell>
          <table:table-cell office:value-type="float" office:value="33" calcext:value-type="float">
            <text:p>33</text:p>
          </table:table-cell>
          <table:table-cell office:value-type="float" office:value="1.15514875" calcext:value-type="float">
            <text:p>1.15514875</text:p>
          </table:table-cell>
          <table:table-cell office:value-type="float" office:value="28" calcext:value-type="float">
            <text:p>28</text:p>
          </table:table-cell>
          <table:table-cell office:value-type="float" office:value="0.74319841645" calcext:value-type="float">
            <text:p>0.7431984165</text:p>
          </table:table-cell>
          <table:table-cell office:value-type="float" office:value="23" calcext:value-type="float">
            <text:p>23</text:p>
          </table:table-cell>
          <table:table-cell office:value-type="float" office:value="1.16789621822" calcext:value-type="float">
            <text:p>1.1678962182</text:p>
          </table:table-cell>
          <table:table-cell office:value-type="float" office:value="24" calcext:value-type="float">
            <text:p>24</text:p>
          </table:table-cell>
          <table:table-cell office:value-type="float" office:value="0.995437041488" calcext:value-type="float">
            <text:p>0.9954370415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table:formula="of:=[.C306]/[.$R$3]" office:value-type="float" office:value="0.786234611607143" calcext:value-type="float">
            <text:p>0.7862346116</text:p>
          </table:table-cell>
          <table:table-cell/>
          <table:table-cell table:formula="of:=[.G306]*[.I306]" office:value-type="float" office:value="0.867978619959047" calcext:value-type="float">
            <text:p>0.86797862</text:p>
          </table:table-cell>
          <table:table-cell table:formula="of:=([.K306]*[.V306])/[.$Q$29]" office:value-type="float" office:value="0.764617760643249" calcext:value-type="float">
            <text:p>0.7646177606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.2023871" calcext:value-type="float">
            <text:p>2.2023871</text:p>
          </table:table-cell>
          <table:table-cell office:value-type="float" office:value="31" calcext:value-type="float">
            <text:p>31</text:p>
          </table:table-cell>
          <table:table-cell office:value-type="float" office:value="1.04835126" calcext:value-type="float">
            <text:p>1.04835126</text:p>
          </table:table-cell>
          <table:table-cell office:value-type="float" office:value="30" calcext:value-type="float">
            <text:p>30</text:p>
          </table:table-cell>
          <table:table-cell office:value-type="float" office:value="0.796943403802" calcext:value-type="float">
            <text:p>0.7969434038</text:p>
          </table:table-cell>
          <table:table-cell office:value-type="float" office:value="31" calcext:value-type="float">
            <text:p>31</text:p>
          </table:table-cell>
          <table:table-cell office:value-type="float" office:value="1.26137751842" calcext:value-type="float">
            <text:p>1.2613775184</text:p>
          </table:table-cell>
          <table:table-cell office:value-type="float" office:value="23" calcext:value-type="float">
            <text:p>23</text:p>
          </table:table-cell>
          <table:table-cell office:value-type="float" office:value="1.08707217041" calcext:value-type="float">
            <text:p>1.0870721704</text:p>
          </table:table-cell>
          <table:table-cell office:value-type="float" office:value="543" calcext:value-type="float">
            <text:p>543</text:p>
          </table:table-cell>
          <table:table-cell table:number-columns-repeated="7"/>
          <table:table-cell table:formula="of:=[.C307]/[.$R$3]" office:value-type="float" office:value="0.983208526785714" calcext:value-type="float">
            <text:p>0.9832085268</text:p>
          </table:table-cell>
          <table:table-cell/>
          <table:table-cell table:formula="of:=[.G307]*[.I307]" office:value-type="float" office:value="1.00524649300895" calcext:value-type="float">
            <text:p>1.005246493</text:p>
          </table:table-cell>
          <table:table-cell table:formula="of:=([.K307]*[.V307])/[.$Q$29]" office:value-type="float" office:value="0.96705795305512" calcext:value-type="float">
            <text:p>0.967057953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.02326682" calcext:value-type="float">
            <text:p>2.02326682</text:p>
          </table:table-cell>
          <table:table-cell office:value-type="float" office:value="18" calcext:value-type="float">
            <text:p>18</text:p>
          </table:table-cell>
          <table:table-cell office:value-type="float" office:value="1.09391299" calcext:value-type="float">
            <text:p>1.09391299</text:p>
          </table:table-cell>
          <table:table-cell office:value-type="float" office:value="26" calcext:value-type="float">
            <text:p>26</text:p>
          </table:table-cell>
          <table:table-cell office:value-type="float" office:value="0.801787211595" calcext:value-type="float">
            <text:p>0.8017872116</text:p>
          </table:table-cell>
          <table:table-cell office:value-type="float" office:value="23" calcext:value-type="float">
            <text:p>23</text:p>
          </table:table-cell>
          <table:table-cell office:value-type="float" office:value="1.34797488723" calcext:value-type="float">
            <text:p>1.3479748872</text:p>
          </table:table-cell>
          <table:table-cell office:value-type="float" office:value="19" calcext:value-type="float">
            <text:p>19</text:p>
          </table:table-cell>
          <table:table-cell office:value-type="float" office:value="1.06268942278" calcext:value-type="float">
            <text:p>1.0626894228</text:p>
          </table:table-cell>
          <table:table-cell office:value-type="float" office:value="575" calcext:value-type="float">
            <text:p>575</text:p>
          </table:table-cell>
          <table:table-cell table:number-columns-repeated="7"/>
          <table:table-cell table:formula="of:=[.C308]/[.$R$3]" office:value-type="float" office:value="0.903244116071428" calcext:value-type="float">
            <text:p>0.9032441161</text:p>
          </table:table-cell>
          <table:table-cell/>
          <table:table-cell table:formula="of:=[.G308]*[.I308]" office:value-type="float" office:value="1.08078902613223" calcext:value-type="float">
            <text:p>1.0807890261</text:p>
          </table:table-cell>
          <table:table-cell table:formula="of:=([.K308]*[.V308])/[.$Q$29]" office:value-type="float" office:value="1.0164097932101" calcext:value-type="float">
            <text:p>1.016409793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1554452" calcext:value-type="float">
            <text:p>2.1554452</text:p>
          </table:table-cell>
          <table:table-cell office:value-type="float" office:value="36" calcext:value-type="float">
            <text:p>36</text:p>
          </table:table-cell>
          <table:table-cell office:value-type="float" office:value="1.26801033" calcext:value-type="float">
            <text:p>1.26801033</text:p>
          </table:table-cell>
          <table:table-cell office:value-type="float" office:value="22" calcext:value-type="float">
            <text:p>22</text:p>
          </table:table-cell>
          <table:table-cell office:value-type="float" office:value="0.658542535468" calcext:value-type="float">
            <text:p>0.6585425355</text:p>
          </table:table-cell>
          <table:table-cell office:value-type="float" office:value="27" calcext:value-type="float">
            <text:p>27</text:p>
          </table:table-cell>
          <table:table-cell office:value-type="float" office:value="1.1826401945" calcext:value-type="float">
            <text:p>1.1826401945</text:p>
          </table:table-cell>
          <table:table-cell office:value-type="float" office:value="23" calcext:value-type="float">
            <text:p>23</text:p>
          </table:table-cell>
          <table:table-cell office:value-type="float" office:value="1.31369651691" calcext:value-type="float">
            <text:p>1.3136965169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formula="of:=[.C309]/[.$R$3]" office:value-type="float" office:value="0.962252321428571" calcext:value-type="float">
            <text:p>0.9622523214</text:p>
          </table:table-cell>
          <table:table-cell/>
          <table:table-cell table:formula="of:=[.G309]*[.I309]" office:value-type="float" office:value="0.778818872232399" calcext:value-type="float">
            <text:p>0.7788188722</text:p>
          </table:table-cell>
          <table:table-cell table:formula="of:=([.K309]*[.V309])/[.$Q$29]" office:value-type="float" office:value="0.905426229872103" calcext:value-type="float">
            <text:p>0.905426229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.13429275" calcext:value-type="float">
            <text:p>2.13429275</text:p>
          </table:table-cell>
          <table:table-cell office:value-type="float" office:value="29" calcext:value-type="float">
            <text:p>29</text:p>
          </table:table-cell>
          <table:table-cell office:value-type="float" office:value="1.61155203" calcext:value-type="float">
            <text:p>1.61155203</text:p>
          </table:table-cell>
          <table:table-cell office:value-type="float" office:value="20" calcext:value-type="float">
            <text:p>20</text:p>
          </table:table-cell>
          <table:table-cell office:value-type="float" office:value="0.630731594266" calcext:value-type="float">
            <text:p>0.6307315943</text:p>
          </table:table-cell>
          <table:table-cell office:value-type="float" office:value="36" calcext:value-type="float">
            <text:p>36</text:p>
          </table:table-cell>
          <table:table-cell office:value-type="float" office:value="1.55478934426" calcext:value-type="float">
            <text:p>1.5547893443</text:p>
          </table:table-cell>
          <table:table-cell office:value-type="float" office:value="40" calcext:value-type="float">
            <text:p>40</text:p>
          </table:table-cell>
          <table:table-cell office:value-type="float" office:value="1.23948638276" calcext:value-type="float">
            <text:p>1.2394863828</text:p>
          </table:table-cell>
          <table:table-cell office:value-type="float" office:value="606" calcext:value-type="float">
            <text:p>606</text:p>
          </table:table-cell>
          <table:table-cell table:number-columns-repeated="7"/>
          <table:table-cell table:formula="of:=[.C310]/[.$R$3]" office:value-type="float" office:value="0.952809263392857" calcext:value-type="float">
            <text:p>0.9528092634</text:p>
          </table:table-cell>
          <table:table-cell/>
          <table:table-cell table:formula="of:=[.G310]*[.I310]" office:value-type="float" office:value="0.980654761852898" calcext:value-type="float">
            <text:p>0.9806547619</text:p>
          </table:table-cell>
          <table:table-cell table:formula="of:=([.K310]*[.V310])/[.$Q$29]" office:value-type="float" office:value="1.07567099425258" calcext:value-type="float">
            <text:p>1.0756709943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.40249969" calcext:value-type="float">
            <text:p>2.40249969</text:p>
          </table:table-cell>
          <table:table-cell office:value-type="float" office:value="22" calcext:value-type="float">
            <text:p>22</text:p>
          </table:table-cell>
          <table:table-cell office:value-type="float" office:value="1.0767942" calcext:value-type="float">
            <text:p>1.0767942</text:p>
          </table:table-cell>
          <table:table-cell office:value-type="float" office:value="15" calcext:value-type="float">
            <text:p>15</text:p>
          </table:table-cell>
          <table:table-cell office:value-type="float" office:value="0.925886665246" calcext:value-type="float">
            <text:p>0.9258866652</text:p>
          </table:table-cell>
          <table:table-cell office:value-type="float" office:value="18" calcext:value-type="float">
            <text:p>18</text:p>
          </table:table-cell>
          <table:table-cell office:value-type="float" office:value="0.917869302286" calcext:value-type="float">
            <text:p>0.9178693023</text:p>
          </table:table-cell>
          <table:table-cell office:value-type="float" office:value="28" calcext:value-type="float">
            <text:p>28</text:p>
          </table:table-cell>
          <table:table-cell office:value-type="float" office:value="1.23746842436" calcext:value-type="float">
            <text:p>1.2374684244</text:p>
          </table:table-cell>
          <table:table-cell office:value-type="float" office:value="592" calcext:value-type="float">
            <text:p>592</text:p>
          </table:table-cell>
          <table:table-cell table:number-columns-repeated="7"/>
          <table:table-cell table:formula="of:=[.C311]/[.$R$3]" office:value-type="float" office:value="1.07254450446429" calcext:value-type="float">
            <text:p>1.0725445045</text:p>
          </table:table-cell>
          <table:table-cell/>
          <table:table-cell table:formula="of:=[.G311]*[.I311]" office:value-type="float" office:value="0.849842947425257" calcext:value-type="float">
            <text:p>0.8498429474</text:p>
          </table:table-cell>
          <table:table-cell table:formula="of:=([.K311]*[.V311])/[.$Q$29]" office:value-type="float" office:value="0.930667091242293" calcext:value-type="float">
            <text:p>0.930667091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.32444444" calcext:value-type="float">
            <text:p>2.32444444</text:p>
          </table:table-cell>
          <table:table-cell office:value-type="float" office:value="24" calcext:value-type="float">
            <text:p>24</text:p>
          </table:table-cell>
          <table:table-cell office:value-type="float" office:value="1.08828579" calcext:value-type="float">
            <text:p>1.08828579</text:p>
          </table:table-cell>
          <table:table-cell office:value-type="float" office:value="24" calcext:value-type="float">
            <text:p>24</text:p>
          </table:table-cell>
          <table:table-cell office:value-type="float" office:value="0.928866493814" calcext:value-type="float">
            <text:p>0.9288664938</text:p>
          </table:table-cell>
          <table:table-cell office:value-type="float" office:value="32" calcext:value-type="float">
            <text:p>32</text:p>
          </table:table-cell>
          <table:table-cell office:value-type="float" office:value="1.3809689204" calcext:value-type="float">
            <text:p>1.3809689204</text:p>
          </table:table-cell>
          <table:table-cell office:value-type="float" office:value="26" calcext:value-type="float">
            <text:p>26</text:p>
          </table:table-cell>
          <table:table-cell office:value-type="float" office:value="1.04769731062" calcext:value-type="float">
            <text:p>1.0476973106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table:formula="of:=[.C312]/[.$R$3]" office:value-type="float" office:value="1.03769841071429" calcext:value-type="float">
            <text:p>1.0376984107</text:p>
          </table:table-cell>
          <table:table-cell/>
          <table:table-cell table:formula="of:=[.G312]*[.I312]" office:value-type="float" office:value="1.28273575915805" calcext:value-type="float">
            <text:p>1.2827357592</text:p>
          </table:table-cell>
          <table:table-cell table:formula="of:=([.K312]*[.V312])/[.$Q$29]" office:value-type="float" office:value="1.18930867708495" calcext:value-type="float">
            <text:p>1.189308677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38628213" calcext:value-type="float">
            <text:p>2.38628213</text:p>
          </table:table-cell>
          <table:table-cell office:value-type="float" office:value="19" calcext:value-type="float">
            <text:p>19</text:p>
          </table:table-cell>
          <table:table-cell office:value-type="float" office:value="0.93142168" calcext:value-type="float">
            <text:p>0.93142168</text:p>
          </table:table-cell>
          <table:table-cell office:value-type="float" office:value="15" calcext:value-type="float">
            <text:p>15</text:p>
          </table:table-cell>
          <table:table-cell office:value-type="float" office:value="1.22724422262" calcext:value-type="float">
            <text:p>1.2272442226</text:p>
          </table:table-cell>
          <table:table-cell office:value-type="float" office:value="30" calcext:value-type="float">
            <text:p>30</text:p>
          </table:table-cell>
          <table:table-cell office:value-type="float" office:value="0.948871546747" calcext:value-type="float">
            <text:p>0.9488715467</text:p>
          </table:table-cell>
          <table:table-cell office:value-type="float" office:value="31" calcext:value-type="float">
            <text:p>31</text:p>
          </table:table-cell>
          <table:table-cell office:value-type="float" office:value="1.15400127778" calcext:value-type="float">
            <text:p>1.1540012778</text:p>
          </table:table-cell>
          <table:table-cell office:value-type="float" office:value="528" calcext:value-type="float">
            <text:p>528</text:p>
          </table:table-cell>
          <table:table-cell table:number-columns-repeated="7"/>
          <table:table-cell table:formula="of:=[.C313]/[.$R$3]" office:value-type="float" office:value="1.06530452232143" calcext:value-type="float">
            <text:p>1.0653045223</text:p>
          </table:table-cell>
          <table:table-cell/>
          <table:table-cell table:formula="of:=[.G313]*[.I313]" office:value-type="float" office:value="1.16449712375376" calcext:value-type="float">
            <text:p>1.1644971238</text:p>
          </table:table-cell>
          <table:table-cell table:formula="of:=([.K313]*[.V313])/[.$Q$29]" office:value-type="float" office:value="1.18923112281679" calcext:value-type="float">
            <text:p>1.1892311228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22338776" calcext:value-type="float">
            <text:p>2.22338776</text:p>
          </table:table-cell>
          <table:table-cell office:value-type="float" office:value="26" calcext:value-type="float">
            <text:p>26</text:p>
          </table:table-cell>
          <table:table-cell office:value-type="float" office:value="0.98357467" calcext:value-type="float">
            <text:p>0.98357467</text:p>
          </table:table-cell>
          <table:table-cell office:value-type="float" office:value="19" calcext:value-type="float">
            <text:p>19</text:p>
          </table:table-cell>
          <table:table-cell office:value-type="float" office:value="0.879478523815" calcext:value-type="float">
            <text:p>0.8794785238</text:p>
          </table:table-cell>
          <table:table-cell office:value-type="float" office:value="15" calcext:value-type="float">
            <text:p>15</text:p>
          </table:table-cell>
          <table:table-cell office:value-type="float" office:value="1.26221343981" calcext:value-type="float">
            <text:p>1.2622134398</text:p>
          </table:table-cell>
          <table:table-cell office:value-type="float" office:value="26" calcext:value-type="float">
            <text:p>26</text:p>
          </table:table-cell>
          <table:table-cell office:value-type="float" office:value="1.04431307686" calcext:value-type="float">
            <text:p>1.0443130769</text:p>
          </table:table-cell>
          <table:table-cell office:value-type="float" office:value="498" calcext:value-type="float">
            <text:p>498</text:p>
          </table:table-cell>
          <table:table-cell table:number-columns-repeated="7"/>
          <table:table-cell table:formula="of:=[.C314]/[.$R$3]" office:value-type="float" office:value="0.992583821428571" calcext:value-type="float">
            <text:p>0.9925838214</text:p>
          </table:table-cell>
          <table:table-cell/>
          <table:table-cell table:formula="of:=[.G314]*[.I314]" office:value-type="float" office:value="1.11008961278355" calcext:value-type="float">
            <text:p>1.1100896128</text:p>
          </table:table-cell>
          <table:table-cell table:formula="of:=([.K314]*[.V314])/[.$Q$29]" office:value-type="float" office:value="1.02591247709409" calcext:value-type="float">
            <text:p>1.025912477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.73096835" calcext:value-type="float">
            <text:p>2.73096835</text:p>
          </table:table-cell>
          <table:table-cell office:value-type="float" office:value="23" calcext:value-type="float">
            <text:p>23</text:p>
          </table:table-cell>
          <table:table-cell office:value-type="float" office:value="0.94923116" calcext:value-type="float">
            <text:p>0.94923116</text:p>
          </table:table-cell>
          <table:table-cell office:value-type="float" office:value="26" calcext:value-type="float">
            <text:p>26</text:p>
          </table:table-cell>
          <table:table-cell office:value-type="float" office:value="0.916674463614" calcext:value-type="float">
            <text:p>0.9166744636</text:p>
          </table:table-cell>
          <table:table-cell office:value-type="float" office:value="27" calcext:value-type="float">
            <text:p>27</text:p>
          </table:table-cell>
          <table:table-cell office:value-type="float" office:value="1.28758512552" calcext:value-type="float">
            <text:p>1.2875851255</text:p>
          </table:table-cell>
          <table:table-cell office:value-type="float" office:value="24" calcext:value-type="float">
            <text:p>24</text:p>
          </table:table-cell>
          <table:table-cell office:value-type="float" office:value="1.16967517156" calcext:value-type="float">
            <text:p>1.1696751716</text:p>
          </table:table-cell>
          <table:table-cell office:value-type="float" office:value="572" calcext:value-type="float">
            <text:p>572</text:p>
          </table:table-cell>
          <table:table-cell table:number-columns-repeated="7"/>
          <table:table-cell table:formula="of:=[.C315]/[.$R$3]" office:value-type="float" office:value="1.21918229910714" calcext:value-type="float">
            <text:p>1.2191822991</text:p>
          </table:table-cell>
          <table:table-cell/>
          <table:table-cell table:formula="of:=[.G315]*[.I315]" office:value-type="float" office:value="1.18029640429341" calcext:value-type="float">
            <text:p>1.1802964043</text:p>
          </table:table-cell>
          <table:table-cell table:formula="of:=([.K315]*[.V315])/[.$Q$29]" office:value-type="float" office:value="1.22173752140137" calcext:value-type="float">
            <text:p>1.2217375214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.984" calcext:value-type="float">
            <text:p>1.984</text:p>
          </table:table-cell>
          <table:table-cell office:value-type="float" office:value="16" calcext:value-type="float">
            <text:p>16</text:p>
          </table:table-cell>
          <table:table-cell office:value-type="float" office:value="1.03419768" calcext:value-type="float">
            <text:p>1.03419768</text:p>
          </table:table-cell>
          <table:table-cell office:value-type="float" office:value="19" calcext:value-type="float">
            <text:p>19</text:p>
          </table:table-cell>
          <table:table-cell office:value-type="float" office:value="0.86160401284" calcext:value-type="float">
            <text:p>0.8616040128</text:p>
          </table:table-cell>
          <table:table-cell office:value-type="float" office:value="19" calcext:value-type="float">
            <text:p>19</text:p>
          </table:table-cell>
          <table:table-cell office:value-type="float" office:value="1.32061295069" calcext:value-type="float">
            <text:p>1.3206129507</text:p>
          </table:table-cell>
          <table:table-cell office:value-type="float" office:value="23" calcext:value-type="float">
            <text:p>23</text:p>
          </table:table-cell>
          <table:table-cell office:value-type="float" office:value="1.01939683716" calcext:value-type="float">
            <text:p>1.0193968372</text:p>
          </table:table-cell>
          <table:table-cell office:value-type="float" office:value="544" calcext:value-type="float">
            <text:p>544</text:p>
          </table:table-cell>
          <table:table-cell table:number-columns-repeated="7"/>
          <table:table-cell table:formula="of:=[.C316]/[.$R$3]" office:value-type="float" office:value="0.885714285714286" calcext:value-type="float">
            <text:p>0.8857142857</text:p>
          </table:table-cell>
          <table:table-cell/>
          <table:table-cell table:formula="of:=[.G316]*[.I316]" office:value-type="float" office:value="1.13784541772298" calcext:value-type="float">
            <text:p>1.1378454177</text:p>
          </table:table-cell>
          <table:table-cell table:formula="of:=([.K316]*[.V316])/[.$Q$29]" office:value-type="float" office:value="1.02647435398567" calcext:value-type="float">
            <text:p>1.026474354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.79805442" calcext:value-type="float">
            <text:p>2.79805442</text:p>
          </table:table-cell>
          <table:table-cell office:value-type="float" office:value="20" calcext:value-type="float">
            <text:p>20</text:p>
          </table:table-cell>
          <table:table-cell office:value-type="float" office:value="1.12912546" calcext:value-type="float">
            <text:p>1.12912546</text:p>
          </table:table-cell>
          <table:table-cell office:value-type="float" office:value="18" calcext:value-type="float">
            <text:p>18</text:p>
          </table:table-cell>
          <table:table-cell office:value-type="float" office:value="0.981740699475" calcext:value-type="float">
            <text:p>0.9817406995</text:p>
          </table:table-cell>
          <table:table-cell office:value-type="float" office:value="23" calcext:value-type="float">
            <text:p>23</text:p>
          </table:table-cell>
          <table:table-cell office:value-type="float" office:value="1.28650522811" calcext:value-type="float">
            <text:p>1.2865052281</text:p>
          </table:table-cell>
          <table:table-cell office:value-type="float" office:value="28" calcext:value-type="float">
            <text:p>28</text:p>
          </table:table-cell>
          <table:table-cell office:value-type="float" office:value="1.19290164165" calcext:value-type="float">
            <text:p>1.1929016417</text:p>
          </table:table-cell>
          <table:table-cell office:value-type="float" office:value="497" calcext:value-type="float">
            <text:p>497</text:p>
          </table:table-cell>
          <table:table-cell table:number-columns-repeated="7"/>
          <table:table-cell table:formula="of:=[.C317]/[.$R$3]" office:value-type="float" office:value="1.2491314375" calcext:value-type="float">
            <text:p>1.2491314375</text:p>
          </table:table-cell>
          <table:table-cell/>
          <table:table-cell table:formula="of:=[.G317]*[.I317]" office:value-type="float" office:value="1.26301454252296" calcext:value-type="float">
            <text:p>1.2630145425</text:p>
          </table:table-cell>
          <table:table-cell table:formula="of:=([.K317]*[.V317])/[.$Q$29]" office:value-type="float" office:value="1.333320461242" calcext:value-type="float">
            <text:p>1.333320461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.31240863" calcext:value-type="float">
            <text:p>2.31240863</text:p>
          </table:table-cell>
          <table:table-cell office:value-type="float" office:value="29" calcext:value-type="float">
            <text:p>29</text:p>
          </table:table-cell>
          <table:table-cell office:value-type="float" office:value="1.43710461" calcext:value-type="float">
            <text:p>1.43710461</text:p>
          </table:table-cell>
          <table:table-cell office:value-type="float" office:value="18" calcext:value-type="float">
            <text:p>18</text:p>
          </table:table-cell>
          <table:table-cell office:value-type="float" office:value="0.819887208091" calcext:value-type="float">
            <text:p>0.8198872081</text:p>
          </table:table-cell>
          <table:table-cell office:value-type="float" office:value="24" calcext:value-type="float">
            <text:p>24</text:p>
          </table:table-cell>
          <table:table-cell office:value-type="float" office:value="1.35143369418" calcext:value-type="float">
            <text:p>1.3514336942</text:p>
          </table:table-cell>
          <table:table-cell office:value-type="float" office:value="33" calcext:value-type="float">
            <text:p>33</text:p>
          </table:table-cell>
          <table:table-cell office:value-type="float" office:value="1.34601515892" calcext:value-type="float">
            <text:p>1.3460151589</text:p>
          </table:table-cell>
          <table:table-cell office:value-type="float" office:value="601" calcext:value-type="float">
            <text:p>601</text:p>
          </table:table-cell>
          <table:table-cell table:number-columns-repeated="7"/>
          <table:table-cell table:formula="of:=[.C318]/[.$R$3]" office:value-type="float" office:value="1.03232528125" calcext:value-type="float">
            <text:p>1.0323252813</text:p>
          </table:table-cell>
          <table:table-cell/>
          <table:table-cell table:formula="of:=[.G318]*[.I318]" office:value-type="float" office:value="1.10802319844135" calcext:value-type="float">
            <text:p>1.1080231984</text:p>
          </table:table-cell>
          <table:table-cell table:formula="of:=([.K318]*[.V318])/[.$Q$29]" office:value-type="float" office:value="1.31983718720095" calcext:value-type="float">
            <text:p>1.319837187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56411457" calcext:value-type="float">
            <text:p>2.56411457</text:p>
          </table:table-cell>
          <table:table-cell office:value-type="float" office:value="19" calcext:value-type="float">
            <text:p>19</text:p>
          </table:table-cell>
          <table:table-cell office:value-type="float" office:value="1.10522829" calcext:value-type="float">
            <text:p>1.10522829</text:p>
          </table:table-cell>
          <table:table-cell office:value-type="float" office:value="20" calcext:value-type="float">
            <text:p>20</text:p>
          </table:table-cell>
          <table:table-cell office:value-type="float" office:value="0.875191314723" calcext:value-type="float">
            <text:p>0.8751913147</text:p>
          </table:table-cell>
          <table:table-cell office:value-type="float" office:value="25" calcext:value-type="float">
            <text:p>25</text:p>
          </table:table-cell>
          <table:table-cell office:value-type="float" office:value="1.30411706699" calcext:value-type="float">
            <text:p>1.304117067</text:p>
          </table:table-cell>
          <table:table-cell office:value-type="float" office:value="22" calcext:value-type="float">
            <text:p>22</text:p>
          </table:table-cell>
          <table:table-cell office:value-type="float" office:value="1.13961300924" calcext:value-type="float">
            <text:p>1.1396130092</text:p>
          </table:table-cell>
          <table:table-cell office:value-type="float" office:value="503" calcext:value-type="float">
            <text:p>503</text:p>
          </table:table-cell>
          <table:table-cell table:number-columns-repeated="7"/>
          <table:table-cell table:formula="of:=[.C319]/[.$R$3]" office:value-type="float" office:value="1.14469400446429" calcext:value-type="float">
            <text:p>1.1446940045</text:p>
          </table:table-cell>
          <table:table-cell/>
          <table:table-cell table:formula="of:=[.G319]*[.I319]" office:value-type="float" office:value="1.14135193041168" calcext:value-type="float">
            <text:p>1.1413519304</text:p>
          </table:table-cell>
          <table:table-cell table:formula="of:=([.K319]*[.V319])/[.$Q$29]" office:value-type="float" office:value="1.15106151152065" calcext:value-type="float">
            <text:p>1.1510615115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.1710839" calcext:value-type="float">
            <text:p>2.1710839</text:p>
          </table:table-cell>
          <table:table-cell office:value-type="float" office:value="18" calcext:value-type="float">
            <text:p>18</text:p>
          </table:table-cell>
          <table:table-cell office:value-type="float" office:value="0.89783447" calcext:value-type="float">
            <text:p>0.89783447</text:p>
          </table:table-cell>
          <table:table-cell office:value-type="float" office:value="11" calcext:value-type="float">
            <text:p>11</text:p>
          </table:table-cell>
          <table:table-cell office:value-type="float" office:value="0.829782452694" calcext:value-type="float">
            <text:p>0.8297824527</text:p>
          </table:table-cell>
          <table:table-cell office:value-type="float" office:value="20" calcext:value-type="float">
            <text:p>20</text:p>
          </table:table-cell>
          <table:table-cell office:value-type="float" office:value="0.894008200497" calcext:value-type="float">
            <text:p>0.8940082005</text:p>
          </table:table-cell>
          <table:table-cell office:value-type="float" office:value="22" calcext:value-type="float">
            <text:p>22</text:p>
          </table:table-cell>
          <table:table-cell office:value-type="float" office:value="1.27477441338" calcext:value-type="float">
            <text:p>1.2747744134</text:p>
          </table:table-cell>
          <table:table-cell office:value-type="float" office:value="567" calcext:value-type="float">
            <text:p>567</text:p>
          </table:table-cell>
          <table:table-cell table:number-columns-repeated="7"/>
          <table:table-cell table:formula="of:=[.C320]/[.$R$3]" office:value-type="float" office:value="0.969233883928571" calcext:value-type="float">
            <text:p>0.9692338839</text:p>
          </table:table-cell>
          <table:table-cell/>
          <table:table-cell table:formula="of:=[.G320]*[.I320]" office:value-type="float" office:value="0.74183231733695" calcext:value-type="float">
            <text:p>0.7418323173</text:p>
          </table:table-cell>
          <table:table-cell table:formula="of:=([.K320]*[.V320])/[.$Q$29]" office:value-type="float" office:value="0.836875094831448" calcext:value-type="float">
            <text:p>0.8368750948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0355497" calcext:value-type="float">
            <text:p>2.0355497</text:p>
          </table:table-cell>
          <table:table-cell office:value-type="float" office:value="31" calcext:value-type="float">
            <text:p>31</text:p>
          </table:table-cell>
          <table:table-cell office:value-type="float" office:value="1.02969431" calcext:value-type="float">
            <text:p>1.02969431</text:p>
          </table:table-cell>
          <table:table-cell office:value-type="float" office:value="18" calcext:value-type="float">
            <text:p>18</text:p>
          </table:table-cell>
          <table:table-cell office:value-type="float" office:value="0.833840271576" calcext:value-type="float">
            <text:p>0.8338402716</text:p>
          </table:table-cell>
          <table:table-cell office:value-type="float" office:value="25" calcext:value-type="float">
            <text:p>25</text:p>
          </table:table-cell>
          <table:table-cell office:value-type="float" office:value="1.26937872153" calcext:value-type="float">
            <text:p>1.2693787215</text:p>
          </table:table-cell>
          <table:table-cell office:value-type="float" office:value="34" calcext:value-type="float">
            <text:p>34</text:p>
          </table:table-cell>
          <table:table-cell office:value-type="float" office:value="1.06094947452" calcext:value-type="float">
            <text:p>1.0609494745</text:p>
          </table:table-cell>
          <table:table-cell office:value-type="float" office:value="561" calcext:value-type="float">
            <text:p>561</text:p>
          </table:table-cell>
          <table:table-cell table:number-columns-repeated="7"/>
          <table:table-cell table:formula="of:=[.C321]/[.$R$3]" office:value-type="float" office:value="0.908727544642857" calcext:value-type="float">
            <text:p>0.9087275446</text:p>
          </table:table-cell>
          <table:table-cell/>
          <table:table-cell table:formula="of:=[.G321]*[.I321]" office:value-type="float" office:value="1.05845909789337" calcext:value-type="float">
            <text:p>1.0584590979</text:p>
          </table:table-cell>
          <table:table-cell table:formula="of:=([.K321]*[.V321])/[.$Q$29]" office:value-type="float" office:value="0.993780197974234" calcext:value-type="float">
            <text:p>0.993780198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8:57:53.404983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3T11:10:26.087669504</dc:date>
    <meta:editing-duration>P1DT16H50M6S</meta:editing-duration>
    <meta:editing-cycles>10</meta:editing-cycles>
    <meta:generator>LibreOffice/5.0.6.2$Linux_X86_64 LibreOffice_project/00$Build-2</meta:generator>
    <meta:document-statistic meta:table-count="1" meta:cell-count="48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83cm" svg:height="9cm" xlink:href=".." xlink:type="simple" chart:class="chart:scatter" chart:column-mapping="" chart:style-name="ch1">
        <chart:legend chart:legend-position="end" svg:x="11.12cm" svg:y="4.201cm" style:legend-expansion="high" chart:style-name="ch2"/>
        <chart:plot-area chart:style-name="ch3" table:cell-range-address="mip_calibration.D1:mip_calibration.D321 mip_calibration.C2:mip_calibration.C321" chart:data-source-has-labels="column" svg:x="0.267cm" svg:y="0.18cm" svg:width="10.586cm" svg:height="8.64cm">
          <chartooo:coordinate-region svg:x="0.888cm" svg:y="0.379cm" svg:width="9.685cm" svg:height="7.794cm"/>
          <chart:axis chart:dimension="x" chart:name="primary-x" chart:style-name="ch4" chartooo:axis-type="auto">
            <chart:categories table:cell-range-address="mip_calibration.D1:mip_calibration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p_calibration.D2:mip_calibration.D321" chart:class="chart:scatter">
            <chart:domain table:cell-range-address="mip_calibration.C2:mip_calibration.C321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mip_calibration.D1:mip_calibration.D1</svg:desc>
                </draw:g>
              </table:table-cell>
              <table:table-cell office:value-type="float" office:value="1.72443386">
                <text:p>1.72443386</text:p>
                <draw:g>
                  <svg:desc>mip_calibration.C2:mip_calibration.C321</svg:desc>
                </draw:g>
              </table:table-cell>
              <table:table-cell office:value-type="float" office:value="72">
                <text:p>72</text:p>
                <draw:g>
                  <svg:desc>mip_calibration.D2:mip_calibration.D321</svg:desc>
                </draw:g>
              </table:table-cell>
            </table:table-row>
            <table:table-row>
              <table:table-cell office:value-type="string"/>
              <table:table-cell office:value-type="float" office:value="3.38693055">
                <text:p>3.386930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2.0637568">
                <text:p>2.06375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2.68085714">
                <text:p>2.680857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2.67079382">
                <text:p>2.67079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1.81136443">
                <text:p>1.811364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2.46604146">
                <text:p>2.466041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2.63839136">
                <text:p>2.638391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.87389116">
                <text:p>1.87389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2.47477314">
                <text:p>2.474773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2.69692366">
                <text:p>2.696923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2.68411845">
                <text:p>2.684118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2.58098599">
                <text:p>2.580985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2.89062451">
                <text:p>2.890624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2.81041136">
                <text:p>2.810411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1.88082156">
                <text:p>1.88082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.4475941">
                <text:p>1.44759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.88452897">
                <text:p>1.884528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2.24386967">
                <text:p>2.243869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2.16436377">
                <text:p>2.16436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2.00065889">
                <text:p>2.000658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2.38087395">
                <text:p>2.380873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2.2566861">
                <text:p>2.25668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2.64939806">
                <text:p>2.649398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2.95282145">
                <text:p>2.952821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2.4796838">
                <text:p>2.47968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2.19696818">
                <text:p>2.196968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.61687514">
                <text:p>2.616875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.30331973">
                <text:p>2.30331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.22161451">
                <text:p>2.221614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2.62337171">
                <text:p>2.623371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2.49429186">
                <text:p>2.494291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.62534694">
                <text:p>1.625346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.13714429">
                <text:p>2.137144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2.07060058">
                <text:p>2.070600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1.90149587">
                <text:p>1.901495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2.2295296">
                <text:p>2.22952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1.33935457">
                <text:p>1.339354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.48242524">
                <text:p>1.482425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1.47823723">
                <text:p>1.478237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.36277502">
                <text:p>1.362775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2.43565403">
                <text:p>2.435654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1.54244612">
                <text:p>1.542446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1.75287576">
                <text:p>1.752875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1.62735333">
                <text:p>1.62735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1.59667634">
                <text:p>1.596676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2.72328187">
                <text:p>2.723281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1.61767223">
                <text:p>1.617672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2.70171213">
                <text:p>2.701712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1.81062585">
                <text:p>1.81062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2.42627211">
                <text:p>2.426272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2.41599511">
                <text:p>2.415995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2.21653855">
                <text:p>2.21653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.60001879">
                <text:p>1.60001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.44450973">
                <text:p>2.444509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2.25225889">
                <text:p>2.25225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.65165316">
                <text:p>1.651653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1.53492711">
                <text:p>1.534927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2.18783176">
                <text:p>2.187831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.4684898">
                <text:p>1.4684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2.66261271">
                <text:p>2.66261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2.90004082">
                <text:p>2.900040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.7937551">
                <text:p>1.7937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.03935666">
                <text:p>2.03935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.29621315">
                <text:p>1.296213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.66196696">
                <text:p>1.66196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.54683576">
                <text:p>1.546835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.5212282">
                <text:p>1.52122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.68988618">
                <text:p>1.689886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.41125203">
                <text:p>1.411252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.44144649">
                <text:p>1.441446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2.18107109">
                <text:p>2.18107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1.37798259">
                <text:p>1.377982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2.26660085">
                <text:p>2.266600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/>
              <table:table-cell office:value-type="float" office:value="1.55404523">
                <text:p>1.554045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/>
              <table:table-cell office:value-type="float" office:value="2.02710251">
                <text:p>2.02710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/>
              <table:table-cell office:value-type="float" office:value="2.96459154">
                <text:p>2.964591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/>
              <table:table-cell office:value-type="float" office:value="1.68799672">
                <text:p>1.687996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1.66959383">
                <text:p>1.669593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1.93846259">
                <text:p>1.938462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/>
              <table:table-cell office:value-type="float" office:value="1.89876444">
                <text:p>1.8987644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1.35165972">
                <text:p>1.351659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1.63080905">
                <text:p>1.630809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1.58881443">
                <text:p>1.588814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1.83001684">
                <text:p>1.830016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2.17857208">
                <text:p>2.17857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1.87404008">
                <text:p>1.874040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.4212266">
                <text:p>1.42122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.79065076">
                <text:p>1.790650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.72263428">
                <text:p>1.722634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.48289616">
                <text:p>1.482896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.52901569">
                <text:p>1.529015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.19284196">
                <text:p>1.192841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.34531066">
                <text:p>1.34531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.27064626">
                <text:p>1.270646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.2598786">
                <text:p>1.25987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.82189504">
                <text:p>1.821895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2.26304308">
                <text:p>2.26304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.71135574">
                <text:p>1.711355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.66096652">
                <text:p>1.66096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.86310247">
                <text:p>1.86310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.0776644">
                <text:p>2.07766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.03294401">
                <text:p>2.032944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/>
              <table:table-cell office:value-type="float" office:value="1.56540539">
                <text:p>1.565405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1.41121344">
                <text:p>1.411213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/>
              <table:table-cell office:value-type="float" office:value="1.40067915">
                <text:p>1.400679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1.97749544">
                <text:p>1.977495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/>
              <table:table-cell office:value-type="float" office:value="1.26933913">
                <text:p>1.269339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/>
              <table:table-cell office:value-type="float" office:value="1.75681914">
                <text:p>1.756819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1.60300973">
                <text:p>1.603009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2.11622515">
                <text:p>2.1162251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/>
              <table:table-cell office:value-type="float" office:value="1.302187">
                <text:p>1.3021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2.58095599">
                <text:p>2.5809559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1.50085688">
                <text:p>1.500856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/>
              <table:table-cell office:value-type="float" office:value="1.54493157">
                <text:p>1.544931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1.12722272">
                <text:p>1.12722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2.45865795">
                <text:p>2.458657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2.34166181">
                <text:p>2.341661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1.93251916">
                <text:p>1.932519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2.47894001">
                <text:p>2.47894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.36586735">
                <text:p>1.365867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.35646466">
                <text:p>1.356464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.47585808">
                <text:p>1.475858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2.42609178">
                <text:p>2.426091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.25921088">
                <text:p>1.259210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.53842177">
                <text:p>1.53842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.50379468">
                <text:p>1.503794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.86650711">
                <text:p>1.86650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0.88389872">
                <text:p>0.88389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.31048352">
                <text:p>3.310483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1.24117007">
                <text:p>1.24117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.44888622">
                <text:p>2.448886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2.34423324">
                <text:p>2.344233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.62906257">
                <text:p>1.629062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3.05663139">
                <text:p>3.056631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2.52991962">
                <text:p>2.529919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/>
              <table:table-cell office:value-type="float" office:value="3.3293019">
                <text:p>3.32930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3.17028571">
                <text:p>3.170285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2.97443537">
                <text:p>2.974435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2.62496238">
                <text:p>2.624962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2.29870855">
                <text:p>2.298708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/>
              <table:table-cell office:value-type="float" office:value="4.15595465">
                <text:p>4.155954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2.85535733">
                <text:p>2.855357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3.01666827">
                <text:p>3.016668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/>
              <table:table-cell office:value-type="float" office:value="2.5882107">
                <text:p>2.58821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2.46585965">
                <text:p>2.465859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2.31867656">
                <text:p>2.318676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2.597335">
                <text:p>2.5973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3.13575457">
                <text:p>3.135754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1.92433656">
                <text:p>1.924336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2.30751341">
                <text:p>2.307513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2.863764">
                <text:p>2.8637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1.30530983">
                <text:p>1.30530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2.37090268">
                <text:p>2.370902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2.61121477">
                <text:p>2.611214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2.61767463">
                <text:p>2.617674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3.90934323">
                <text:p>3.909343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3.15434233">
                <text:p>3.154342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.91876493">
                <text:p>3.918764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.88203628">
                <text:p>1.882036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4.32131633">
                <text:p>4.321316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3.76913157">
                <text:p>3.769131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3.74534032">
                <text:p>3.745340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3.52504413">
                <text:p>3.525044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4.26073141">
                <text:p>4.260731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3.8838532">
                <text:p>3.88385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4.16341025">
                <text:p>4.1634102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2.15778902">
                <text:p>2.157789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3.43599642">
                <text:p>3.435996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4.05989432">
                <text:p>4.059894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2.93589546">
                <text:p>2.935895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2.12310392">
                <text:p>2.123103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.0822449">
                <text:p>4.08224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3.76473641">
                <text:p>3.764736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4.03417085">
                <text:p>4.034170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1.86626253">
                <text:p>1.866262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4.17166138">
                <text:p>4.17166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2.34022472">
                <text:p>2.340224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.57330486">
                <text:p>2.573304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.6516791">
                <text:p>2.6516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4.07584556">
                <text:p>4.075845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3.7647619">
                <text:p>3.76476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4.22296641">
                <text:p>4.222966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/>
              <table:table-cell office:value-type="float" office:value="2.23842177">
                <text:p>2.238421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4.11622363">
                <text:p>4.116223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4.13676556">
                <text:p>4.136765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2.43437217">
                <text:p>2.434372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.07042316">
                <text:p>3.070423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.6077415">
                <text:p>3.60774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1.76757319">
                <text:p>1.767573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3.50387755">
                <text:p>3.50387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4.26121995">
                <text:p>4.261219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.56190955">
                <text:p>1.561909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2.70728602">
                <text:p>2.707286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2.61750986">
                <text:p>2.617509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2.28606707">
                <text:p>2.286067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2.54320408">
                <text:p>2.543204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2.33785941">
                <text:p>2.33785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2.68225286">
                <text:p>2.682252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2.61542502">
                <text:p>2.615425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2.93143555">
                <text:p>2.931435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2.21620779">
                <text:p>2.216207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1.93513521">
                <text:p>1.935135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1.88256333">
                <text:p>1.882563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2.47051842">
                <text:p>2.470518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2.6128686">
                <text:p>2.61286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2.47966464">
                <text:p>2.479664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2.26798013">
                <text:p>2.267980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2.45714849">
                <text:p>2.457148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.91397774">
                <text:p>1.91397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.85212794">
                <text:p>1.852127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2.31435374">
                <text:p>2.314353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.60789116">
                <text:p>1.60789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.97354325">
                <text:p>1.973543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.5849932">
                <text:p>1.58499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.04344084">
                <text:p>2.043440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.6667097">
                <text:p>1.66670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1.92249365">
                <text:p>1.922493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.59782289">
                <text:p>1.597822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1.8401215">
                <text:p>1.8401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.32209935">
                <text:p>2.322099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2.00941648">
                <text:p>2.009416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2.14843038">
                <text:p>2.148430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2.54292971">
                <text:p>2.542929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.94039233">
                <text:p>1.940392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.03582313">
                <text:p>2.035823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.87926984">
                <text:p>1.87926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.1692474">
                <text:p>2.16924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1.96389946">
                <text:p>1.96389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2.0094966">
                <text:p>2.00949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.7314403">
                <text:p>1.73144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2.05970325">
                <text:p>2.059703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.99313736">
                <text:p>1.993137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.98954519">
                <text:p>1.989545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.86220408">
                <text:p>1.862204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.91912223">
                <text:p>1.919122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2.16115693">
                <text:p>2.161156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2.03818889">
                <text:p>2.038188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.15644385">
                <text:p>2.15644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.60073469">
                <text:p>1.60073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.0064263">
                <text:p>2.00642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.08397818">
                <text:p>2.083978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.99437966">
                <text:p>1.994379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2.2631658">
                <text:p>2.26316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1.79697052">
                <text:p>1.796970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.85574733">
                <text:p>1.855747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1.95506784">
                <text:p>1.955067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1.8487794">
                <text:p>1.8487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1.78511812">
                <text:p>1.785118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.33284905">
                <text:p>1.332849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2.10637977">
                <text:p>2.106379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2.39074691">
                <text:p>2.390746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2.18115275">
                <text:p>2.181152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2.11139927">
                <text:p>2.111399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.45530807">
                <text:p>2.45530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2.28631003">
                <text:p>2.286310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0.77480726">
                <text:p>0.774807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2.79470233">
                <text:p>2.794702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3.06850096">
                <text:p>3.068500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2.12560544">
                <text:p>2.12560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.99155685">
                <text:p>1.991556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2.06729321">
                <text:p>2.067293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2.49052436">
                <text:p>2.490524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2.42586395">
                <text:p>2.425863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.19857987">
                <text:p>2.198579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2.4258579">
                <text:p>2.42585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.8425454">
                <text:p>1.84254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2.64179592">
                <text:p>2.641795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.80058957">
                <text:p>1.800589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2.38318821">
                <text:p>2.383188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2.36124884">
                <text:p>2.361248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2.47917254">
                <text:p>2.47917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2.78115646">
                <text:p>2.781156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.88009619">
                <text:p>1.880096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.24495029">
                <text:p>2.244950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.95294487">
                <text:p>1.952944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.62560668">
                <text:p>2.625606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2.13219048">
                <text:p>2.132190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2.20903665">
                <text:p>2.20903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.81138776">
                <text:p>1.811387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.70113832">
                <text:p>1.701138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.35782313">
                <text:p>2.357823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2.28764172">
                <text:p>2.28764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.64782514">
                <text:p>1.647825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.71346464">
                <text:p>1.713464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.00741043">
                <text:p>2.007410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.02937946">
                <text:p>2.029379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.16463946">
                <text:p>2.164639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.66445058">
                <text:p>2.66445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2.24161781">
                <text:p>2.241617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1.82014512">
                <text:p>1.820145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.87448259">
                <text:p>1.874482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.73665646">
                <text:p>1.736656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2.05026596">
                <text:p>2.050265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2.15751776">
                <text:p>2.157517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2.83620909">
                <text:p>2.83620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3.12265677">
                <text:p>3.122656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.58195758">
                <text:p>1.58195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.69386614">
                <text:p>1.693866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2.20177828">
                <text:p>2.20177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.50464253">
                <text:p>2.504642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2.15703999">
                <text:p>2.157039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.89875039">
                <text:p>2.898750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.18504387">
                <text:p>2.18504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.76116553">
                <text:p>1.761165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2.2023871">
                <text:p>2.20238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2.02326682">
                <text:p>2.023266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.1554452">
                <text:p>2.15544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2.13429275">
                <text:p>2.13429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.40249969">
                <text:p>2.402499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.32444444">
                <text:p>2.324444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.38628213">
                <text:p>2.386282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.22338776">
                <text:p>2.223387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.73096835">
                <text:p>2.730968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.984">
                <text:p>1.9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.79805442">
                <text:p>2.798054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2.31240863">
                <text:p>2.312408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.56411457">
                <text:p>2.564114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.1710839">
                <text:p>2.17108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.0355497">
                <text:p>2.035549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